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Garamond" svg:font-family="Garamond"/>
    <style:font-face style:name="Georgia" svg:font-family="Georg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4.46pt"/>
    </style:style>
    <style:style style:name="co2" style:family="table-column">
      <style:table-column-properties fo:break-before="auto" style:column-width="43.99pt"/>
    </style:style>
    <style:style style:name="co3" style:family="table-column">
      <style:table-column-properties fo:break-before="auto" style:column-width="80.36pt"/>
    </style:style>
    <style:style style:name="co4" style:family="table-column">
      <style:table-column-properties fo:break-before="auto" style:column-width="88.64pt"/>
    </style:style>
    <style:style style:name="co5" style:family="table-column">
      <style:table-column-properties fo:break-before="auto" style:column-width="74.01pt"/>
    </style:style>
    <style:style style:name="co6" style:family="table-column">
      <style:table-column-properties fo:break-before="auto" style:column-width="74.64pt"/>
    </style:style>
    <style:style style:name="co7" style:family="table-column">
      <style:table-column-properties fo:break-before="auto" style:column-width="99.5pt"/>
    </style:style>
    <style:style style:name="co8" style:family="table-column">
      <style:table-column-properties fo:break-before="auto" style:column-width="90.54pt"/>
    </style:style>
    <style:style style:name="co9" style:family="table-column">
      <style:table-column-properties fo:break-before="auto" style:column-width="79.09pt"/>
    </style:style>
    <style:style style:name="co10" style:family="table-column">
      <style:table-column-properties fo:break-before="auto" style:column-width="59.95pt"/>
    </style:style>
    <style:style style:name="co11" style:family="table-column">
      <style:table-column-properties fo:break-before="auto" style:column-width="111.66pt"/>
    </style:style>
    <style:style style:name="co12" style:family="table-column">
      <style:table-column-properties fo:break-before="auto" style:column-width="67.01pt"/>
    </style:style>
    <style:style style:name="co13" style:family="table-column">
      <style:table-column-properties fo:break-before="auto" style:column-width="77.19pt"/>
    </style:style>
    <style:style style:name="co14" style:family="table-column">
      <style:table-column-properties fo:break-before="auto" style:column-width="115.46pt"/>
    </style:style>
    <style:style style:name="co15" style:family="table-column">
      <style:table-column-properties fo:break-before="auto" style:column-width="118.01pt"/>
    </style:style>
    <style:style style:name="co16" style:family="table-column">
      <style:table-column-properties fo:break-before="auto" style:column-width="81.64pt"/>
    </style:style>
    <style:style style:name="co17" style:family="table-column">
      <style:table-column-properties fo:break-before="auto" style:column-width="91.19pt"/>
    </style:style>
    <style:style style:name="co18" style:family="table-column">
      <style:table-column-properties fo:break-before="auto" style:column-width="92.49pt"/>
    </style:style>
    <style:style style:name="co19" style:family="table-column">
      <style:table-column-properties fo:break-before="auto" style:column-width="60.6pt"/>
    </style:style>
    <style:style style:name="co20" style:family="table-column">
      <style:table-column-properties fo:break-before="auto" style:column-width="149.24pt"/>
    </style:style>
    <style:style style:name="co21" style:family="table-column">
      <style:table-column-properties fo:break-before="auto" style:column-width="100.15pt"/>
    </style:style>
    <style:style style:name="co22" style:family="table-column">
      <style:table-column-properties fo:break-before="auto" style:column-width="101.4pt"/>
    </style:style>
    <style:style style:name="co23" style:family="table-column">
      <style:table-column-properties fo:break-before="auto" style:column-width="144.79pt"/>
    </style:style>
    <style:style style:name="co24" style:family="table-column">
      <style:table-column-properties fo:break-before="auto" style:column-width="116.11pt"/>
    </style:style>
    <style:style style:name="co25" style:family="table-column">
      <style:table-column-properties fo:break-before="auto" style:column-width="151.14pt"/>
    </style:style>
    <style:style style:name="co26" style:family="table-column">
      <style:table-column-properties fo:break-before="auto" style:column-width="85.44pt"/>
    </style:style>
    <style:style style:name="co27" style:family="table-column">
      <style:table-column-properties fo:break-before="auto" style:column-width="146.69pt"/>
    </style:style>
    <style:style style:name="co28" style:family="table-column">
      <style:table-column-properties fo:break-before="auto" style:column-width="76.56pt"/>
    </style:style>
    <style:style style:name="co29" style:family="table-column">
      <style:table-column-properties fo:break-before="auto" style:column-width="123.11pt"/>
    </style:style>
    <style:style style:name="co30" style:family="table-column">
      <style:table-column-properties fo:break-before="auto" style:column-width="141.59pt"/>
    </style:style>
    <style:style style:name="co31" style:family="table-column">
      <style:table-column-properties fo:break-before="auto" style:column-width="137.14pt"/>
    </style:style>
    <style:style style:name="co32" style:family="table-column">
      <style:table-column-properties fo:break-before="auto" style:column-width="93.09pt"/>
    </style:style>
    <style:style style:name="co33" style:family="table-column">
      <style:table-column-properties fo:break-before="auto" style:column-width="116.76pt"/>
    </style:style>
    <style:style style:name="co34" style:family="table-column">
      <style:table-column-properties fo:break-before="auto" style:column-width="120.56pt"/>
    </style:style>
    <style:style style:name="co35" style:family="table-column">
      <style:table-column-properties fo:break-before="auto" style:column-width="121.21pt"/>
    </style:style>
    <style:style style:name="co36" style:family="table-column">
      <style:table-column-properties fo:break-before="auto" style:column-width="162pt"/>
    </style:style>
    <style:style style:name="ro1" style:family="table-row">
      <style:table-row-properties style:row-height="15pt" fo:break-before="auto" style:use-optimal-row-height="true"/>
    </style:style>
    <style:style style:name="ro2" style:family="table-row">
      <style:table-row-properties style:row-height="11.99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14.26pt" fo:break-before="auto" style:use-optimal-row-height="false"/>
    </style:style>
    <style:style style:name="ro6" style:family="table-row">
      <style:table-row-properties style:row-height="18pt" fo:break-before="auto" style:use-optimal-row-height="false"/>
    </style:style>
    <style:style style:name="ta1" style:family="table" style:master-page-name="PageStyle_5f_DASHBOARD">
      <style:table-properties table:display="true" style:writing-mode="lr-tb"/>
    </style:style>
    <style:style style:name="ta2" style:family="table" style:master-page-name="PageStyle_5f_INSIGHTS">
      <style:table-properties table:display="true" style:writing-mode="lr-tb"/>
    </style:style>
    <style:style style:name="ta3" style:family="table" style:master-page-name="PageStyle_5f_All_20_Tables">
      <style:table-properties table:display="true" style:writing-mode="lr-tb"/>
    </style:style>
    <style:style style:name="ta4" style:family="table" style:master-page-name="PageStyle_5f_Total_20_Host-Superhost">
      <style:table-properties table:display="true" style:writing-mode="lr-tb"/>
    </style:style>
    <style:style style:name="ta5" style:family="table" style:master-page-name="PageStyle_5f_Response_20_Time">
      <style:table-properties table:display="true" style:writing-mode="lr-tb"/>
    </style:style>
    <style:style style:name="ta6" style:family="table" style:master-page-name="PageStyle_5f_Response_20_Rate">
      <style:table-properties table:display="true" style:writing-mode="lr-tb"/>
    </style:style>
    <style:style style:name="ta7" style:family="table" style:master-page-name="PageStyle_5f_Listing_20_Count">
      <style:table-properties table:display="true" style:writing-mode="lr-tb"/>
    </style:style>
    <style:style style:name="ta8" style:family="table" style:master-page-name="PageStyle_5f_Acceptance_20_Rate">
      <style:table-properties table:display="true" style:writing-mode="lr-tb"/>
    </style:style>
    <style:style style:name="ta9" style:family="table" style:master-page-name="PageStyle_5f_Instant_20_Booking">
      <style:table-properties table:display="true" style:writing-mode="lr-tb"/>
    </style:style>
    <style:style style:name="ta10" style:family="table" style:master-page-name="PageStyle_5f_Comments">
      <style:table-properties table:display="true" style:writing-mode="lr-tb"/>
    </style:style>
    <style:style style:name="ta11" style:family="table" style:master-page-name="PageStyle_5f_Profile_20_Pic">
      <style:table-properties table:display="true" style:writing-mode="lr-tb"/>
    </style:style>
    <style:style style:name="ta12" style:family="table" style:master-page-name="PageStyle_5f_Identity_20_Verified">
      <style:table-properties table:display="true" style:writing-mode="lr-tb"/>
    </style:style>
    <style:style style:name="ta13" style:family="table" style:master-page-name="PageStyle_5f_Average_20_Review_20_Score">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aramond" fo:font-size="44pt" fo:font-style="normal" fo:text-shadow="none" style:text-underline-style="none" fo:font-weight="bold" style:font-size-asian="44pt" style:font-style-asian="normal" style:font-weight-asian="bold" style:font-name-complex="Garamond" style:font-size-complex="44pt" style:font-style-complex="normal" style:font-weight-complex="bold"/>
    </style:style>
    <style:style style:name="ce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Pivot_20_Table_20_Field">
      <style:table-cell-properties fo:border-bottom="0.99pt solid #000000" fo:border-left="2.01pt solid #000000" fo:border-right="0.99pt solid #000000" fo:border-top="2.01pt solid #000000"/>
    </style:style>
    <style:style style:name="ce7" style:family="table-cell" style:parent-style-name="Pivot_20_Table_20_Category" style:data-style-name="N0">
      <style:table-cell-properties fo:border-bottom="none" fo:border-left="2.01pt solid #000000" fo:border-right="0.99pt solid #000000" fo:border-top="0.99pt solid #000000"/>
    </style:style>
    <style:style style:name="ce8" style:family="table-cell" style:parent-style-name="Pivot_20_Table_20_Category" style:data-style-name="N0">
      <style:table-cell-properties fo:border-bottom="2.01pt solid #000000" fo:border-left="2.01pt solid #000000" fo:border-right="0.99pt solid #000000" fo:border-top="none"/>
    </style:style>
    <style:style style:name="ce9" style:family="table-cell" style:parent-style-name="Pivot_20_Table_20_Corner">
      <style:table-cell-properties fo:border-bottom="0.99pt solid #000000" fo:border-left="0.99pt solid #000000" fo:border-right="2.01pt solid #000000" fo:border-top="2.01pt solid #000000"/>
    </style:style>
    <style:style style:name="ce10" style:family="table-cell" style:parent-style-name="Pivot_20_Table_20_Value">
      <style:table-cell-properties fo:border-bottom="none" fo:border-left="0.99pt solid #000000" fo:border-right="2.01pt solid #000000" fo:border-top="0.99pt solid #000000"/>
    </style:style>
    <style:style style:name="ce11" style:family="table-cell" style:parent-style-name="Pivot_20_Table_20_Value">
      <style:table-cell-properties fo:border-bottom="2.01pt solid #000000" fo:border-left="0.99pt solid #000000" fo:border-right="2.01pt solid #000000" fo:border-top="none"/>
    </style:style>
    <style:style style:name="ce12" style:family="table-cell" style:parent-style-name="Pivot_20_Table_20_Value" style:data-style-name="N11">
      <style:table-cell-properties fo:border-bottom="none" fo:border-left="0.99pt solid #000000" fo:border-right="2.01pt solid #000000" fo:border-top="0.99pt solid #000000"/>
    </style:style>
    <style:style style:name="ce13" style:family="table-cell" style:parent-style-name="Pivot_20_Table_20_Value" style:data-style-name="N11">
      <style:table-cell-properties fo:border-bottom="2.01pt solid #000000" fo:border-left="0.99pt solid #000000" fo:border-right="2.01pt solid #000000" fo:border-top="none"/>
    </style:style>
    <style:style style:name="ce14" style:family="table-cell" style:parent-style-name="Pivot_20_Table_20_Value" style:data-style-name="N10">
      <style:table-cell-properties fo:border-bottom="none" fo:border-left="0.99pt solid #000000" fo:border-right="2.01pt solid #000000" fo:border-top="0.99pt solid #000000"/>
    </style:style>
    <style:style style:name="ce15" style:family="table-cell" style:parent-style-name="Pivot_20_Table_20_Value" style:data-style-name="N10">
      <style:table-cell-properties fo:border-bottom="2.01pt solid #000000" fo:border-left="0.99pt solid #000000" fo:border-right="2.01pt solid #000000" fo:border-top="none"/>
    </style:style>
    <style:style style:name="ce16" style:family="table-cell" style:parent-style-name="Pivot_20_Table_20_Category" style:data-style-name="N0">
      <style:table-cell-properties fo:border-bottom="0.99pt solid #000000" fo:border-left="2.01pt solid #000000" fo:border-right="0.99pt solid #000000" fo:border-top="none"/>
    </style:style>
    <style:style style:name="ce17" style:family="table-cell" style:parent-style-name="Pivot_20_Table_20_Field">
      <style:table-cell-properties fo:border-bottom="0.99pt solid #000000" fo:border-left="0.99pt solid #000000" fo:border-right="0.99pt solid #000000" fo:border-top="2.01pt solid #000000"/>
    </style:style>
    <style:style style:name="ce18" style:family="table-cell" style:parent-style-name="Pivot_20_Table_20_Category" style:data-style-name="N0">
      <style:table-cell-properties fo:border-bottom="none" fo:border-left="0.99pt solid #000000" fo:border-right="0.99pt solid #000000" fo:border-top="0.99pt solid #000000"/>
    </style:style>
    <style:style style:name="ce19" style:family="table-cell" style:parent-style-name="Pivot_20_Table_20_Category" style:data-style-name="N0">
      <style:table-cell-properties fo:border-bottom="0.99pt solid #000000" fo:border-left="0.99pt solid #000000" fo:border-right="0.99pt solid #000000" fo:border-top="none"/>
    </style:style>
    <style:style style:name="ce20" style:family="table-cell" style:parent-style-name="Pivot_20_Table_20_Category" style:data-style-name="N0">
      <style:table-cell-properties fo:border-bottom="2.01pt solid #000000" fo:border-left="0.99pt solid #000000" fo:border-right="0.99pt solid #000000" fo:border-top="none"/>
    </style:style>
    <style:style style:name="ce21" style:family="table-cell" style:parent-style-name="Pivot_20_Table_20_Value">
      <style:table-cell-properties fo:border-bottom="0.99pt solid #000000" fo:border-left="0.99pt solid #000000" fo:border-right="2.01pt solid #000000" fo:border-top="none"/>
    </style:style>
    <style:style style:name="ce22" style:family="table-cell" style:parent-style-name="Pivot_20_Table_20_Value" style:data-style-name="N125">
      <style:table-cell-properties fo:border-bottom="none" fo:border-left="0.99pt solid #000000" fo:border-right="2.01pt solid #000000" fo:border-top="0.99pt solid #000000"/>
    </style:style>
    <style:style style:name="ce23" style:family="table-cell" style:parent-style-name="Pivot_20_Table_20_Value" style:data-style-name="N125">
      <style:table-cell-properties fo:border-bottom="2.01pt solid #000000" fo:border-left="0.99pt solid #000000" fo:border-right="2.01pt solid #000000" fo:border-top="none"/>
    </style:style>
    <style:style style:name="ce24" style:family="table-cell" style:parent-style-name="Pivot_20_Table_20_Value" style:data-style-name="N11">
      <style:table-cell-properties fo:border-bottom="0.99pt solid #000000" fo:border-left="0.99pt solid #000000" fo:border-right="2.01pt solid #000000" fo:border-top="none"/>
    </style:style>
    <style:style style:name="ce25" style:family="table-cell" style:parent-style-name="Default">
      <style:table-cell-properties fo:background-color="#eaf1c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Georgia" fo:font-size="14pt" fo:font-style="normal" fo:text-shadow="none" style:text-underline-style="none" fo:font-weight="bold" style:font-size-asian="14pt" style:font-style-asian="normal" style:font-weight-asian="bold" style:font-name-complex="Georgia" style:font-size-complex="14pt" style:font-style-complex="normal" style:font-weight-complex="bold"/>
    </style:style>
    <style:style style:name="ce2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eaf1cd"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Georgia" fo:font-size="14pt" fo:font-style="normal" fo:text-shadow="none" style:text-underline-style="none" fo:font-weight="normal" style:font-size-asian="14pt" style:font-style-asian="normal" style:font-weight-asian="normal" style:font-name-complex="Georgia" style:font-size-complex="14pt" style:font-style-complex="normal" style:font-weight-complex="normal"/>
    </style:style>
    <style:style style:name="ce28" style:family="table-cell" style:parent-style-name="Default">
      <style:table-cell-properties style:rotation-align="non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name-complex="Garamond" style:font-size-complex="12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31" style:family="table-cell" style:parent-style-name="Default" style:data-style-name="N10">
      <style:table-cell-properties style:rotation-align="non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32" style:family="table-cell" style:parent-style-name="Default" style:data-style-name="N11">
      <style:table-cell-properties style:rotation-align="non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33" style:family="table-cell" style:parent-style-name="Default" style:data-style-name="N125">
      <style:table-cell-properties style:rotation-align="non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Garamond" fo:font-size="14pt" fo:font-style="normal" fo:text-shadow="none" style:text-underline-style="none" fo:font-weight="bold" style:font-size-asian="14pt" style:font-style-asian="normal" style:font-weight-asian="bold" style:font-name-complex="Garamond" style:font-size-complex="14pt" style:font-style-complex="normal" style:font-weight-complex="bold"/>
    </style:style>
    <style:style style:name="ce36" style:family="table-cell" style:parent-style-name="Default" style:data-style-name="N1">
      <style:table-cell-properties style:rotation-align="non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37" style:family="table-cell" style:parent-style-name="Pivot_20_Table_20_Category" style:data-style-name="N0">
      <style:table-cell-properties fo:border-bottom="none" fo:border-left="2.01pt solid #000000" fo:border-right="0.99pt solid #000000" fo:border-top="none"/>
    </style:style>
    <style:style style:name="ce38" style:family="table-cell" style:parent-style-name="Pivot_20_Table_20_Category" style:data-style-name="N0">
      <style:table-cell-properties fo:border-bottom="none" fo:border-left="0.99pt solid #000000" fo:border-right="0.99pt solid #000000" fo:border-top="none"/>
    </style:style>
    <style:style style:name="ce39" style:family="table-cell" style:parent-style-name="Pivot_20_Table_20_Value" style:data-style-name="N11">
      <style:table-cell-properties fo:border-bottom="none" fo:border-left="0.99pt solid #000000" fo:border-right="2.01pt solid #000000" fo:border-top="none"/>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name-complex="Garamond" style:font-size-complex="12pt" style:font-style-complex="normal" style:font-weight-complex="bold"/>
    </style:style>
    <style:style style:name="ce41" style:family="table-cell" style:parent-style-name="Default">
      <style:table-cell-properties fo:border-bottom="0.74pt solid #c0d66a" style:diagonal-bl-tr="none" style:diagonal-tl-br="none" fo:border-left="none" fo:border-right="none" style:rotation-align="none" fo:border-top="0.74pt solid #c0d66a"/>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42" style:family="table-cell" style:parent-style-name="Default">
      <style:table-cell-properties fo:border-bottom="0.74pt solid #c0d66a" fo:background-color="#eaf1cd" style:diagonal-bl-tr="none" style:diagonal-tl-br="none" fo:border-left="none" fo:border-right="none" style:rotation-align="none" fo:border-top="0.74pt solid #c0d66a"/>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43" style:family="table-cell" style:parent-style-name="Default" style:data-style-name="N126">
      <style:table-cell-properties style:rotation-align="none"/>
      <style:text-properties fo:color="#000000" style:text-outline="false" style:text-line-through-style="none" style:text-line-through-type="none" style:font-name="Garamond" fo:font-size="11pt" fo:font-style="normal" fo:text-shadow="none" style:text-underline-style="none" fo:font-weight="normal" style:font-size-asian="11pt" style:font-style-asian="normal" style:font-weight-asian="normal" style:font-name-complex="Garamond"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Garamond" fo:font-size="12pt" fo:font-style="normal" fo:text-shadow="none" style:text-underline-style="none" fo:font-weight="bold" style:font-size-asian="12pt" style:font-style-asian="normal" style:font-weight-asian="bold" style:font-name-complex="Garamond" style:font-size-complex="12pt" style:font-style-complex="normal" style:font-weight-complex="bold"/>
    </style:style>
    <style:style style:name="gr1" style:family="graphic">
      <style:graphic-properties draw:stroke="solid" svg:stroke-width="0pt" svg:stroke-color="#008000" draw:fill="solid" draw:fill-color="#ffffff" draw:textarea-vertical-align="top" draw:auto-grow-height="false" draw:fit-to-size="false" style:shrink-to-fit="false" fo:min-height="0pt" fo:min-width="0pt" fo:padding-top="3.54pt" fo:padding-bottom="3.54pt" fo:padding-left="7.09pt" fo:padding-right="7.09pt" fo:wrap-option="wrap"/>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style:paragraph-properties fo:margin-top="0pt" fo:margin-bottom="0pt" fo:line-height="100%" fo:text-align="start"/>
    </style:style>
    <style:style style:name="P2" style:family="paragraph">
      <loext:graphic-properties draw:fill="solid" draw:fill-color="#ffffff"/>
      <style:paragraph-properties fo:text-align="start"/>
      <style:text-properties fo:font-size="18pt"/>
    </style:style>
    <style:style style:name="P3" style:family="paragraph">
      <loext:graphic-properties draw:fill="none"/>
      <style:paragraph-properties fo:text-align="start"/>
      <style:text-properties fo:font-size="18pt"/>
    </style:style>
    <style:style style:name="T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SHBOARD"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21" table:number-rows-spanned="5">
            <text:p>HOST BEHAVIOUR ANALYSIS</text:p>
          </table:table-cell>
          <table:covered-table-cell table:number-columns-repeated="20" table:style-name="ce4"/>
          <table:table-cell table:number-columns-repeated="1003"/>
        </table:table-row>
        <table:table-row table:style-name="ro1">
          <table:covered-table-cell table:style-name="ce2"/>
          <table:covered-table-cell table:number-columns-repeated="20"/>
          <table:table-cell table:number-columns-repeated="1003"/>
        </table:table-row>
        <table:table-row table:style-name="ro1">
          <table:covered-table-cell table:style-name="ce2"/>
          <table:covered-table-cell table:number-columns-repeated="20"/>
          <table:table-cell table:number-columns-repeated="1003"/>
        </table:table-row>
        <table:table-row table:style-name="ro2">
          <table:covered-table-cell table:style-name="ce2"/>
          <table:covered-table-cell table:number-columns-repeated="12"/>
          <table:covered-table-cell>
            <draw:custom-shape table:end-cell-address="DASHBOARD.Q20" table:end-x="45.89pt" table:end-y="12.73pt" draw:z-index="12" draw:style-name="gr1" draw:text-style-name="P2" svg:width="224.99pt" svg:height="224.99pt" svg:x="14.26pt" svg:y="11.25pt">
              <text:p text:style-name="P1"><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7"/>
          <table:table-cell table:number-columns-repeated="1003"/>
        </table:table-row>
        <table:table-row table:style-name="ro3">
          <table:covered-table-cell table:style-name="ce3">
            <draw:frame table:end-cell-address="DASHBOARD.E15" table:end-x="12.93pt" table:end-y="12.7pt" draw:z-index="6" draw:name="Chart 7" draw:style-name="gr2" draw:text-style-name="P3" svg:width="270.71pt" svg:height="148.48pt" svg:x="0pt" svg:y="0.74pt">
              <draw:object draw:notify-on-update-of-ranges="DASHBOARD.B8:DASHBOARD.B9 DASHBOARD.C7:DASHBOARD.C7 DASHBOARD.C8:DASHBOARD.C9" xlink:href="./Object 7" xlink:type="simple" xlink:show="embed" xlink:actuate="onLoad">
                <loext:p/>
              </draw:object>
              <draw:image xlink:href="./ObjectReplacements/Object 7" xlink:type="simple" xlink:show="embed" xlink:actuate="onLoad"/>
            </draw:frame>
          </table:covered-table-cell>
          <table:covered-table-cell table:number-columns-repeated="2" table:style-name="ce5"/>
          <table:covered-table-cell table:style-name="ce5">
            <draw:frame table:end-cell-address="DASHBOARD.K21" table:end-x="40.08pt" table:end-y="10.43pt" draw:z-index="5" draw:name="Chart 6" draw:style-name="gr2" draw:text-style-name="P3" svg:width="447.73pt" svg:height="236.21pt" svg:x="43.51pt" svg:y="0.74pt">
              <draw:object draw:notify-on-update-of-ranges="DASHBOARD.H16:DASHBOARD.H25 DASHBOARD.G15:DASHBOARD.G15 DASHBOARD.G16:DASHBOARD.G25 DASHBOARD.I15:DASHBOARD.I15 DASHBOARD.I16:DASHBOARD.I25" xlink:href="./Object 6" xlink:type="simple" xlink:show="embed" xlink:actuate="onLoad">
                <loext:p/>
              </draw:object>
              <draw:image xlink:href="./ObjectReplacements/Object 6" xlink:type="simple" xlink:show="embed" xlink:actuate="onLoad"/>
            </draw:frame>
          </table:covered-table-cell>
          <table:covered-table-cell table:number-columns-repeated="5" table:style-name="ce5"/>
          <table:covered-table-cell table:style-name="ce5">
            <draw:custom-shape table:end-cell-address="DASHBOARD.M20" table:end-x="42.12pt" table:end-y="14.2pt" draw:z-index="11" draw:style-name="gr1" draw:text-style-name="P2" svg:width="194.97pt" svg:height="224.99pt" svg:x="40.51pt" svg:y="0.74pt">
              <text:p text:style-name="P1"><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11" table:style-name="ce5"/>
          <table:table-cell table:number-columns-repeated="1003"/>
        </table:table-row>
        <table:table-row table:style-name="ro4">
          <table:table-cell table:number-columns-repeated="1024"/>
        </table:table-row>
        <table:table-row table:style-name="ro1">
          <table:table-cell/>
          <table:table-cell table:style-name="ce6" office:value-type="string" calcext:value-type="string">
            <text:p>host_Superhost</text:p>
          </table:table-cell>
          <table:table-cell table:style-name="ce9" office:value-type="string" calcext:value-type="string">
            <text:p>Sum - No_of_host</text:p>
          </table:table-cell>
          <table:table-cell table:number-columns-repeated="6"/>
          <table:table-cell>
            <draw:frame table:end-cell-address="DASHBOARD.N18" table:end-x="35.4pt" table:end-y="11.23pt" draw:z-index="7" draw:name="Chart 8" draw:style-name="gr2" draw:text-style-name="P3" svg:width="254.98pt" svg:height="166.48pt" svg:x="38.24pt" svg:y="9.75pt">
              <draw:object draw:notify-on-update-of-ranges="DASHBOARD.O22:DASHBOARD.O25 DASHBOARD.N21:DASHBOARD.N21 DASHBOARD.N22:DASHBOARD.N25 DASHBOARD.P21:DASHBOARD.P21 DASHBOARD.P22:DASHBOARD.P25" xlink:href="./Object 8" xlink:type="simple" xlink:show="embed" xlink:actuate="onLoad">
                <loext:p/>
              </draw:object>
              <draw:image xlink:href="./ObjectReplacements/Object 8" xlink:type="simple" xlink:show="embed" xlink:actuate="onLoad"/>
            </draw:frame>
          </table:table-cell>
          <table:table-cell table:number-columns-repeated="3"/>
          <table:table-cell>
            <draw:frame table:end-cell-address="DASHBOARD.R16" table:end-x="35.46pt" table:end-y="13.46pt" draw:z-index="10" draw:name="Chart 11" draw:style-name="gr2" draw:text-style-name="P3" svg:width="290.98pt" svg:height="138.73pt" svg:x="2.3pt" svg:y="9.75pt">
              <draw:object draw:notify-on-update-of-ranges="'Profile Pic'.J13:'Profile Pic'.J16 'Profile Pic'.K12:'Profile Pic'.K12 'Profile Pic'.K13:'Profile Pic'.K16 'Profile Pic'.L12:'Profile Pic'.L12 'Profile Pic'.L13:'Profile Pic'.L16" xlink:href="./Object 11" xlink:type="simple" xlink:show="embed" xlink:actuate="onLoad">
                <loext:p/>
              </draw:object>
              <draw:image xlink:href="./ObjectReplacements/Object 11" xlink:type="simple" xlink:show="embed" xlink:actuate="onLoad"/>
            </draw:frame>
          </table:table-cell>
          <table:table-cell table:number-columns-repeated="1010"/>
        </table:table-row>
        <table:table-row table:style-name="ro1">
          <table:table-cell/>
          <table:table-cell table:style-name="ce7" office:value-type="string" calcext:value-type="string">
            <text:p>Host</text:p>
          </table:table-cell>
          <table:table-cell table:style-name="ce10" office:value-type="float" office:value="29816" calcext:value-type="float">
            <text:p>29816</text:p>
          </table:table-cell>
          <table:table-cell table:number-columns-repeated="2"/>
          <table:table-cell table:style-name="ce6" office:value-type="string" calcext:value-type="string">
            <text:p>host_Superhost</text:p>
          </table:table-cell>
          <table:table-cell table:style-name="ce9" office:value-type="string" calcext:value-type="string">
            <text:p>Average - AvgResponseRate</text:p>
          </table:table-cell>
          <table:table-cell table:number-columns-repeated="1017"/>
        </table:table-row>
        <table:table-row table:style-name="ro1">
          <table:table-cell/>
          <table:table-cell table:style-name="ce8" office:value-type="string" calcext:value-type="string">
            <text:p>SuperHost</text:p>
          </table:table-cell>
          <table:table-cell table:style-name="ce11" office:value-type="float" office:value="13151" calcext:value-type="float">
            <text:p>13151</text:p>
          </table:table-cell>
          <table:table-cell table:number-columns-repeated="2"/>
          <table:table-cell table:style-name="ce7" office:value-type="string" calcext:value-type="string">
            <text:p>Host</text:p>
          </table:table-cell>
          <table:table-cell table:style-name="ce12" office:value-type="percentage" office:value="0.907528576586071" calcext:value-type="percentage">
            <text:p>90.75%</text:p>
          </table:table-cell>
          <table:table-cell table:number-columns-repeated="1017"/>
        </table:table-row>
        <table:table-row table:style-name="ro1">
          <table:table-cell table:number-columns-repeated="5"/>
          <table:table-cell table:style-name="ce8" office:value-type="string" calcext:value-type="string">
            <text:p>SuperHost</text:p>
          </table:table-cell>
          <table:table-cell table:style-name="ce13" office:value-type="percentage" office:value="0.983121200886541" calcext:value-type="percentage">
            <text:p>98.31%</text:p>
          </table:table-cell>
          <table:table-cell table:number-columns-repeated="1017"/>
        </table:table-row>
        <table:table-row table:style-name="ro1">
          <table:table-cell table:number-columns-repeated="13"/>
          <table:table-cell table:style-name="ce6" office:value-type="string" calcext:value-type="string">
            <text:p>host_Superhost</text:p>
          </table:table-cell>
          <table:table-cell table:style-name="ce17" office:value-type="string" calcext:value-type="string">
            <text:p>host_has_profile_pic</text:p>
          </table:table-cell>
          <table:table-cell table:style-name="ce9" office:value-type="string" calcext:value-type="string">
            <text:p>Sum - has_profile_pic</text:p>
          </table:table-cell>
          <table:table-cell table:number-columns-repeated="1008"/>
        </table:table-row>
        <table:table-row table:style-name="ro1">
          <table:table-cell/>
          <table:table-cell table:style-name="ce6" office:value-type="string" calcext:value-type="string">
            <text:p>host_Superhost</text:p>
          </table:table-cell>
          <table:table-cell table:style-name="ce9" office:value-type="string" calcext:value-type="string">
            <text:p>Sum - Listing Count &gt; Avg</text:p>
          </table:table-cell>
          <table:table-cell table:number-columns-repeated="10"/>
          <table:table-cell table:style-name="ce7" office:value-type="string" calcext:value-type="string">
            <text:p>Host</text:p>
          </table:table-cell>
          <table:table-cell table:style-name="ce18" office:value-type="float" office:value="0" calcext:value-type="float">
            <text:p>0</text:p>
          </table:table-cell>
          <table:table-cell table:style-name="ce12" office:value-type="percentage" office:value="0.00754628387458" calcext:value-type="percentage">
            <text:p>0.75%</text:p>
          </table:table-cell>
          <table:table-cell table:number-columns-repeated="1008"/>
        </table:table-row>
        <table:table-row table:style-name="ro1">
          <table:table-cell/>
          <table:table-cell table:style-name="ce7" office:value-type="string" calcext:value-type="string">
            <text:p>Host</text:p>
          </table:table-cell>
          <table:table-cell table:style-name="ce12" office:value-type="percentage" office:value="0.123826133619533" calcext:value-type="percentage">
            <text:p>12.38%</text:p>
          </table:table-cell>
          <table:table-cell table:number-columns-repeated="10"/>
          <table:table-cell table:style-name="ce16"/>
          <table:table-cell table:style-name="ce19" office:value-type="float" office:value="1" calcext:value-type="float">
            <text:p>1</text:p>
          </table:table-cell>
          <table:table-cell table:style-name="ce24" office:value-type="percentage" office:value="0.99245371608" calcext:value-type="percentage">
            <text:p>99.25%</text:p>
          </table:table-cell>
          <table:table-cell table:number-columns-repeated="1008"/>
        </table:table-row>
        <table:table-row table:style-name="ro1">
          <table:table-cell/>
          <table:table-cell table:style-name="ce8" office:value-type="string" calcext:value-type="string">
            <text:p>SuperHost</text:p>
          </table:table-cell>
          <table:table-cell table:style-name="ce13" office:value-type="percentage" office:value="0.175499961980078" calcext:value-type="percentage">
            <text:p>17.55%</text:p>
          </table:table-cell>
          <table:table-cell table:number-columns-repeated="10"/>
          <table:table-cell table:style-name="ce7" office:value-type="string" calcext:value-type="string">
            <text:p>SuperHost</text:p>
          </table:table-cell>
          <table:table-cell table:style-name="ce18" office:value-type="float" office:value="0" calcext:value-type="float">
            <text:p>0</text:p>
          </table:table-cell>
          <table:table-cell table:style-name="ce12" office:value-type="percentage" office:value="0.00144475705282" calcext:value-type="percentage">
            <text:p>0.14%</text:p>
          </table:table-cell>
          <table:table-cell table:number-columns-repeated="1008"/>
        </table:table-row>
        <table:table-row table:style-name="ro1">
          <table:table-cell>
            <draw:frame table:end-cell-address="DASHBOARD.E25" table:end-x="12.93pt" table:end-y="7.48pt" draw:z-index="0" draw:name="Chart 1" draw:style-name="gr2" draw:text-style-name="P3" svg:width="270.71pt" svg:height="144.71pt" svg:x="0pt" svg:y="12.76pt">
              <draw:object draw:notify-on-update-of-ranges="DASHBOARD.F9:DASHBOARD.F10 DASHBOARD.G8:DASHBOARD.G8 DASHBOARD.G9:DASHBOARD.G10" xlink:href="./Object 1" xlink:type="simple" xlink:show="embed" xlink:actuate="onLoad">
                <loext:p/>
              </draw:object>
              <draw:image xlink:href="./ObjectReplacements/Object 1" xlink:type="simple" xlink:show="embed" xlink:actuate="onLoad"/>
            </draw:frame>
          </table:table-cell>
          <table:table-cell table:number-columns-repeated="5"/>
          <table:table-cell table:style-name="ce6" office:value-type="string" calcext:value-type="string">
            <text:p>host_country</text:p>
          </table:table-cell>
          <table:table-cell table:style-name="ce17" office:value-type="string" calcext:value-type="string">
            <text:p>host_Superhost</text:p>
          </table:table-cell>
          <table:table-cell table:style-name="ce9" office:value-type="string" calcext:value-type="string">
            <text:p>Sum - No_of_host</text:p>
          </table:table-cell>
          <table:table-cell table:number-columns-repeated="4"/>
          <table:table-cell table:style-name="ce8"/>
          <table:table-cell table:style-name="ce20" office:value-type="float" office:value="1" calcext:value-type="float">
            <text:p>1</text:p>
          </table:table-cell>
          <table:table-cell table:style-name="ce13" office:value-type="percentage" office:value="0.99855524299" calcext:value-type="percentage">
            <text:p>99.86%</text:p>
          </table:table-cell>
          <table:table-cell table:number-columns-repeated="1008"/>
        </table:table-row>
        <table:table-row table:style-name="ro1">
          <table:table-cell table:number-columns-repeated="6"/>
          <table:table-cell table:style-name="ce7" office:value-type="string" calcext:value-type="string">
            <text:p>canada</text:p>
          </table:table-cell>
          <table:table-cell table:style-name="ce18" office:value-type="string" calcext:value-type="string">
            <text:p>Host</text:p>
          </table:table-cell>
          <table:table-cell table:style-name="ce10" office:value-type="float" office:value="7885" calcext:value-type="float">
            <text:p>7885</text:p>
          </table:table-cell>
          <table:table-cell table:number-columns-repeated="4"/>
          <table:table-cell>
            <draw:frame table:end-cell-address="DASHBOARD.R25" table:end-x="36.2pt" table:end-y="13.49pt" draw:z-index="2" draw:name="Chart 3" draw:style-name="gr2" draw:text-style-name="P3" svg:width="291.71pt" svg:height="134.99pt" svg:x="2.3pt" svg:y="13.49pt">
              <draw:object draw:notify-on-update-of-ranges="DASHBOARD.B27:DASHBOARD.B28 DASHBOARD.C26:DASHBOARD.C26 DASHBOARD.C27:DASHBOARD.C28" xlink:href="./Object 3" xlink:type="simple" xlink:show="embed" xlink:actuate="onLoad">
                <loext:p/>
              </draw:object>
              <draw:image xlink:href="./ObjectReplacements/Object 3" xlink:type="simple" xlink:show="embed" xlink:actuate="onLoad"/>
            </draw:frame>
          </table:table-cell>
          <table:table-cell table:number-columns-repeated="1010"/>
        </table:table-row>
        <table:table-row table:style-name="ro1">
          <table:table-cell table:number-columns-repeated="6"/>
          <table:table-cell table:style-name="ce16"/>
          <table:table-cell table:style-name="ce19" office:value-type="string" calcext:value-type="string">
            <text:p>SuperHost</text:p>
          </table:table-cell>
          <table:table-cell table:style-name="ce21" office:value-type="float" office:value="2304" calcext:value-type="float">
            <text:p>2304</text:p>
          </table:table-cell>
          <table:table-cell table:number-columns-repeated="1015"/>
        </table:table-row>
        <table:table-row table:style-name="ro1">
          <table:table-cell table:number-columns-repeated="2"/>
          <table:table-cell table:style-name="ce6" office:value-type="string" calcext:value-type="string">
            <text:p>host_Superhost</text:p>
          </table:table-cell>
          <table:table-cell table:style-name="ce9" office:value-type="string" calcext:value-type="string">
            <text:p>Sum - Positive Comments</text:p>
          </table:table-cell>
          <table:table-cell table:number-columns-repeated="2"/>
          <table:table-cell table:style-name="ce7" office:value-type="string" calcext:value-type="string">
            <text:p>China</text:p>
          </table:table-cell>
          <table:table-cell table:style-name="ce18" office:value-type="string" calcext:value-type="string">
            <text:p>Host</text:p>
          </table:table-cell>
          <table:table-cell table:style-name="ce10" office:value-type="float" office:value="5786" calcext:value-type="float">
            <text:p>5786</text:p>
          </table:table-cell>
          <table:table-cell>
            <draw:frame table:end-cell-address="DASHBOARD.N25" table:end-x="35.4pt" table:end-y="13.49pt" draw:z-index="8" draw:name="Chart 9" draw:style-name="gr2" draw:text-style-name="P3" svg:width="254.98pt" svg:height="107.23pt" svg:x="38.24pt" svg:y="11.25pt">
              <draw:object draw:notify-on-update-of-ranges="DASHBOARD.N29:DASHBOARD.N30 DASHBOARD.O28:DASHBOARD.O28 DASHBOARD.O29:DASHBOARD.O30" xlink:href="./Object 9" xlink:type="simple" xlink:show="embed" xlink:actuate="onLoad">
                <loext:p/>
              </draw:object>
              <draw:image xlink:href="./ObjectReplacements/Object 9" xlink:type="simple" xlink:show="embed" xlink:actuate="onLoad"/>
            </draw:frame>
          </table:table-cell>
          <table:table-cell table:number-columns-repeated="1014"/>
        </table:table-row>
        <table:table-row table:style-name="ro1">
          <table:table-cell table:number-columns-repeated="2"/>
          <table:table-cell table:style-name="ce7" office:value-type="string" calcext:value-type="string">
            <text:p>Host</text:p>
          </table:table-cell>
          <table:table-cell table:style-name="ce12" office:value-type="percentage" office:value="0.6656417039637" calcext:value-type="percentage">
            <text:p>66.56%</text:p>
          </table:table-cell>
          <table:table-cell table:number-columns-repeated="2"/>
          <table:table-cell table:style-name="ce16"/>
          <table:table-cell table:style-name="ce19" office:value-type="string" calcext:value-type="string">
            <text:p>SuperHost</text:p>
          </table:table-cell>
          <table:table-cell table:style-name="ce21" office:value-type="float" office:value="1876" calcext:value-type="float">
            <text:p>1876</text:p>
          </table:table-cell>
          <table:table-cell table:number-columns-repeated="1015"/>
        </table:table-row>
        <table:table-row table:style-name="ro1">
          <table:table-cell table:number-columns-repeated="2"/>
          <table:table-cell table:style-name="ce8" office:value-type="string" calcext:value-type="string">
            <text:p>SuperHost</text:p>
          </table:table-cell>
          <table:table-cell table:style-name="ce13" office:value-type="percentage" office:value="0.659777510567" calcext:value-type="percentage">
            <text:p>65.98%</text:p>
          </table:table-cell>
          <table:table-cell table:number-columns-repeated="2"/>
          <table:table-cell table:style-name="ce7" office:value-type="string" calcext:value-type="string">
            <text:p>Greece</text:p>
          </table:table-cell>
          <table:table-cell table:style-name="ce18" office:value-type="string" calcext:value-type="string">
            <text:p>Host</text:p>
          </table:table-cell>
          <table:table-cell table:style-name="ce10" office:value-type="float" office:value="2790" calcext:value-type="float">
            <text:p>2790</text:p>
          </table:table-cell>
          <table:table-cell table:number-columns-repeated="1015"/>
        </table:table-row>
        <table:table-row table:style-name="ro1">
          <table:table-cell table:number-columns-repeated="3"/>
          <table:table-cell>
            <draw:frame table:end-cell-address="DASHBOARD.K33" table:end-x="40.82pt" table:end-y="9.72pt" draw:z-index="9" draw:name="Chart 10" draw:style-name="gr2" draw:text-style-name="P3" svg:width="447.73pt" svg:height="179.23pt" svg:x="44.25pt" svg:y="10.49pt">
              <draw:object draw:notify-on-update-of-ranges="'Response Time'.K17:'Response Time'.K24 'Response Time'.J16:'Response Time'.J16 'Response Time'.J17:'Response Time'.J24 'Response Time'.L16:'Response Time'.L16 'Response Time'.L17:'Response Time'.L24" xlink:href="./Object 10" xlink:type="simple" xlink:show="embed" xlink:actuate="onLoad">
                <loext:p/>
              </draw:object>
              <draw:image xlink:href="./ObjectReplacements/Object 10" xlink:type="simple" xlink:show="embed" xlink:actuate="onLoad"/>
            </draw:frame>
          </table:table-cell>
          <table:table-cell table:number-columns-repeated="2"/>
          <table:table-cell table:style-name="ce16"/>
          <table:table-cell table:style-name="ce19" office:value-type="string" calcext:value-type="string">
            <text:p>SuperHost</text:p>
          </table:table-cell>
          <table:table-cell table:style-name="ce21" office:value-type="float" office:value="2332" calcext:value-type="float">
            <text:p>2332</text:p>
          </table:table-cell>
          <table:table-cell table:number-columns-repeated="4"/>
          <table:table-cell table:style-name="ce6" office:value-type="string" calcext:value-type="string">
            <text:p>host_Superhost</text:p>
          </table:table-cell>
          <table:table-cell table:style-name="ce17" office:value-type="string" calcext:value-type="string">
            <text:p>host_identity_verified</text:p>
          </table:table-cell>
          <table:table-cell table:style-name="ce9" office:value-type="string" calcext:value-type="string">
            <text:p>Sum - identity_verified</text:p>
          </table:table-cell>
          <table:table-cell table:number-columns-repeated="1008"/>
        </table:table-row>
        <table:table-row table:style-name="ro1">
          <table:table-cell table:number-columns-repeated="6"/>
          <table:table-cell table:style-name="ce7" office:value-type="string" calcext:value-type="string">
            <text:p>Italy</text:p>
          </table:table-cell>
          <table:table-cell table:style-name="ce18" office:value-type="string" calcext:value-type="string">
            <text:p>Host</text:p>
          </table:table-cell>
          <table:table-cell table:style-name="ce10" office:value-type="float" office:value="6801" calcext:value-type="float">
            <text:p>6801</text:p>
          </table:table-cell>
          <table:table-cell table:number-columns-repeated="4"/>
          <table:table-cell table:style-name="ce7" office:value-type="string" calcext:value-type="string">
            <text:p>Host</text:p>
          </table:table-cell>
          <table:table-cell table:style-name="ce18" office:value-type="string" calcext:value-type="string">
            <text:p>NO</text:p>
          </table:table-cell>
          <table:table-cell table:style-name="ce12" office:value-type="percentage" office:value="0.18305607727754" calcext:value-type="percentage">
            <text:p>18.31%</text:p>
          </table:table-cell>
          <table:table-cell table:number-columns-repeated="1008"/>
        </table:table-row>
        <table:table-row table:style-name="ro1">
          <table:table-cell table:number-columns-repeated="6"/>
          <table:table-cell table:style-name="ce16"/>
          <table:table-cell table:style-name="ce19" office:value-type="string" calcext:value-type="string">
            <text:p>SuperHost</text:p>
          </table:table-cell>
          <table:table-cell table:style-name="ce21" office:value-type="float" office:value="3496" calcext:value-type="float">
            <text:p>3496</text:p>
          </table:table-cell>
          <table:table-cell table:number-columns-repeated="4"/>
          <table:table-cell table:style-name="ce16"/>
          <table:table-cell table:style-name="ce19" office:value-type="string" calcext:value-type="string">
            <text:p>YES</text:p>
          </table:table-cell>
          <table:table-cell table:style-name="ce24" office:value-type="percentage" office:value="0.816943922817" calcext:value-type="percentage">
            <text:p>81.69%</text:p>
          </table:table-cell>
          <table:table-cell table:number-columns-repeated="1008"/>
        </table:table-row>
        <table:table-row table:style-name="ro1">
          <table:table-cell table:number-columns-repeated="6"/>
          <table:table-cell table:style-name="ce7" office:value-type="string" calcext:value-type="string">
            <text:p>Texas</text:p>
          </table:table-cell>
          <table:table-cell table:style-name="ce18" office:value-type="string" calcext:value-type="string">
            <text:p>Host</text:p>
          </table:table-cell>
          <table:table-cell table:style-name="ce10" office:value-type="float" office:value="6554" calcext:value-type="float">
            <text:p>6554</text:p>
          </table:table-cell>
          <table:table-cell table:number-columns-repeated="4"/>
          <table:table-cell table:style-name="ce7" office:value-type="string" calcext:value-type="string">
            <text:p>SuperHost</text:p>
          </table:table-cell>
          <table:table-cell table:style-name="ce18" office:value-type="string" calcext:value-type="string">
            <text:p>NO</text:p>
          </table:table-cell>
          <table:table-cell table:style-name="ce12" office:value-type="percentage" office:value="0.0898790966476" calcext:value-type="percentage">
            <text:p>8.99%</text:p>
          </table:table-cell>
          <table:table-cell table:number-columns-repeated="1008"/>
        </table:table-row>
        <table:table-row table:style-name="ro1">
          <table:table-cell>
            <draw:frame table:end-cell-address="DASHBOARD.E33" table:end-x="12.93pt" table:end-y="9.72pt" draw:z-index="3" draw:name="Chart 4" draw:style-name="gr2" draw:text-style-name="P3" svg:width="270.71pt" svg:height="122.23pt" svg:x="0pt" svg:y="7.51pt">
              <draw:object draw:notify-on-update-of-ranges="DASHBOARD.H30:DASHBOARD.H31 DASHBOARD.I29:DASHBOARD.I29 DASHBOARD.I30:DASHBOARD.I31" xlink:href="./Object 4" xlink:type="simple" xlink:show="embed" xlink:actuate="onLoad">
                <loext:p/>
              </draw:object>
              <draw:image xlink:href="./ObjectReplacements/Object 4" xlink:type="simple" xlink:show="embed" xlink:actuate="onLoad"/>
            </draw:frame>
          </table:table-cell>
          <table:table-cell table:number-columns-repeated="5"/>
          <table:table-cell table:style-name="ce8"/>
          <table:table-cell table:style-name="ce20" office:value-type="string" calcext:value-type="string">
            <text:p>SuperHost</text:p>
          </table:table-cell>
          <table:table-cell table:style-name="ce11" office:value-type="float" office:value="3143" calcext:value-type="float">
            <text:p>3143</text:p>
          </table:table-cell>
          <table:table-cell>
            <draw:frame table:end-cell-address="DASHBOARD.N33" table:end-x="35.4pt" table:end-y="11.2pt" draw:z-index="1" draw:name="Chart 2" draw:style-name="gr2" draw:text-style-name="P3" svg:width="254.98pt" svg:height="117.72pt" svg:x="38.24pt" svg:y="13.49pt">
              <draw:object draw:notify-on-update-of-ranges="DASHBOARD.B13:DASHBOARD.B14 DASHBOARD.C12:DASHBOARD.C12 DASHBOARD.C13:DASHBOARD.C14" xlink:href="./Object 2" xlink:type="simple" xlink:show="embed" xlink:actuate="onLoad">
                <loext:p/>
              </draw:object>
              <draw:image xlink:href="./ObjectReplacements/Object 2" xlink:type="simple" xlink:show="embed" xlink:actuate="onLoad"/>
            </draw:frame>
          </table:table-cell>
          <table:table-cell table:number-columns-repeated="3"/>
          <table:table-cell table:style-name="ce8">
            <draw:frame table:end-cell-address="DASHBOARD.R33" table:end-x="35.46pt" table:end-y="11.2pt" draw:z-index="4" draw:name="Chart 5" draw:style-name="gr2" draw:text-style-name="P3" svg:width="290.98pt" svg:height="117.72pt" svg:x="2.3pt" svg:y="13.49pt">
              <draw:object draw:notify-on-update-of-ranges="DASHBOARD.C19:DASHBOARD.C20 DASHBOARD.D18:DASHBOARD.D18 DASHBOARD.D19:DASHBOARD.D20" xlink:href="./Object 5" xlink:type="simple" xlink:show="embed" xlink:actuate="onLoad">
                <loext:p/>
              </draw:object>
              <draw:image xlink:href="./ObjectReplacements/Object 5" xlink:type="simple" xlink:show="embed" xlink:actuate="onLoad"/>
            </draw:frame>
          </table:table-cell>
          <table:table-cell table:style-name="ce20" office:value-type="string" calcext:value-type="string">
            <text:p>YES</text:p>
          </table:table-cell>
          <table:table-cell table:style-name="ce13" office:value-type="percentage" office:value="0.91012090333" calcext:value-type="percentage">
            <text:p>91.01%</text:p>
          </table:table-cell>
          <table:table-cell table:number-columns-repeated="1008"/>
        </table:table-row>
        <table:table-row table:style-name="ro1">
          <table:table-cell/>
          <table:table-cell table:style-name="ce6" office:value-type="string" calcext:value-type="string">
            <text:p>host_Superhost</text:p>
          </table:table-cell>
          <table:table-cell table:style-name="ce9" office:value-type="string" calcext:value-type="string">
            <text:p>Sum - acceptance rate &gt; avg</text:p>
          </table:table-cell>
          <table:table-cell table:number-columns-repeated="1021"/>
        </table:table-row>
        <table:table-row table:style-name="ro1">
          <table:table-cell/>
          <table:table-cell table:style-name="ce7" office:value-type="string" calcext:value-type="string">
            <text:p>Host</text:p>
          </table:table-cell>
          <table:table-cell table:style-name="ce14" office:value-type="percentage" office:value="0.534981218137913" calcext:value-type="percentage">
            <text:p>53%</text:p>
          </table:table-cell>
          <table:table-cell table:number-columns-repeated="1021"/>
        </table:table-row>
        <table:table-row table:style-name="ro1">
          <table:table-cell/>
          <table:table-cell table:style-name="ce8" office:value-type="string" calcext:value-type="string">
            <text:p>SuperHost</text:p>
          </table:table-cell>
          <table:table-cell table:style-name="ce15" office:value-type="percentage" office:value="0.841989202342027" calcext:value-type="percentage">
            <text:p>84%</text:p>
          </table:table-cell>
          <table:table-cell table:number-columns-repeated="10"/>
          <table:table-cell table:style-name="ce6" office:value-type="string" calcext:value-type="string">
            <text:p>host_Superhost</text:p>
          </table:table-cell>
          <table:table-cell table:style-name="ce9" office:value-type="string" calcext:value-type="string">
            <text:p>Average - review_scores_rating</text:p>
          </table:table-cell>
          <table:table-cell table:number-columns-repeated="1009"/>
        </table:table-row>
        <table:table-row table:style-name="ro1">
          <table:table-cell table:number-columns-repeated="7"/>
          <table:table-cell table:style-name="ce6" office:value-type="string" calcext:value-type="string">
            <text:p>host_Superhost</text:p>
          </table:table-cell>
          <table:table-cell table:style-name="ce9" office:value-type="string" calcext:value-type="string">
            <text:p>Sum - Instant Booking</text:p>
          </table:table-cell>
          <table:table-cell table:number-columns-repeated="4"/>
          <table:table-cell table:style-name="ce7" office:value-type="string" calcext:value-type="string">
            <text:p>Host</text:p>
          </table:table-cell>
          <table:table-cell table:style-name="ce22" office:value-type="float" office:value="4.63026659735752" calcext:value-type="float">
            <text:p>4.6</text:p>
          </table:table-cell>
          <table:table-cell table:number-columns-repeated="1009"/>
        </table:table-row>
        <table:table-row table:style-name="ro1">
          <table:table-cell table:number-columns-repeated="7"/>
          <table:table-cell table:style-name="ce7" office:value-type="string" calcext:value-type="string">
            <text:p>Host</text:p>
          </table:table-cell>
          <table:table-cell table:style-name="ce12" office:value-type="percentage" office:value="0.391299973153" calcext:value-type="percentage">
            <text:p>39.13%</text:p>
          </table:table-cell>
          <table:table-cell table:number-columns-repeated="4"/>
          <table:table-cell table:style-name="ce8" office:value-type="string" calcext:value-type="string">
            <text:p>SuperHost</text:p>
          </table:table-cell>
          <table:table-cell table:style-name="ce23" office:value-type="float" office:value="4.85888325557053" calcext:value-type="float">
            <text:p>4.9</text:p>
          </table:table-cell>
          <table:table-cell table:number-columns-repeated="1009"/>
        </table:table-row>
        <table:table-row table:style-name="ro1">
          <table:table-cell table:number-columns-repeated="7"/>
          <table:table-cell table:style-name="ce8" office:value-type="string" calcext:value-type="string">
            <text:p>SuperHost</text:p>
          </table:table-cell>
          <table:table-cell table:style-name="ce13" office:value-type="percentage" office:value="0.53965477912" calcext:value-type="percentage">
            <text:p>53.97%</text:p>
          </table:table-cell>
          <table:table-cell table:number-columns-repeated="1015"/>
        </table:table-row>
        <table:table-row table:style-name="ro4" table:number-rows-repeated="1048544">
          <table:table-cell table:number-columns-repeated="1024"/>
        </table:table-row>
        <table:table-row table:style-name="ro4">
          <table:table-cell table:number-columns-repeated="1024"/>
        </table:table-row>
      </table:table>
      <table:table table:name="INSIGHTS" table:style-name="ta2">
        <table:table-column table:style-name="co2" table:number-columns-repeated="26" table:default-cell-style-name="Default"/>
        <table:table-column table:style-name="co1" table:number-columns-repeated="998" table:default-cell-style-name="Default"/>
        <table:table-row table:style-name="ro5">
          <table:table-cell table:style-name="ce25" office:value-type="string" calcext:value-type="string" table:number-columns-spanned="16" table:number-rows-spanned="2">
            <text:p>INSIGHTS</text:p>
          </table:table-cell>
          <table:covered-table-cell table:number-columns-repeated="15" table:style-name="ce26"/>
          <table:table-cell/>
          <table:table-cell table:style-name="ce28" table:number-columns-repeated="4"/>
          <table:table-cell table:number-columns-repeated="1003"/>
        </table:table-row>
        <table:table-row table:style-name="ro5">
          <table:covered-table-cell table:number-columns-repeated="16" table:style-name="ce26"/>
          <table:table-cell/>
          <table:table-cell table:style-name="ce28" table:number-columns-repeated="4"/>
          <table:table-cell table:number-columns-repeated="1003"/>
        </table:table-row>
        <table:table-row table:style-name="ro5">
          <table:table-cell table:number-columns-repeated="1024"/>
        </table:table-row>
        <table:table-row table:style-name="ro6">
          <table:table-cell table:style-name="ce27" office:value-type="string" calcext:value-type="string" table:number-columns-spanned="16" table:number-rows-spanned="6">
            <text:p>1. The "response rate &gt; avg response rate" chart shows that superhosts have a higher response rate than hosts, indicating that they respond faster to user queries or problems. Approximately 90% of superhosts respond faster than the average response rate.</text:p>
          </table:table-cell>
          <table:covered-table-cell table:number-columns-repeated="15"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number-columns-repeated="16" table:style-name="ce26"/>
          <table:table-cell table:number-columns-repeated="1008"/>
        </table:table-row>
        <table:table-row table:style-name="ro5">
          <table:table-cell table:style-name="ce28" table:number-columns-repeated="16"/>
          <table:table-cell table:number-columns-repeated="1008"/>
        </table:table-row>
        <table:table-row table:style-name="ro5">
          <table:table-cell table:style-name="ce27" office:value-type="string" calcext:value-type="string" table:number-columns-spanned="16" table:number-rows-spanned="5">
            <text:p>2. As we can see from "listing count" data, superhost has 512 max listings whereas host has 8156 listings <text:s/>but when it comes to proportion we can see that 18% superhost has higher listing counts which is 2 for superhost and 12% host has higher listing counts which is 3 for host.</text:p>
          </table:table-cell>
          <table:covered-table-cell table:number-columns-repeated="15"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number-columns-repeated="16" table:style-name="ce26"/>
          <table:table-cell table:number-columns-repeated="1008"/>
        </table:table-row>
        <table:table-row table:style-name="ro5">
          <table:table-cell table:style-name="ce28" table:number-columns-repeated="16"/>
          <table:table-cell table:number-columns-repeated="1008"/>
        </table:table-row>
        <table:table-row table:style-name="ro5">
          <table:table-cell table:style-name="ce27" office:value-type="string" calcext:value-type="string" table:number-columns-spanned="16" table:number-rows-spanned="5">
            <text:p>3.The acceptance rate charts show that superhosts have a higher acceptance rate to users than hosts. Approximately 84% of superhosts respond faster than the average acceptance rate. This suggests that acceptance rate is an important factor that distinguishes superhosts from hosts.</text:p>
          </table:table-cell>
          <table:covered-table-cell table:number-columns-repeated="15"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number-columns-repeated="16" table:style-name="ce26"/>
          <table:table-cell table:number-columns-repeated="1008"/>
        </table:table-row>
        <table:table-row table:style-name="ro5">
          <table:table-cell table:style-name="ce28" table:number-columns-repeated="16"/>
          <table:table-cell table:number-columns-repeated="1008"/>
        </table:table-row>
        <table:table-row table:style-name="ro5">
          <table:table-cell table:style-name="ce27" office:value-type="string" calcext:value-type="string" table:number-columns-spanned="16" table:number-rows-spanned="4">
            <text:p>4.Being a superhost one of the main criteria can be profile pic and identification, which we can <text:s text:c="4"/>see that suyperhosts has approx 100 % profile pic and 91% identification rate, which dwarf the host which is 99% and 82% approx.</text:p>
          </table:table-cell>
          <table:covered-table-cell table:number-columns-repeated="15"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number-columns-repeated="16" table:style-name="ce26"/>
          <table:table-cell table:number-columns-repeated="1008"/>
        </table:table-row>
        <table:table-row table:style-name="ro5">
          <table:table-cell table:style-name="ce28" table:number-columns-repeated="16"/>
          <table:table-cell table:number-columns-repeated="1008"/>
        </table:table-row>
        <table:table-row table:style-name="ro5">
          <table:table-cell table:style-name="ce27" office:value-type="string" calcext:value-type="string" table:number-columns-spanned="16" table:number-rows-spanned="7">
            <text:p>5.Superhosts are more likely to accept instant bookings than regular hosts, with 54% and 39% acceptance rates, respectively. Italy/Rome has the highest percentage of superhosts offering instant bookings at 12.57%, while Greece/Thessaloniki has the lowest percentage of hosts offering instant bookings at 0.91%.</text:p>
          </table:table-cell>
          <table:covered-table-cell table:number-columns-repeated="15"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number-columns-repeated="16" table:style-name="ce26"/>
          <table:table-cell table:number-columns-repeated="1008"/>
        </table:table-row>
        <table:table-row table:style-name="ro5">
          <table:table-cell table:style-name="ce28" table:number-columns-repeated="16"/>
          <table:table-cell table:number-columns-repeated="1008"/>
        </table:table-row>
        <table:table-row table:style-name="ro4">
          <table:table-cell table:style-name="ce27" office:value-type="string" calcext:value-type="string" table:number-columns-spanned="16" table:number-rows-spanned="5">
            <text:p>6.In terms of positive comments, hosts have a slightly higher rate than superhosts. Superhosts need to focus more on providing better after-services. The average review score is good for both hosts and superhosts, with scores of 4.6 and 4.9 out of 5, respectively.</text:p>
          </table:table-cell>
          <table:covered-table-cell table:number-columns-repeated="15"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style-name="ce26"/>
          <table:covered-table-cell table:number-columns-repeated="14"/>
          <table:covered-table-cell table:style-name="ce26"/>
          <table:table-cell table:number-columns-repeated="1008"/>
        </table:table-row>
        <table:table-row table:style-name="ro5">
          <table:covered-table-cell table:number-columns-repeated="16" table:style-name="ce26"/>
          <table:table-cell table:number-columns-repeated="1008"/>
        </table:table-row>
        <table:table-row table:style-name="ro5" table:number-rows-repeated="960">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All Tables" table:style-name="ta3">
        <table:table-column table:style-name="co1" table:number-columns-repeated="1024" table:default-cell-style-name="Default"/>
        <table:table-row table:style-name="ro1">
          <table:table-cell/>
          <table:table-cell table:style-name="ce29" table:number-columns-spanned="5" table:number-rows-spanned="2"/>
          <table:covered-table-cell table:number-columns-repeated="4" table:style-name="ce26"/>
          <table:table-cell table:number-columns-repeated="1018"/>
        </table:table-row>
        <table:table-row table:style-name="ro1">
          <table:table-cell/>
          <table:covered-table-cell table:number-columns-repeated="5" table:style-name="ce26"/>
          <table:table-cell table:number-columns-repeated="1018"/>
        </table:table-row>
        <table:table-row table:style-name="ro1">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No_of_host</text:p>
          </table:table-cell>
          <table:table-cell table:style-name="ce30" office:value-type="string" calcext:value-type="string">
            <text:p>Host having greater Response Rate</text:p>
          </table:table-cell>
          <table:table-cell table:style-name="ce28" office:value-type="string" calcext:value-type="string">
            <text:p>Total_count</text:p>
          </table:table-cell>
          <table:table-cell table:style-name="ce28" office:value-type="string" calcext:value-type="string">
            <text:p>Response Rate &gt; avg</text:p>
          </table:table-cell>
          <table:table-cell table:style-name="ce28" office:value-type="string" calcext:value-type="string">
            <text:p>AvgResponseRate</text:p>
          </table:table-cell>
          <table:table-cell table:style-name="ce30" office:value-type="string" calcext:value-type="string">
            <text:p>Host having greater listings</text:p>
          </table:table-cell>
          <table:table-cell table:style-name="ce28" office:value-type="string" calcext:value-type="string">
            <text:p>Listing Count &gt; Avg</text:p>
          </table:table-cell>
          <table:table-cell table:style-name="ce30" office:value-type="string" calcext:value-type="string">
            <text:p>Host having more acceptance rate</text:p>
          </table:table-cell>
          <table:table-cell table:style-name="ce28" office:value-type="string" calcext:value-type="string">
            <text:p>acceptance rate &gt; avg</text:p>
          </table:table-cell>
          <table:table-cell table:style-name="ce30" office:value-type="string" calcext:value-type="string">
            <text:p>Host having Instant bookin </text:p>
          </table:table-cell>
          <table:table-cell table:style-name="ce28" office:value-type="string" calcext:value-type="string">
            <text:p>Instant Booking</text:p>
          </table:table-cell>
          <table:table-cell table:style-name="ce28" office:value-type="string" calcext:value-type="string">
            <text:p>No_of_Positive_comment</text:p>
          </table:table-cell>
          <table:table-cell table:style-name="ce28" office:value-type="string" calcext:value-type="string">
            <text:p>Total_count</text:p>
          </table:table-cell>
          <table:table-cell table:style-name="ce28" office:value-type="string" calcext:value-type="string">
            <text:p>Positive Comments</text:p>
          </table:table-cell>
          <table:table-cell table:style-name="ce28" office:value-type="string" calcext:value-type="string">
            <text:p>review_scores_rating</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5318" calcext:value-type="float">
            <text:p>5318</text:p>
          </table:table-cell>
          <table:table-cell table:style-name="ce28" office:value-type="float" office:value="2290" calcext:value-type="float">
            <text:p>2290</text:p>
          </table:table-cell>
          <table:table-cell table:style-name="ce28" office:value-type="float" office:value="29816" calcext:value-type="float">
            <text:p>29816</text:p>
          </table:table-cell>
          <table:table-cell table:style-name="ce31" table:formula="of:=[.F4]/[.G4]" office:value-type="percentage" office:value="0.0768044003219748" calcext:value-type="percentage">
            <text:p>8%</text:p>
          </table:table-cell>
          <table:table-cell table:style-name="ce32" office:value-type="percentage" office:value="0.851383209056359" calcext:value-type="percentage">
            <text:p>85.14%</text:p>
          </table:table-cell>
          <table:table-cell table:style-name="ce28" office:value-type="float" office:value="1213" calcext:value-type="float">
            <text:p>1213</text:p>
          </table:table-cell>
          <table:table-cell table:style-name="ce32" table:formula="of:=[.J4]/[.G4]" office:value-type="percentage" office:value="0.0406828548430373" calcext:value-type="percentage">
            <text:p>4.07%</text:p>
          </table:table-cell>
          <table:table-cell table:style-name="ce28" office:value-type="float" office:value="2697" calcext:value-type="float">
            <text:p>2697</text:p>
          </table:table-cell>
          <table:table-cell table:style-name="ce31" table:formula="of:=[.L4]/[.G4]" office:value-type="percentage" office:value="0.0904547893748323" calcext:value-type="percentage">
            <text:p>9%</text:p>
          </table:table-cell>
          <table:table-cell table:style-name="ce28" office:value-type="float" office:value="1323" calcext:value-type="float">
            <text:p>1323</text:p>
          </table:table-cell>
          <table:table-cell table:style-name="ce32" table:formula="of:=[$'Instant Booking'.$E4]/[$'Instant Booking'.$F4]" office:value-type="percentage" office:value="0.04437214918" calcext:value-type="percentage">
            <text:p>4.44%</text:p>
          </table:table-cell>
          <table:table-cell table:style-name="ce28" office:value-type="float" office:value="12993" calcext:value-type="float">
            <text:p>12993</text:p>
          </table:table-cell>
          <table:table-cell table:style-name="ce28" office:value-type="float" office:value="719701" calcext:value-type="float">
            <text:p>719701</text:p>
          </table:table-cell>
          <table:table-cell table:style-name="ce32" table:formula="of:=[$Comments.$E4]/[$Comments.$F4]" office:value-type="percentage" office:value="0.01805333048" calcext:value-type="percentage">
            <text:p>1.81%</text:p>
          </table:table-cell>
          <table:table-cell table:style-name="ce33" office:value-type="float" office:value="4.51692725707551" calcext:value-type="float">
            <text:p>4.5</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1365" calcext:value-type="float">
            <text:p>1365</text:p>
          </table:table-cell>
          <table:table-cell table:style-name="ce28" office:value-type="float" office:value="674" calcext:value-type="float">
            <text:p>674</text:p>
          </table:table-cell>
          <table:table-cell table:style-name="ce28" office:value-type="float" office:value="29816" calcext:value-type="float">
            <text:p>29816</text:p>
          </table:table-cell>
          <table:table-cell table:style-name="ce31" table:formula="of:=[.F5]/[.G5]" office:value-type="percentage" office:value="0.0226053125838476" calcext:value-type="percentage">
            <text:p>2%</text:p>
          </table:table-cell>
          <table:table-cell table:style-name="ce32" office:value-type="percentage" office:value="0.91491413292518" calcext:value-type="percentage">
            <text:p>91.49%</text:p>
          </table:table-cell>
          <table:table-cell table:style-name="ce28" office:value-type="float" office:value="193" calcext:value-type="float">
            <text:p>193</text:p>
          </table:table-cell>
          <table:table-cell table:style-name="ce32" table:formula="of:=[.J5]/[.G5]" office:value-type="percentage" office:value="0.0064730346122887" calcext:value-type="percentage">
            <text:p>0.65%</text:p>
          </table:table-cell>
          <table:table-cell table:style-name="ce28" office:value-type="float" office:value="1128" calcext:value-type="float">
            <text:p>1128</text:p>
          </table:table-cell>
          <table:table-cell table:style-name="ce31" table:formula="of:=[.L5]/[.G5]" office:value-type="percentage" office:value="0.0378320364904749" calcext:value-type="percentage">
            <text:p>4%</text:p>
          </table:table-cell>
          <table:table-cell table:style-name="ce28" office:value-type="float" office:value="431" calcext:value-type="float">
            <text:p>431</text:p>
          </table:table-cell>
          <table:table-cell table:style-name="ce32" table:formula="of:=[$'Instant Booking'.$E5]/[$'Instant Booking'.$F5]" office:value-type="percentage" office:value="0.014455326" calcext:value-type="percentage">
            <text:p>1.45%</text:p>
          </table:table-cell>
          <table:table-cell table:style-name="ce28" office:value-type="float" office:value="428" calcext:value-type="float">
            <text:p>428</text:p>
          </table:table-cell>
          <table:table-cell table:style-name="ce28" office:value-type="float" office:value="719701" calcext:value-type="float">
            <text:p>719701</text:p>
          </table:table-cell>
          <table:table-cell table:style-name="ce32" table:formula="of:=[$Comments.$E5]/[$Comments.$F5]" office:value-type="percentage" office:value="0.0005946914066" calcext:value-type="percentage">
            <text:p>0.06%</text:p>
          </table:table-cell>
          <table:table-cell table:style-name="ce33" office:value-type="float" office:value="4.63389369196277" calcext:value-type="float">
            <text:p>4.6</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595" calcext:value-type="float">
            <text:p>1595</text:p>
          </table:table-cell>
          <table:table-cell table:style-name="ce28" office:value-type="float" office:value="1644" calcext:value-type="float">
            <text:p>1644</text:p>
          </table:table-cell>
          <table:table-cell table:style-name="ce28" office:value-type="float" office:value="29816" calcext:value-type="float">
            <text:p>29816</text:p>
          </table:table-cell>
          <table:table-cell table:style-name="ce31" table:formula="of:=[.F6]/[.G6]" office:value-type="percentage" office:value="0.0551381808425007" calcext:value-type="percentage">
            <text:p>6%</text:p>
          </table:table-cell>
          <table:table-cell table:style-name="ce32" office:value-type="percentage" office:value="0.950819174787468" calcext:value-type="percentage">
            <text:p>95.08%</text:p>
          </table:table-cell>
          <table:table-cell table:style-name="ce28" office:value-type="float" office:value="315" calcext:value-type="float">
            <text:p>315</text:p>
          </table:table-cell>
          <table:table-cell table:style-name="ce32" table:formula="of:=[.J6]/[.G6]" office:value-type="percentage" office:value="0.0105647974242018" calcext:value-type="percentage">
            <text:p>1.06%</text:p>
          </table:table-cell>
          <table:table-cell table:style-name="ce28" office:value-type="float" office:value="1316" calcext:value-type="float">
            <text:p>1316</text:p>
          </table:table-cell>
          <table:table-cell table:style-name="ce31" table:formula="of:=[.L6]/[.G6]" office:value-type="percentage" office:value="0.0441373759055541" calcext:value-type="percentage">
            <text:p>4%</text:p>
          </table:table-cell>
          <table:table-cell table:style-name="ce28" office:value-type="float" office:value="1025" calcext:value-type="float">
            <text:p>1025</text:p>
          </table:table-cell>
          <table:table-cell table:style-name="ce32" table:formula="of:=[$'Instant Booking'.$E6]/[$'Instant Booking'.$F6]" office:value-type="percentage" office:value="0.03437751543" calcext:value-type="percentage">
            <text:p>3.44%</text:p>
          </table:table-cell>
          <table:table-cell table:style-name="ce28" office:value-type="float" office:value="130809" calcext:value-type="float">
            <text:p>130809</text:p>
          </table:table-cell>
          <table:table-cell table:style-name="ce28" office:value-type="float" office:value="719701" calcext:value-type="float">
            <text:p>719701</text:p>
          </table:table-cell>
          <table:table-cell table:style-name="ce32" table:formula="of:=[$Comments.$E6]/[$Comments.$F6]" office:value-type="percentage" office:value="0.1817546453" calcext:value-type="percentage">
            <text:p>18.18%</text:p>
          </table:table-cell>
          <table:table-cell table:style-name="ce33" office:value-type="float" office:value="4.60799476243938" calcext:value-type="float">
            <text:p>4.6</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5795" calcext:value-type="float">
            <text:p>5795</text:p>
          </table:table-cell>
          <table:table-cell table:style-name="ce28" office:value-type="float" office:value="5340" calcext:value-type="float">
            <text:p>5340</text:p>
          </table:table-cell>
          <table:table-cell table:style-name="ce28" office:value-type="float" office:value="29816" calcext:value-type="float">
            <text:p>29816</text:p>
          </table:table-cell>
          <table:table-cell table:style-name="ce31" table:formula="of:=[.F7]/[.G7]" office:value-type="percentage" office:value="0.179098470619801" calcext:value-type="percentage">
            <text:p>18%</text:p>
          </table:table-cell>
          <table:table-cell table:style-name="ce32" office:value-type="percentage" office:value="0.849943595037057" calcext:value-type="percentage">
            <text:p>84.99%</text:p>
          </table:table-cell>
          <table:table-cell table:style-name="ce28" office:value-type="float" office:value="433" calcext:value-type="float">
            <text:p>433</text:p>
          </table:table-cell>
          <table:table-cell table:style-name="ce32" table:formula="of:=[.J7]/[.G7]" office:value-type="percentage" office:value="0.0145224040783472" calcext:value-type="percentage">
            <text:p>1.45%</text:p>
          </table:table-cell>
          <table:table-cell table:style-name="ce28" office:value-type="float" office:value="4664" calcext:value-type="float">
            <text:p>4664</text:p>
          </table:table-cell>
          <table:table-cell table:style-name="ce31" table:formula="of:=[.L7]/[.G7]" office:value-type="percentage" office:value="0.15642607995707" calcext:value-type="percentage">
            <text:p>16%</text:p>
          </table:table-cell>
          <table:table-cell table:style-name="ce28" office:value-type="float" office:value="2525" calcext:value-type="float">
            <text:p>2525</text:p>
          </table:table-cell>
          <table:table-cell table:style-name="ce32" table:formula="of:=[$'Instant Booking'.$E7]/[$'Instant Booking'.$F7]" office:value-type="percentage" office:value="0.08468607459" calcext:value-type="percentage">
            <text:p>8.47%</text:p>
          </table:table-cell>
          <table:table-cell table:style-name="ce28" office:value-type="float" office:value="147920" calcext:value-type="float">
            <text:p>147920</text:p>
          </table:table-cell>
          <table:table-cell table:style-name="ce28" office:value-type="float" office:value="719701" calcext:value-type="float">
            <text:p>719701</text:p>
          </table:table-cell>
          <table:table-cell table:style-name="ce32" table:formula="of:=[$Comments.$E7]/[$Comments.$F7]" office:value-type="percentage" office:value="0.2055297964" calcext:value-type="percentage">
            <text:p>20.55%</text:p>
          </table:table-cell>
          <table:table-cell table:style-name="ce33" office:value-type="float" office:value="4.72776293064224" calcext:value-type="float">
            <text:p>4.7</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1425" calcext:value-type="float">
            <text:p>1425</text:p>
          </table:table-cell>
          <table:table-cell table:style-name="ce28" office:value-type="float" office:value="407" calcext:value-type="float">
            <text:p>407</text:p>
          </table:table-cell>
          <table:table-cell table:style-name="ce28" office:value-type="float" office:value="29816" calcext:value-type="float">
            <text:p>29816</text:p>
          </table:table-cell>
          <table:table-cell table:style-name="ce31" table:formula="of:=[.F8]/[.G8]" office:value-type="percentage" office:value="0.0136503890528575" calcext:value-type="percentage">
            <text:p>1%</text:p>
          </table:table-cell>
          <table:table-cell table:style-name="ce32" office:value-type="percentage" office:value="0.871595673678214" calcext:value-type="percentage">
            <text:p>87.16%</text:p>
          </table:table-cell>
          <table:table-cell table:style-name="ce28" office:value-type="float" office:value="50" calcext:value-type="float">
            <text:p>50</text:p>
          </table:table-cell>
          <table:table-cell table:style-name="ce32" table:formula="of:=[.J8]/[.G8]" office:value-type="percentage" office:value="0.00167695197209552" calcext:value-type="percentage">
            <text:p>0.17%</text:p>
          </table:table-cell>
          <table:table-cell table:style-name="ce28" office:value-type="float" office:value="359" calcext:value-type="float">
            <text:p>359</text:p>
          </table:table-cell>
          <table:table-cell table:style-name="ce31" table:formula="of:=[.L8]/[.G8]" office:value-type="percentage" office:value="0.0120405151596458" calcext:value-type="percentage">
            <text:p>1%</text:p>
          </table:table-cell>
          <table:table-cell table:style-name="ce28" office:value-type="float" office:value="746" calcext:value-type="float">
            <text:p>746</text:p>
          </table:table-cell>
          <table:table-cell table:style-name="ce32" table:formula="of:=[$'Instant Booking'.$E8]/[$'Instant Booking'.$F8]" office:value-type="percentage" office:value="0.02502012342" calcext:value-type="percentage">
            <text:p>2.50%</text:p>
          </table:table-cell>
          <table:table-cell table:style-name="ce28" office:value-type="float" office:value="10634" calcext:value-type="float">
            <text:p>10634</text:p>
          </table:table-cell>
          <table:table-cell table:style-name="ce28" office:value-type="float" office:value="719701" calcext:value-type="float">
            <text:p>719701</text:p>
          </table:table-cell>
          <table:table-cell table:style-name="ce32" table:formula="of:=[$Comments.$E8]/[$Comments.$F8]" office:value-type="percentage" office:value="0.01477558041" calcext:value-type="percentage">
            <text:p>1.48%</text:p>
          </table:table-cell>
          <table:table-cell table:style-name="ce33" office:value-type="float" office:value="4.6311342351717" calcext:value-type="float">
            <text:p>4.6</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468" calcext:value-type="float">
            <text:p>468</text:p>
          </table:table-cell>
          <table:table-cell table:style-name="ce28" office:value-type="float" office:value="1475" calcext:value-type="float">
            <text:p>1475</text:p>
          </table:table-cell>
          <table:table-cell table:style-name="ce28" office:value-type="float" office:value="29816" calcext:value-type="float">
            <text:p>29816</text:p>
          </table:table-cell>
          <table:table-cell table:style-name="ce31" table:formula="of:=[.F9]/[.G9]" office:value-type="percentage" office:value="0.0494700831768178" calcext:value-type="percentage">
            <text:p>5%</text:p>
          </table:table-cell>
          <table:table-cell table:style-name="ce32" office:value-type="percentage" office:value="0.938037868727986" calcext:value-type="percentage">
            <text:p>93.80%</text:p>
          </table:table-cell>
          <table:table-cell table:style-name="ce28" office:value-type="float" office:value="232" calcext:value-type="float">
            <text:p>232</text:p>
          </table:table-cell>
          <table:table-cell table:style-name="ce32" table:formula="of:=[.J9]/[.G9]" office:value-type="percentage" office:value="0.00778105715052321" calcext:value-type="percentage">
            <text:p>0.78%</text:p>
          </table:table-cell>
          <table:table-cell table:style-name="ce28" office:value-type="float" office:value="1450" calcext:value-type="float">
            <text:p>1450</text:p>
          </table:table-cell>
          <table:table-cell table:style-name="ce31" table:formula="of:=[.L9]/[.G9]" office:value-type="percentage" office:value="0.0486316071907701" calcext:value-type="percentage">
            <text:p>5%</text:p>
          </table:table-cell>
          <table:table-cell table:style-name="ce28" office:value-type="float" office:value="272" calcext:value-type="float">
            <text:p>272</text:p>
          </table:table-cell>
          <table:table-cell table:style-name="ce32" table:formula="of:=[$'Instant Booking'.$E9]/[$'Instant Booking'.$F9]" office:value-type="percentage" office:value="0.009122618728" calcext:value-type="percentage">
            <text:p>0.91%</text:p>
          </table:table-cell>
          <table:table-cell table:style-name="ce28" office:value-type="float" office:value="880" calcext:value-type="float">
            <text:p>880</text:p>
          </table:table-cell>
          <table:table-cell table:style-name="ce28" office:value-type="float" office:value="719701" calcext:value-type="float">
            <text:p>719701</text:p>
          </table:table-cell>
          <table:table-cell table:style-name="ce32" table:formula="of:=[$Comments.$E9]/[$Comments.$F9]" office:value-type="percentage" office:value="0.001222729995" calcext:value-type="percentage">
            <text:p>0.12%</text:p>
          </table:table-cell>
          <table:table-cell table:style-name="ce33" office:value-type="float" office:value="4.62498861047847" calcext:value-type="float">
            <text:p>4.6</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6290" calcext:value-type="float">
            <text:p>6290</text:p>
          </table:table-cell>
          <table:table-cell table:style-name="ce28" office:value-type="float" office:value="683" calcext:value-type="float">
            <text:p>683</text:p>
          </table:table-cell>
          <table:table-cell table:style-name="ce28" office:value-type="float" office:value="29816" calcext:value-type="float">
            <text:p>29816</text:p>
          </table:table-cell>
          <table:table-cell table:style-name="ce31" table:formula="of:=[.F10]/[.G10]" office:value-type="percentage" office:value="0.0229071639388248" calcext:value-type="percentage">
            <text:p>2%</text:p>
          </table:table-cell>
          <table:table-cell table:style-name="ce32" office:value-type="percentage" office:value="0.868345229350516" calcext:value-type="percentage">
            <text:p>86.83%</text:p>
          </table:table-cell>
          <table:table-cell table:style-name="ce28" office:value-type="float" office:value="80" calcext:value-type="float">
            <text:p>80</text:p>
          </table:table-cell>
          <table:table-cell table:style-name="ce32" table:formula="of:=[.J10]/[.G10]" office:value-type="percentage" office:value="0.00268312315535283" calcext:value-type="percentage">
            <text:p>0.27%</text:p>
          </table:table-cell>
          <table:table-cell table:style-name="ce28" office:value-type="float" office:value="612" calcext:value-type="float">
            <text:p>612</text:p>
          </table:table-cell>
          <table:table-cell table:style-name="ce31" table:formula="of:=[.L10]/[.G10]" office:value-type="percentage" office:value="0.0205258921384492" calcext:value-type="percentage">
            <text:p>2%</text:p>
          </table:table-cell>
          <table:table-cell table:style-name="ce28" office:value-type="float" office:value="2806" calcext:value-type="float">
            <text:p>2806</text:p>
          </table:table-cell>
          <table:table-cell table:style-name="ce32" table:formula="of:=[$'Instant Booking'.$E10]/[$'Instant Booking'.$F10]" office:value-type="percentage" office:value="0.09411054467" calcext:value-type="percentage">
            <text:p>9.41%</text:p>
          </table:table-cell>
          <table:table-cell table:style-name="ce28" office:value-type="float" office:value="42840" calcext:value-type="float">
            <text:p>42840</text:p>
          </table:table-cell>
          <table:table-cell table:style-name="ce28" office:value-type="float" office:value="719701" calcext:value-type="float">
            <text:p>719701</text:p>
          </table:table-cell>
          <table:table-cell table:style-name="ce32" table:formula="of:=[$Comments.$E10]/[$Comments.$F10]" office:value-type="percentage" office:value="0.05952471929" calcext:value-type="percentage">
            <text:p>5.95%</text:p>
          </table:table-cell>
          <table:table-cell table:style-name="ce33" office:value-type="float" office:value="4.68297788697784" calcext:value-type="float">
            <text:p>4.7</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980" calcext:value-type="float">
            <text:p>980</text:p>
          </table:table-cell>
          <table:table-cell table:style-name="ce28" office:value-type="float" office:value="2806" calcext:value-type="float">
            <text:p>2806</text:p>
          </table:table-cell>
          <table:table-cell table:style-name="ce28" office:value-type="float" office:value="29816" calcext:value-type="float">
            <text:p>29816</text:p>
          </table:table-cell>
          <table:table-cell table:style-name="ce31" table:formula="of:=[.F11]/[.G11]" office:value-type="percentage" office:value="0.0941105446740006" calcext:value-type="percentage">
            <text:p>9%</text:p>
          </table:table-cell>
          <table:table-cell table:style-name="ce32" office:value-type="percentage" office:value="0.918505067474988" calcext:value-type="percentage">
            <text:p>91.85%</text:p>
          </table:table-cell>
          <table:table-cell table:style-name="ce28" office:value-type="float" office:value="909" calcext:value-type="float">
            <text:p>909</text:p>
          </table:table-cell>
          <table:table-cell table:style-name="ce32" table:formula="of:=[.J11]/[.G11]" office:value-type="percentage" office:value="0.0304869868526965" calcext:value-type="percentage">
            <text:p>3.05%</text:p>
          </table:table-cell>
          <table:table-cell table:style-name="ce28" office:value-type="float" office:value="2345" calcext:value-type="float">
            <text:p>2345</text:p>
          </table:table-cell>
          <table:table-cell table:style-name="ce31" table:formula="of:=[.L11]/[.G11]" office:value-type="percentage" office:value="0.0786490474912798" calcext:value-type="percentage">
            <text:p>8%</text:p>
          </table:table-cell>
          <table:table-cell table:style-name="ce28" office:value-type="float" office:value="547" calcext:value-type="float">
            <text:p>547</text:p>
          </table:table-cell>
          <table:table-cell table:style-name="ce32" table:formula="of:=[$'Instant Booking'.$E11]/[$'Instant Booking'.$F11]" office:value-type="percentage" office:value="0.01834585457" calcext:value-type="percentage">
            <text:p>1.83%</text:p>
          </table:table-cell>
          <table:table-cell table:style-name="ce28" office:value-type="float" office:value="578" calcext:value-type="float">
            <text:p>578</text:p>
          </table:table-cell>
          <table:table-cell table:style-name="ce28" office:value-type="float" office:value="719701" calcext:value-type="float">
            <text:p>719701</text:p>
          </table:table-cell>
          <table:table-cell table:style-name="ce32" table:formula="of:=[$Comments.$E11]/[$Comments.$F11]" office:value-type="percentage" office:value="0.0008031112921" calcext:value-type="percentage">
            <text:p>0.08%</text:p>
          </table:table-cell>
          <table:table-cell table:style-name="ce33" office:value-type="float" office:value="4.59529932930352" calcext:value-type="float">
            <text:p>4.6</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5821" calcext:value-type="float">
            <text:p>5821</text:p>
          </table:table-cell>
          <table:table-cell table:style-name="ce28" office:value-type="float" office:value="844" calcext:value-type="float">
            <text:p>844</text:p>
          </table:table-cell>
          <table:table-cell table:style-name="ce28" office:value-type="float" office:value="29816" calcext:value-type="float">
            <text:p>29816</text:p>
          </table:table-cell>
          <table:table-cell table:style-name="ce31" table:formula="of:=[.F12]/[.G12]" office:value-type="percentage" office:value="0.0283069492889724" calcext:value-type="percentage">
            <text:p>3%</text:p>
          </table:table-cell>
          <table:table-cell table:style-name="ce32" office:value-type="percentage" office:value="0.965523105995533" calcext:value-type="percentage">
            <text:p>96.55%</text:p>
          </table:table-cell>
          <table:table-cell table:style-name="ce28" office:value-type="float" office:value="180" calcext:value-type="float">
            <text:p>180</text:p>
          </table:table-cell>
          <table:table-cell table:style-name="ce32" table:formula="of:=[.J12]/[.G12]" office:value-type="percentage" office:value="0.00603702709954387" calcext:value-type="percentage">
            <text:p>0.60%</text:p>
          </table:table-cell>
          <table:table-cell table:style-name="ce28" office:value-type="float" office:value="805" calcext:value-type="float">
            <text:p>805</text:p>
          </table:table-cell>
          <table:table-cell table:style-name="ce31" table:formula="of:=[.L12]/[.G12]" office:value-type="percentage" office:value="0.0269989267507379" calcext:value-type="percentage">
            <text:p>3%</text:p>
          </table:table-cell>
          <table:table-cell table:style-name="ce28" office:value-type="float" office:value="1696" calcext:value-type="float">
            <text:p>1696</text:p>
          </table:table-cell>
          <table:table-cell table:style-name="ce32" table:formula="of:=[$'Instant Booking'.$E12]/[$'Instant Booking'.$F12]" office:value-type="percentage" office:value="0.05688221089" calcext:value-type="percentage">
            <text:p>5.69%</text:p>
          </table:table-cell>
          <table:table-cell table:style-name="ce28" office:value-type="float" office:value="85422" calcext:value-type="float">
            <text:p>85422</text:p>
          </table:table-cell>
          <table:table-cell table:style-name="ce28" office:value-type="float" office:value="719701" calcext:value-type="float">
            <text:p>719701</text:p>
          </table:table-cell>
          <table:table-cell table:style-name="ce32" table:formula="of:=[$Comments.$E12]/[$Comments.$F12]" office:value-type="percentage" office:value="0.1186909564" calcext:value-type="percentage">
            <text:p>11.87%</text:p>
          </table:table-cell>
          <table:table-cell table:style-name="ce33" office:value-type="float" office:value="4.59640190972225" calcext:value-type="float">
            <text:p>4.6</text:p>
          </table:table-cell>
          <table:table-cell table:number-columns-repeated="1005"/>
        </table:table-row>
        <table:table-row table:style-name="ro1">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759" calcext:value-type="float">
            <text:p>759</text:p>
          </table:table-cell>
          <table:table-cell table:style-name="ce28" office:value-type="float" office:value="642" calcext:value-type="float">
            <text:p>642</text:p>
          </table:table-cell>
          <table:table-cell table:style-name="ce28" office:value-type="float" office:value="29816" calcext:value-type="float">
            <text:p>29816</text:p>
          </table:table-cell>
          <table:table-cell table:style-name="ce31" table:formula="of:=[.F13]/[.G13]" office:value-type="percentage" office:value="0.0215320633217065" calcext:value-type="percentage">
            <text:p>2%</text:p>
          </table:table-cell>
          <table:table-cell table:style-name="ce32" office:value-type="percentage" office:value="0.946218708827405" calcext:value-type="percentage">
            <text:p>94.62%</text:p>
          </table:table-cell>
          <table:table-cell table:style-name="ce28" office:value-type="float" office:value="87" calcext:value-type="float">
            <text:p>87</text:p>
          </table:table-cell>
          <table:table-cell table:style-name="ce32" table:formula="of:=[.J13]/[.G13]" office:value-type="percentage" office:value="0.0029178964314462" calcext:value-type="percentage">
            <text:p>0.29%</text:p>
          </table:table-cell>
          <table:table-cell table:style-name="ce28" office:value-type="float" office:value="575" calcext:value-type="float">
            <text:p>575</text:p>
          </table:table-cell>
          <table:table-cell table:style-name="ce31" table:formula="of:=[.L13]/[.G13]" office:value-type="percentage" office:value="0.0192849476790985" calcext:value-type="percentage">
            <text:p>2%</text:p>
          </table:table-cell>
          <table:table-cell table:style-name="ce28" office:value-type="float" office:value="296" calcext:value-type="float">
            <text:p>296</text:p>
          </table:table-cell>
          <table:table-cell table:style-name="ce32" table:formula="of:=[$'Instant Booking'.$E13]/[$'Instant Booking'.$F13]" office:value-type="percentage" office:value="0.009927555675" calcext:value-type="percentage">
            <text:p>0.99%</text:p>
          </table:table-cell>
          <table:table-cell table:style-name="ce28" office:value-type="float" office:value="46559" calcext:value-type="float">
            <text:p>46559</text:p>
          </table:table-cell>
          <table:table-cell table:style-name="ce28" office:value-type="float" office:value="719701" calcext:value-type="float">
            <text:p>719701</text:p>
          </table:table-cell>
          <table:table-cell table:style-name="ce32" table:formula="of:=[$Comments.$E13]/[$Comments.$F13]" office:value-type="percentage" office:value="0.06469214299" calcext:value-type="percentage">
            <text:p>6.47%</text:p>
          </table:table-cell>
          <table:table-cell table:style-name="ce33" office:value-type="float" office:value="4.68528535980153" calcext:value-type="float">
            <text:p>4.7</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837" calcext:value-type="float">
            <text:p>1837</text:p>
          </table:table-cell>
          <table:table-cell table:style-name="ce28" office:value-type="float" office:value="1749" calcext:value-type="float">
            <text:p>1749</text:p>
          </table:table-cell>
          <table:table-cell table:style-name="ce28" office:value-type="float" office:value="13151" calcext:value-type="float">
            <text:p>13151</text:p>
          </table:table-cell>
          <table:table-cell table:style-name="ce31" table:formula="of:=[.F14]/[.G14]" office:value-type="percentage" office:value="0.132993688692875" calcext:value-type="percentage">
            <text:p>13%</text:p>
          </table:table-cell>
          <table:table-cell table:style-name="ce32" office:value-type="percentage" office:value="0.9808" calcext:value-type="percentage">
            <text:p>98.08%</text:p>
          </table:table-cell>
          <table:table-cell table:style-name="ce28" office:value-type="float" office:value="209" calcext:value-type="float">
            <text:p>209</text:p>
          </table:table-cell>
          <table:table-cell table:style-name="ce32" table:formula="of:=[.J14]/[.G14]" office:value-type="percentage" office:value="0.0158923275796517" calcext:value-type="percentage">
            <text:p>1.59%</text:p>
          </table:table-cell>
          <table:table-cell table:style-name="ce28" office:value-type="float" office:value="1415" calcext:value-type="float">
            <text:p>1415</text:p>
          </table:table-cell>
          <table:table-cell table:style-name="ce31" table:formula="of:=[.L14]/[.G14]" office:value-type="percentage" office:value="0.107596380503384" calcext:value-type="percentage">
            <text:p>11%</text:p>
          </table:table-cell>
          <table:table-cell table:style-name="ce28" office:value-type="float" office:value="462" calcext:value-type="float">
            <text:p>462</text:p>
          </table:table-cell>
          <table:table-cell table:style-name="ce32" table:formula="of:=[$'Instant Booking'.$E14]/[$'Instant Booking'.$F14]" office:value-type="percentage" office:value="0.03513040833" calcext:value-type="percentage">
            <text:p>3.51%</text:p>
          </table:table-cell>
          <table:table-cell table:style-name="ce28" office:value-type="float" office:value="149272" calcext:value-type="float">
            <text:p>149272</text:p>
          </table:table-cell>
          <table:table-cell table:style-name="ce28" office:value-type="float" office:value="1108457" calcext:value-type="float">
            <text:p>1108457</text:p>
          </table:table-cell>
          <table:table-cell table:style-name="ce32" table:formula="of:=[$Comments.$E14]/[$Comments.$F14]" office:value-type="percentage" office:value="0.1346664778" calcext:value-type="percentage">
            <text:p>13.47%</text:p>
          </table:table-cell>
          <table:table-cell table:style-name="ce33" office:value-type="float" office:value="4.85600811485641" calcext:value-type="float">
            <text:p>4.9</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982" calcext:value-type="float">
            <text:p>982</text:p>
          </table:table-cell>
          <table:table-cell table:style-name="ce28" office:value-type="float" office:value="446" calcext:value-type="float">
            <text:p>446</text:p>
          </table:table-cell>
          <table:table-cell table:style-name="ce28" office:value-type="float" office:value="13151" calcext:value-type="float">
            <text:p>13151</text:p>
          </table:table-cell>
          <table:table-cell table:style-name="ce31" table:formula="of:=[.F15]/[.G15]" office:value-type="percentage" office:value="0.0339137708159075" calcext:value-type="percentage">
            <text:p>3%</text:p>
          </table:table-cell>
          <table:table-cell table:style-name="ce32" office:value-type="percentage" office:value="0.988932795320655" calcext:value-type="percentage">
            <text:p>98.89%</text:p>
          </table:table-cell>
          <table:table-cell table:style-name="ce28" office:value-type="float" office:value="170" calcext:value-type="float">
            <text:p>170</text:p>
          </table:table-cell>
          <table:table-cell table:style-name="ce32" table:formula="of:=[.J15]/[.G15]" office:value-type="percentage" office:value="0.0129267736293818" calcext:value-type="percentage">
            <text:p>1.29%</text:p>
          </table:table-cell>
          <table:table-cell table:style-name="ce28" office:value-type="float" office:value="454" calcext:value-type="float">
            <text:p>454</text:p>
          </table:table-cell>
          <table:table-cell table:style-name="ce31" table:formula="of:=[.L15]/[.G15]" office:value-type="percentage" office:value="0.0345220895749373" calcext:value-type="percentage">
            <text:p>3%</text:p>
          </table:table-cell>
          <table:table-cell table:style-name="ce28" office:value-type="float" office:value="277" calcext:value-type="float">
            <text:p>277</text:p>
          </table:table-cell>
          <table:table-cell table:style-name="ce32" table:formula="of:=[$'Instant Booking'.$E15]/[$'Instant Booking'.$F15]" office:value-type="percentage" office:value="0.02106303703" calcext:value-type="percentage">
            <text:p>2.11%</text:p>
          </table:table-cell>
          <table:table-cell table:style-name="ce28" office:value-type="float" office:value="1206" calcext:value-type="float">
            <text:p>1206</text:p>
          </table:table-cell>
          <table:table-cell table:style-name="ce28" office:value-type="float" office:value="1108457" calcext:value-type="float">
            <text:p>1108457</text:p>
          </table:table-cell>
          <table:table-cell table:style-name="ce32" table:formula="of:=[$Comments.$E15]/[$Comments.$F15]" office:value-type="percentage" office:value="0.001087998903" calcext:value-type="percentage">
            <text:p>0.11%</text:p>
          </table:table-cell>
          <table:table-cell table:style-name="ce33" office:value-type="float" office:value="4.83248377581115" calcext:value-type="float">
            <text:p>4.8</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467" calcext:value-type="float">
            <text:p>467</text:p>
          </table:table-cell>
          <table:table-cell table:style-name="ce28" office:value-type="float" office:value="944" calcext:value-type="float">
            <text:p>944</text:p>
          </table:table-cell>
          <table:table-cell table:style-name="ce28" office:value-type="float" office:value="13151" calcext:value-type="float">
            <text:p>13151</text:p>
          </table:table-cell>
          <table:table-cell table:style-name="ce31" table:formula="of:=[.F16]/[.G16]" office:value-type="percentage" office:value="0.0717816135655083" calcext:value-type="percentage">
            <text:p>7%</text:p>
          </table:table-cell>
          <table:table-cell table:style-name="ce32" office:value-type="percentage" office:value="0.98979229373646" calcext:value-type="percentage">
            <text:p>98.98%</text:p>
          </table:table-cell>
          <table:table-cell table:style-name="ce28" office:value-type="float" office:value="69" calcext:value-type="float">
            <text:p>69</text:p>
          </table:table-cell>
          <table:table-cell table:style-name="ce32" table:formula="of:=[.J16]/[.G16]" office:value-type="percentage" office:value="0.00524674929663143" calcext:value-type="percentage">
            <text:p>0.52%</text:p>
          </table:table-cell>
          <table:table-cell table:style-name="ce28" office:value-type="float" office:value="830" calcext:value-type="float">
            <text:p>830</text:p>
          </table:table-cell>
          <table:table-cell table:style-name="ce31" table:formula="of:=[.L16]/[.G16]" office:value-type="percentage" office:value="0.0631130712493347" calcext:value-type="percentage">
            <text:p>6%</text:p>
          </table:table-cell>
          <table:table-cell table:style-name="ce28" office:value-type="float" office:value="388" calcext:value-type="float">
            <text:p>388</text:p>
          </table:table-cell>
          <table:table-cell table:style-name="ce32" table:formula="of:=[$'Instant Booking'.$E16]/[$'Instant Booking'.$F16]" office:value-type="percentage" office:value="0.02950345981" calcext:value-type="percentage">
            <text:p>2.95%</text:p>
          </table:table-cell>
          <table:table-cell table:style-name="ce28" office:value-type="float" office:value="79507" calcext:value-type="float">
            <text:p>79507</text:p>
          </table:table-cell>
          <table:table-cell table:style-name="ce28" office:value-type="float" office:value="1108457" calcext:value-type="float">
            <text:p>1108457</text:p>
          </table:table-cell>
          <table:table-cell table:style-name="ce32" table:formula="of:=[$Comments.$E16]/[$Comments.$F16]" office:value-type="percentage" office:value="0.0717276358" calcext:value-type="percentage">
            <text:p>7.17%</text:p>
          </table:table-cell>
          <table:table-cell table:style-name="ce33" office:value-type="float" office:value="4.87010330578511" calcext:value-type="float">
            <text:p>4.9</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1930" calcext:value-type="float">
            <text:p>1930</text:p>
          </table:table-cell>
          <table:table-cell table:style-name="ce28" office:value-type="float" office:value="387" calcext:value-type="float">
            <text:p>387</text:p>
          </table:table-cell>
          <table:table-cell table:style-name="ce28" office:value-type="float" office:value="13151" calcext:value-type="float">
            <text:p>13151</text:p>
          </table:table-cell>
          <table:table-cell table:style-name="ce31" table:formula="of:=[.F17]/[.G17]" office:value-type="percentage" office:value="0.0294274199680633" calcext:value-type="percentage">
            <text:p>3%</text:p>
          </table:table-cell>
          <table:table-cell table:style-name="ce32" office:value-type="percentage" office:value="0.980425700330981" calcext:value-type="percentage">
            <text:p>98.04%</text:p>
          </table:table-cell>
          <table:table-cell table:style-name="ce28" office:value-type="float" office:value="53" calcext:value-type="float">
            <text:p>53</text:p>
          </table:table-cell>
          <table:table-cell table:style-name="ce32" table:formula="of:=[.J17]/[.G17]" office:value-type="percentage" office:value="0.00403011177857197" calcext:value-type="percentage">
            <text:p>0.40%</text:p>
          </table:table-cell>
          <table:table-cell table:style-name="ce28" office:value-type="float" office:value="369" calcext:value-type="float">
            <text:p>369</text:p>
          </table:table-cell>
          <table:table-cell table:style-name="ce31" table:formula="of:=[.L17]/[.G17]" office:value-type="percentage" office:value="0.0280587027602464" calcext:value-type="percentage">
            <text:p>3%</text:p>
          </table:table-cell>
          <table:table-cell table:style-name="ce28" office:value-type="float" office:value="1381" calcext:value-type="float">
            <text:p>1381</text:p>
          </table:table-cell>
          <table:table-cell table:style-name="ce32" table:formula="of:=[$'Instant Booking'.$E17]/[$'Instant Booking'.$F17]" office:value-type="percentage" office:value="0.1050110258" calcext:value-type="percentage">
            <text:p>10.50%</text:p>
          </table:table-cell>
          <table:table-cell table:style-name="ce28" office:value-type="float" office:value="21973" calcext:value-type="float">
            <text:p>21973</text:p>
          </table:table-cell>
          <table:table-cell table:style-name="ce28" office:value-type="float" office:value="1108457" calcext:value-type="float">
            <text:p>1108457</text:p>
          </table:table-cell>
          <table:table-cell table:style-name="ce32" table:formula="of:=[$Comments.$E17]/[$Comments.$F17]" office:value-type="percentage" office:value="0.01982305132" calcext:value-type="percentage">
            <text:p>1.98%</text:p>
          </table:table-cell>
          <table:table-cell table:style-name="ce33" office:value-type="float" office:value="4.88376296296296" calcext:value-type="float">
            <text:p>4.9</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970" calcext:value-type="float">
            <text:p>970</text:p>
          </table:table-cell>
          <table:table-cell table:style-name="ce28" office:value-type="float" office:value="861" calcext:value-type="float">
            <text:p>861</text:p>
          </table:table-cell>
          <table:table-cell table:style-name="ce28" office:value-type="float" office:value="13151" calcext:value-type="float">
            <text:p>13151</text:p>
          </table:table-cell>
          <table:table-cell table:style-name="ce31" table:formula="of:=[.F18]/[.G18]" office:value-type="percentage" office:value="0.0654703064405749" calcext:value-type="percentage">
            <text:p>7%</text:p>
          </table:table-cell>
          <table:table-cell table:style-name="ce32" office:value-type="percentage" office:value="0.981328445513224" calcext:value-type="percentage">
            <text:p>98.13%</text:p>
          </table:table-cell>
          <table:table-cell table:style-name="ce28" office:value-type="float" office:value="135" calcext:value-type="float">
            <text:p>135</text:p>
          </table:table-cell>
          <table:table-cell table:style-name="ce32" table:formula="of:=[.J18]/[.G18]" office:value-type="percentage" office:value="0.0102653790586267" calcext:value-type="percentage">
            <text:p>1.03%</text:p>
          </table:table-cell>
          <table:table-cell table:style-name="ce28" office:value-type="float" office:value="829" calcext:value-type="float">
            <text:p>829</text:p>
          </table:table-cell>
          <table:table-cell table:style-name="ce31" table:formula="of:=[.L18]/[.G18]" office:value-type="percentage" office:value="0.0630370314044559" calcext:value-type="percentage">
            <text:p>6%</text:p>
          </table:table-cell>
          <table:table-cell table:style-name="ce28" office:value-type="float" office:value="673" calcext:value-type="float">
            <text:p>673</text:p>
          </table:table-cell>
          <table:table-cell table:style-name="ce32" table:formula="of:=[$'Instant Booking'.$E18]/[$'Instant Booking'.$F18]" office:value-type="percentage" office:value="0.0511748156" calcext:value-type="percentage">
            <text:p>5.12%</text:p>
          </table:table-cell>
          <table:table-cell table:style-name="ce28" office:value-type="float" office:value="140937" calcext:value-type="float">
            <text:p>140937</text:p>
          </table:table-cell>
          <table:table-cell table:style-name="ce28" office:value-type="float" office:value="1108457" calcext:value-type="float">
            <text:p>1108457</text:p>
          </table:table-cell>
          <table:table-cell table:style-name="ce32" table:formula="of:=[$Comments.$E18]/[$Comments.$F18]" office:value-type="percentage" office:value="0.1271470161" calcext:value-type="percentage">
            <text:p>12.71%</text:p>
          </table:table-cell>
          <table:table-cell table:style-name="ce33" office:value-type="float" office:value="4.83686507936509" calcext:value-type="float">
            <text:p>4.8</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402" calcext:value-type="float">
            <text:p>402</text:p>
          </table:table-cell>
          <table:table-cell table:style-name="ce28" office:value-type="float" office:value="816" calcext:value-type="float">
            <text:p>816</text:p>
          </table:table-cell>
          <table:table-cell table:style-name="ce28" office:value-type="float" office:value="13151" calcext:value-type="float">
            <text:p>13151</text:p>
          </table:table-cell>
          <table:table-cell table:style-name="ce31" table:formula="of:=[.F19]/[.G19]" office:value-type="percentage" office:value="0.0620485134210326" calcext:value-type="percentage">
            <text:p>6%</text:p>
          </table:table-cell>
          <table:table-cell table:style-name="ce32" office:value-type="percentage" office:value="0.983980591617413" calcext:value-type="percentage">
            <text:p>98.40%</text:p>
          </table:table-cell>
          <table:table-cell table:style-name="ce28" office:value-type="float" office:value="174" calcext:value-type="float">
            <text:p>174</text:p>
          </table:table-cell>
          <table:table-cell table:style-name="ce32" table:formula="of:=[.J19]/[.G19]" office:value-type="percentage" office:value="0.0132309330088967" calcext:value-type="percentage">
            <text:p>1.32%</text:p>
          </table:table-cell>
          <table:table-cell table:style-name="ce28" office:value-type="float" office:value="896" calcext:value-type="float">
            <text:p>896</text:p>
          </table:table-cell>
          <table:table-cell table:style-name="ce31" table:formula="of:=[.L19]/[.G19]" office:value-type="percentage" office:value="0.0681317010113299" calcext:value-type="percentage">
            <text:p>7%</text:p>
          </table:table-cell>
          <table:table-cell table:style-name="ce28" office:value-type="float" office:value="290" calcext:value-type="float">
            <text:p>290</text:p>
          </table:table-cell>
          <table:table-cell table:style-name="ce32" table:formula="of:=[$'Instant Booking'.$E19]/[$'Instant Booking'.$F19]" office:value-type="percentage" office:value="0.02205155501" calcext:value-type="percentage">
            <text:p>2.21%</text:p>
          </table:table-cell>
          <table:table-cell table:style-name="ce28" office:value-type="float" office:value="122" calcext:value-type="float">
            <text:p>122</text:p>
          </table:table-cell>
          <table:table-cell table:style-name="ce28" office:value-type="float" office:value="1108457" calcext:value-type="float">
            <text:p>1108457</text:p>
          </table:table-cell>
          <table:table-cell table:style-name="ce32" table:formula="of:=[$Comments.$E19]/[$Comments.$F19]" office:value-type="percentage" office:value="0.0001100629073" calcext:value-type="percentage">
            <text:p>0.01%</text:p>
          </table:table-cell>
          <table:table-cell table:style-name="ce33" office:value-type="float" office:value="4.86871122761028" calcext:value-type="float">
            <text:p>4.9</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2526" calcext:value-type="float">
            <text:p>2526</text:p>
          </table:table-cell>
          <table:table-cell table:style-name="ce28" office:value-type="float" office:value="1857" calcext:value-type="float">
            <text:p>1857</text:p>
          </table:table-cell>
          <table:table-cell table:style-name="ce28" office:value-type="float" office:value="13151" calcext:value-type="float">
            <text:p>13151</text:p>
          </table:table-cell>
          <table:table-cell table:style-name="ce31" table:formula="of:=[.F20]/[.G20]" office:value-type="percentage" office:value="0.141205991939776" calcext:value-type="percentage">
            <text:p>14%</text:p>
          </table:table-cell>
          <table:table-cell table:style-name="ce32" office:value-type="percentage" office:value="0.965828395671346" calcext:value-type="percentage">
            <text:p>96.58%</text:p>
          </table:table-cell>
          <table:table-cell table:style-name="ce28" office:value-type="float" office:value="385" calcext:value-type="float">
            <text:p>385</text:p>
          </table:table-cell>
          <table:table-cell table:style-name="ce32" table:formula="of:=[.J20]/[.G20]" office:value-type="percentage" office:value="0.0292753402783058" calcext:value-type="percentage">
            <text:p>2.93%</text:p>
          </table:table-cell>
          <table:table-cell table:style-name="ce28" office:value-type="float" office:value="1723" calcext:value-type="float">
            <text:p>1723</text:p>
          </table:table-cell>
          <table:table-cell table:style-name="ce31" table:formula="of:=[.L20]/[.G20]" office:value-type="percentage" office:value="0.131016652726028" calcext:value-type="percentage">
            <text:p>13%</text:p>
          </table:table-cell>
          <table:table-cell table:style-name="ce28" office:value-type="float" office:value="1653" calcext:value-type="float">
            <text:p>1653</text:p>
          </table:table-cell>
          <table:table-cell table:style-name="ce32" table:formula="of:=[$'Instant Booking'.$E20]/[$'Instant Booking'.$F20]" office:value-type="percentage" office:value="0.1256938636" calcext:value-type="percentage">
            <text:p>12.57%</text:p>
          </table:table-cell>
          <table:table-cell table:style-name="ce28" office:value-type="float" office:value="594" calcext:value-type="float">
            <text:p>594</text:p>
          </table:table-cell>
          <table:table-cell table:style-name="ce28" office:value-type="float" office:value="1108457" calcext:value-type="float">
            <text:p>1108457</text:p>
          </table:table-cell>
          <table:table-cell table:style-name="ce32" table:formula="of:=[$Comments.$E20]/[$Comments.$F20]" office:value-type="percentage" office:value="0.0005358800567" calcext:value-type="percentage">
            <text:p>0.05%</text:p>
          </table:table-cell>
          <table:table-cell table:style-name="ce33" office:value-type="float" office:value="4.82997208931415" calcext:value-type="float">
            <text:p>4.8</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894" calcext:value-type="float">
            <text:p>894</text:p>
          </table:table-cell>
          <table:table-cell table:style-name="ce28" office:value-type="float" office:value="1809" calcext:value-type="float">
            <text:p>1809</text:p>
          </table:table-cell>
          <table:table-cell table:style-name="ce28" office:value-type="float" office:value="13151" calcext:value-type="float">
            <text:p>13151</text:p>
          </table:table-cell>
          <table:table-cell table:style-name="ce31" table:formula="of:=[.F21]/[.G21]" office:value-type="percentage" office:value="0.137556079385598" calcext:value-type="percentage">
            <text:p>14%</text:p>
          </table:table-cell>
          <table:table-cell table:style-name="ce32" office:value-type="percentage" office:value="0.982720303460789" calcext:value-type="percentage">
            <text:p>98.27%</text:p>
          </table:table-cell>
          <table:table-cell table:style-name="ce28" office:value-type="float" office:value="759" calcext:value-type="float">
            <text:p>759</text:p>
          </table:table-cell>
          <table:table-cell table:style-name="ce32" table:formula="of:=[.J21]/[.G21]" office:value-type="percentage" office:value="0.0577142422629458" calcext:value-type="percentage">
            <text:p>5.77%</text:p>
          </table:table-cell>
          <table:table-cell table:style-name="ce28" office:value-type="float" office:value="1780" calcext:value-type="float">
            <text:p>1780</text:p>
          </table:table-cell>
          <table:table-cell table:style-name="ce31" table:formula="of:=[.L21]/[.G21]" office:value-type="percentage" office:value="0.135350923884115" calcext:value-type="percentage">
            <text:p>14%</text:p>
          </table:table-cell>
          <table:table-cell table:style-name="ce28" office:value-type="float" office:value="645" calcext:value-type="float">
            <text:p>645</text:p>
          </table:table-cell>
          <table:table-cell table:style-name="ce32" table:formula="of:=[$'Instant Booking'.$E21]/[$'Instant Booking'.$F21]" office:value-type="percentage" office:value="0.04904569995" calcext:value-type="percentage">
            <text:p>4.90%</text:p>
          </table:table-cell>
          <table:table-cell table:style-name="ce28" office:value-type="float" office:value="21913" calcext:value-type="float">
            <text:p>21913</text:p>
          </table:table-cell>
          <table:table-cell table:style-name="ce28" office:value-type="float" office:value="1108457" calcext:value-type="float">
            <text:p>1108457</text:p>
          </table:table-cell>
          <table:table-cell table:style-name="ce32" table:formula="of:=[$Comments.$E21]/[$Comments.$F21]" office:value-type="percentage" office:value="0.01976892202" calcext:value-type="percentage">
            <text:p>1.98%</text:p>
          </table:table-cell>
          <table:table-cell table:style-name="ce33" office:value-type="float" office:value="4.82406980043474" calcext:value-type="float">
            <text:p>4.8</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2644" calcext:value-type="float">
            <text:p>2644</text:p>
          </table:table-cell>
          <table:table-cell table:style-name="ce28" office:value-type="float" office:value="464" calcext:value-type="float">
            <text:p>464</text:p>
          </table:table-cell>
          <table:table-cell table:style-name="ce28" office:value-type="float" office:value="13151" calcext:value-type="float">
            <text:p>13151</text:p>
          </table:table-cell>
          <table:table-cell table:style-name="ce31" table:formula="of:=[.F22]/[.G22]" office:value-type="percentage" office:value="0.0352824880237244" calcext:value-type="percentage">
            <text:p>4%</text:p>
          </table:table-cell>
          <table:table-cell table:style-name="ce32" office:value-type="percentage" office:value="0.989988653555219" calcext:value-type="percentage">
            <text:p>99.00%</text:p>
          </table:table-cell>
          <table:table-cell table:style-name="ce28" office:value-type="float" office:value="74" calcext:value-type="float">
            <text:p>74</text:p>
          </table:table-cell>
          <table:table-cell table:style-name="ce32" table:formula="of:=[.J22]/[.G22]" office:value-type="percentage" office:value="0.00562694852102502" calcext:value-type="percentage">
            <text:p>0.56%</text:p>
          </table:table-cell>
          <table:table-cell table:style-name="ce28" office:value-type="float" office:value="450" calcext:value-type="float">
            <text:p>450</text:p>
          </table:table-cell>
          <table:table-cell table:style-name="ce31" table:formula="of:=[.L22]/[.G22]" office:value-type="percentage" office:value="0.0342179301954224" calcext:value-type="percentage">
            <text:p>3%</text:p>
          </table:table-cell>
          <table:table-cell table:style-name="ce28" office:value-type="float" office:value="1118" calcext:value-type="float">
            <text:p>1118</text:p>
          </table:table-cell>
          <table:table-cell table:style-name="ce32" table:formula="of:=[$'Instant Booking'.$E22]/[$'Instant Booking'.$F22]" office:value-type="percentage" office:value="0.08501254657" calcext:value-type="percentage">
            <text:p>8.50%</text:p>
          </table:table-cell>
          <table:table-cell table:style-name="ce28" office:value-type="float" office:value="54305" calcext:value-type="float">
            <text:p>54305</text:p>
          </table:table-cell>
          <table:table-cell table:style-name="ce28" office:value-type="float" office:value="1108457" calcext:value-type="float">
            <text:p>1108457</text:p>
          </table:table-cell>
          <table:table-cell table:style-name="ce32" table:formula="of:=[$Comments.$E22]/[$Comments.$F22]" office:value-type="percentage" office:value="0.04899152606" calcext:value-type="percentage">
            <text:p>4.90%</text:p>
          </table:table-cell>
          <table:table-cell table:style-name="ce33" office:value-type="float" office:value="4.88550921435501" calcext:value-type="float">
            <text:p>4.9</text:p>
          </table:table-cell>
          <table:table-cell table:number-columns-repeated="1005"/>
        </table:table-row>
        <table:table-row table:style-name="ro1">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499" calcext:value-type="float">
            <text:p>499</text:p>
          </table:table-cell>
          <table:table-cell table:style-name="ce28" office:value-type="float" office:value="2529" calcext:value-type="float">
            <text:p>2529</text:p>
          </table:table-cell>
          <table:table-cell table:style-name="ce28" office:value-type="float" office:value="13151" calcext:value-type="float">
            <text:p>13151</text:p>
          </table:table-cell>
          <table:table-cell table:style-name="ce31" table:formula="of:=[.F23]/[.G23]" office:value-type="percentage" office:value="0.192304767698274" calcext:value-type="percentage">
            <text:p>19%</text:p>
          </table:table-cell>
          <table:table-cell table:style-name="ce32" office:value-type="percentage" office:value="0.987414829659319" calcext:value-type="percentage">
            <text:p>98.74%</text:p>
          </table:table-cell>
          <table:table-cell table:style-name="ce28" office:value-type="float" office:value="280" calcext:value-type="float">
            <text:p>280</text:p>
          </table:table-cell>
          <table:table-cell table:style-name="ce32" table:formula="of:=[.J23]/[.G23]" office:value-type="percentage" office:value="0.0212911565660406" calcext:value-type="percentage">
            <text:p>2.13%</text:p>
          </table:table-cell>
          <table:table-cell table:style-name="ce28" office:value-type="float" office:value="2327" calcext:value-type="float">
            <text:p>2327</text:p>
          </table:table-cell>
          <table:table-cell table:style-name="ce31" table:formula="of:=[.L23]/[.G23]" office:value-type="percentage" office:value="0.176944719032773" calcext:value-type="percentage">
            <text:p>18%</text:p>
          </table:table-cell>
          <table:table-cell table:style-name="ce28" office:value-type="float" office:value="210" calcext:value-type="float">
            <text:p>210</text:p>
          </table:table-cell>
          <table:table-cell table:style-name="ce32" table:formula="of:=[$'Instant Booking'.$E23]/[$'Instant Booking'.$F23]" office:value-type="percentage" office:value="0.01596836742" calcext:value-type="percentage">
            <text:p>1.60%</text:p>
          </table:table-cell>
          <table:table-cell table:style-name="ce28" office:value-type="float" office:value="261506" calcext:value-type="float">
            <text:p>261506</text:p>
          </table:table-cell>
          <table:table-cell table:style-name="ce28" office:value-type="float" office:value="1108457" calcext:value-type="float">
            <text:p>1108457</text:p>
          </table:table-cell>
          <table:table-cell table:style-name="ce32" table:formula="of:=[$Comments.$E23]/[$Comments.$F23]" office:value-type="percentage" office:value="0.2359189396" calcext:value-type="percentage">
            <text:p>23.59%</text:p>
          </table:table-cell>
          <table:table-cell table:style-name="ce33" office:value-type="float" office:value="4.90134698521037" calcext:value-type="float">
            <text:p>4.9</text:p>
          </table:table-cell>
          <table:table-cell table:number-columns-repeated="1005"/>
        </table:table-row>
        <table:table-row table:style-name="ro4" table:number-rows-repeated="8">
          <table:table-cell table:number-columns-repeated="1024"/>
        </table:table-row>
        <table:table-row table:style-name="ro1">
          <table:table-cell/>
          <table:table-cell table:style-name="ce28" table:number-columns-repeated="4"/>
          <table:table-cell table:style-name="ce30"/>
          <table:table-cell table:style-name="ce28" table:number-columns-repeated="2"/>
          <table:table-cell table:style-name="ce30"/>
          <table:table-cell table:style-name="ce28"/>
          <table:table-cell table:number-columns-repeated="1014"/>
        </table:table-row>
        <table:table-row table:style-name="ro1">
          <table:table-cell/>
          <table:table-cell table:style-name="ce28" table:number-columns-repeated="6"/>
          <table:table-cell table:style-name="ce32"/>
          <table:table-cell table:style-name="ce28"/>
          <table:table-cell table:style-name="ce32"/>
          <table:table-cell table:number-columns-repeated="1014"/>
        </table:table-row>
        <table:table-row table:style-name="ro1" table:number-rows-repeated="36">
          <table:table-cell/>
          <table:table-cell table:style-name="ce28" table:number-columns-repeated="6"/>
          <table:table-cell table:style-name="ce32"/>
          <table:table-cell table:style-name="ce28"/>
          <table:table-cell table:style-name="ce32"/>
          <table:table-cell table:number-columns-repeated="1014"/>
        </table:table-row>
        <table:table-row table:style-name="ro1">
          <table:table-cell table:number-columns-repeated="8"/>
          <table:table-cell table:style-name="ce28" office:value-type="float" office:value="67" calcext:value-type="float">
            <text:p>67</text:p>
          </table:table-cell>
          <table:table-cell table:style-name="ce32" table:formula="of:=[$'Identity Verified'.$F70]/[$'Identity Verified'.$G70]" office:value-type="string" office:string-value="" calcext:value-type="error">
            <text:p>#DIV/0!</text:p>
          </table:table-cell>
          <table:table-cell table:number-columns-repeated="1014"/>
        </table:table-row>
        <table:table-row table:style-name="ro1">
          <table:table-cell table:number-columns-repeated="8"/>
          <table:table-cell table:style-name="ce28" office:value-type="float" office:value="432" calcext:value-type="float">
            <text:p>432</text:p>
          </table:table-cell>
          <table:table-cell table:style-name="ce32" table:formula="of:=[$'Identity Verified'.$F71]/[$'Identity Verified'.$G71]" office:value-type="string" office:string-value="" calcext:value-type="error">
            <text:p>#DIV/0!</text:p>
          </table:table-cell>
          <table:table-cell table:number-columns-repeated="1014"/>
        </table:table-row>
        <table:table-row table:style-name="ro4" table:number-rows-repeated="1048504">
          <table:table-cell table:number-columns-repeated="1024"/>
        </table:table-row>
        <table:table-row table:style-name="ro4">
          <table:table-cell table:number-columns-repeated="1024"/>
        </table:table-row>
        <table:named-expressions>
          <table:named-range table:name="Z_18465893_A890_4CA4_BDE3_F10717E0D5C0_.wvu.FilterData" table:base-cell-address="$DASHBOARD.$A$1" table:cell-range-address="$'All Tables'.$B$3:.$S$23"/>
          <table:named-range table:name="Z_EAF09D4D_553D_4728_A95E_1AC2A08EA1FE_.wvu.FilterData" table:base-cell-address="$DASHBOARD.$A$1" table:cell-range-address="$'All Tables'.$B$3:.$S$23"/>
        </table:named-expressions>
      </table:table>
      <table:table table:name="Total Host-Superhost" table:style-name="ta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2" table:default-cell-style-name="Default"/>
        <table:table-column table:style-name="co6" table:default-cell-style-name="Default"/>
        <table:table-column table:style-name="co7" table:default-cell-style-name="Default"/>
        <table:table-column table:style-name="co2" table:number-columns-repeated="17" table:default-cell-style-name="Default"/>
        <table:table-column table:style-name="co1" table:number-columns-repeated="999" table:default-cell-style-name="Default"/>
        <table:table-row table:style-name="ro5">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No_of_host</text:p>
          </table:table-cell>
          <table:table-cell table:number-columns-repeated="3"/>
          <table:table-cell table:style-name="ce35" office:value-type="string" calcext:value-type="string">
            <text:p>Total No. of Host and Superhost</text:p>
          </table:table-cell>
          <table:table-cell table:number-columns-repeated="1016"/>
        </table:table-row>
        <table:table-row table:style-name="ro5">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5318" calcext:value-type="float">
            <text:p>5318</text:p>
          </table:table-cell>
          <table:table-cell table:number-columns-repeated="1020"/>
        </table:table-row>
        <table:table-row table:style-name="ro5">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1365" calcext:value-type="float">
            <text:p>1365</text:p>
          </table:table-cell>
          <table:table-cell table:number-columns-repeated="2"/>
          <table:table-cell table:style-name="ce28" office:value-type="string" calcext:value-type="string">
            <text:p>Row Labels</text:p>
          </table:table-cell>
          <table:table-cell table:style-name="ce28" office:value-type="string" calcext:value-type="string">
            <text:p>Sum of No_of_host</text:p>
          </table:table-cell>
          <table:table-cell table:number-columns-repeated="1016"/>
        </table:table-row>
        <table:table-row table:style-name="ro5">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1595" calcext:value-type="float">
            <text:p>1595</text:p>
          </table:table-cell>
          <table:table-cell table:number-columns-repeated="2"/>
          <table:table-cell table:style-name="ce34" office:value-type="string" calcext:value-type="string">
            <text:p>Host</text:p>
          </table:table-cell>
          <table:table-cell table:style-name="ce28" office:value-type="float" office:value="29816" calcext:value-type="float">
            <text:p>29816</text:p>
          </table:table-cell>
          <table:table-cell table:number-columns-repeated="1016"/>
        </table:table-row>
        <table:table-row table:style-name="ro5">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5795" calcext:value-type="float">
            <text:p>5795</text:p>
          </table:table-cell>
          <table:table-cell table:number-columns-repeated="2"/>
          <table:table-cell table:style-name="ce34" office:value-type="string" calcext:value-type="string">
            <text:p>SuperHost</text:p>
          </table:table-cell>
          <table:table-cell table:style-name="ce28" office:value-type="float" office:value="13151" calcext:value-type="float">
            <text:p>13151</text:p>
          </table:table-cell>
          <table:table-cell table:number-columns-repeated="1016"/>
        </table:table-row>
        <table:table-row table:style-name="ro5">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1425" calcext:value-type="float">
            <text:p>1425</text:p>
          </table:table-cell>
          <table:table-cell table:number-columns-repeated="1020"/>
        </table:table-row>
        <table:table-row table:style-name="ro5">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468" calcext:value-type="float">
            <text:p>468</text:p>
          </table:table-cell>
          <table:table-cell table:number-columns-repeated="1020"/>
        </table:table-row>
        <table:table-row table:style-name="ro5">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6290" calcext:value-type="float">
            <text:p>6290</text:p>
          </table:table-cell>
          <table:table-cell table:number-columns-repeated="2"/>
          <table:table-cell>
            <draw:frame table:end-cell-address="'Total Host-Superhost'.K19" table:end-x="14.06pt" table:end-y="11.23pt" draw:z-index="0" draw:name="Chart 12" draw:style-name="gr2" draw:text-style-name="P3" svg:width="269.23pt" svg:height="166.48pt" svg:x="6.97pt" svg:y="1.5pt">
              <draw:object draw:notify-on-update-of-ranges="DASHBOARD.B8:DASHBOARD.B9 DASHBOARD.C7:DASHBOARD.C7 DASHBOARD.C8:DASHBOARD.C9" xlink:href="./Object 12" xlink:type="simple" xlink:show="embed" xlink:actuate="onLoad">
                <loext:p/>
              </draw:object>
              <draw:image xlink:href="./ObjectReplacements/Object 12" xlink:type="simple" xlink:show="embed" xlink:actuate="onLoad"/>
            </draw:frame>
          </table:table-cell>
          <table:table-cell table:number-columns-repeated="1017"/>
        </table:table-row>
        <table:table-row table:style-name="ro5">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980" calcext:value-type="float">
            <text:p>980</text:p>
          </table:table-cell>
          <table:table-cell table:number-columns-repeated="1020"/>
        </table:table-row>
        <table:table-row table:style-name="ro5">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5821" calcext:value-type="float">
            <text:p>5821</text:p>
          </table:table-cell>
          <table:table-cell table:number-columns-repeated="1020"/>
        </table:table-row>
        <table:table-row table:style-name="ro5">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759" calcext:value-type="float">
            <text:p>759</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837" calcext:value-type="float">
            <text:p>1837</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982" calcext:value-type="float">
            <text:p>982</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467" calcext:value-type="float">
            <text:p>467</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1930" calcext:value-type="float">
            <text:p>1930</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970" calcext:value-type="float">
            <text:p>970</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402" calcext:value-type="float">
            <text:p>402</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2526" calcext:value-type="float">
            <text:p>2526</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894" calcext:value-type="float">
            <text:p>894</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2644" calcext:value-type="float">
            <text:p>2644</text:p>
          </table:table-cell>
          <table:table-cell table:number-columns-repeated="1020"/>
        </table:table-row>
        <table:table-row table:style-name="ro5">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499" calcext:value-type="float">
            <text:p>499</text:p>
          </table:table-cell>
          <table:table-cell table:number-columns-repeated="1020"/>
        </table:table-row>
        <table:table-row table:style-name="ro5" table:number-rows-repeated="979">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Response Time" table:style-name="ta5">
        <table:table-column table:style-name="co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15" table:default-cell-style-name="Default"/>
        <table:table-column table:style-name="co1" table:number-columns-repeated="998" table:default-cell-style-name="Default"/>
        <table:table-row table:style-name="ro5">
          <table:table-cell/>
          <table:table-cell table:style-name="ce29" office:value-type="string" calcext:value-type="string" table:number-columns-spanned="5" table:number-rows-spanned="2">
            <text:p>Response Time</text:p>
          </table:table-cell>
          <table:covered-table-cell table:number-columns-repeated="4" table:style-name="ce26"/>
          <table:table-cell table:number-columns-repeated="3"/>
          <table:table-cell>
            <draw:frame table:end-cell-address="'Response Time'.N14" table:end-x="11.57pt" table:end-y="14.23pt" draw:z-index="0" draw:name="Chart 13" draw:style-name="gr2" draw:text-style-name="P3" svg:width="321.73pt" svg:height="199.47pt" svg:x="11.28pt" svg:y="0pt">
              <draw:object draw:notify-on-update-of-ranges="'Response Time'.K17:'Response Time'.K24 'Response Time'.J16:'Response Time'.J16 'Response Time'.J17:'Response Time'.J24 'Response Time'.L16:'Response Time'.L16 'Response Time'.L17:'Response Time'.L24" xlink:href="./Object 13" xlink:type="simple" xlink:show="embed" xlink:actuate="onLoad">
                <loext:p/>
              </draw:object>
              <draw:image xlink:href="./ObjectReplacements/Object 13" xlink:type="simple" xlink:show="embed" xlink:actuate="onLoad"/>
            </draw:frame>
          </table:table-cell>
          <table:table-cell table:number-columns-repeated="1014"/>
        </table:table-row>
        <table:table-row table:style-name="ro5">
          <table:table-cell/>
          <table:covered-table-cell table:number-columns-repeated="5" table:style-name="ce26"/>
          <table:table-cell table:number-columns-repeated="1018"/>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host_response_time</text:p>
          </table:table-cell>
          <table:table-cell table:style-name="ce28" office:value-type="string" calcext:value-type="string">
            <text:p>TotalHost</text:p>
          </table:table-cell>
          <table:table-cell table:style-name="ce28" office:value-type="string" calcext:value-type="string">
            <text:p>Total_count</text:p>
          </table:table-cell>
          <table:table-cell table:style-name="ce28" office:value-type="string" calcext:value-type="string">
            <text:p>Response Time</text:p>
          </table:table-cell>
          <table:table-cell/>
          <table:table-cell table:style-name="ce28"/>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string" calcext:value-type="string">
            <text:p>a few days or more</text:p>
          </table:table-cell>
          <table:table-cell table:style-name="ce28" office:value-type="float" office:value="250" calcext:value-type="float">
            <text:p>250</text:p>
          </table:table-cell>
          <table:table-cell table:style-name="ce36" office:value-type="float" office:value="29816" calcext:value-type="float">
            <text:p>29816</text:p>
          </table:table-cell>
          <table:table-cell table:style-name="ce32" table:formula="of:=[$'Response Time'.$F4]/[$'Response Time'.$G4]" office:value-type="percentage" office:value="0.00838475986" calcext:value-type="percentage">
            <text:p>0.84%</text:p>
          </table:table-cell>
          <table:table-cell/>
          <table:table-cell table:style-name="ce34"/>
          <table:table-cell table:style-name="ce28"/>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string" calcext:value-type="string">
            <text:p>within a few hours</text:p>
          </table:table-cell>
          <table:table-cell table:style-name="ce28" office:value-type="float" office:value="470" calcext:value-type="float">
            <text:p>470</text:p>
          </table:table-cell>
          <table:table-cell table:style-name="ce36" office:value-type="float" office:value="29816" calcext:value-type="float">
            <text:p>29816</text:p>
          </table:table-cell>
          <table:table-cell table:style-name="ce32" table:formula="of:=[$'Response Time'.$F5]/[$'Response Time'.$G5]" office:value-type="percentage" office:value="0.01576334854" calcext:value-type="percentage">
            <text:p>1.58%</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string" calcext:value-type="string">
            <text:p>within an hour</text:p>
          </table:table-cell>
          <table:table-cell table:style-name="ce28" office:value-type="float" office:value="4198" calcext:value-type="float">
            <text:p>4198</text:p>
          </table:table-cell>
          <table:table-cell table:style-name="ce36" office:value-type="float" office:value="29816" calcext:value-type="float">
            <text:p>29816</text:p>
          </table:table-cell>
          <table:table-cell table:style-name="ce32" table:formula="of:=[$'Response Time'.$F6]/[$'Response Time'.$G6]" office:value-type="percentage" office:value="0.1407968876" calcext:value-type="percentage">
            <text:p>14.08%</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string" calcext:value-type="string">
            <text:p>within a day</text:p>
          </table:table-cell>
          <table:table-cell table:style-name="ce28" office:value-type="float" office:value="400" calcext:value-type="float">
            <text:p>400</text:p>
          </table:table-cell>
          <table:table-cell table:style-name="ce36" office:value-type="float" office:value="29816" calcext:value-type="float">
            <text:p>29816</text:p>
          </table:table-cell>
          <table:table-cell table:style-name="ce32" table:formula="of:=[$'Response Time'.$F7]/[$'Response Time'.$G7]" office:value-type="percentage" office:value="0.01341561578" calcext:value-type="percentage">
            <text:p>1.34%</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string" calcext:value-type="string">
            <text:p>within a few hours</text:p>
          </table:table-cell>
          <table:table-cell table:style-name="ce28" office:value-type="float" office:value="172" calcext:value-type="float">
            <text:p>172</text:p>
          </table:table-cell>
          <table:table-cell table:style-name="ce36" office:value-type="float" office:value="29816" calcext:value-type="float">
            <text:p>29816</text:p>
          </table:table-cell>
          <table:table-cell table:style-name="ce32" table:formula="of:=[$'Response Time'.$F8]/[$'Response Time'.$G8]" office:value-type="percentage" office:value="0.005768714784" calcext:value-type="percentage">
            <text:p>0.58%</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string" calcext:value-type="string">
            <text:p>within a day</text:p>
          </table:table-cell>
          <table:table-cell table:style-name="ce28" office:value-type="float" office:value="137" calcext:value-type="float">
            <text:p>137</text:p>
          </table:table-cell>
          <table:table-cell table:style-name="ce36" office:value-type="float" office:value="29816" calcext:value-type="float">
            <text:p>29816</text:p>
          </table:table-cell>
          <table:table-cell table:style-name="ce32" table:formula="of:=[$'Response Time'.$F9]/[$'Response Time'.$G9]" office:value-type="percentage" office:value="0.004594848404" calcext:value-type="percentage">
            <text:p>0.46%</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string" calcext:value-type="string">
            <text:p>a few days or more</text:p>
          </table:table-cell>
          <table:table-cell table:style-name="ce28" office:value-type="float" office:value="46" calcext:value-type="float">
            <text:p>46</text:p>
          </table:table-cell>
          <table:table-cell table:style-name="ce36" office:value-type="float" office:value="29816" calcext:value-type="float">
            <text:p>29816</text:p>
          </table:table-cell>
          <table:table-cell table:style-name="ce32" table:formula="of:=[$'Response Time'.$F10]/[$'Response Time'.$G10]" office:value-type="percentage" office:value="0.001542795814" calcext:value-type="percentage">
            <text:p>0.15%</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string" calcext:value-type="string">
            <text:p>within an hour</text:p>
          </table:table-cell>
          <table:table-cell table:style-name="ce28" office:value-type="float" office:value="1010" calcext:value-type="float">
            <text:p>1010</text:p>
          </table:table-cell>
          <table:table-cell table:style-name="ce36" office:value-type="float" office:value="29816" calcext:value-type="float">
            <text:p>29816</text:p>
          </table:table-cell>
          <table:table-cell table:style-name="ce32" table:formula="of:=[$'Response Time'.$F11]/[$'Response Time'.$G11]" office:value-type="percentage" office:value="0.03387442984" calcext:value-type="percentage">
            <text:p>3.39%</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string" calcext:value-type="string">
            <text:p>a few days or more</text:p>
          </table:table-cell>
          <table:table-cell table:style-name="ce28" office:value-type="float" office:value="34" calcext:value-type="float">
            <text:p>34</text:p>
          </table:table-cell>
          <table:table-cell table:style-name="ce36" office:value-type="float" office:value="29816" calcext:value-type="float">
            <text:p>29816</text:p>
          </table:table-cell>
          <table:table-cell table:style-name="ce32" table:formula="of:=[$'Response Time'.$F12]/[$'Response Time'.$G12]" office:value-type="percentage" office:value="0.001140327341" calcext:value-type="percentage">
            <text:p>0.11%</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string" calcext:value-type="string">
            <text:p>within a few hours</text:p>
          </table:table-cell>
          <table:table-cell table:style-name="ce28" office:value-type="float" office:value="76" calcext:value-type="float">
            <text:p>76</text:p>
          </table:table-cell>
          <table:table-cell table:style-name="ce36" office:value-type="float" office:value="29816" calcext:value-type="float">
            <text:p>29816</text:p>
          </table:table-cell>
          <table:table-cell table:style-name="ce32" table:formula="of:=[$'Response Time'.$F13]/[$'Response Time'.$G13]" office:value-type="percentage" office:value="0.002548966998" calcext:value-type="percentage">
            <text:p>0.25%</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string" calcext:value-type="string">
            <text:p>within an hour</text:p>
          </table:table-cell>
          <table:table-cell table:style-name="ce28" office:value-type="float" office:value="1430" calcext:value-type="float">
            <text:p>1430</text:p>
          </table:table-cell>
          <table:table-cell table:style-name="ce36" office:value-type="float" office:value="29816" calcext:value-type="float">
            <text:p>29816</text:p>
          </table:table-cell>
          <table:table-cell table:style-name="ce32" table:formula="of:=[$'Response Time'.$F14]/[$'Response Time'.$G14]" office:value-type="percentage" office:value="0.0479608264" calcext:value-type="percentage">
            <text:p>4.80%</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string" calcext:value-type="string">
            <text:p>within a day</text:p>
          </table:table-cell>
          <table:table-cell table:style-name="ce28" office:value-type="float" office:value="55" calcext:value-type="float">
            <text:p>55</text:p>
          </table:table-cell>
          <table:table-cell table:style-name="ce36" office:value-type="float" office:value="29816" calcext:value-type="float">
            <text:p>29816</text:p>
          </table:table-cell>
          <table:table-cell table:style-name="ce32" table:formula="of:=[$'Response Time'.$F15]/[$'Response Time'.$G15]" office:value-type="percentage" office:value="0.001844647169" calcext:value-type="percentage">
            <text:p>0.18%</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string" calcext:value-type="string">
            <text:p>within a few hours</text:p>
          </table:table-cell>
          <table:table-cell table:style-name="ce28" office:value-type="float" office:value="262" calcext:value-type="float">
            <text:p>262</text:p>
          </table:table-cell>
          <table:table-cell table:style-name="ce36" office:value-type="float" office:value="29816" calcext:value-type="float">
            <text:p>29816</text:p>
          </table:table-cell>
          <table:table-cell table:style-name="ce32" table:formula="of:=[$'Response Time'.$F16]/[$'Response Time'.$G16]" office:value-type="percentage" office:value="0.008787228334" calcext:value-type="percentage">
            <text:p>0.88%</text:p>
          </table:table-cell>
          <table:table-cell/>
          <table:table-cell table:style-name="ce6" office:value-type="string" calcext:value-type="string">
            <text:p>host_Superhost</text:p>
          </table:table-cell>
          <table:table-cell table:style-name="ce17" office:value-type="string" calcext:value-type="string">
            <text:p>host_response_time</text:p>
          </table:table-cell>
          <table:table-cell table:style-name="ce9" office:value-type="string" calcext:value-type="string">
            <text:p>Sum - Response Time</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string" calcext:value-type="string">
            <text:p>a few days or more</text:p>
          </table:table-cell>
          <table:table-cell table:style-name="ce28" office:value-type="float" office:value="368" calcext:value-type="float">
            <text:p>368</text:p>
          </table:table-cell>
          <table:table-cell table:style-name="ce36" office:value-type="float" office:value="29816" calcext:value-type="float">
            <text:p>29816</text:p>
          </table:table-cell>
          <table:table-cell table:style-name="ce32" table:formula="of:=[$'Response Time'.$F17]/[$'Response Time'.$G17]" office:value-type="percentage" office:value="0.01234236651" calcext:value-type="percentage">
            <text:p>1.23%</text:p>
          </table:table-cell>
          <table:table-cell/>
          <table:table-cell table:style-name="ce7" office:value-type="string" calcext:value-type="string">
            <text:p>Host</text:p>
          </table:table-cell>
          <table:table-cell table:style-name="ce18" office:value-type="string" calcext:value-type="string">
            <text:p>a few days or more</text:p>
          </table:table-cell>
          <table:table-cell table:style-name="ce12" office:value-type="percentage" office:value="0.04856452911" calcext:value-type="percentage">
            <text:p>4.86%</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string" calcext:value-type="string">
            <text:p>within a day</text:p>
          </table:table-cell>
          <table:table-cell table:style-name="ce28" office:value-type="float" office:value="282" calcext:value-type="float">
            <text:p>282</text:p>
          </table:table-cell>
          <table:table-cell table:style-name="ce36" office:value-type="float" office:value="29816" calcext:value-type="float">
            <text:p>29816</text:p>
          </table:table-cell>
          <table:table-cell table:style-name="ce32" table:formula="of:=[$'Response Time'.$F18]/[$'Response Time'.$G18]" office:value-type="percentage" office:value="0.009458009123" calcext:value-type="percentage">
            <text:p>0.95%</text:p>
          </table:table-cell>
          <table:table-cell/>
          <table:table-cell table:style-name="ce37"/>
          <table:table-cell table:style-name="ce38" office:value-type="string" calcext:value-type="string">
            <text:p>within a day</text:p>
          </table:table-cell>
          <table:table-cell table:style-name="ce39" office:value-type="percentage" office:value="0.0764019318469" calcext:value-type="percentage">
            <text:p>7.64%</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string" calcext:value-type="string">
            <text:p>within an hour</text:p>
          </table:table-cell>
          <table:table-cell table:style-name="ce28" office:value-type="float" office:value="4883" calcext:value-type="float">
            <text:p>4883</text:p>
          </table:table-cell>
          <table:table-cell table:style-name="ce36" office:value-type="float" office:value="29816" calcext:value-type="float">
            <text:p>29816</text:p>
          </table:table-cell>
          <table:table-cell table:style-name="ce32" table:formula="of:=[$'Response Time'.$F19]/[$'Response Time'.$G19]" office:value-type="percentage" office:value="0.1637711296" calcext:value-type="percentage">
            <text:p>16.38%</text:p>
          </table:table-cell>
          <table:table-cell/>
          <table:table-cell table:style-name="ce37"/>
          <table:table-cell table:style-name="ce38" office:value-type="string" calcext:value-type="string">
            <text:p>within a few hours</text:p>
          </table:table-cell>
          <table:table-cell table:style-name="ce39" office:value-type="percentage" office:value="0.084115910928" calcext:value-type="percentage">
            <text:p>8.41%</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string" calcext:value-type="string">
            <text:p>a few days or more</text:p>
          </table:table-cell>
          <table:table-cell table:style-name="ce28" office:value-type="float" office:value="114" calcext:value-type="float">
            <text:p>114</text:p>
          </table:table-cell>
          <table:table-cell table:style-name="ce36" office:value-type="float" office:value="29816" calcext:value-type="float">
            <text:p>29816</text:p>
          </table:table-cell>
          <table:table-cell table:style-name="ce32" table:formula="of:=[$'Response Time'.$F20]/[$'Response Time'.$G20]" office:value-type="percentage" office:value="0.003823450496" calcext:value-type="percentage">
            <text:p>0.38%</text:p>
          </table:table-cell>
          <table:table-cell/>
          <table:table-cell table:style-name="ce16"/>
          <table:table-cell table:style-name="ce19" office:value-type="string" calcext:value-type="string">
            <text:p>within an hour</text:p>
          </table:table-cell>
          <table:table-cell table:style-name="ce24" office:value-type="percentage" office:value="0.79091762818" calcext:value-type="percentage">
            <text:p>79.09%</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string" calcext:value-type="string">
            <text:p>within a few hours</text:p>
          </table:table-cell>
          <table:table-cell table:style-name="ce28" office:value-type="float" office:value="149" calcext:value-type="float">
            <text:p>149</text:p>
          </table:table-cell>
          <table:table-cell table:style-name="ce36" office:value-type="float" office:value="29816" calcext:value-type="float">
            <text:p>29816</text:p>
          </table:table-cell>
          <table:table-cell table:style-name="ce32" table:formula="of:=[$'Response Time'.$F21]/[$'Response Time'.$G21]" office:value-type="percentage" office:value="0.004997316877" calcext:value-type="percentage">
            <text:p>0.50%</text:p>
          </table:table-cell>
          <table:table-cell/>
          <table:table-cell table:style-name="ce7" office:value-type="string" calcext:value-type="string">
            <text:p>SuperHost</text:p>
          </table:table-cell>
          <table:table-cell table:style-name="ce18" office:value-type="string" calcext:value-type="string">
            <text:p>a few days or more</text:p>
          </table:table-cell>
          <table:table-cell table:style-name="ce12" office:value-type="percentage" office:value="0.00418219146808" calcext:value-type="percentage">
            <text:p>0.42%</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string" calcext:value-type="string">
            <text:p>within an hour</text:p>
          </table:table-cell>
          <table:table-cell table:style-name="ce28" office:value-type="float" office:value="1038" calcext:value-type="float">
            <text:p>1038</text:p>
          </table:table-cell>
          <table:table-cell table:style-name="ce36" office:value-type="float" office:value="29816" calcext:value-type="float">
            <text:p>29816</text:p>
          </table:table-cell>
          <table:table-cell table:style-name="ce32" table:formula="of:=[$'Response Time'.$F22]/[$'Response Time'.$G22]" office:value-type="percentage" office:value="0.03481352294" calcext:value-type="percentage">
            <text:p>3.48%</text:p>
          </table:table-cell>
          <table:table-cell/>
          <table:table-cell table:style-name="ce37"/>
          <table:table-cell table:style-name="ce38" office:value-type="string" calcext:value-type="string">
            <text:p>within a day</text:p>
          </table:table-cell>
          <table:table-cell table:style-name="ce39" office:value-type="percentage" office:value="0.0431145920504" calcext:value-type="percentage">
            <text:p>4.31%</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string" calcext:value-type="string">
            <text:p>within a day</text:p>
          </table:table-cell>
          <table:table-cell table:style-name="ce28" office:value-type="float" office:value="124" calcext:value-type="float">
            <text:p>124</text:p>
          </table:table-cell>
          <table:table-cell table:style-name="ce36" office:value-type="float" office:value="29816" calcext:value-type="float">
            <text:p>29816</text:p>
          </table:table-cell>
          <table:table-cell table:style-name="ce32" table:formula="of:=[$'Response Time'.$F23]/[$'Response Time'.$G23]" office:value-type="percentage" office:value="0.004158840891" calcext:value-type="percentage">
            <text:p>0.42%</text:p>
          </table:table-cell>
          <table:table-cell/>
          <table:table-cell table:style-name="ce37"/>
          <table:table-cell table:style-name="ce38" office:value-type="string" calcext:value-type="string">
            <text:p>within a few hours</text:p>
          </table:table-cell>
          <table:table-cell table:style-name="ce39" office:value-type="percentage" office:value="0.094593567028" calcext:value-type="percentage">
            <text:p>9.46%</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string" calcext:value-type="string">
            <text:p>a few days or more</text:p>
          </table:table-cell>
          <table:table-cell table:style-name="ce28" office:value-type="float" office:value="12" calcext:value-type="float">
            <text:p>12</text:p>
          </table:table-cell>
          <table:table-cell table:style-name="ce36" office:value-type="float" office:value="29816" calcext:value-type="float">
            <text:p>29816</text:p>
          </table:table-cell>
          <table:table-cell table:style-name="ce32" table:formula="of:=[$'Response Time'.$F24]/[$'Response Time'.$G24]" office:value-type="percentage" office:value="0.0004024684733" calcext:value-type="percentage">
            <text:p>0.04%</text:p>
          </table:table-cell>
          <table:table-cell/>
          <table:table-cell table:style-name="ce8"/>
          <table:table-cell table:style-name="ce20" office:value-type="string" calcext:value-type="string">
            <text:p>within an hour</text:p>
          </table:table-cell>
          <table:table-cell table:style-name="ce13" office:value-type="percentage" office:value="0.85810964947" calcext:value-type="percentage">
            <text:p>85.81%</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string" calcext:value-type="string">
            <text:p>within a day</text:p>
          </table:table-cell>
          <table:table-cell table:style-name="ce28" office:value-type="float" office:value="27" calcext:value-type="float">
            <text:p>27</text:p>
          </table:table-cell>
          <table:table-cell table:style-name="ce36" office:value-type="float" office:value="29816" calcext:value-type="float">
            <text:p>29816</text:p>
          </table:table-cell>
          <table:table-cell table:style-name="ce32" table:formula="of:=[$'Response Time'.$F25]/[$'Response Time'.$G25]" office:value-type="percentage" office:value="0.0009055540649" calcext:value-type="percentage">
            <text:p>0.09%</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string" calcext:value-type="string">
            <text:p>within a few hours</text:p>
          </table:table-cell>
          <table:table-cell table:style-name="ce28" office:value-type="float" office:value="50" calcext:value-type="float">
            <text:p>50</text:p>
          </table:table-cell>
          <table:table-cell table:style-name="ce36" office:value-type="float" office:value="29816" calcext:value-type="float">
            <text:p>29816</text:p>
          </table:table-cell>
          <table:table-cell table:style-name="ce32" table:formula="of:=[$'Response Time'.$F26]/[$'Response Time'.$G26]" office:value-type="percentage" office:value="0.001676951972" calcext:value-type="percentage">
            <text:p>0.17%</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string" calcext:value-type="string">
            <text:p>within an hour</text:p>
          </table:table-cell>
          <table:table-cell table:style-name="ce28" office:value-type="float" office:value="379" calcext:value-type="float">
            <text:p>379</text:p>
          </table:table-cell>
          <table:table-cell table:style-name="ce36" office:value-type="float" office:value="29816" calcext:value-type="float">
            <text:p>29816</text:p>
          </table:table-cell>
          <table:table-cell table:style-name="ce32" table:formula="of:=[$'Response Time'.$F27]/[$'Response Time'.$G27]" office:value-type="percentage" office:value="0.01271129595" calcext:value-type="percentage">
            <text:p>1.27%</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string" calcext:value-type="string">
            <text:p>a few days or more</text:p>
          </table:table-cell>
          <table:table-cell table:style-name="ce28" office:value-type="float" office:value="438" calcext:value-type="float">
            <text:p>438</text:p>
          </table:table-cell>
          <table:table-cell table:style-name="ce36" office:value-type="float" office:value="29816" calcext:value-type="float">
            <text:p>29816</text:p>
          </table:table-cell>
          <table:table-cell table:style-name="ce32" table:formula="of:=[$'Response Time'.$F28]/[$'Response Time'.$G28]" office:value-type="percentage" office:value="0.01469009928" calcext:value-type="percentage">
            <text:p>1.47%</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string" calcext:value-type="string">
            <text:p>within a few hours</text:p>
          </table:table-cell>
          <table:table-cell table:style-name="ce28" office:value-type="float" office:value="742" calcext:value-type="float">
            <text:p>742</text:p>
          </table:table-cell>
          <table:table-cell table:style-name="ce36" office:value-type="float" office:value="29816" calcext:value-type="float">
            <text:p>29816</text:p>
          </table:table-cell>
          <table:table-cell table:style-name="ce32" table:formula="of:=[$'Response Time'.$F29]/[$'Response Time'.$G29]" office:value-type="percentage" office:value="0.02488596727" calcext:value-type="percentage">
            <text:p>2.49%</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string" calcext:value-type="string">
            <text:p>within an hour</text:p>
          </table:table-cell>
          <table:table-cell table:style-name="ce28" office:value-type="float" office:value="4379" calcext:value-type="float">
            <text:p>4379</text:p>
          </table:table-cell>
          <table:table-cell table:style-name="ce36" office:value-type="float" office:value="29816" calcext:value-type="float">
            <text:p>29816</text:p>
          </table:table-cell>
          <table:table-cell table:style-name="ce32" table:formula="of:=[$'Response Time'.$F30]/[$'Response Time'.$G30]" office:value-type="percentage" office:value="0.1468674537" calcext:value-type="percentage">
            <text:p>14.69%</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string" calcext:value-type="string">
            <text:p>within a day</text:p>
          </table:table-cell>
          <table:table-cell table:style-name="ce28" office:value-type="float" office:value="731" calcext:value-type="float">
            <text:p>731</text:p>
          </table:table-cell>
          <table:table-cell table:style-name="ce36" office:value-type="float" office:value="29816" calcext:value-type="float">
            <text:p>29816</text:p>
          </table:table-cell>
          <table:table-cell table:style-name="ce32" table:formula="of:=[$'Response Time'.$F31]/[$'Response Time'.$G31]" office:value-type="percentage" office:value="0.02451703783" calcext:value-type="percentage">
            <text:p>2.45%</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string" calcext:value-type="string">
            <text:p>within a day</text:p>
          </table:table-cell>
          <table:table-cell table:style-name="ce28" office:value-type="float" office:value="75" calcext:value-type="float">
            <text:p>75</text:p>
          </table:table-cell>
          <table:table-cell table:style-name="ce36" office:value-type="float" office:value="29816" calcext:value-type="float">
            <text:p>29816</text:p>
          </table:table-cell>
          <table:table-cell table:style-name="ce32" table:formula="of:=[$'Response Time'.$F32]/[$'Response Time'.$G32]" office:value-type="percentage" office:value="0.002515427958" calcext:value-type="percentage">
            <text:p>0.25%</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string" calcext:value-type="string">
            <text:p>within a few hours</text:p>
          </table:table-cell>
          <table:table-cell table:style-name="ce28" office:value-type="float" office:value="84" calcext:value-type="float">
            <text:p>84</text:p>
          </table:table-cell>
          <table:table-cell table:style-name="ce36" office:value-type="float" office:value="29816" calcext:value-type="float">
            <text:p>29816</text:p>
          </table:table-cell>
          <table:table-cell table:style-name="ce32" table:formula="of:=[$'Response Time'.$F33]/[$'Response Time'.$G33]" office:value-type="percentage" office:value="0.002817279313" calcext:value-type="percentage">
            <text:p>0.28%</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string" calcext:value-type="string">
            <text:p>a few days or more</text:p>
          </table:table-cell>
          <table:table-cell table:style-name="ce28" office:value-type="float" office:value="43" calcext:value-type="float">
            <text:p>43</text:p>
          </table:table-cell>
          <table:table-cell table:style-name="ce36" office:value-type="float" office:value="29816" calcext:value-type="float">
            <text:p>29816</text:p>
          </table:table-cell>
          <table:table-cell table:style-name="ce32" table:formula="of:=[$'Response Time'.$F34]/[$'Response Time'.$G34]" office:value-type="percentage" office:value="0.001442178696" calcext:value-type="percentage">
            <text:p>0.14%</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string" calcext:value-type="string">
            <text:p>within an hour</text:p>
          </table:table-cell>
          <table:table-cell table:style-name="ce28" office:value-type="float" office:value="778" calcext:value-type="float">
            <text:p>778</text:p>
          </table:table-cell>
          <table:table-cell table:style-name="ce36" office:value-type="float" office:value="29816" calcext:value-type="float">
            <text:p>29816</text:p>
          </table:table-cell>
          <table:table-cell table:style-name="ce32" table:formula="of:=[$'Response Time'.$F35]/[$'Response Time'.$G35]" office:value-type="percentage" office:value="0.02609337269" calcext:value-type="percentage">
            <text:p>2.61%</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string" calcext:value-type="string">
            <text:p>a few days or more</text:p>
          </table:table-cell>
          <table:table-cell table:style-name="ce28" office:value-type="float" office:value="121" calcext:value-type="float">
            <text:p>121</text:p>
          </table:table-cell>
          <table:table-cell table:style-name="ce36" office:value-type="float" office:value="29816" calcext:value-type="float">
            <text:p>29816</text:p>
          </table:table-cell>
          <table:table-cell table:style-name="ce32" table:formula="of:=[$'Response Time'.$F36]/[$'Response Time'.$G36]" office:value-type="percentage" office:value="0.004058223772" calcext:value-type="percentage">
            <text:p>0.41%</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string" calcext:value-type="string">
            <text:p>within a day</text:p>
          </table:table-cell>
          <table:table-cell table:style-name="ce28" office:value-type="float" office:value="387" calcext:value-type="float">
            <text:p>387</text:p>
          </table:table-cell>
          <table:table-cell table:style-name="ce36" office:value-type="float" office:value="29816" calcext:value-type="float">
            <text:p>29816</text:p>
          </table:table-cell>
          <table:table-cell table:style-name="ce32" table:formula="of:=[$'Response Time'.$F37]/[$'Response Time'.$G37]" office:value-type="percentage" office:value="0.01297960826" calcext:value-type="percentage">
            <text:p>1.30%</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string" calcext:value-type="string">
            <text:p>within an hour</text:p>
          </table:table-cell>
          <table:table-cell table:style-name="ce28" office:value-type="float" office:value="4882" calcext:value-type="float">
            <text:p>4882</text:p>
          </table:table-cell>
          <table:table-cell table:style-name="ce36" office:value-type="float" office:value="29816" calcext:value-type="float">
            <text:p>29816</text:p>
          </table:table-cell>
          <table:table-cell table:style-name="ce32" table:formula="of:=[$'Response Time'.$F38]/[$'Response Time'.$G38]" office:value-type="percentage" office:value="0.1637375906" calcext:value-type="percentage">
            <text:p>16.37%</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string" calcext:value-type="string">
            <text:p>within a few hours</text:p>
          </table:table-cell>
          <table:table-cell table:style-name="ce28" office:value-type="float" office:value="431" calcext:value-type="float">
            <text:p>431</text:p>
          </table:table-cell>
          <table:table-cell table:style-name="ce36" office:value-type="float" office:value="29816" calcext:value-type="float">
            <text:p>29816</text:p>
          </table:table-cell>
          <table:table-cell table:style-name="ce32" table:formula="of:=[$'Response Time'.$F39]/[$'Response Time'.$G39]" office:value-type="percentage" office:value="0.014455326" calcext:value-type="percentage">
            <text:p>1.45%</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string" calcext:value-type="string">
            <text:p>within an hour</text:p>
          </table:table-cell>
          <table:table-cell table:style-name="ce28" office:value-type="float" office:value="605" calcext:value-type="float">
            <text:p>605</text:p>
          </table:table-cell>
          <table:table-cell table:style-name="ce36" office:value-type="float" office:value="29816" calcext:value-type="float">
            <text:p>29816</text:p>
          </table:table-cell>
          <table:table-cell table:style-name="ce32" table:formula="of:=[$'Response Time'.$F40]/[$'Response Time'.$G40]" office:value-type="percentage" office:value="0.02029111886" calcext:value-type="percentage">
            <text:p>2.03%</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string" calcext:value-type="string">
            <text:p>within a day</text:p>
          </table:table-cell>
          <table:table-cell table:style-name="ce28" office:value-type="float" office:value="60" calcext:value-type="float">
            <text:p>60</text:p>
          </table:table-cell>
          <table:table-cell table:style-name="ce36" office:value-type="float" office:value="29816" calcext:value-type="float">
            <text:p>29816</text:p>
          </table:table-cell>
          <table:table-cell table:style-name="ce32" table:formula="of:=[$'Response Time'.$F41]/[$'Response Time'.$G41]" office:value-type="percentage" office:value="0.002012342367" calcext:value-type="percentage">
            <text:p>0.20%</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string" calcext:value-type="string">
            <text:p>a few days or more</text:p>
          </table:table-cell>
          <table:table-cell table:style-name="ce28" office:value-type="float" office:value="22" calcext:value-type="float">
            <text:p>22</text:p>
          </table:table-cell>
          <table:table-cell table:style-name="ce36" office:value-type="float" office:value="29816" calcext:value-type="float">
            <text:p>29816</text:p>
          </table:table-cell>
          <table:table-cell table:style-name="ce32" table:formula="of:=[$'Response Time'.$F42]/[$'Response Time'.$G42]" office:value-type="percentage" office:value="0.0007378588677" calcext:value-type="percentage">
            <text:p>0.07%</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string" calcext:value-type="string">
            <text:p>within a few hours</text:p>
          </table:table-cell>
          <table:table-cell table:style-name="ce28" office:value-type="float" office:value="72" calcext:value-type="float">
            <text:p>72</text:p>
          </table:table-cell>
          <table:table-cell table:style-name="ce36" office:value-type="float" office:value="29816" calcext:value-type="float">
            <text:p>29816</text:p>
          </table:table-cell>
          <table:table-cell table:style-name="ce32" table:formula="of:=[$'Response Time'.$F43]/[$'Response Time'.$G43]" office:value-type="percentage" office:value="0.00241481084" calcext:value-type="percentage">
            <text:p>0.24%</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string" calcext:value-type="string">
            <text:p>within an hour</text:p>
          </table:table-cell>
          <table:table-cell table:style-name="ce28" office:value-type="float" office:value="1366" calcext:value-type="float">
            <text:p>1366</text:p>
          </table:table-cell>
          <table:table-cell table:style-name="ce36" office:value-type="float" office:value="13151" calcext:value-type="float">
            <text:p>13151</text:p>
          </table:table-cell>
          <table:table-cell table:style-name="ce32" table:formula="of:=[$'Response Time'.$F44]/[$'Response Time'.$G44]" office:value-type="percentage" office:value="0.1038704281" calcext:value-type="percentage">
            <text:p>10.39%</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string" calcext:value-type="string">
            <text:p>within a day</text:p>
          </table:table-cell>
          <table:table-cell table:style-name="ce28" office:value-type="float" office:value="149" calcext:value-type="float">
            <text:p>149</text:p>
          </table:table-cell>
          <table:table-cell table:style-name="ce36" office:value-type="float" office:value="13151" calcext:value-type="float">
            <text:p>13151</text:p>
          </table:table-cell>
          <table:table-cell table:style-name="ce32" table:formula="of:=[$'Response Time'.$F45]/[$'Response Time'.$G45]" office:value-type="percentage" office:value="0.01132993689" calcext:value-type="percentage">
            <text:p>1.13%</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string" calcext:value-type="string">
            <text:p>within a few hours</text:p>
          </table:table-cell>
          <table:table-cell table:style-name="ce28" office:value-type="float" office:value="309" calcext:value-type="float">
            <text:p>309</text:p>
          </table:table-cell>
          <table:table-cell table:style-name="ce36" office:value-type="float" office:value="13151" calcext:value-type="float">
            <text:p>13151</text:p>
          </table:table-cell>
          <table:table-cell table:style-name="ce32" table:formula="of:=[$'Response Time'.$F46]/[$'Response Time'.$G46]" office:value-type="percentage" office:value="0.02349631207" calcext:value-type="percentage">
            <text:p>2.35%</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string" calcext:value-type="string">
            <text:p>a few days or more</text:p>
          </table:table-cell>
          <table:table-cell table:style-name="ce28" office:value-type="float" office:value="13" calcext:value-type="float">
            <text:p>13</text:p>
          </table:table-cell>
          <table:table-cell table:style-name="ce36" office:value-type="float" office:value="13151" calcext:value-type="float">
            <text:p>13151</text:p>
          </table:table-cell>
          <table:table-cell table:style-name="ce32" table:formula="of:=[$'Response Time'.$F47]/[$'Response Time'.$G47]" office:value-type="percentage" office:value="0.0009885179834" calcext:value-type="percentage">
            <text:p>0.10%</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string" calcext:value-type="string">
            <text:p>within a day</text:p>
          </table:table-cell>
          <table:table-cell table:style-name="ce28" office:value-type="float" office:value="53" calcext:value-type="float">
            <text:p>53</text:p>
          </table:table-cell>
          <table:table-cell table:style-name="ce36" office:value-type="float" office:value="13151" calcext:value-type="float">
            <text:p>13151</text:p>
          </table:table-cell>
          <table:table-cell table:style-name="ce32" table:formula="of:=[$'Response Time'.$F48]/[$'Response Time'.$G48]" office:value-type="percentage" office:value="0.004030111779" calcext:value-type="percentage">
            <text:p>0.40%</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string" calcext:value-type="string">
            <text:p>within an hour</text:p>
          </table:table-cell>
          <table:table-cell table:style-name="ce28" office:value-type="float" office:value="763" calcext:value-type="float">
            <text:p>763</text:p>
          </table:table-cell>
          <table:table-cell table:style-name="ce36" office:value-type="float" office:value="13151" calcext:value-type="float">
            <text:p>13151</text:p>
          </table:table-cell>
          <table:table-cell table:style-name="ce32" table:formula="of:=[$'Response Time'.$F49]/[$'Response Time'.$G49]" office:value-type="percentage" office:value="0.05801840164" calcext:value-type="percentage">
            <text:p>5.80%</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string" calcext:value-type="string">
            <text:p>a few days or more</text:p>
          </table:table-cell>
          <table:table-cell table:style-name="ce28" office:value-type="float" office:value="2" calcext:value-type="float">
            <text:p>2</text:p>
          </table:table-cell>
          <table:table-cell table:style-name="ce36" office:value-type="float" office:value="13151" calcext:value-type="float">
            <text:p>13151</text:p>
          </table:table-cell>
          <table:table-cell table:style-name="ce32" table:formula="of:=[$'Response Time'.$F50]/[$'Response Time'.$G50]" office:value-type="percentage" office:value="0.0001520796898" calcext:value-type="percentage">
            <text:p>0.0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string" calcext:value-type="string">
            <text:p>within a few hours</text:p>
          </table:table-cell>
          <table:table-cell table:style-name="ce28" office:value-type="float" office:value="164" calcext:value-type="float">
            <text:p>164</text:p>
          </table:table-cell>
          <table:table-cell table:style-name="ce36" office:value-type="float" office:value="13151" calcext:value-type="float">
            <text:p>13151</text:p>
          </table:table-cell>
          <table:table-cell table:style-name="ce32" table:formula="of:=[$'Response Time'.$F51]/[$'Response Time'.$G51]" office:value-type="percentage" office:value="0.01247053456" calcext:value-type="percentage">
            <text:p>1.25%</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string" calcext:value-type="string">
            <text:p>within a day</text:p>
          </table:table-cell>
          <table:table-cell table:style-name="ce28" office:value-type="float" office:value="9" calcext:value-type="float">
            <text:p>9</text:p>
          </table:table-cell>
          <table:table-cell table:style-name="ce36" office:value-type="float" office:value="13151" calcext:value-type="float">
            <text:p>13151</text:p>
          </table:table-cell>
          <table:table-cell table:style-name="ce32" table:formula="of:=[$'Response Time'.$F52]/[$'Response Time'.$G52]" office:value-type="percentage" office:value="0.0006843586039" calcext:value-type="percentage">
            <text:p>0.07%</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string" calcext:value-type="string">
            <text:p>within an hour</text:p>
          </table:table-cell>
          <table:table-cell table:style-name="ce28" office:value-type="float" office:value="443" calcext:value-type="float">
            <text:p>443</text:p>
          </table:table-cell>
          <table:table-cell table:style-name="ce36" office:value-type="float" office:value="13151" calcext:value-type="float">
            <text:p>13151</text:p>
          </table:table-cell>
          <table:table-cell table:style-name="ce32" table:formula="of:=[$'Response Time'.$F53]/[$'Response Time'.$G53]" office:value-type="percentage" office:value="0.03368565128" calcext:value-type="percentage">
            <text:p>3.37%</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string" calcext:value-type="string">
            <text:p>within a few hours</text:p>
          </table:table-cell>
          <table:table-cell table:style-name="ce28" office:value-type="float" office:value="14" calcext:value-type="float">
            <text:p>14</text:p>
          </table:table-cell>
          <table:table-cell table:style-name="ce36" office:value-type="float" office:value="13151" calcext:value-type="float">
            <text:p>13151</text:p>
          </table:table-cell>
          <table:table-cell table:style-name="ce32" table:formula="of:=[$'Response Time'.$F54]/[$'Response Time'.$G54]" office:value-type="percentage" office:value="0.001064557828" calcext:value-type="percentage">
            <text:p>0.1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string" calcext:value-type="string">
            <text:p>a few days or more</text:p>
          </table:table-cell>
          <table:table-cell table:style-name="ce28" office:value-type="float" office:value="1" calcext:value-type="float">
            <text:p>1</text:p>
          </table:table-cell>
          <table:table-cell table:style-name="ce36" office:value-type="float" office:value="13151" calcext:value-type="float">
            <text:p>13151</text:p>
          </table:table-cell>
          <table:table-cell table:style-name="ce32" table:formula="of:=[$'Response Time'.$F55]/[$'Response Time'.$G55]" office:value-type="percentage" office:value="0.00007603984488" calcext:value-type="percentage">
            <text:p>0.0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string" calcext:value-type="string">
            <text:p>within a day</text:p>
          </table:table-cell>
          <table:table-cell table:style-name="ce28" office:value-type="float" office:value="37" calcext:value-type="float">
            <text:p>37</text:p>
          </table:table-cell>
          <table:table-cell table:style-name="ce36" office:value-type="float" office:value="13151" calcext:value-type="float">
            <text:p>13151</text:p>
          </table:table-cell>
          <table:table-cell table:style-name="ce32" table:formula="of:=[$'Response Time'.$F56]/[$'Response Time'.$G56]" office:value-type="percentage" office:value="0.002813474261" calcext:value-type="percentage">
            <text:p>0.28%</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string" calcext:value-type="string">
            <text:p>within a few hours</text:p>
          </table:table-cell>
          <table:table-cell table:style-name="ce28" office:value-type="float" office:value="89" calcext:value-type="float">
            <text:p>89</text:p>
          </table:table-cell>
          <table:table-cell table:style-name="ce36" office:value-type="float" office:value="13151" calcext:value-type="float">
            <text:p>13151</text:p>
          </table:table-cell>
          <table:table-cell table:style-name="ce32" table:formula="of:=[$'Response Time'.$F57]/[$'Response Time'.$G57]" office:value-type="percentage" office:value="0.006767546194" calcext:value-type="percentage">
            <text:p>0.68%</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string" calcext:value-type="string">
            <text:p>within an hour</text:p>
          </table:table-cell>
          <table:table-cell table:style-name="ce28" office:value-type="float" office:value="1789" calcext:value-type="float">
            <text:p>1789</text:p>
          </table:table-cell>
          <table:table-cell table:style-name="ce36" office:value-type="float" office:value="13151" calcext:value-type="float">
            <text:p>13151</text:p>
          </table:table-cell>
          <table:table-cell table:style-name="ce32" table:formula="of:=[$'Response Time'.$F58]/[$'Response Time'.$G58]" office:value-type="percentage" office:value="0.1360352825" calcext:value-type="percentage">
            <text:p>13.60%</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string" calcext:value-type="string">
            <text:p>a few days or more</text:p>
          </table:table-cell>
          <table:table-cell table:style-name="ce28" office:value-type="float" office:value="15" calcext:value-type="float">
            <text:p>15</text:p>
          </table:table-cell>
          <table:table-cell table:style-name="ce36" office:value-type="float" office:value="13151" calcext:value-type="float">
            <text:p>13151</text:p>
          </table:table-cell>
          <table:table-cell table:style-name="ce32" table:formula="of:=[$'Response Time'.$F59]/[$'Response Time'.$G59]" office:value-type="percentage" office:value="0.001140597673" calcext:value-type="percentage">
            <text:p>0.1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string" calcext:value-type="string">
            <text:p>a few days or more</text:p>
          </table:table-cell>
          <table:table-cell table:style-name="ce28" office:value-type="float" office:value="2" calcext:value-type="float">
            <text:p>2</text:p>
          </table:table-cell>
          <table:table-cell table:style-name="ce36" office:value-type="float" office:value="13151" calcext:value-type="float">
            <text:p>13151</text:p>
          </table:table-cell>
          <table:table-cell table:style-name="ce32" table:formula="of:=[$'Response Time'.$F60]/[$'Response Time'.$G60]" office:value-type="percentage" office:value="0.0001520796898" calcext:value-type="percentage">
            <text:p>0.0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string" calcext:value-type="string">
            <text:p>within a few hours</text:p>
          </table:table-cell>
          <table:table-cell table:style-name="ce28" office:value-type="float" office:value="75" calcext:value-type="float">
            <text:p>75</text:p>
          </table:table-cell>
          <table:table-cell table:style-name="ce36" office:value-type="float" office:value="13151" calcext:value-type="float">
            <text:p>13151</text:p>
          </table:table-cell>
          <table:table-cell table:style-name="ce32" table:formula="of:=[$'Response Time'.$F61]/[$'Response Time'.$G61]" office:value-type="percentage" office:value="0.005702988366" calcext:value-type="percentage">
            <text:p>0.57%</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string" calcext:value-type="string">
            <text:p>within a day</text:p>
          </table:table-cell>
          <table:table-cell table:style-name="ce28" office:value-type="float" office:value="32" calcext:value-type="float">
            <text:p>32</text:p>
          </table:table-cell>
          <table:table-cell table:style-name="ce36" office:value-type="float" office:value="13151" calcext:value-type="float">
            <text:p>13151</text:p>
          </table:table-cell>
          <table:table-cell table:style-name="ce32" table:formula="of:=[$'Response Time'.$F62]/[$'Response Time'.$G62]" office:value-type="percentage" office:value="0.002433275036" calcext:value-type="percentage">
            <text:p>0.24%</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string" calcext:value-type="string">
            <text:p>within an hour</text:p>
          </table:table-cell>
          <table:table-cell table:style-name="ce28" office:value-type="float" office:value="861" calcext:value-type="float">
            <text:p>861</text:p>
          </table:table-cell>
          <table:table-cell table:style-name="ce36" office:value-type="float" office:value="13151" calcext:value-type="float">
            <text:p>13151</text:p>
          </table:table-cell>
          <table:table-cell table:style-name="ce32" table:formula="of:=[$'Response Time'.$F63]/[$'Response Time'.$G63]" office:value-type="percentage" office:value="0.06547030644" calcext:value-type="percentage">
            <text:p>6.55%</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string" calcext:value-type="string">
            <text:p>within a day</text:p>
          </table:table-cell>
          <table:table-cell table:style-name="ce28" office:value-type="float" office:value="12" calcext:value-type="float">
            <text:p>12</text:p>
          </table:table-cell>
          <table:table-cell table:style-name="ce36" office:value-type="float" office:value="13151" calcext:value-type="float">
            <text:p>13151</text:p>
          </table:table-cell>
          <table:table-cell table:style-name="ce32" table:formula="of:=[$'Response Time'.$F64]/[$'Response Time'.$G64]" office:value-type="percentage" office:value="0.0009124781385" calcext:value-type="percentage">
            <text:p>0.09%</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string" calcext:value-type="string">
            <text:p>within an hour</text:p>
          </table:table-cell>
          <table:table-cell table:style-name="ce28" office:value-type="float" office:value="362" calcext:value-type="float">
            <text:p>362</text:p>
          </table:table-cell>
          <table:table-cell table:style-name="ce36" office:value-type="float" office:value="13151" calcext:value-type="float">
            <text:p>13151</text:p>
          </table:table-cell>
          <table:table-cell table:style-name="ce32" table:formula="of:=[$'Response Time'.$F65]/[$'Response Time'.$G65]" office:value-type="percentage" office:value="0.02752642385" calcext:value-type="percentage">
            <text:p>2.75%</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string" calcext:value-type="string">
            <text:p>a few days or more</text:p>
          </table:table-cell>
          <table:table-cell table:style-name="ce28" office:value-type="float" office:value="3" calcext:value-type="float">
            <text:p>3</text:p>
          </table:table-cell>
          <table:table-cell table:style-name="ce36" office:value-type="float" office:value="13151" calcext:value-type="float">
            <text:p>13151</text:p>
          </table:table-cell>
          <table:table-cell table:style-name="ce32" table:formula="of:=[$'Response Time'.$F66]/[$'Response Time'.$G66]" office:value-type="percentage" office:value="0.0002281195346" calcext:value-type="percentage">
            <text:p>0.0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string" calcext:value-type="string">
            <text:p>within a few hours</text:p>
          </table:table-cell>
          <table:table-cell table:style-name="ce28" office:value-type="float" office:value="25" calcext:value-type="float">
            <text:p>25</text:p>
          </table:table-cell>
          <table:table-cell table:style-name="ce36" office:value-type="float" office:value="13151" calcext:value-type="float">
            <text:p>13151</text:p>
          </table:table-cell>
          <table:table-cell table:style-name="ce32" table:formula="of:=[$'Response Time'.$F67]/[$'Response Time'.$G67]" office:value-type="percentage" office:value="0.001900996122" calcext:value-type="percentage">
            <text:p>0.19%</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string" calcext:value-type="string">
            <text:p>within a few hours</text:p>
          </table:table-cell>
          <table:table-cell table:style-name="ce28" office:value-type="float" office:value="220" calcext:value-type="float">
            <text:p>220</text:p>
          </table:table-cell>
          <table:table-cell table:style-name="ce36" office:value-type="float" office:value="13151" calcext:value-type="float">
            <text:p>13151</text:p>
          </table:table-cell>
          <table:table-cell table:style-name="ce32" table:formula="of:=[$'Response Time'.$F68]/[$'Response Time'.$G68]" office:value-type="percentage" office:value="0.01672876587" calcext:value-type="percentage">
            <text:p>1.67%</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string" calcext:value-type="string">
            <text:p>a few days or more</text:p>
          </table:table-cell>
          <table:table-cell table:style-name="ce28" office:value-type="float" office:value="12" calcext:value-type="float">
            <text:p>12</text:p>
          </table:table-cell>
          <table:table-cell table:style-name="ce36" office:value-type="float" office:value="13151" calcext:value-type="float">
            <text:p>13151</text:p>
          </table:table-cell>
          <table:table-cell table:style-name="ce32" table:formula="of:=[$'Response Time'.$F69]/[$'Response Time'.$G69]" office:value-type="percentage" office:value="0.0009124781385" calcext:value-type="percentage">
            <text:p>0.09%</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string" calcext:value-type="string">
            <text:p>within an hour</text:p>
          </table:table-cell>
          <table:table-cell table:style-name="ce28" office:value-type="float" office:value="2187" calcext:value-type="float">
            <text:p>2187</text:p>
          </table:table-cell>
          <table:table-cell table:style-name="ce36" office:value-type="float" office:value="13151" calcext:value-type="float">
            <text:p>13151</text:p>
          </table:table-cell>
          <table:table-cell table:style-name="ce32" table:formula="of:=[$'Response Time'.$F70]/[$'Response Time'.$G70]" office:value-type="percentage" office:value="0.1662991407" calcext:value-type="percentage">
            <text:p>16.63%</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string" calcext:value-type="string">
            <text:p>within a day</text:p>
          </table:table-cell>
          <table:table-cell table:style-name="ce28" office:value-type="float" office:value="107" calcext:value-type="float">
            <text:p>107</text:p>
          </table:table-cell>
          <table:table-cell table:style-name="ce36" office:value-type="float" office:value="13151" calcext:value-type="float">
            <text:p>13151</text:p>
          </table:table-cell>
          <table:table-cell table:style-name="ce32" table:formula="of:=[$'Response Time'.$F71]/[$'Response Time'.$G71]" office:value-type="percentage" office:value="0.008136263402" calcext:value-type="percentage">
            <text:p>0.8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string" calcext:value-type="string">
            <text:p>a few days or more</text:p>
          </table:table-cell>
          <table:table-cell table:style-name="ce28" office:value-type="float" office:value="3" calcext:value-type="float">
            <text:p>3</text:p>
          </table:table-cell>
          <table:table-cell table:style-name="ce36" office:value-type="float" office:value="13151" calcext:value-type="float">
            <text:p>13151</text:p>
          </table:table-cell>
          <table:table-cell table:style-name="ce32" table:formula="of:=[$'Response Time'.$F72]/[$'Response Time'.$G72]" office:value-type="percentage" office:value="0.0002281195346" calcext:value-type="percentage">
            <text:p>0.0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string" calcext:value-type="string">
            <text:p>within a few hours</text:p>
          </table:table-cell>
          <table:table-cell table:style-name="ce28" office:value-type="float" office:value="47" calcext:value-type="float">
            <text:p>47</text:p>
          </table:table-cell>
          <table:table-cell table:style-name="ce36" office:value-type="float" office:value="13151" calcext:value-type="float">
            <text:p>13151</text:p>
          </table:table-cell>
          <table:table-cell table:style-name="ce32" table:formula="of:=[$'Response Time'.$F73]/[$'Response Time'.$G73]" office:value-type="percentage" office:value="0.003573872709" calcext:value-type="percentage">
            <text:p>0.36%</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string" calcext:value-type="string">
            <text:p>within a day</text:p>
          </table:table-cell>
          <table:table-cell table:style-name="ce28" office:value-type="float" office:value="27" calcext:value-type="float">
            <text:p>27</text:p>
          </table:table-cell>
          <table:table-cell table:style-name="ce36" office:value-type="float" office:value="13151" calcext:value-type="float">
            <text:p>13151</text:p>
          </table:table-cell>
          <table:table-cell table:style-name="ce32" table:formula="of:=[$'Response Time'.$F74]/[$'Response Time'.$G74]" office:value-type="percentage" office:value="0.002053075812" calcext:value-type="percentage">
            <text:p>0.2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string" calcext:value-type="string">
            <text:p>within an hour</text:p>
          </table:table-cell>
          <table:table-cell table:style-name="ce28" office:value-type="float" office:value="817" calcext:value-type="float">
            <text:p>817</text:p>
          </table:table-cell>
          <table:table-cell table:style-name="ce36" office:value-type="float" office:value="13151" calcext:value-type="float">
            <text:p>13151</text:p>
          </table:table-cell>
          <table:table-cell table:style-name="ce32" table:formula="of:=[$'Response Time'.$F75]/[$'Response Time'.$G75]" office:value-type="percentage" office:value="0.06212455327" calcext:value-type="percentage">
            <text:p>6.2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string" calcext:value-type="string">
            <text:p>within a day</text:p>
          </table:table-cell>
          <table:table-cell table:style-name="ce28" office:value-type="float" office:value="123" calcext:value-type="float">
            <text:p>123</text:p>
          </table:table-cell>
          <table:table-cell table:style-name="ce36" office:value-type="float" office:value="13151" calcext:value-type="float">
            <text:p>13151</text:p>
          </table:table-cell>
          <table:table-cell table:style-name="ce32" table:formula="of:=[$'Response Time'.$F76]/[$'Response Time'.$G76]" office:value-type="percentage" office:value="0.00935290092" calcext:value-type="percentage">
            <text:p>0.94%</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string" calcext:value-type="string">
            <text:p>within an hour</text:p>
          </table:table-cell>
          <table:table-cell table:style-name="ce28" office:value-type="float" office:value="2265" calcext:value-type="float">
            <text:p>2265</text:p>
          </table:table-cell>
          <table:table-cell table:style-name="ce36" office:value-type="float" office:value="13151" calcext:value-type="float">
            <text:p>13151</text:p>
          </table:table-cell>
          <table:table-cell table:style-name="ce32" table:formula="of:=[$'Response Time'.$F77]/[$'Response Time'.$G77]" office:value-type="percentage" office:value="0.1722302487" calcext:value-type="percentage">
            <text:p>17.2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string" calcext:value-type="string">
            <text:p>within a few hours</text:p>
          </table:table-cell>
          <table:table-cell table:style-name="ce28" office:value-type="float" office:value="252" calcext:value-type="float">
            <text:p>252</text:p>
          </table:table-cell>
          <table:table-cell table:style-name="ce36" office:value-type="float" office:value="13151" calcext:value-type="float">
            <text:p>13151</text:p>
          </table:table-cell>
          <table:table-cell table:style-name="ce32" table:formula="of:=[$'Response Time'.$F78]/[$'Response Time'.$G78]" office:value-type="percentage" office:value="0.01916204091" calcext:value-type="percentage">
            <text:p>1.9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string" calcext:value-type="string">
            <text:p>a few days or more</text:p>
          </table:table-cell>
          <table:table-cell table:style-name="ce28" office:value-type="float" office:value="4" calcext:value-type="float">
            <text:p>4</text:p>
          </table:table-cell>
          <table:table-cell table:style-name="ce36" office:value-type="float" office:value="13151" calcext:value-type="float">
            <text:p>13151</text:p>
          </table:table-cell>
          <table:table-cell table:style-name="ce32" table:formula="of:=[$'Response Time'.$F79]/[$'Response Time'.$G79]" office:value-type="percentage" office:value="0.0003041593795" calcext:value-type="percentage">
            <text:p>0.03%</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string" calcext:value-type="string">
            <text:p>within an hour</text:p>
          </table:table-cell>
          <table:table-cell table:style-name="ce28" office:value-type="float" office:value="432" calcext:value-type="float">
            <text:p>432</text:p>
          </table:table-cell>
          <table:table-cell table:style-name="ce36" office:value-type="float" office:value="13151" calcext:value-type="float">
            <text:p>13151</text:p>
          </table:table-cell>
          <table:table-cell table:style-name="ce32" table:formula="of:=[$'Response Time'.$F80]/[$'Response Time'.$G80]" office:value-type="percentage" office:value="0.03284921299" calcext:value-type="percentage">
            <text:p>3.28%</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string" calcext:value-type="string">
            <text:p>within a day</text:p>
          </table:table-cell>
          <table:table-cell table:style-name="ce28" office:value-type="float" office:value="18" calcext:value-type="float">
            <text:p>18</text:p>
          </table:table-cell>
          <table:table-cell table:style-name="ce36" office:value-type="float" office:value="13151" calcext:value-type="float">
            <text:p>13151</text:p>
          </table:table-cell>
          <table:table-cell table:style-name="ce32" table:formula="of:=[$'Response Time'.$F81]/[$'Response Time'.$G81]" office:value-type="percentage" office:value="0.001368717208" calcext:value-type="percentage">
            <text:p>0.14%</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string" calcext:value-type="string">
            <text:p>within a few hours</text:p>
          </table:table-cell>
          <table:table-cell table:style-name="ce28" office:value-type="float" office:value="49" calcext:value-type="float">
            <text:p>49</text:p>
          </table:table-cell>
          <table:table-cell table:style-name="ce36" office:value-type="float" office:value="13151" calcext:value-type="float">
            <text:p>13151</text:p>
          </table:table-cell>
          <table:table-cell table:style-name="ce32" table:formula="of:=[$'Response Time'.$F82]/[$'Response Time'.$G82]" office:value-type="percentage" office:value="0.003725952399" calcext:value-type="percentage">
            <text:p>0.37%</text:p>
          </table:table-cell>
          <table:table-cell table:number-columns-repeated="1016"/>
        </table:table-row>
        <table:table-row table:style-name="ro5" table:number-rows-repeated="918">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Response Rate" table:style-name="ta6">
        <table:table-column table:style-name="co2" table:default-cell-style-name="Default"/>
        <table:table-column table:style-name="co16" table:default-cell-style-name="Default"/>
        <table:table-column table:style-name="co8"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2" table:default-cell-style-name="Default"/>
        <table:table-column table:style-name="co6" table:default-cell-style-name="Default"/>
        <table:table-column table:style-name="co20" table:default-cell-style-name="Default"/>
        <table:table-column table:style-name="co2" table:number-columns-repeated="16" table:default-cell-style-name="Default"/>
        <table:table-column table:style-name="co1" table:number-columns-repeated="998" table:default-cell-style-name="Default"/>
        <table:table-row table:style-name="ro5">
          <table:table-cell/>
          <table:table-cell table:style-name="ce29" office:value-type="string" calcext:value-type="string" table:number-columns-spanned="4" table:number-rows-spanned="2">
            <text:p>Response Rate</text:p>
          </table:table-cell>
          <table:covered-table-cell table:number-columns-repeated="3" table:style-name="ce26"/>
          <table:table-cell table:number-columns-repeated="1019"/>
        </table:table-row>
        <table:table-row table:style-name="ro5">
          <table:table-cell/>
          <table:covered-table-cell table:number-columns-repeated="4" table:style-name="ce26"/>
          <table:table-cell table:number-columns-repeated="1019"/>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AvgResponseRate</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32" office:value-type="percentage" office:value="0.851383209056359" calcext:value-type="percentage">
            <text:p>85.14%</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32" office:value-type="percentage" office:value="0.91491413292518" calcext:value-type="percentage">
            <text:p>91.49%</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32" office:value-type="percentage" office:value="0.950819174787468" calcext:value-type="percentage">
            <text:p>95.08%</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32" office:value-type="percentage" office:value="0.849943595037057" calcext:value-type="percentage">
            <text:p>84.99%</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32" office:value-type="percentage" office:value="0.871595673678214" calcext:value-type="percentage">
            <text:p>87.16%</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32" office:value-type="percentage" office:value="0.938037868727986" calcext:value-type="percentage">
            <text:p>93.80%</text:p>
          </table:table-cell>
          <table:table-cell table:number-columns-repeated="3"/>
          <table:table-cell table:style-name="ce28" office:value-type="string" calcext:value-type="string">
            <text:p>Row Labels</text:p>
          </table:table-cell>
          <table:table-cell table:style-name="ce28" office:value-type="string" calcext:value-type="string">
            <text:p>Average of AvgResponseRate</text:p>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32" office:value-type="percentage" office:value="0.868345229350516" calcext:value-type="percentage">
            <text:p>86.83%</text:p>
          </table:table-cell>
          <table:table-cell table:number-columns-repeated="3"/>
          <table:table-cell table:style-name="ce34" office:value-type="string" calcext:value-type="string">
            <text:p>Host</text:p>
          </table:table-cell>
          <table:table-cell table:style-name="ce32" office:value-type="percentage" office:value="0.907528576586071" calcext:value-type="percentage">
            <text:p>90.75%</text:p>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32" office:value-type="percentage" office:value="0.918505067474988" calcext:value-type="percentage">
            <text:p>91.85%</text:p>
          </table:table-cell>
          <table:table-cell table:number-columns-repeated="3"/>
          <table:table-cell table:style-name="ce34" office:value-type="string" calcext:value-type="string">
            <text:p>SuperHost</text:p>
          </table:table-cell>
          <table:table-cell table:style-name="ce32" office:value-type="percentage" office:value="0.98312120088654" calcext:value-type="percentage">
            <text:p>98.31%</text:p>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32" office:value-type="percentage" office:value="0.965523105995533" calcext:value-type="percentage">
            <text:p>96.55%</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32" office:value-type="percentage" office:value="0.946218708827405" calcext:value-type="percentage">
            <text:p>94.62%</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32" office:value-type="percentage" office:value="0.9808" calcext:value-type="percentage">
            <text:p>98.08%</text:p>
          </table:table-cell>
          <table:table-cell table:number-columns-repeated="3"/>
          <table:table-cell>
            <draw:frame table:end-cell-address="'Response Rate'.M27" table:end-x="3.06pt" table:end-y="9.72pt" draw:z-index="0" draw:name="Chart 14" draw:style-name="gr2" draw:text-style-name="P3" svg:width="296.99pt" svg:height="185.22pt" svg:x="18pt" svg:y="9.75pt">
              <draw:object draw:notify-on-update-of-ranges="DASHBOARD.F9:DASHBOARD.F10 DASHBOARD.G8:DASHBOARD.G8 DASHBOARD.G9:DASHBOARD.G10" xlink:href="./Object 14" xlink:type="simple" xlink:show="embed" xlink:actuate="onLoad">
                <loext:p/>
              </draw:object>
              <draw:image xlink:href="./ObjectReplacements/Object 14" xlink:type="simple" xlink:show="embed" xlink:actuate="onLoad"/>
            </draw:frame>
          </table:table-cell>
          <table:table-cell table:number-columns-repeated="1015"/>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32" office:value-type="percentage" office:value="0.988932795320655" calcext:value-type="percentage">
            <text:p>98.89%</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32" office:value-type="percentage" office:value="0.98979229373646" calcext:value-type="percentage">
            <text:p>98.98%</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32" office:value-type="percentage" office:value="0.980425700330981" calcext:value-type="percentage">
            <text:p>98.04%</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32" office:value-type="percentage" office:value="0.981328445513224" calcext:value-type="percentage">
            <text:p>98.13%</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32" office:value-type="percentage" office:value="0.983980591617413" calcext:value-type="percentage">
            <text:p>98.40%</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32" office:value-type="percentage" office:value="0.965828395671346" calcext:value-type="percentage">
            <text:p>96.58%</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32" office:value-type="percentage" office:value="0.982720303460789" calcext:value-type="percentage">
            <text:p>98.27%</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32" office:value-type="percentage" office:value="0.989988653555219" calcext:value-type="percentage">
            <text:p>99.00%</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32" office:value-type="percentage" office:value="0.987414829659319" calcext:value-type="percentage">
            <text:p>98.74%</text:p>
          </table:table-cell>
          <table:table-cell table:number-columns-repeated="1019"/>
        </table:table-row>
        <table:table-row table:style-name="ro5" table:number-rows-repeated="2">
          <table:table-cell table:number-columns-repeated="1024"/>
        </table:table-row>
        <table:table-row table:style-name="ro5">
          <table:table-cell/>
          <table:table-cell table:style-name="ce29" office:value-type="string" calcext:value-type="string" table:number-columns-spanned="4" table:number-rows-spanned="2">
            <text:p>No of host having Response Rate &gt; avg(Response Rate)</text:p>
          </table:table-cell>
          <table:covered-table-cell table:number-columns-repeated="3" table:style-name="ce26"/>
          <table:table-cell table:number-columns-repeated="1019"/>
        </table:table-row>
        <table:table-row table:style-name="ro5">
          <table:table-cell/>
          <table:covered-table-cell table:number-columns-repeated="4" table:style-name="ce26"/>
          <table:table-cell table:number-columns-repeated="1019"/>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No_Of_Host</text:p>
          </table:table-cell>
          <table:table-cell table:style-name="ce28" office:value-type="string" calcext:value-type="string">
            <text:p>Total_count</text:p>
          </table:table-cell>
          <table:table-cell table:style-name="ce28" office:value-type="string" calcext:value-type="string">
            <text:p>Response Rate &gt; avg</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2290" calcext:value-type="float">
            <text:p>2290</text:p>
          </table:table-cell>
          <table:table-cell table:style-name="ce28" office:value-type="float" office:value="29816" calcext:value-type="float">
            <text:p>29816</text:p>
          </table:table-cell>
          <table:table-cell table:style-name="ce31" table:formula="of:=[$'Response Rate'.$E29]/[$'Response Rate'.$F29]" office:value-type="percentage" office:value="0.07680440032" calcext:value-type="percentage">
            <text:p>8%</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674" calcext:value-type="float">
            <text:p>674</text:p>
          </table:table-cell>
          <table:table-cell table:style-name="ce28" office:value-type="float" office:value="29816" calcext:value-type="float">
            <text:p>29816</text:p>
          </table:table-cell>
          <table:table-cell table:style-name="ce31" table:formula="of:=[$'Response Rate'.$E30]/[$'Response Rate'.$F30]" office:value-type="percentage" office:value="0.02260531258" calcext:value-type="percentage">
            <text:p>2%</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644" calcext:value-type="float">
            <text:p>1644</text:p>
          </table:table-cell>
          <table:table-cell table:style-name="ce28" office:value-type="float" office:value="29816" calcext:value-type="float">
            <text:p>29816</text:p>
          </table:table-cell>
          <table:table-cell table:style-name="ce31" table:formula="of:=[$'Response Rate'.$E31]/[$'Response Rate'.$F31]" office:value-type="percentage" office:value="0.05513818084" calcext:value-type="percentage">
            <text:p>6%</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5340" calcext:value-type="float">
            <text:p>5340</text:p>
          </table:table-cell>
          <table:table-cell table:style-name="ce28" office:value-type="float" office:value="29816" calcext:value-type="float">
            <text:p>29816</text:p>
          </table:table-cell>
          <table:table-cell table:style-name="ce31" table:formula="of:=[$'Response Rate'.$E32]/[$'Response Rate'.$F32]" office:value-type="percentage" office:value="0.1790984706" calcext:value-type="percentage">
            <text:p>18%</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407" calcext:value-type="float">
            <text:p>407</text:p>
          </table:table-cell>
          <table:table-cell table:style-name="ce28" office:value-type="float" office:value="29816" calcext:value-type="float">
            <text:p>29816</text:p>
          </table:table-cell>
          <table:table-cell table:style-name="ce31" table:formula="of:=[$'Response Rate'.$E33]/[$'Response Rate'.$F33]" office:value-type="percentage" office:value="0.01365038905" calcext:value-type="percentage">
            <text:p>1%</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1475" calcext:value-type="float">
            <text:p>1475</text:p>
          </table:table-cell>
          <table:table-cell table:style-name="ce28" office:value-type="float" office:value="29816" calcext:value-type="float">
            <text:p>29816</text:p>
          </table:table-cell>
          <table:table-cell table:style-name="ce31" table:formula="of:=[$'Response Rate'.$E34]/[$'Response Rate'.$F34]" office:value-type="percentage" office:value="0.04947008318" calcext:value-type="percentage">
            <text:p>5%</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683" calcext:value-type="float">
            <text:p>683</text:p>
          </table:table-cell>
          <table:table-cell table:style-name="ce28" office:value-type="float" office:value="29816" calcext:value-type="float">
            <text:p>29816</text:p>
          </table:table-cell>
          <table:table-cell table:style-name="ce31" table:formula="of:=[$'Response Rate'.$E35]/[$'Response Rate'.$F35]" office:value-type="percentage" office:value="0.02290716394" calcext:value-type="percentage">
            <text:p>2%</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2806" calcext:value-type="float">
            <text:p>2806</text:p>
          </table:table-cell>
          <table:table-cell table:style-name="ce28" office:value-type="float" office:value="29816" calcext:value-type="float">
            <text:p>29816</text:p>
          </table:table-cell>
          <table:table-cell table:style-name="ce31" table:formula="of:=[$'Response Rate'.$E36]/[$'Response Rate'.$F36]" office:value-type="percentage" office:value="0.09411054467" calcext:value-type="percentage">
            <text:p>9%</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844" calcext:value-type="float">
            <text:p>844</text:p>
          </table:table-cell>
          <table:table-cell table:style-name="ce28" office:value-type="float" office:value="29816" calcext:value-type="float">
            <text:p>29816</text:p>
          </table:table-cell>
          <table:table-cell table:style-name="ce31" table:formula="of:=[$'Response Rate'.$E37]/[$'Response Rate'.$F37]" office:value-type="percentage" office:value="0.02830694929" calcext:value-type="percentage">
            <text:p>3%</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642" calcext:value-type="float">
            <text:p>642</text:p>
          </table:table-cell>
          <table:table-cell table:style-name="ce28" office:value-type="float" office:value="29816" calcext:value-type="float">
            <text:p>29816</text:p>
          </table:table-cell>
          <table:table-cell table:style-name="ce31" table:formula="of:=[$'Response Rate'.$E38]/[$'Response Rate'.$F38]" office:value-type="percentage" office:value="0.02153206332" calcext:value-type="percentage">
            <text:p>2%</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749" calcext:value-type="float">
            <text:p>1749</text:p>
          </table:table-cell>
          <table:table-cell table:style-name="ce28" office:value-type="float" office:value="13151" calcext:value-type="float">
            <text:p>13151</text:p>
          </table:table-cell>
          <table:table-cell table:style-name="ce31" table:formula="of:=[$'Response Rate'.$E39]/[$'Response Rate'.$F39]" office:value-type="percentage" office:value="0.1329936887" calcext:value-type="percentage">
            <text:p>13%</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446" calcext:value-type="float">
            <text:p>446</text:p>
          </table:table-cell>
          <table:table-cell table:style-name="ce28" office:value-type="float" office:value="13151" calcext:value-type="float">
            <text:p>13151</text:p>
          </table:table-cell>
          <table:table-cell table:style-name="ce31" table:formula="of:=[$'Response Rate'.$E40]/[$'Response Rate'.$F40]" office:value-type="percentage" office:value="0.03391377082" calcext:value-type="percentage">
            <text:p>3%</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944" calcext:value-type="float">
            <text:p>944</text:p>
          </table:table-cell>
          <table:table-cell table:style-name="ce28" office:value-type="float" office:value="13151" calcext:value-type="float">
            <text:p>13151</text:p>
          </table:table-cell>
          <table:table-cell table:style-name="ce31" table:formula="of:=[$'Response Rate'.$E41]/[$'Response Rate'.$F41]" office:value-type="percentage" office:value="0.07178161357" calcext:value-type="percentage">
            <text:p>7%</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387" calcext:value-type="float">
            <text:p>387</text:p>
          </table:table-cell>
          <table:table-cell table:style-name="ce28" office:value-type="float" office:value="13151" calcext:value-type="float">
            <text:p>13151</text:p>
          </table:table-cell>
          <table:table-cell table:style-name="ce31" table:formula="of:=[$'Response Rate'.$E42]/[$'Response Rate'.$F42]" office:value-type="percentage" office:value="0.02942741997" calcext:value-type="percentage">
            <text:p>3%</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861" calcext:value-type="float">
            <text:p>861</text:p>
          </table:table-cell>
          <table:table-cell table:style-name="ce28" office:value-type="float" office:value="13151" calcext:value-type="float">
            <text:p>13151</text:p>
          </table:table-cell>
          <table:table-cell table:style-name="ce31" table:formula="of:=[$'Response Rate'.$E43]/[$'Response Rate'.$F43]" office:value-type="percentage" office:value="0.06547030644" calcext:value-type="percentage">
            <text:p>7%</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816" calcext:value-type="float">
            <text:p>816</text:p>
          </table:table-cell>
          <table:table-cell table:style-name="ce28" office:value-type="float" office:value="13151" calcext:value-type="float">
            <text:p>13151</text:p>
          </table:table-cell>
          <table:table-cell table:style-name="ce31" table:formula="of:=[$'Response Rate'.$E44]/[$'Response Rate'.$F44]" office:value-type="percentage" office:value="0.06204851342" calcext:value-type="percentage">
            <text:p>6%</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1857" calcext:value-type="float">
            <text:p>1857</text:p>
          </table:table-cell>
          <table:table-cell table:style-name="ce28" office:value-type="float" office:value="13151" calcext:value-type="float">
            <text:p>13151</text:p>
          </table:table-cell>
          <table:table-cell table:style-name="ce31" table:formula="of:=[$'Response Rate'.$E45]/[$'Response Rate'.$F45]" office:value-type="percentage" office:value="0.1412059919" calcext:value-type="percentage">
            <text:p>14%</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1809" calcext:value-type="float">
            <text:p>1809</text:p>
          </table:table-cell>
          <table:table-cell table:style-name="ce28" office:value-type="float" office:value="13151" calcext:value-type="float">
            <text:p>13151</text:p>
          </table:table-cell>
          <table:table-cell table:style-name="ce31" table:formula="of:=[$'Response Rate'.$E46]/[$'Response Rate'.$F46]" office:value-type="percentage" office:value="0.1375560794" calcext:value-type="percentage">
            <text:p>14%</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464" calcext:value-type="float">
            <text:p>464</text:p>
          </table:table-cell>
          <table:table-cell table:style-name="ce28" office:value-type="float" office:value="13151" calcext:value-type="float">
            <text:p>13151</text:p>
          </table:table-cell>
          <table:table-cell table:style-name="ce31" table:formula="of:=[$'Response Rate'.$E47]/[$'Response Rate'.$F47]" office:value-type="percentage" office:value="0.03528248802" calcext:value-type="percentage">
            <text:p>4%</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2529" calcext:value-type="float">
            <text:p>2529</text:p>
          </table:table-cell>
          <table:table-cell table:style-name="ce28" office:value-type="float" office:value="13151" calcext:value-type="float">
            <text:p>13151</text:p>
          </table:table-cell>
          <table:table-cell table:style-name="ce31" table:formula="of:=[$'Response Rate'.$E48]/[$'Response Rate'.$F48]" office:value-type="percentage" office:value="0.1923047677" calcext:value-type="percentage">
            <text:p>19%</text:p>
          </table:table-cell>
          <table:table-cell table:number-columns-repeated="1017"/>
        </table:table-row>
        <table:table-row table:style-name="ro5" table:number-rows-repeated="952">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Listing Count" table:style-name="ta7">
        <table:table-column table:style-name="co2" table:default-cell-style-name="Default"/>
        <table:table-column table:style-name="co8" table:default-cell-style-name="Default"/>
        <table:table-column table:style-name="co9" table:default-cell-style-name="Default"/>
        <table:table-column table:style-name="co10" table:default-cell-style-name="Default"/>
        <table:table-column table:style-name="co21" table:default-cell-style-name="Default"/>
        <table:table-column table:style-name="co22" table:default-cell-style-name="Default"/>
        <table:table-column table:style-name="co6" table:default-cell-style-name="Default"/>
        <table:table-column table:style-name="co23" table:default-cell-style-name="Default"/>
        <table:table-column table:style-name="co2" table:number-columns-repeated="18" table:default-cell-style-name="Default"/>
        <table:table-column table:style-name="co1" table:number-columns-repeated="998" table:default-cell-style-name="Default"/>
        <table:table-row table:style-name="ro5">
          <table:table-cell/>
          <table:table-cell table:style-name="ce28" office:value-type="string" calcext:value-type="string">
            <text:p>Listing Count</text:p>
          </table:table-cell>
          <table:table-cell table:number-columns-repeated="1022"/>
        </table:table-row>
        <table:table-row table:style-name="ro5">
          <table:table-cell table:number-columns-repeated="1024"/>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AvgListingCount</text:p>
          </table:table-cell>
          <table:table-cell/>
          <table:table-cell table:style-name="ce28" office:value-type="string" calcext:value-type="string">
            <text:p>Row Labels</text:p>
          </table:table-cell>
          <table:table-cell table:style-name="ce28" office:value-type="string" calcext:value-type="string">
            <text:p>Sum of Listing Count &gt; Avg</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 calcext:value-type="float">
            <text:p>1</text:p>
          </table:table-cell>
          <table:table-cell/>
          <table:table-cell table:style-name="ce34" office:value-type="string" calcext:value-type="string">
            <text:p>Host</text:p>
          </table:table-cell>
          <table:table-cell table:style-name="ce31" office:value-type="percentage" office:value="0.123826133619533" calcext:value-type="percentage">
            <text:p>12%</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4" calcext:value-type="float">
            <text:p>4</text:p>
          </table:table-cell>
          <table:table-cell/>
          <table:table-cell table:style-name="ce34" office:value-type="string" calcext:value-type="string">
            <text:p>SuperHost</text:p>
          </table:table-cell>
          <table:table-cell table:style-name="ce31" office:value-type="percentage" office:value="0.175499961980078" calcext:value-type="percentage">
            <text:p>18%</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4" calcext:value-type="float">
            <text:p>4</text:p>
          </table:table-cell>
          <table:table-cell/>
          <table:table-cell table:style-name="ce34" office:value-type="string" calcext:value-type="string">
            <text:p>Grand Total</text:p>
          </table:table-cell>
          <table:table-cell table:style-name="ce28" office:value-type="float" office:value="0.299326095599611" calcext:value-type="float">
            <text:p>0.299326095599611</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2" calcext:value-type="float">
            <text:p>2</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 calcext:value-type="float">
            <text:p>1</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1" calcext:value-type="float">
            <text:p>1</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2" calcext:value-type="float">
            <text:p>2</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2" calcext:value-type="float">
            <text:p>2</text:p>
          </table:table-cell>
          <table:table-cell/>
          <table:table-cell>
            <draw:frame table:end-cell-address="'Listing Count'.K24" table:end-x="42.77pt" table:end-y="2.98pt" draw:z-index="0" draw:name="Chart 15" draw:style-name="gr2" draw:text-style-name="P3" svg:width="306.71pt" svg:height="188.22pt" svg:x="43.51pt" svg:y="0pt">
              <draw:object draw:notify-on-update-of-ranges="DASHBOARD.B13:DASHBOARD.B14 DASHBOARD.C12:DASHBOARD.C12 DASHBOARD.C13:DASHBOARD.C14" xlink:href="./Object 15" xlink:type="simple" xlink:show="embed" xlink:actuate="onLoad">
                <loext:p/>
              </draw:object>
              <draw:image xlink:href="./ObjectReplacements/Object 15" xlink:type="simple" xlink:show="embed" xlink:actuate="onLoad"/>
            </draw:frame>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3" calcext:value-type="float">
            <text:p>3</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7" calcext:value-type="float">
            <text:p>7</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2" calcext:value-type="float">
            <text:p>2</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2" calcext:value-type="float">
            <text:p>2</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5" calcext:value-type="float">
            <text:p>5</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2" calcext:value-type="float">
            <text:p>2</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1" calcext:value-type="float">
            <text:p>1</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2" calcext:value-type="float">
            <text:p>2</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2" calcext:value-type="float">
            <text:p>2</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2" calcext:value-type="float">
            <text:p>2</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2" calcext:value-type="float">
            <text:p>2</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2" calcext:value-type="float">
            <text:p>2</text:p>
          </table:table-cell>
          <table:table-cell table:number-columns-repeated="1019"/>
        </table:table-row>
        <table:table-row table:style-name="ro5">
          <table:table-cell table:number-columns-repeated="1024"/>
        </table:table-row>
        <table:table-row table:style-name="ro5">
          <table:table-cell/>
          <table:table-cell table:style-name="ce28" office:value-type="string" calcext:value-type="string">
            <text:p>Listing Count &gt; Avg. listing count</text:p>
          </table:table-cell>
          <table:table-cell table:number-columns-repeated="1022"/>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No_Of_Host</text:p>
          </table:table-cell>
          <table:table-cell table:style-name="ce28" office:value-type="string" calcext:value-type="string">
            <text:p>Total_count</text:p>
          </table:table-cell>
          <table:table-cell table:style-name="ce28" office:value-type="string" calcext:value-type="string">
            <text:p>Listing Count &gt; Avg</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1213" calcext:value-type="float">
            <text:p>1213</text:p>
          </table:table-cell>
          <table:table-cell table:style-name="ce28" office:value-type="float" office:value="29816" calcext:value-type="float">
            <text:p>29816</text:p>
          </table:table-cell>
          <table:table-cell table:style-name="ce32" table:formula="of:=[$'Listing Count'.$E27]/[$'Listing Count'.$F27]" office:value-type="percentage" office:value="0.04068285484" calcext:value-type="percentage">
            <text:p>4.07%</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193" calcext:value-type="float">
            <text:p>193</text:p>
          </table:table-cell>
          <table:table-cell table:style-name="ce28" office:value-type="float" office:value="29816" calcext:value-type="float">
            <text:p>29816</text:p>
          </table:table-cell>
          <table:table-cell table:style-name="ce32" table:formula="of:=[$'Listing Count'.$E28]/[$'Listing Count'.$F28]" office:value-type="percentage" office:value="0.006473034612" calcext:value-type="percentage">
            <text:p>0.65%</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315" calcext:value-type="float">
            <text:p>315</text:p>
          </table:table-cell>
          <table:table-cell table:style-name="ce28" office:value-type="float" office:value="29816" calcext:value-type="float">
            <text:p>29816</text:p>
          </table:table-cell>
          <table:table-cell table:style-name="ce32" table:formula="of:=[$'Listing Count'.$E29]/[$'Listing Count'.$F29]" office:value-type="percentage" office:value="0.01056479742" calcext:value-type="percentage">
            <text:p>1.06%</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433" calcext:value-type="float">
            <text:p>433</text:p>
          </table:table-cell>
          <table:table-cell table:style-name="ce28" office:value-type="float" office:value="29816" calcext:value-type="float">
            <text:p>29816</text:p>
          </table:table-cell>
          <table:table-cell table:style-name="ce32" table:formula="of:=[$'Listing Count'.$E30]/[$'Listing Count'.$F30]" office:value-type="percentage" office:value="0.01452240408" calcext:value-type="percentage">
            <text:p>1.45%</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50" calcext:value-type="float">
            <text:p>50</text:p>
          </table:table-cell>
          <table:table-cell table:style-name="ce28" office:value-type="float" office:value="29816" calcext:value-type="float">
            <text:p>29816</text:p>
          </table:table-cell>
          <table:table-cell table:style-name="ce32" table:formula="of:=[$'Listing Count'.$E31]/[$'Listing Count'.$F31]" office:value-type="percentage" office:value="0.001676951972" calcext:value-type="percentage">
            <text:p>0.17%</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232" calcext:value-type="float">
            <text:p>232</text:p>
          </table:table-cell>
          <table:table-cell table:style-name="ce28" office:value-type="float" office:value="29816" calcext:value-type="float">
            <text:p>29816</text:p>
          </table:table-cell>
          <table:table-cell table:style-name="ce32" table:formula="of:=[$'Listing Count'.$E32]/[$'Listing Count'.$F32]" office:value-type="percentage" office:value="0.007781057151" calcext:value-type="percentage">
            <text:p>0.78%</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80" calcext:value-type="float">
            <text:p>80</text:p>
          </table:table-cell>
          <table:table-cell table:style-name="ce28" office:value-type="float" office:value="29816" calcext:value-type="float">
            <text:p>29816</text:p>
          </table:table-cell>
          <table:table-cell table:style-name="ce32" table:formula="of:=[$'Listing Count'.$E33]/[$'Listing Count'.$F33]" office:value-type="percentage" office:value="0.002683123155" calcext:value-type="percentage">
            <text:p>0.27%</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909" calcext:value-type="float">
            <text:p>909</text:p>
          </table:table-cell>
          <table:table-cell table:style-name="ce28" office:value-type="float" office:value="29816" calcext:value-type="float">
            <text:p>29816</text:p>
          </table:table-cell>
          <table:table-cell table:style-name="ce32" table:formula="of:=[$'Listing Count'.$E34]/[$'Listing Count'.$F34]" office:value-type="percentage" office:value="0.03048698685" calcext:value-type="percentage">
            <text:p>3.05%</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180" calcext:value-type="float">
            <text:p>180</text:p>
          </table:table-cell>
          <table:table-cell table:style-name="ce28" office:value-type="float" office:value="29816" calcext:value-type="float">
            <text:p>29816</text:p>
          </table:table-cell>
          <table:table-cell table:style-name="ce32" table:formula="of:=[$'Listing Count'.$E35]/[$'Listing Count'.$F35]" office:value-type="percentage" office:value="0.0060370271" calcext:value-type="percentage">
            <text:p>0.60%</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87" calcext:value-type="float">
            <text:p>87</text:p>
          </table:table-cell>
          <table:table-cell table:style-name="ce28" office:value-type="float" office:value="29816" calcext:value-type="float">
            <text:p>29816</text:p>
          </table:table-cell>
          <table:table-cell table:style-name="ce32" table:formula="of:=[$'Listing Count'.$E36]/[$'Listing Count'.$F36]" office:value-type="percentage" office:value="0.002917896431" calcext:value-type="percentage">
            <text:p>0.29%</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209" calcext:value-type="float">
            <text:p>209</text:p>
          </table:table-cell>
          <table:table-cell table:style-name="ce28" office:value-type="float" office:value="13151" calcext:value-type="float">
            <text:p>13151</text:p>
          </table:table-cell>
          <table:table-cell table:style-name="ce32" table:formula="of:=[$'Listing Count'.$E37]/[$'Listing Count'.$F37]" office:value-type="percentage" office:value="0.01589232758" calcext:value-type="percentage">
            <text:p>1.59%</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170" calcext:value-type="float">
            <text:p>170</text:p>
          </table:table-cell>
          <table:table-cell table:style-name="ce28" office:value-type="float" office:value="13151" calcext:value-type="float">
            <text:p>13151</text:p>
          </table:table-cell>
          <table:table-cell table:style-name="ce32" table:formula="of:=[$'Listing Count'.$E38]/[$'Listing Count'.$F38]" office:value-type="percentage" office:value="0.01292677363" calcext:value-type="percentage">
            <text:p>1.29%</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69" calcext:value-type="float">
            <text:p>69</text:p>
          </table:table-cell>
          <table:table-cell table:style-name="ce28" office:value-type="float" office:value="13151" calcext:value-type="float">
            <text:p>13151</text:p>
          </table:table-cell>
          <table:table-cell table:style-name="ce32" table:formula="of:=[$'Listing Count'.$E39]/[$'Listing Count'.$F39]" office:value-type="percentage" office:value="0.005246749297" calcext:value-type="percentage">
            <text:p>0.52%</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53" calcext:value-type="float">
            <text:p>53</text:p>
          </table:table-cell>
          <table:table-cell table:style-name="ce28" office:value-type="float" office:value="13151" calcext:value-type="float">
            <text:p>13151</text:p>
          </table:table-cell>
          <table:table-cell table:style-name="ce32" table:formula="of:=[$'Listing Count'.$E40]/[$'Listing Count'.$F40]" office:value-type="percentage" office:value="0.004030111779" calcext:value-type="percentage">
            <text:p>0.40%</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135" calcext:value-type="float">
            <text:p>135</text:p>
          </table:table-cell>
          <table:table-cell table:style-name="ce28" office:value-type="float" office:value="13151" calcext:value-type="float">
            <text:p>13151</text:p>
          </table:table-cell>
          <table:table-cell table:style-name="ce32" table:formula="of:=[$'Listing Count'.$E41]/[$'Listing Count'.$F41]" office:value-type="percentage" office:value="0.01026537906" calcext:value-type="percentage">
            <text:p>1.03%</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174" calcext:value-type="float">
            <text:p>174</text:p>
          </table:table-cell>
          <table:table-cell table:style-name="ce28" office:value-type="float" office:value="13151" calcext:value-type="float">
            <text:p>13151</text:p>
          </table:table-cell>
          <table:table-cell table:style-name="ce32" table:formula="of:=[$'Listing Count'.$E42]/[$'Listing Count'.$F42]" office:value-type="percentage" office:value="0.01323093301" calcext:value-type="percentage">
            <text:p>1.32%</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385" calcext:value-type="float">
            <text:p>385</text:p>
          </table:table-cell>
          <table:table-cell table:style-name="ce28" office:value-type="float" office:value="13151" calcext:value-type="float">
            <text:p>13151</text:p>
          </table:table-cell>
          <table:table-cell table:style-name="ce32" table:formula="of:=[$'Listing Count'.$E43]/[$'Listing Count'.$F43]" office:value-type="percentage" office:value="0.02927534028" calcext:value-type="percentage">
            <text:p>2.93%</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759" calcext:value-type="float">
            <text:p>759</text:p>
          </table:table-cell>
          <table:table-cell table:style-name="ce28" office:value-type="float" office:value="13151" calcext:value-type="float">
            <text:p>13151</text:p>
          </table:table-cell>
          <table:table-cell table:style-name="ce32" table:formula="of:=[$'Listing Count'.$E44]/[$'Listing Count'.$F44]" office:value-type="percentage" office:value="0.05771424226" calcext:value-type="percentage">
            <text:p>5.77%</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74" calcext:value-type="float">
            <text:p>74</text:p>
          </table:table-cell>
          <table:table-cell table:style-name="ce28" office:value-type="float" office:value="13151" calcext:value-type="float">
            <text:p>13151</text:p>
          </table:table-cell>
          <table:table-cell table:style-name="ce32" table:formula="of:=[$'Listing Count'.$E45]/[$'Listing Count'.$F45]" office:value-type="percentage" office:value="0.005626948521" calcext:value-type="percentage">
            <text:p>0.56%</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280" calcext:value-type="float">
            <text:p>280</text:p>
          </table:table-cell>
          <table:table-cell table:style-name="ce28" office:value-type="float" office:value="13151" calcext:value-type="float">
            <text:p>13151</text:p>
          </table:table-cell>
          <table:table-cell table:style-name="ce32" table:formula="of:=[$'Listing Count'.$E46]/[$'Listing Count'.$F46]" office:value-type="percentage" office:value="0.02129115657" calcext:value-type="percentage">
            <text:p>2.13%</text:p>
          </table:table-cell>
          <table:table-cell table:number-columns-repeated="1017"/>
        </table:table-row>
        <table:table-row table:style-name="ro5" table:number-rows-repeated="954">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Acceptance Rate" table:style-name="ta8">
        <table:table-column table:style-name="co2" table:default-cell-style-name="Default"/>
        <table:table-column table:style-name="co8" table:default-cell-style-name="Default"/>
        <table:table-column table:style-name="co9" table:default-cell-style-name="Default"/>
        <table:table-column table:style-name="co10" table:default-cell-style-name="Default"/>
        <table:table-column table:style-name="co24" table:default-cell-style-name="Default"/>
        <table:table-column table:style-name="co6" table:default-cell-style-name="Default"/>
        <table:table-column table:style-name="co25" table:default-cell-style-name="Default"/>
        <table:table-column table:style-name="co26" table:default-cell-style-name="Default"/>
        <table:table-column table:style-name="co27" table:default-cell-style-name="Default"/>
        <table:table-column table:style-name="co2" table:number-columns-repeated="17" table:default-cell-style-name="Default"/>
        <table:table-column table:style-name="co1" table:number-columns-repeated="998" table:default-cell-style-name="Default"/>
        <table:table-row table:style-name="ro5">
          <table:table-cell/>
          <table:table-cell table:style-name="ce40" office:value-type="string" calcext:value-type="string" table:number-columns-spanned="2" table:number-rows-spanned="2">
            <text:p>Acceptance Rate</text:p>
          </table:table-cell>
          <table:covered-table-cell/>
          <table:table-cell table:number-columns-repeated="1021"/>
        </table:table-row>
        <table:table-row table:style-name="ro5">
          <table:table-cell/>
          <table:covered-table-cell table:number-columns-repeated="2"/>
          <table:table-cell table:number-columns-repeated="1021"/>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AvgAcceptanceRate</text:p>
          </table:table-cell>
          <table:table-cell table:number-columns-repeated="2"/>
          <table:table-cell table:style-name="ce28" office:value-type="string" calcext:value-type="string">
            <text:p>Row Labels</text:p>
          </table:table-cell>
          <table:table-cell table:style-name="ce28" office:value-type="string" calcext:value-type="string">
            <text:p>Sum of acceptance rate &gt; avg</text:p>
          </table:table-cell>
          <table:table-cell table:number-columns-repeated="1015"/>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32" office:value-type="percentage" office:value="0.859506513775206" calcext:value-type="percentage">
            <text:p>85.95%</text:p>
          </table:table-cell>
          <table:table-cell table:number-columns-repeated="2"/>
          <table:table-cell table:style-name="ce34" office:value-type="string" calcext:value-type="string">
            <text:p>Host</text:p>
          </table:table-cell>
          <table:table-cell table:style-name="ce31" office:value-type="percentage" office:value="0.534981218137913" calcext:value-type="percentage">
            <text:p>53%</text:p>
          </table:table-cell>
          <table:table-cell table:number-columns-repeated="1015"/>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32" office:value-type="percentage" office:value="0.802494054167306" calcext:value-type="percentage">
            <text:p>80.25%</text:p>
          </table:table-cell>
          <table:table-cell table:number-columns-repeated="2"/>
          <table:table-cell table:style-name="ce34" office:value-type="string" calcext:value-type="string">
            <text:p>SuperHost</text:p>
          </table:table-cell>
          <table:table-cell table:style-name="ce31" office:value-type="percentage" office:value="0.841989202342027" calcext:value-type="percentage">
            <text:p>84%</text:p>
          </table:table-cell>
          <table:table-cell table:number-columns-repeated="1015"/>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32" office:value-type="percentage" office:value="0.985396145610278" calcext:value-type="percentage">
            <text:p>98.54%</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32" office:value-type="percentage" office:value="0.81231112595943" calcext:value-type="percentage">
            <text:p>81.23%</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32" office:value-type="percentage" office:value="0.740329066588942" calcext:value-type="percentage">
            <text:p>74.03%</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32" office:value-type="percentage" office:value="0.900987720761425" calcext:value-type="percentage">
            <text:p>90.10%</text:p>
          </table:table-cell>
          <table:table-cell table:number-columns-repeated="2"/>
          <table:table-cell>
            <draw:frame table:end-cell-address="'Acceptance Rate'.M23" table:end-x="22.85pt" table:end-y="0.71pt" draw:z-index="0" draw:name="Chart 16" draw:style-name="gr2" draw:text-style-name="P3" svg:width="323.97pt" svg:height="200.21pt" svg:x="63.01pt" svg:y="0pt">
              <draw:object draw:notify-on-update-of-ranges="DASHBOARD.B27:DASHBOARD.B28 DASHBOARD.C26:DASHBOARD.C26 DASHBOARD.C27:DASHBOARD.C28" xlink:href="./Object 16" xlink:type="simple" xlink:show="embed" xlink:actuate="onLoad">
                <loext:p/>
              </draw:object>
              <draw:image xlink:href="./ObjectReplacements/Object 16" xlink:type="simple" xlink:show="embed" xlink:actuate="onLoad"/>
            </draw:frame>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32" office:value-type="percentage" office:value="0.940800236374585" calcext:value-type="percentage">
            <text:p>94.08%</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32" office:value-type="percentage" office:value="0.935346347885644" calcext:value-type="percentage">
            <text:p>93.53%</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32" office:value-type="percentage" office:value="0.9419580365997" calcext:value-type="percentage">
            <text:p>94.20%</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32" office:value-type="percentage" office:value="0.857655042088988" calcext:value-type="percentage">
            <text:p>85.77%</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32" office:value-type="percentage" office:value="0.893144362110612" calcext:value-type="percentage">
            <text:p>89.31%</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32" office:value-type="percentage" office:value="0.829694681738177" calcext:value-type="percentage">
            <text:p>82.97%</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32" office:value-type="percentage" office:value="0.95187844643074" calcext:value-type="percentage">
            <text:p>95.19%</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32" office:value-type="percentage" office:value="0.949567146468686" calcext:value-type="percentage">
            <text:p>94.96%</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32" office:value-type="percentage" office:value="0.800010368039757" calcext:value-type="percentage">
            <text:p>80.00%</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32" office:value-type="percentage" office:value="0.744205329252161" calcext:value-type="percentage">
            <text:p>74.42%</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32" office:value-type="percentage" office:value="0.847108689911511" calcext:value-type="percentage">
            <text:p>84.71%</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32" office:value-type="percentage" office:value="0.9474749498998" calcext:value-type="percentage">
            <text:p>94.75%</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32" office:value-type="percentage" office:value="0.929852496217852" calcext:value-type="percentage">
            <text:p>92.99%</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32" office:value-type="percentage" office:value="0.868682476943347" calcext:value-type="percentage">
            <text:p>86.87%</text:p>
          </table:table-cell>
          <table:table-cell table:number-columns-repeated="1019"/>
        </table:table-row>
        <table:table-row table:style-name="ro5">
          <table:table-cell table:number-columns-repeated="1024"/>
        </table:table-row>
        <table:table-row table:style-name="ro5">
          <table:table-cell/>
          <table:table-cell table:style-name="ce40" office:value-type="string" calcext:value-type="string" table:number-columns-spanned="4" table:number-rows-spanned="2">
            <text:p>No of host having acceptance rate &gt; avg(acceptance rate)</text:p>
          </table:table-cell>
          <table:covered-table-cell table:number-columns-repeated="3"/>
          <table:table-cell table:number-columns-repeated="1019"/>
        </table:table-row>
        <table:table-row table:style-name="ro5">
          <table:table-cell/>
          <table:covered-table-cell table:number-columns-repeated="4"/>
          <table:table-cell table:number-columns-repeated="1019"/>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No_Of_Host</text:p>
          </table:table-cell>
          <table:table-cell table:style-name="ce28" office:value-type="string" calcext:value-type="string">
            <text:p>Total_count</text:p>
          </table:table-cell>
          <table:table-cell table:style-name="ce28" office:value-type="string" calcext:value-type="string">
            <text:p>acceptance rate &gt; avg</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2697" calcext:value-type="float">
            <text:p>2697</text:p>
          </table:table-cell>
          <table:table-cell table:style-name="ce41" office:value-type="float" office:value="29816" calcext:value-type="float">
            <text:p>29816</text:p>
          </table:table-cell>
          <table:table-cell table:style-name="ce31" table:formula="of:=[$'Acceptance Rate'.$E28]/[$'Acceptance Rate'.$F28]" office:value-type="percentage" office:value="0.09045478937" calcext:value-type="percentage">
            <text:p>9%</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1128" calcext:value-type="float">
            <text:p>1128</text:p>
          </table:table-cell>
          <table:table-cell table:style-name="ce41" office:value-type="float" office:value="29816" calcext:value-type="float">
            <text:p>29816</text:p>
          </table:table-cell>
          <table:table-cell table:style-name="ce31" table:formula="of:=[$'Acceptance Rate'.$E29]/[$'Acceptance Rate'.$F29]" office:value-type="percentage" office:value="0.03783203649" calcext:value-type="percentage">
            <text:p>4%</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316" calcext:value-type="float">
            <text:p>1316</text:p>
          </table:table-cell>
          <table:table-cell table:style-name="ce41" office:value-type="float" office:value="29816" calcext:value-type="float">
            <text:p>29816</text:p>
          </table:table-cell>
          <table:table-cell table:style-name="ce31" table:formula="of:=[$'Acceptance Rate'.$E30]/[$'Acceptance Rate'.$F30]" office:value-type="percentage" office:value="0.04413737591" calcext:value-type="percentage">
            <text:p>4%</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4664" calcext:value-type="float">
            <text:p>4664</text:p>
          </table:table-cell>
          <table:table-cell table:style-name="ce41" office:value-type="float" office:value="29816" calcext:value-type="float">
            <text:p>29816</text:p>
          </table:table-cell>
          <table:table-cell table:style-name="ce31" table:formula="of:=[$'Acceptance Rate'.$E31]/[$'Acceptance Rate'.$F31]" office:value-type="percentage" office:value="0.15642608" calcext:value-type="percentage">
            <text:p>16%</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359" calcext:value-type="float">
            <text:p>359</text:p>
          </table:table-cell>
          <table:table-cell table:style-name="ce41" office:value-type="float" office:value="29816" calcext:value-type="float">
            <text:p>29816</text:p>
          </table:table-cell>
          <table:table-cell table:style-name="ce31" table:formula="of:=[$'Acceptance Rate'.$E32]/[$'Acceptance Rate'.$F32]" office:value-type="percentage" office:value="0.01204051516" calcext:value-type="percentage">
            <text:p>1%</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1450" calcext:value-type="float">
            <text:p>1450</text:p>
          </table:table-cell>
          <table:table-cell table:style-name="ce41" office:value-type="float" office:value="29816" calcext:value-type="float">
            <text:p>29816</text:p>
          </table:table-cell>
          <table:table-cell table:style-name="ce31" table:formula="of:=[$'Acceptance Rate'.$E33]/[$'Acceptance Rate'.$F33]" office:value-type="percentage" office:value="0.04863160719" calcext:value-type="percentage">
            <text:p>5%</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612" calcext:value-type="float">
            <text:p>612</text:p>
          </table:table-cell>
          <table:table-cell table:style-name="ce41" office:value-type="float" office:value="29816" calcext:value-type="float">
            <text:p>29816</text:p>
          </table:table-cell>
          <table:table-cell table:style-name="ce31" table:formula="of:=[$'Acceptance Rate'.$E34]/[$'Acceptance Rate'.$F34]" office:value-type="percentage" office:value="0.02052589214" calcext:value-type="percentage">
            <text:p>2%</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2345" calcext:value-type="float">
            <text:p>2345</text:p>
          </table:table-cell>
          <table:table-cell table:style-name="ce41" office:value-type="float" office:value="29816" calcext:value-type="float">
            <text:p>29816</text:p>
          </table:table-cell>
          <table:table-cell table:style-name="ce31" table:formula="of:=[$'Acceptance Rate'.$E35]/[$'Acceptance Rate'.$F35]" office:value-type="percentage" office:value="0.07864904749" calcext:value-type="percentage">
            <text:p>8%</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805" calcext:value-type="float">
            <text:p>805</text:p>
          </table:table-cell>
          <table:table-cell table:style-name="ce41" office:value-type="float" office:value="29816" calcext:value-type="float">
            <text:p>29816</text:p>
          </table:table-cell>
          <table:table-cell table:style-name="ce31" table:formula="of:=[$'Acceptance Rate'.$E36]/[$'Acceptance Rate'.$F36]" office:value-type="percentage" office:value="0.02699892675" calcext:value-type="percentage">
            <text:p>3%</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575" calcext:value-type="float">
            <text:p>575</text:p>
          </table:table-cell>
          <table:table-cell table:style-name="ce41" office:value-type="float" office:value="29816" calcext:value-type="float">
            <text:p>29816</text:p>
          </table:table-cell>
          <table:table-cell table:style-name="ce31" table:formula="of:=[$'Acceptance Rate'.$E37]/[$'Acceptance Rate'.$F37]" office:value-type="percentage" office:value="0.01928494768" calcext:value-type="percentage">
            <text:p>2%</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415" calcext:value-type="float">
            <text:p>1415</text:p>
          </table:table-cell>
          <table:table-cell table:style-name="ce28" office:value-type="float" office:value="13151" calcext:value-type="float">
            <text:p>13151</text:p>
          </table:table-cell>
          <table:table-cell table:style-name="ce31" table:formula="of:=[$'Acceptance Rate'.$E38]/[$'Acceptance Rate'.$F38]" office:value-type="percentage" office:value="0.1075963805" calcext:value-type="percentage">
            <text:p>11%</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454" calcext:value-type="float">
            <text:p>454</text:p>
          </table:table-cell>
          <table:table-cell table:style-name="ce28" office:value-type="float" office:value="13151" calcext:value-type="float">
            <text:p>13151</text:p>
          </table:table-cell>
          <table:table-cell table:style-name="ce31" table:formula="of:=[$'Acceptance Rate'.$E39]/[$'Acceptance Rate'.$F39]" office:value-type="percentage" office:value="0.03452208957" calcext:value-type="percentage">
            <text:p>3%</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830" calcext:value-type="float">
            <text:p>830</text:p>
          </table:table-cell>
          <table:table-cell table:style-name="ce28" office:value-type="float" office:value="13151" calcext:value-type="float">
            <text:p>13151</text:p>
          </table:table-cell>
          <table:table-cell table:style-name="ce31" table:formula="of:=[$'Acceptance Rate'.$E40]/[$'Acceptance Rate'.$F40]" office:value-type="percentage" office:value="0.06311307125" calcext:value-type="percentage">
            <text:p>6%</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369" calcext:value-type="float">
            <text:p>369</text:p>
          </table:table-cell>
          <table:table-cell table:style-name="ce28" office:value-type="float" office:value="13151" calcext:value-type="float">
            <text:p>13151</text:p>
          </table:table-cell>
          <table:table-cell table:style-name="ce31" table:formula="of:=[$'Acceptance Rate'.$E41]/[$'Acceptance Rate'.$F41]" office:value-type="percentage" office:value="0.02805870276" calcext:value-type="percentage">
            <text:p>3%</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829" calcext:value-type="float">
            <text:p>829</text:p>
          </table:table-cell>
          <table:table-cell table:style-name="ce28" office:value-type="float" office:value="13151" calcext:value-type="float">
            <text:p>13151</text:p>
          </table:table-cell>
          <table:table-cell table:style-name="ce31" table:formula="of:=[$'Acceptance Rate'.$E42]/[$'Acceptance Rate'.$F42]" office:value-type="percentage" office:value="0.0630370314" calcext:value-type="percentage">
            <text:p>6%</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896" calcext:value-type="float">
            <text:p>896</text:p>
          </table:table-cell>
          <table:table-cell table:style-name="ce28" office:value-type="float" office:value="13151" calcext:value-type="float">
            <text:p>13151</text:p>
          </table:table-cell>
          <table:table-cell table:style-name="ce31" table:formula="of:=[$'Acceptance Rate'.$E43]/[$'Acceptance Rate'.$F43]" office:value-type="percentage" office:value="0.06813170101" calcext:value-type="percentage">
            <text:p>7%</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1723" calcext:value-type="float">
            <text:p>1723</text:p>
          </table:table-cell>
          <table:table-cell table:style-name="ce28" office:value-type="float" office:value="13151" calcext:value-type="float">
            <text:p>13151</text:p>
          </table:table-cell>
          <table:table-cell table:style-name="ce31" table:formula="of:=[$'Acceptance Rate'.$E44]/[$'Acceptance Rate'.$F44]" office:value-type="percentage" office:value="0.1310166527" calcext:value-type="percentage">
            <text:p>13%</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1780" calcext:value-type="float">
            <text:p>1780</text:p>
          </table:table-cell>
          <table:table-cell table:style-name="ce28" office:value-type="float" office:value="13151" calcext:value-type="float">
            <text:p>13151</text:p>
          </table:table-cell>
          <table:table-cell table:style-name="ce31" table:formula="of:=[$'Acceptance Rate'.$E45]/[$'Acceptance Rate'.$F45]" office:value-type="percentage" office:value="0.1353509239" calcext:value-type="percentage">
            <text:p>14%</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450" calcext:value-type="float">
            <text:p>450</text:p>
          </table:table-cell>
          <table:table-cell table:style-name="ce28" office:value-type="float" office:value="13151" calcext:value-type="float">
            <text:p>13151</text:p>
          </table:table-cell>
          <table:table-cell table:style-name="ce31" table:formula="of:=[$'Acceptance Rate'.$E46]/[$'Acceptance Rate'.$F46]" office:value-type="percentage" office:value="0.0342179302" calcext:value-type="percentage">
            <text:p>3%</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2327" calcext:value-type="float">
            <text:p>2327</text:p>
          </table:table-cell>
          <table:table-cell table:style-name="ce28" office:value-type="float" office:value="13151" calcext:value-type="float">
            <text:p>13151</text:p>
          </table:table-cell>
          <table:table-cell table:style-name="ce31" table:formula="of:=[$'Acceptance Rate'.$E47]/[$'Acceptance Rate'.$F47]" office:value-type="percentage" office:value="0.176944719" calcext:value-type="percentage">
            <text:p>18%</text:p>
          </table:table-cell>
          <table:table-cell table:number-columns-repeated="1017"/>
        </table:table-row>
        <table:table-row table:style-name="ro5" table:number-rows-repeated="953">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Instant Booking" table:style-name="ta9">
        <table:table-column table:style-name="co2" table:default-cell-style-name="Default"/>
        <table:table-column table:style-name="co8" table:default-cell-style-name="Default"/>
        <table:table-column table:style-name="co9" table:default-cell-style-name="Default"/>
        <table:table-column table:style-name="co10" table:default-cell-style-name="Default"/>
        <table:table-column table:style-name="co28" table:default-cell-style-name="Default"/>
        <table:table-column table:style-name="co2" table:number-columns-repeated="3" table:default-cell-style-name="Default"/>
        <table:table-column table:style-name="co6" table:default-cell-style-name="Default"/>
        <table:table-column table:style-name="co29" table:default-cell-style-name="Default"/>
        <table:table-column table:style-name="co2" table:number-columns-repeated="16" table:default-cell-style-name="Default"/>
        <table:table-column table:style-name="co1" table:number-columns-repeated="998" table:default-cell-style-name="Default"/>
        <table:table-row table:style-name="ro5">
          <table:table-cell/>
          <table:table-cell table:style-name="ce40" office:value-type="string" calcext:value-type="string" table:number-columns-spanned="4" table:number-rows-spanned="2">
            <text:p>Instant Booking</text:p>
          </table:table-cell>
          <table:covered-table-cell table:number-columns-repeated="3"/>
          <table:table-cell table:number-columns-repeated="1019"/>
        </table:table-row>
        <table:table-row table:style-name="ro5">
          <table:table-cell/>
          <table:covered-table-cell table:number-columns-repeated="4"/>
          <table:table-cell table:number-columns-repeated="1019"/>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NO_of_host</text:p>
          </table:table-cell>
          <table:table-cell table:style-name="ce28" office:value-type="string" calcext:value-type="string">
            <text:p>Total_count</text:p>
          </table:table-cell>
          <table:table-cell table:style-name="ce28" office:value-type="string" calcext:value-type="string">
            <text:p>Instant Booking</text:p>
          </table:table-cell>
          <table:table-cell/>
          <table:table-cell table:style-name="ce28" office:value-type="string" calcext:value-type="string">
            <text:p>Row Labels</text:p>
          </table:table-cell>
          <table:table-cell table:style-name="ce28" office:value-type="string" calcext:value-type="string">
            <text:p>Sum of Instant Booking</text:p>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323" calcext:value-type="float">
            <text:p>1323</text:p>
          </table:table-cell>
          <table:table-cell table:style-name="ce41" office:value-type="float" office:value="29816" calcext:value-type="float">
            <text:p>29816</text:p>
          </table:table-cell>
          <table:table-cell table:style-name="ce32" table:formula="of:=[$'Instant Booking'.$E4]/[$'Instant Booking'.$F4]" office:value-type="percentage" office:value="0.04437214918" calcext:value-type="percentage">
            <text:p>4.44%</text:p>
          </table:table-cell>
          <table:table-cell/>
          <table:table-cell table:style-name="ce34" office:value-type="string" calcext:value-type="string">
            <text:p>Host</text:p>
          </table:table-cell>
          <table:table-cell table:style-name="ce31" office:value-type="percentage" office:value="0.391299973168768" calcext:value-type="percentage">
            <text:p>39%</text:p>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431" calcext:value-type="float">
            <text:p>431</text:p>
          </table:table-cell>
          <table:table-cell table:style-name="ce41" office:value-type="float" office:value="29816" calcext:value-type="float">
            <text:p>29816</text:p>
          </table:table-cell>
          <table:table-cell table:style-name="ce32" table:formula="of:=[$'Instant Booking'.$E5]/[$'Instant Booking'.$F5]" office:value-type="percentage" office:value="0.014455326" calcext:value-type="percentage">
            <text:p>1.45%</text:p>
          </table:table-cell>
          <table:table-cell/>
          <table:table-cell table:style-name="ce34" office:value-type="string" calcext:value-type="string">
            <text:p>SuperHost</text:p>
          </table:table-cell>
          <table:table-cell table:style-name="ce31" office:value-type="percentage" office:value="0.539654779104251" calcext:value-type="percentage">
            <text:p>54%</text:p>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1025" calcext:value-type="float">
            <text:p>1025</text:p>
          </table:table-cell>
          <table:table-cell table:style-name="ce41" office:value-type="float" office:value="29816" calcext:value-type="float">
            <text:p>29816</text:p>
          </table:table-cell>
          <table:table-cell table:style-name="ce32" table:formula="of:=[$'Instant Booking'.$E6]/[$'Instant Booking'.$F6]" office:value-type="percentage" office:value="0.03437751543" calcext:value-type="percentage">
            <text:p>3.44%</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2525" calcext:value-type="float">
            <text:p>2525</text:p>
          </table:table-cell>
          <table:table-cell table:style-name="ce41" office:value-type="float" office:value="29816" calcext:value-type="float">
            <text:p>29816</text:p>
          </table:table-cell>
          <table:table-cell table:style-name="ce32" table:formula="of:=[$'Instant Booking'.$E7]/[$'Instant Booking'.$F7]" office:value-type="percentage" office:value="0.08468607459" calcext:value-type="percentage">
            <text:p>8.47%</text:p>
          </table:table-cell>
          <table:table-cell/>
          <table:table-cell>
            <draw:frame table:end-cell-address="'Instant Booking'.M21" table:end-x="28.71pt" table:end-y="2.21pt" draw:z-index="0" draw:name="Chart 17" draw:style-name="gr2" draw:text-style-name="P3" svg:width="306.71pt" svg:height="188.22pt" svg:x="7.74pt" svg:y="13.49pt">
              <draw:object draw:notify-on-update-of-ranges="DASHBOARD.H30:DASHBOARD.H31 DASHBOARD.I29:DASHBOARD.I29 DASHBOARD.I30:DASHBOARD.I31" xlink:href="./Object 17" xlink:type="simple" xlink:show="embed" xlink:actuate="onLoad">
                <loext:p/>
              </draw:object>
              <draw:image xlink:href="./ObjectReplacements/Object 17" xlink:type="simple" xlink:show="embed" xlink:actuate="onLoad"/>
            </draw:frame>
          </table:table-cell>
          <table:table-cell table:number-columns-repeated="1015"/>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746" calcext:value-type="float">
            <text:p>746</text:p>
          </table:table-cell>
          <table:table-cell table:style-name="ce41" office:value-type="float" office:value="29816" calcext:value-type="float">
            <text:p>29816</text:p>
          </table:table-cell>
          <table:table-cell table:style-name="ce32" table:formula="of:=[$'Instant Booking'.$E8]/[$'Instant Booking'.$F8]" office:value-type="percentage" office:value="0.02502012342" calcext:value-type="percentage">
            <text:p>2.50%</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272" calcext:value-type="float">
            <text:p>272</text:p>
          </table:table-cell>
          <table:table-cell table:style-name="ce41" office:value-type="float" office:value="29816" calcext:value-type="float">
            <text:p>29816</text:p>
          </table:table-cell>
          <table:table-cell table:style-name="ce32" table:formula="of:=[$'Instant Booking'.$E9]/[$'Instant Booking'.$F9]" office:value-type="percentage" office:value="0.009122618728" calcext:value-type="percentage">
            <text:p>0.91%</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2806" calcext:value-type="float">
            <text:p>2806</text:p>
          </table:table-cell>
          <table:table-cell table:style-name="ce41" office:value-type="float" office:value="29816" calcext:value-type="float">
            <text:p>29816</text:p>
          </table:table-cell>
          <table:table-cell table:style-name="ce32" table:formula="of:=[$'Instant Booking'.$E10]/[$'Instant Booking'.$F10]" office:value-type="percentage" office:value="0.09411054467" calcext:value-type="percentage">
            <text:p>9.41%</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547" calcext:value-type="float">
            <text:p>547</text:p>
          </table:table-cell>
          <table:table-cell table:style-name="ce41" office:value-type="float" office:value="29816" calcext:value-type="float">
            <text:p>29816</text:p>
          </table:table-cell>
          <table:table-cell table:style-name="ce32" table:formula="of:=[$'Instant Booking'.$E11]/[$'Instant Booking'.$F11]" office:value-type="percentage" office:value="0.01834585457" calcext:value-type="percentage">
            <text:p>1.83%</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1696" calcext:value-type="float">
            <text:p>1696</text:p>
          </table:table-cell>
          <table:table-cell table:style-name="ce41" office:value-type="float" office:value="29816" calcext:value-type="float">
            <text:p>29816</text:p>
          </table:table-cell>
          <table:table-cell table:style-name="ce32" table:formula="of:=[$'Instant Booking'.$E12]/[$'Instant Booking'.$F12]" office:value-type="percentage" office:value="0.05688221089" calcext:value-type="percentage">
            <text:p>5.69%</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296" calcext:value-type="float">
            <text:p>296</text:p>
          </table:table-cell>
          <table:table-cell table:style-name="ce41" office:value-type="float" office:value="29816" calcext:value-type="float">
            <text:p>29816</text:p>
          </table:table-cell>
          <table:table-cell table:style-name="ce32" table:formula="of:=[$'Instant Booking'.$E13]/[$'Instant Booking'.$F13]" office:value-type="percentage" office:value="0.009927555675" calcext:value-type="percentage">
            <text:p>0.99%</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462" calcext:value-type="float">
            <text:p>462</text:p>
          </table:table-cell>
          <table:table-cell table:style-name="ce42" office:value-type="float" office:value="13151" calcext:value-type="float">
            <text:p>13151</text:p>
          </table:table-cell>
          <table:table-cell table:style-name="ce32" table:formula="of:=[$'Instant Booking'.$E14]/[$'Instant Booking'.$F14]" office:value-type="percentage" office:value="0.03513040833" calcext:value-type="percentage">
            <text:p>3.51%</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277" calcext:value-type="float">
            <text:p>277</text:p>
          </table:table-cell>
          <table:table-cell table:style-name="ce42" office:value-type="float" office:value="13151" calcext:value-type="float">
            <text:p>13151</text:p>
          </table:table-cell>
          <table:table-cell table:style-name="ce32" table:formula="of:=[$'Instant Booking'.$E15]/[$'Instant Booking'.$F15]" office:value-type="percentage" office:value="0.02106303703" calcext:value-type="percentage">
            <text:p>2.11%</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388" calcext:value-type="float">
            <text:p>388</text:p>
          </table:table-cell>
          <table:table-cell table:style-name="ce42" office:value-type="float" office:value="13151" calcext:value-type="float">
            <text:p>13151</text:p>
          </table:table-cell>
          <table:table-cell table:style-name="ce32" table:formula="of:=[$'Instant Booking'.$E16]/[$'Instant Booking'.$F16]" office:value-type="percentage" office:value="0.02950345981" calcext:value-type="percentage">
            <text:p>2.95%</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1381" calcext:value-type="float">
            <text:p>1381</text:p>
          </table:table-cell>
          <table:table-cell table:style-name="ce42" office:value-type="float" office:value="13151" calcext:value-type="float">
            <text:p>13151</text:p>
          </table:table-cell>
          <table:table-cell table:style-name="ce32" table:formula="of:=[$'Instant Booking'.$E17]/[$'Instant Booking'.$F17]" office:value-type="percentage" office:value="0.1050110258" calcext:value-type="percentage">
            <text:p>10.50%</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673" calcext:value-type="float">
            <text:p>673</text:p>
          </table:table-cell>
          <table:table-cell table:style-name="ce42" office:value-type="float" office:value="13151" calcext:value-type="float">
            <text:p>13151</text:p>
          </table:table-cell>
          <table:table-cell table:style-name="ce32" table:formula="of:=[$'Instant Booking'.$E18]/[$'Instant Booking'.$F18]" office:value-type="percentage" office:value="0.0511748156" calcext:value-type="percentage">
            <text:p>5.12%</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290" calcext:value-type="float">
            <text:p>290</text:p>
          </table:table-cell>
          <table:table-cell table:style-name="ce42" office:value-type="float" office:value="13151" calcext:value-type="float">
            <text:p>13151</text:p>
          </table:table-cell>
          <table:table-cell table:style-name="ce32" table:formula="of:=[$'Instant Booking'.$E19]/[$'Instant Booking'.$F19]" office:value-type="percentage" office:value="0.02205155501" calcext:value-type="percentage">
            <text:p>2.21%</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1653" calcext:value-type="float">
            <text:p>1653</text:p>
          </table:table-cell>
          <table:table-cell table:style-name="ce42" office:value-type="float" office:value="13151" calcext:value-type="float">
            <text:p>13151</text:p>
          </table:table-cell>
          <table:table-cell table:style-name="ce32" table:formula="of:=[$'Instant Booking'.$E20]/[$'Instant Booking'.$F20]" office:value-type="percentage" office:value="0.1256938636" calcext:value-type="percentage">
            <text:p>12.57%</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645" calcext:value-type="float">
            <text:p>645</text:p>
          </table:table-cell>
          <table:table-cell table:style-name="ce42" office:value-type="float" office:value="13151" calcext:value-type="float">
            <text:p>13151</text:p>
          </table:table-cell>
          <table:table-cell table:style-name="ce32" table:formula="of:=[$'Instant Booking'.$E21]/[$'Instant Booking'.$F21]" office:value-type="percentage" office:value="0.04904569995" calcext:value-type="percentage">
            <text:p>4.90%</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1118" calcext:value-type="float">
            <text:p>1118</text:p>
          </table:table-cell>
          <table:table-cell table:style-name="ce42" office:value-type="float" office:value="13151" calcext:value-type="float">
            <text:p>13151</text:p>
          </table:table-cell>
          <table:table-cell table:style-name="ce32" table:formula="of:=[$'Instant Booking'.$E22]/[$'Instant Booking'.$F22]" office:value-type="percentage" office:value="0.08501254657" calcext:value-type="percentage">
            <text:p>8.50%</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210" calcext:value-type="float">
            <text:p>210</text:p>
          </table:table-cell>
          <table:table-cell table:style-name="ce42" office:value-type="float" office:value="13151" calcext:value-type="float">
            <text:p>13151</text:p>
          </table:table-cell>
          <table:table-cell table:style-name="ce32" table:formula="of:=[$'Instant Booking'.$E23]/[$'Instant Booking'.$F23]" office:value-type="percentage" office:value="0.01596836742" calcext:value-type="percentage">
            <text:p>1.60%</text:p>
          </table:table-cell>
          <table:table-cell table:number-columns-repeated="1017"/>
        </table:table-row>
        <table:table-row table:style-name="ro5" table:number-rows-repeated="977">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Comments" table:style-name="ta10">
        <table:table-column table:style-name="co2" table:default-cell-style-name="Default"/>
        <table:table-column table:style-name="co8" table:default-cell-style-name="Default"/>
        <table:table-column table:style-name="co9" table:default-cell-style-name="Default"/>
        <table:table-column table:style-name="co10" table:default-cell-style-name="Default"/>
        <table:table-column table:style-name="co30" table:default-cell-style-name="Default"/>
        <table:table-column table:style-name="co2" table:number-columns-repeated="3" table:default-cell-style-name="Default"/>
        <table:table-column table:style-name="co6" table:default-cell-style-name="Default"/>
        <table:table-column table:style-name="co31" table:default-cell-style-name="Default"/>
        <table:table-column table:style-name="co2" table:number-columns-repeated="16" table:default-cell-style-name="Default"/>
        <table:table-column table:style-name="co1" table:number-columns-repeated="998" table:default-cell-style-name="Default"/>
        <table:table-row table:style-name="ro5">
          <table:table-cell/>
          <table:table-cell table:style-name="ce40" office:value-type="string" calcext:value-type="string" table:number-columns-spanned="4" table:number-rows-spanned="2">
            <text:p>Positive Comments</text:p>
          </table:table-cell>
          <table:covered-table-cell table:number-columns-repeated="3"/>
          <table:table-cell table:number-columns-repeated="1019"/>
        </table:table-row>
        <table:table-row table:style-name="ro5">
          <table:table-cell/>
          <table:covered-table-cell table:number-columns-repeated="4"/>
          <table:table-cell table:number-columns-repeated="1019"/>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No_of_Positive_comment</text:p>
          </table:table-cell>
          <table:table-cell table:style-name="ce28" office:value-type="string" calcext:value-type="string">
            <text:p>Total_count</text:p>
          </table:table-cell>
          <table:table-cell table:style-name="ce28" office:value-type="string" calcext:value-type="string">
            <text:p>Positive Comments</text:p>
          </table:table-cell>
          <table:table-cell/>
          <table:table-cell table:style-name="ce28" office:value-type="string" calcext:value-type="string">
            <text:p>Row Labels</text:p>
          </table:table-cell>
          <table:table-cell table:style-name="ce28" office:value-type="string" calcext:value-type="string">
            <text:p>Sum of Positive Comments</text:p>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12993" calcext:value-type="float">
            <text:p>12993</text:p>
          </table:table-cell>
          <table:table-cell table:style-name="ce28" office:value-type="float" office:value="719701" calcext:value-type="float">
            <text:p>719701</text:p>
          </table:table-cell>
          <table:table-cell table:style-name="ce32" table:formula="of:=[$Comments.$E4]/[$Comments.$F4]" office:value-type="percentage" office:value="0.01805333048" calcext:value-type="percentage">
            <text:p>1.81%</text:p>
          </table:table-cell>
          <table:table-cell/>
          <table:table-cell table:style-name="ce34" office:value-type="string" calcext:value-type="string">
            <text:p>Host</text:p>
          </table:table-cell>
          <table:table-cell table:style-name="ce43" office:value-type="percentage" office:value="0.665641703985405" calcext:value-type="percentage">
            <text:p>66.564%</text:p>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428" calcext:value-type="float">
            <text:p>428</text:p>
          </table:table-cell>
          <table:table-cell table:style-name="ce28" office:value-type="float" office:value="719701" calcext:value-type="float">
            <text:p>719701</text:p>
          </table:table-cell>
          <table:table-cell table:style-name="ce32" table:formula="of:=[$Comments.$E5]/[$Comments.$F5]" office:value-type="percentage" office:value="0.0005946914066" calcext:value-type="percentage">
            <text:p>0.06%</text:p>
          </table:table-cell>
          <table:table-cell/>
          <table:table-cell table:style-name="ce34" office:value-type="string" calcext:value-type="string">
            <text:p>SuperHost</text:p>
          </table:table-cell>
          <table:table-cell table:style-name="ce43" office:value-type="percentage" office:value="0.659777510539426" calcext:value-type="percentage">
            <text:p>65.978%</text:p>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30809" calcext:value-type="float">
            <text:p>130809</text:p>
          </table:table-cell>
          <table:table-cell table:style-name="ce28" office:value-type="float" office:value="719701" calcext:value-type="float">
            <text:p>719701</text:p>
          </table:table-cell>
          <table:table-cell table:style-name="ce32" table:formula="of:=[$Comments.$E6]/[$Comments.$F6]" office:value-type="percentage" office:value="0.1817546453" calcext:value-type="percentage">
            <text:p>18.18%</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147920" calcext:value-type="float">
            <text:p>147920</text:p>
          </table:table-cell>
          <table:table-cell table:style-name="ce28" office:value-type="float" office:value="719701" calcext:value-type="float">
            <text:p>719701</text:p>
          </table:table-cell>
          <table:table-cell table:style-name="ce32" table:formula="of:=[$Comments.$E7]/[$Comments.$F7]" office:value-type="percentage" office:value="0.2055297964" calcext:value-type="percentage">
            <text:p>20.55%</text:p>
          </table:table-cell>
          <table:table-cell/>
          <table:table-cell>
            <draw:frame table:end-cell-address="Comments.N23" table:end-x="20.15pt" table:end-y="5.98pt" draw:z-index="0" draw:name="Chart 18" draw:style-name="gr2" draw:text-style-name="P3" svg:width="358.47pt" svg:height="221.22pt" svg:x="5.47pt" svg:y="12.76pt">
              <draw:object draw:notify-on-update-of-ranges="DASHBOARD.C19:DASHBOARD.C20 DASHBOARD.D18:DASHBOARD.D18 DASHBOARD.D19:DASHBOARD.D20" xlink:href="./Object 18" xlink:type="simple" xlink:show="embed" xlink:actuate="onLoad">
                <loext:p/>
              </draw:object>
              <draw:image xlink:href="./ObjectReplacements/Object 18" xlink:type="simple" xlink:show="embed" xlink:actuate="onLoad"/>
            </draw:frame>
          </table:table-cell>
          <table:table-cell table:number-columns-repeated="1015"/>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10634" calcext:value-type="float">
            <text:p>10634</text:p>
          </table:table-cell>
          <table:table-cell table:style-name="ce28" office:value-type="float" office:value="719701" calcext:value-type="float">
            <text:p>719701</text:p>
          </table:table-cell>
          <table:table-cell table:style-name="ce32" table:formula="of:=[$Comments.$E8]/[$Comments.$F8]" office:value-type="percentage" office:value="0.01477558041" calcext:value-type="percentage">
            <text:p>1.48%</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880" calcext:value-type="float">
            <text:p>880</text:p>
          </table:table-cell>
          <table:table-cell table:style-name="ce28" office:value-type="float" office:value="719701" calcext:value-type="float">
            <text:p>719701</text:p>
          </table:table-cell>
          <table:table-cell table:style-name="ce32" table:formula="of:=[$Comments.$E9]/[$Comments.$F9]" office:value-type="percentage" office:value="0.001222729995" calcext:value-type="percentage">
            <text:p>0.12%</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42840" calcext:value-type="float">
            <text:p>42840</text:p>
          </table:table-cell>
          <table:table-cell table:style-name="ce28" office:value-type="float" office:value="719701" calcext:value-type="float">
            <text:p>719701</text:p>
          </table:table-cell>
          <table:table-cell table:style-name="ce32" table:formula="of:=[$Comments.$E10]/[$Comments.$F10]" office:value-type="percentage" office:value="0.05952471929" calcext:value-type="percentage">
            <text:p>5.95%</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578" calcext:value-type="float">
            <text:p>578</text:p>
          </table:table-cell>
          <table:table-cell table:style-name="ce28" office:value-type="float" office:value="719701" calcext:value-type="float">
            <text:p>719701</text:p>
          </table:table-cell>
          <table:table-cell table:style-name="ce32" table:formula="of:=[$Comments.$E11]/[$Comments.$F11]" office:value-type="percentage" office:value="0.0008031112921" calcext:value-type="percentage">
            <text:p>0.08%</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85422" calcext:value-type="float">
            <text:p>85422</text:p>
          </table:table-cell>
          <table:table-cell table:style-name="ce28" office:value-type="float" office:value="719701" calcext:value-type="float">
            <text:p>719701</text:p>
          </table:table-cell>
          <table:table-cell table:style-name="ce32" table:formula="of:=[$Comments.$E12]/[$Comments.$F12]" office:value-type="percentage" office:value="0.1186909564" calcext:value-type="percentage">
            <text:p>11.87%</text:p>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46559" calcext:value-type="float">
            <text:p>46559</text:p>
          </table:table-cell>
          <table:table-cell table:style-name="ce28" office:value-type="float" office:value="719701" calcext:value-type="float">
            <text:p>719701</text:p>
          </table:table-cell>
          <table:table-cell table:style-name="ce32" table:formula="of:=[$Comments.$E13]/[$Comments.$F13]" office:value-type="percentage" office:value="0.06469214299" calcext:value-type="percentage">
            <text:p>6.47%</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49272" calcext:value-type="float">
            <text:p>149272</text:p>
          </table:table-cell>
          <table:table-cell table:style-name="ce28" office:value-type="float" office:value="1108457" calcext:value-type="float">
            <text:p>1108457</text:p>
          </table:table-cell>
          <table:table-cell table:style-name="ce32" table:formula="of:=[$Comments.$E14]/[$Comments.$F14]" office:value-type="percentage" office:value="0.1346664778" calcext:value-type="percentage">
            <text:p>13.47%</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1206" calcext:value-type="float">
            <text:p>1206</text:p>
          </table:table-cell>
          <table:table-cell table:style-name="ce28" office:value-type="float" office:value="1108457" calcext:value-type="float">
            <text:p>1108457</text:p>
          </table:table-cell>
          <table:table-cell table:style-name="ce32" table:formula="of:=[$Comments.$E15]/[$Comments.$F15]" office:value-type="percentage" office:value="0.001087998903" calcext:value-type="percentage">
            <text:p>0.11%</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79507" calcext:value-type="float">
            <text:p>79507</text:p>
          </table:table-cell>
          <table:table-cell table:style-name="ce28" office:value-type="float" office:value="1108457" calcext:value-type="float">
            <text:p>1108457</text:p>
          </table:table-cell>
          <table:table-cell table:style-name="ce32" table:formula="of:=[$Comments.$E16]/[$Comments.$F16]" office:value-type="percentage" office:value="0.0717276358" calcext:value-type="percentage">
            <text:p>7.17%</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21973" calcext:value-type="float">
            <text:p>21973</text:p>
          </table:table-cell>
          <table:table-cell table:style-name="ce28" office:value-type="float" office:value="1108457" calcext:value-type="float">
            <text:p>1108457</text:p>
          </table:table-cell>
          <table:table-cell table:style-name="ce32" table:formula="of:=[$Comments.$E17]/[$Comments.$F17]" office:value-type="percentage" office:value="0.01982305132" calcext:value-type="percentage">
            <text:p>1.98%</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140937" calcext:value-type="float">
            <text:p>140937</text:p>
          </table:table-cell>
          <table:table-cell table:style-name="ce28" office:value-type="float" office:value="1108457" calcext:value-type="float">
            <text:p>1108457</text:p>
          </table:table-cell>
          <table:table-cell table:style-name="ce32" table:formula="of:=[$Comments.$E18]/[$Comments.$F18]" office:value-type="percentage" office:value="0.1271470161" calcext:value-type="percentage">
            <text:p>12.71%</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122" calcext:value-type="float">
            <text:p>122</text:p>
          </table:table-cell>
          <table:table-cell table:style-name="ce28" office:value-type="float" office:value="1108457" calcext:value-type="float">
            <text:p>1108457</text:p>
          </table:table-cell>
          <table:table-cell table:style-name="ce32" table:formula="of:=[$Comments.$E19]/[$Comments.$F19]" office:value-type="percentage" office:value="0.0001100629073" calcext:value-type="percentage">
            <text:p>0.01%</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594" calcext:value-type="float">
            <text:p>594</text:p>
          </table:table-cell>
          <table:table-cell table:style-name="ce28" office:value-type="float" office:value="1108457" calcext:value-type="float">
            <text:p>1108457</text:p>
          </table:table-cell>
          <table:table-cell table:style-name="ce32" table:formula="of:=[$Comments.$E20]/[$Comments.$F20]" office:value-type="percentage" office:value="0.0005358800567" calcext:value-type="percentage">
            <text:p>0.05%</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21913" calcext:value-type="float">
            <text:p>21913</text:p>
          </table:table-cell>
          <table:table-cell table:style-name="ce28" office:value-type="float" office:value="1108457" calcext:value-type="float">
            <text:p>1108457</text:p>
          </table:table-cell>
          <table:table-cell table:style-name="ce32" table:formula="of:=[$Comments.$E21]/[$Comments.$F21]" office:value-type="percentage" office:value="0.01976892202" calcext:value-type="percentage">
            <text:p>1.98%</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54305" calcext:value-type="float">
            <text:p>54305</text:p>
          </table:table-cell>
          <table:table-cell table:style-name="ce28" office:value-type="float" office:value="1108457" calcext:value-type="float">
            <text:p>1108457</text:p>
          </table:table-cell>
          <table:table-cell table:style-name="ce32" table:formula="of:=[$Comments.$E22]/[$Comments.$F22]" office:value-type="percentage" office:value="0.04899152606" calcext:value-type="percentage">
            <text:p>4.90%</text:p>
          </table:table-cell>
          <table:table-cell table:number-columns-repeated="1017"/>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261506" calcext:value-type="float">
            <text:p>261506</text:p>
          </table:table-cell>
          <table:table-cell table:style-name="ce28" office:value-type="float" office:value="1108457" calcext:value-type="float">
            <text:p>1108457</text:p>
          </table:table-cell>
          <table:table-cell table:style-name="ce32" table:formula="of:=[$Comments.$E23]/[$Comments.$F23]" office:value-type="percentage" office:value="0.2359189396" calcext:value-type="percentage">
            <text:p>23.59%</text:p>
          </table:table-cell>
          <table:table-cell table:number-columns-repeated="1017"/>
        </table:table-row>
        <table:table-row table:style-name="ro5" table:number-rows-repeated="977">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Profile Pic" table:style-name="ta11">
        <table:table-column table:style-name="co2" table:default-cell-style-name="Default"/>
        <table:table-column table:style-name="co8" table:default-cell-style-name="Default"/>
        <table:table-column table:style-name="co9" table:default-cell-style-name="Default"/>
        <table:table-column table:style-name="co10" table:default-cell-style-name="Default"/>
        <table:table-column table:style-name="co24" table:default-cell-style-name="Default"/>
        <table:table-column table:style-name="co12" table:default-cell-style-name="Default"/>
        <table:table-column table:style-name="co2" table:default-cell-style-name="Default"/>
        <table:table-column table:style-name="co6" table:default-cell-style-name="Default"/>
        <table:table-column table:style-name="co32" table:default-cell-style-name="Default"/>
        <table:table-column table:style-name="co6" table:default-cell-style-name="Default"/>
        <table:table-column table:style-name="co33" table:default-cell-style-name="Default"/>
        <table:table-column table:style-name="co2" table:number-columns-repeated="15" table:default-cell-style-name="Default"/>
        <table:table-column table:style-name="co1" table:number-columns-repeated="998" table:default-cell-style-name="Default"/>
        <table:table-row table:style-name="ro5">
          <table:table-cell/>
          <table:table-cell table:style-name="ce40" office:value-type="string" calcext:value-type="string" table:number-columns-spanned="5" table:number-rows-spanned="2">
            <text:p>Profile Picture</text:p>
          </table:table-cell>
          <table:covered-table-cell table:number-columns-repeated="4"/>
          <table:table-cell table:number-columns-repeated="1018"/>
        </table:table-row>
        <table:table-row table:style-name="ro5">
          <table:table-cell/>
          <table:covered-table-cell table:number-columns-repeated="5"/>
          <table:table-cell table:number-columns-repeated="1018"/>
        </table:table-row>
        <table:table-row table:style-name="ro5">
          <table:table-cell/>
          <table:table-cell table:style-name="ce28"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host_has_profile_pic</text:p>
          </table:table-cell>
          <table:table-cell table:style-name="ce28" office:value-type="string" calcext:value-type="string">
            <text:p>TotalHost</text:p>
          </table:table-cell>
          <table:table-cell table:style-name="ce28" office:value-type="string" calcext:value-type="string">
            <text:p>Total_count</text:p>
          </table:table-cell>
          <table:table-cell table:style-name="ce28" office:value-type="string" calcext:value-type="string">
            <text:p>has_profile_pic</text:p>
          </table:table-cell>
          <table:table-cell/>
          <table:table-cell table:style-name="ce28"/>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table:formula="of:=FALSE()" office:value-type="float" office:value="0" calcext:value-type="float">
            <text:p>0</text:p>
          </table:table-cell>
          <table:table-cell table:style-name="ce28" office:value-type="float" office:value="24" calcext:value-type="float">
            <text:p>24</text:p>
          </table:table-cell>
          <table:table-cell table:style-name="ce28" office:value-type="float" office:value="29816" calcext:value-type="float">
            <text:p>29816</text:p>
          </table:table-cell>
          <table:table-cell table:style-name="ce32" table:formula="of:=[$'Profile Pic'.$F4]/[$'Profile Pic'.$G4]" office:value-type="percentage" office:value="0.0008049369466" calcext:value-type="percentage">
            <text:p>0.08%</text:p>
          </table:table-cell>
          <table:table-cell/>
          <table:table-cell table:style-name="ce34"/>
          <table:table-cell table:style-name="ce28"/>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table:formula="of:=TRUE()" office:value-type="float" office:value="1" calcext:value-type="float">
            <text:p>1</text:p>
          </table:table-cell>
          <table:table-cell table:style-name="ce28" office:value-type="float" office:value="5294" calcext:value-type="float">
            <text:p>5294</text:p>
          </table:table-cell>
          <table:table-cell table:style-name="ce28" office:value-type="float" office:value="29816" calcext:value-type="float">
            <text:p>29816</text:p>
          </table:table-cell>
          <table:table-cell table:style-name="ce32" table:formula="of:=[$'Profile Pic'.$F5]/[$'Profile Pic'.$G5]" office:value-type="percentage" office:value="0.1775556748" calcext:value-type="percentage">
            <text:p>17.76%</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table:formula="of:=TRUE()" office:value-type="float" office:value="1" calcext:value-type="float">
            <text:p>1</text:p>
          </table:table-cell>
          <table:table-cell table:style-name="ce28" office:value-type="float" office:value="1358" calcext:value-type="float">
            <text:p>1358</text:p>
          </table:table-cell>
          <table:table-cell table:style-name="ce28" office:value-type="float" office:value="29816" calcext:value-type="float">
            <text:p>29816</text:p>
          </table:table-cell>
          <table:table-cell table:style-name="ce32" table:formula="of:=[$'Profile Pic'.$F6]/[$'Profile Pic'.$G6]" office:value-type="percentage" office:value="0.04554601556" calcext:value-type="percentage">
            <text:p>4.55%</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table:formula="of:=FALSE()" office:value-type="float" office:value="0" calcext:value-type="float">
            <text:p>0</text:p>
          </table:table-cell>
          <table:table-cell table:style-name="ce28" office:value-type="float" office:value="7" calcext:value-type="float">
            <text:p>7</text:p>
          </table:table-cell>
          <table:table-cell table:style-name="ce28" office:value-type="float" office:value="29816" calcext:value-type="float">
            <text:p>29816</text:p>
          </table:table-cell>
          <table:table-cell table:style-name="ce32" table:formula="of:=[$'Profile Pic'.$F7]/[$'Profile Pic'.$G7]" office:value-type="percentage" office:value="0.0002347732761" calcext:value-type="percentage">
            <text:p>0.02%</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table:formula="of:=FALSE()" office:value-type="float" office:value="0" calcext:value-type="float">
            <text:p>0</text:p>
          </table:table-cell>
          <table:table-cell table:style-name="ce28" office:value-type="float" office:value="6" calcext:value-type="float">
            <text:p>6</text:p>
          </table:table-cell>
          <table:table-cell table:style-name="ce28" office:value-type="float" office:value="29816" calcext:value-type="float">
            <text:p>29816</text:p>
          </table:table-cell>
          <table:table-cell table:style-name="ce32" table:formula="of:=[$'Profile Pic'.$F8]/[$'Profile Pic'.$G8]" office:value-type="percentage" office:value="0.0002012342367" calcext:value-type="percentage">
            <text:p>0.02%</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table:formula="of:=TRUE()" office:value-type="float" office:value="1" calcext:value-type="float">
            <text:p>1</text:p>
          </table:table-cell>
          <table:table-cell table:style-name="ce28" office:value-type="float" office:value="1589" calcext:value-type="float">
            <text:p>1589</text:p>
          </table:table-cell>
          <table:table-cell table:style-name="ce28" office:value-type="float" office:value="29816" calcext:value-type="float">
            <text:p>29816</text:p>
          </table:table-cell>
          <table:table-cell table:style-name="ce32" table:formula="of:=[$'Profile Pic'.$F9]/[$'Profile Pic'.$G9]" office:value-type="percentage" office:value="0.05329353367" calcext:value-type="percentage">
            <text:p>5.33%</text:p>
          </table:table-cell>
          <table:table-cell/>
          <table:table-cell table:style-name="ce34"/>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table:formula="of:=FALSE()" office:value-type="float" office:value="0" calcext:value-type="float">
            <text:p>0</text:p>
          </table:table-cell>
          <table:table-cell table:style-name="ce28" office:value-type="float" office:value="32" calcext:value-type="float">
            <text:p>32</text:p>
          </table:table-cell>
          <table:table-cell table:style-name="ce28" office:value-type="float" office:value="29816" calcext:value-type="float">
            <text:p>29816</text:p>
          </table:table-cell>
          <table:table-cell table:style-name="ce32" table:formula="of:=[$'Profile Pic'.$F10]/[$'Profile Pic'.$G10]" office:value-type="percentage" office:value="0.001073249262" calcext:value-type="percentage">
            <text:p>0.11%</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table:formula="of:=TRUE()" office:value-type="float" office:value="1" calcext:value-type="float">
            <text:p>1</text:p>
          </table:table-cell>
          <table:table-cell table:style-name="ce28" office:value-type="float" office:value="5763" calcext:value-type="float">
            <text:p>5763</text:p>
          </table:table-cell>
          <table:table-cell table:style-name="ce28" office:value-type="float" office:value="29816" calcext:value-type="float">
            <text:p>29816</text:p>
          </table:table-cell>
          <table:table-cell table:style-name="ce32" table:formula="of:=[$'Profile Pic'.$F11]/[$'Profile Pic'.$G11]" office:value-type="percentage" office:value="0.1932854843" calcext:value-type="percentage">
            <text:p>19.33%</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table:formula="of:=TRUE()" office:value-type="float" office:value="1" calcext:value-type="float">
            <text:p>1</text:p>
          </table:table-cell>
          <table:table-cell table:style-name="ce28" office:value-type="float" office:value="1423" calcext:value-type="float">
            <text:p>1423</text:p>
          </table:table-cell>
          <table:table-cell table:style-name="ce28" office:value-type="float" office:value="29816" calcext:value-type="float">
            <text:p>29816</text:p>
          </table:table-cell>
          <table:table-cell table:style-name="ce32" table:formula="of:=[$'Profile Pic'.$F12]/[$'Profile Pic'.$G12]" office:value-type="percentage" office:value="0.04772605313" calcext:value-type="percentage">
            <text:p>4.77%</text:p>
          </table:table-cell>
          <table:table-cell/>
          <table:table-cell table:style-name="ce6" office:value-type="string" calcext:value-type="string">
            <text:p>host_Superhost</text:p>
          </table:table-cell>
          <table:table-cell table:style-name="ce17" office:value-type="string" calcext:value-type="string">
            <text:p>host_has_profile_pic</text:p>
          </table:table-cell>
          <table:table-cell table:style-name="ce9" office:value-type="string" calcext:value-type="string">
            <text:p>Sum - has_profile_pic</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table:formula="of:=FALSE()" office:value-type="float" office:value="0" calcext:value-type="float">
            <text:p>0</text:p>
          </table:table-cell>
          <table:table-cell table:style-name="ce28" office:value-type="float" office:value="2" calcext:value-type="float">
            <text:p>2</text:p>
          </table:table-cell>
          <table:table-cell table:style-name="ce28" office:value-type="float" office:value="29816" calcext:value-type="float">
            <text:p>29816</text:p>
          </table:table-cell>
          <table:table-cell table:style-name="ce32" table:formula="of:=[$'Profile Pic'.$F13]/[$'Profile Pic'.$G13]" office:value-type="percentage" office:value="0.00006707807888" calcext:value-type="percentage">
            <text:p>0.01%</text:p>
          </table:table-cell>
          <table:table-cell/>
          <table:table-cell table:style-name="ce7" office:value-type="string" calcext:value-type="string">
            <text:p>Host</text:p>
          </table:table-cell>
          <table:table-cell table:style-name="ce18" office:value-type="float" office:value="0" calcext:value-type="float">
            <text:p>0</text:p>
          </table:table-cell>
          <table:table-cell table:style-name="ce12" office:value-type="percentage" office:value="0.00754628387458" calcext:value-type="percentage">
            <text:p>0.75%</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table:formula="of:=TRUE()" office:value-type="float" office:value="1" calcext:value-type="float">
            <text:p>1</text:p>
          </table:table-cell>
          <table:table-cell table:style-name="ce28" office:value-type="float" office:value="465" calcext:value-type="float">
            <text:p>465</text:p>
          </table:table-cell>
          <table:table-cell table:style-name="ce28" office:value-type="float" office:value="29816" calcext:value-type="float">
            <text:p>29816</text:p>
          </table:table-cell>
          <table:table-cell table:style-name="ce32" table:formula="of:=[$'Profile Pic'.$F14]/[$'Profile Pic'.$G14]" office:value-type="percentage" office:value="0.01559565334" calcext:value-type="percentage">
            <text:p>1.56%</text:p>
          </table:table-cell>
          <table:table-cell/>
          <table:table-cell table:style-name="ce16"/>
          <table:table-cell table:style-name="ce19" office:value-type="float" office:value="1" calcext:value-type="float">
            <text:p>1</text:p>
          </table:table-cell>
          <table:table-cell table:style-name="ce24" office:value-type="percentage" office:value="0.99245371608" calcext:value-type="percentage">
            <text:p>99.25%</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table:formula="of:=FALSE()" office:value-type="float" office:value="0" calcext:value-type="float">
            <text:p>0</text:p>
          </table:table-cell>
          <table:table-cell table:style-name="ce28" office:value-type="float" office:value="3" calcext:value-type="float">
            <text:p>3</text:p>
          </table:table-cell>
          <table:table-cell table:style-name="ce28" office:value-type="float" office:value="29816" calcext:value-type="float">
            <text:p>29816</text:p>
          </table:table-cell>
          <table:table-cell table:style-name="ce32" table:formula="of:=[$'Profile Pic'.$F15]/[$'Profile Pic'.$G15]" office:value-type="percentage" office:value="0.0001006171183" calcext:value-type="percentage">
            <text:p>0.01%</text:p>
          </table:table-cell>
          <table:table-cell/>
          <table:table-cell table:style-name="ce7" office:value-type="string" calcext:value-type="string">
            <text:p>SuperHost</text:p>
          </table:table-cell>
          <table:table-cell table:style-name="ce18" office:value-type="float" office:value="0" calcext:value-type="float">
            <text:p>0</text:p>
          </table:table-cell>
          <table:table-cell table:style-name="ce12" office:value-type="percentage" office:value="0.00144475705282" calcext:value-type="percentage">
            <text:p>0.14%</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table:formula="of:=FALSE()" office:value-type="float" office:value="0" calcext:value-type="float">
            <text:p>0</text:p>
          </table:table-cell>
          <table:table-cell table:style-name="ce28" office:value-type="float" office:value="25" calcext:value-type="float">
            <text:p>25</text:p>
          </table:table-cell>
          <table:table-cell table:style-name="ce28" office:value-type="float" office:value="29816" calcext:value-type="float">
            <text:p>29816</text:p>
          </table:table-cell>
          <table:table-cell table:style-name="ce32" table:formula="of:=[$'Profile Pic'.$F16]/[$'Profile Pic'.$G16]" office:value-type="percentage" office:value="0.000838475986" calcext:value-type="percentage">
            <text:p>0.08%</text:p>
          </table:table-cell>
          <table:table-cell/>
          <table:table-cell table:style-name="ce8"/>
          <table:table-cell table:style-name="ce20" office:value-type="float" office:value="1" calcext:value-type="float">
            <text:p>1</text:p>
          </table:table-cell>
          <table:table-cell table:style-name="ce13" office:value-type="percentage" office:value="0.99855524299" calcext:value-type="percentage">
            <text:p>99.86%</text:p>
          </table:table-cell>
          <table:table-cell table:number-columns-repeated="1012"/>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28" table:formula="of:=TRUE()" office:value-type="float" office:value="1" calcext:value-type="float">
            <text:p>1</text:p>
          </table:table-cell>
          <table:table-cell table:style-name="ce28" office:value-type="float" office:value="6265" calcext:value-type="float">
            <text:p>6265</text:p>
          </table:table-cell>
          <table:table-cell table:style-name="ce28" office:value-type="float" office:value="29816" calcext:value-type="float">
            <text:p>29816</text:p>
          </table:table-cell>
          <table:table-cell table:style-name="ce32" table:formula="of:=[$'Profile Pic'.$F17]/[$'Profile Pic'.$G17]" office:value-type="percentage" office:value="0.2101220821" calcext:value-type="percentage">
            <text:p>21.01%</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table:formula="of:=TRUE()" office:value-type="float" office:value="1" calcext:value-type="float">
            <text:p>1</text:p>
          </table:table-cell>
          <table:table-cell table:style-name="ce28" office:value-type="float" office:value="976" calcext:value-type="float">
            <text:p>976</text:p>
          </table:table-cell>
          <table:table-cell table:style-name="ce28" office:value-type="float" office:value="29816" calcext:value-type="float">
            <text:p>29816</text:p>
          </table:table-cell>
          <table:table-cell table:style-name="ce32" table:formula="of:=[$'Profile Pic'.$F18]/[$'Profile Pic'.$G18]" office:value-type="percentage" office:value="0.0327341025" calcext:value-type="percentage">
            <text:p>3.27%</text:p>
          </table:table-cell>
          <table:table-cell/>
          <table:table-cell>
            <draw:frame table:end-cell-address="'Profile Pic'.N31" table:end-x="33.96pt" table:end-y="2.98pt" draw:z-index="0" draw:name="Chart 19" draw:style-name="gr2" draw:text-style-name="P3" svg:width="299.96pt" svg:height="188.22pt" svg:x="13.41pt" svg:y="0pt">
              <draw:object draw:notify-on-update-of-ranges="'Profile Pic'.J13:'Profile Pic'.J16 'Profile Pic'.K12:'Profile Pic'.K12 'Profile Pic'.K13:'Profile Pic'.K16 'Profile Pic'.L12:'Profile Pic'.L12 'Profile Pic'.L13:'Profile Pic'.L16" xlink:href="./Object 19" xlink:type="simple" xlink:show="embed" xlink:actuate="onLoad">
                <loext:p/>
              </draw:object>
              <draw:image xlink:href="./ObjectReplacements/Object 19" xlink:type="simple" xlink:show="embed" xlink:actuate="onLoad"/>
            </draw:frame>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table:formula="of:=FALSE()" office:value-type="float" office:value="0" calcext:value-type="float">
            <text:p>0</text:p>
          </table:table-cell>
          <table:table-cell table:style-name="ce28" office:value-type="float" office:value="4" calcext:value-type="float">
            <text:p>4</text:p>
          </table:table-cell>
          <table:table-cell table:style-name="ce28" office:value-type="float" office:value="29816" calcext:value-type="float">
            <text:p>29816</text:p>
          </table:table-cell>
          <table:table-cell table:style-name="ce32" table:formula="of:=[$'Profile Pic'.$F19]/[$'Profile Pic'.$G19]" office:value-type="percentage" office:value="0.0001341561578" calcext:value-type="percentage">
            <text:p>0.01%</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table:formula="of:=TRUE()" office:value-type="float" office:value="1" calcext:value-type="float">
            <text:p>1</text:p>
          </table:table-cell>
          <table:table-cell table:style-name="ce28" office:value-type="float" office:value="5713" calcext:value-type="float">
            <text:p>5713</text:p>
          </table:table-cell>
          <table:table-cell table:style-name="ce28" office:value-type="float" office:value="29816" calcext:value-type="float">
            <text:p>29816</text:p>
          </table:table-cell>
          <table:table-cell table:style-name="ce32" table:formula="of:=[$'Profile Pic'.$F20]/[$'Profile Pic'.$G20]" office:value-type="percentage" office:value="0.1916085323" calcext:value-type="percentage">
            <text:p>19.16%</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table:formula="of:=FALSE()" office:value-type="float" office:value="0" calcext:value-type="float">
            <text:p>0</text:p>
          </table:table-cell>
          <table:table-cell table:style-name="ce28" office:value-type="float" office:value="108" calcext:value-type="float">
            <text:p>108</text:p>
          </table:table-cell>
          <table:table-cell table:style-name="ce28" office:value-type="float" office:value="29816" calcext:value-type="float">
            <text:p>29816</text:p>
          </table:table-cell>
          <table:table-cell table:style-name="ce32" table:formula="of:=[$'Profile Pic'.$F21]/[$'Profile Pic'.$G21]" office:value-type="percentage" office:value="0.00362221626" calcext:value-type="percentage">
            <text:p>0.36%</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table:formula="of:=TRUE()" office:value-type="float" office:value="1" calcext:value-type="float">
            <text:p>1</text:p>
          </table:table-cell>
          <table:table-cell table:style-name="ce28" office:value-type="float" office:value="745" calcext:value-type="float">
            <text:p>745</text:p>
          </table:table-cell>
          <table:table-cell table:style-name="ce28" office:value-type="float" office:value="29816" calcext:value-type="float">
            <text:p>29816</text:p>
          </table:table-cell>
          <table:table-cell table:style-name="ce32" table:formula="of:=[$'Profile Pic'.$F22]/[$'Profile Pic'.$G22]" office:value-type="percentage" office:value="0.02498658438" calcext:value-type="percentage">
            <text:p>2.50%</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table:formula="of:=FALSE()" office:value-type="float" office:value="0" calcext:value-type="float">
            <text:p>0</text:p>
          </table:table-cell>
          <table:table-cell table:style-name="ce28" office:value-type="float" office:value="14" calcext:value-type="float">
            <text:p>14</text:p>
          </table:table-cell>
          <table:table-cell table:style-name="ce28" office:value-type="float" office:value="29816" calcext:value-type="float">
            <text:p>29816</text:p>
          </table:table-cell>
          <table:table-cell table:style-name="ce32" table:formula="of:=[$'Profile Pic'.$F23]/[$'Profile Pic'.$G23]" office:value-type="percentage" office:value="0.0004695465522" calcext:value-type="percentage">
            <text:p>0.05%</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table:formula="of:=FALSE()" office:value-type="float" office:value="0" calcext:value-type="float">
            <text:p>0</text:p>
          </table:table-cell>
          <table:table-cell table:style-name="ce28" office:value-type="float" office:value="1" calcext:value-type="float">
            <text:p>1</text:p>
          </table:table-cell>
          <table:table-cell table:style-name="ce28" office:value-type="float" office:value="13151" calcext:value-type="float">
            <text:p>13151</text:p>
          </table:table-cell>
          <table:table-cell table:style-name="ce32" table:formula="of:=[$'Profile Pic'.$F24]/[$'Profile Pic'.$G24]" office:value-type="percentage" office:value="0.00007603984488" calcext:value-type="percentage">
            <text:p>0.0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28" table:formula="of:=TRUE()" office:value-type="float" office:value="1" calcext:value-type="float">
            <text:p>1</text:p>
          </table:table-cell>
          <table:table-cell table:style-name="ce28" office:value-type="float" office:value="1836" calcext:value-type="float">
            <text:p>1836</text:p>
          </table:table-cell>
          <table:table-cell table:style-name="ce28" office:value-type="float" office:value="13151" calcext:value-type="float">
            <text:p>13151</text:p>
          </table:table-cell>
          <table:table-cell table:style-name="ce32" table:formula="of:=[$'Profile Pic'.$F25]/[$'Profile Pic'.$G25]" office:value-type="percentage" office:value="0.1396091552" calcext:value-type="percentage">
            <text:p>13.96%</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table:formula="of:=TRUE()" office:value-type="float" office:value="1" calcext:value-type="float">
            <text:p>1</text:p>
          </table:table-cell>
          <table:table-cell table:style-name="ce28" office:value-type="float" office:value="981" calcext:value-type="float">
            <text:p>981</text:p>
          </table:table-cell>
          <table:table-cell table:style-name="ce28" office:value-type="float" office:value="13151" calcext:value-type="float">
            <text:p>13151</text:p>
          </table:table-cell>
          <table:table-cell table:style-name="ce32" table:formula="of:=[$'Profile Pic'.$F26]/[$'Profile Pic'.$G26]" office:value-type="percentage" office:value="0.07459508783" calcext:value-type="percentage">
            <text:p>7.46%</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28" table:formula="of:=FALSE()" office:value-type="float" office:value="0" calcext:value-type="float">
            <text:p>0</text:p>
          </table:table-cell>
          <table:table-cell table:style-name="ce28" office:value-type="float" office:value="1" calcext:value-type="float">
            <text:p>1</text:p>
          </table:table-cell>
          <table:table-cell table:style-name="ce28" office:value-type="float" office:value="13151" calcext:value-type="float">
            <text:p>13151</text:p>
          </table:table-cell>
          <table:table-cell table:style-name="ce32" table:formula="of:=[$'Profile Pic'.$F27]/[$'Profile Pic'.$G27]" office:value-type="percentage" office:value="0.00007603984488" calcext:value-type="percentage">
            <text:p>0.0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table:formula="of:=TRUE()" office:value-type="float" office:value="1" calcext:value-type="float">
            <text:p>1</text:p>
          </table:table-cell>
          <table:table-cell table:style-name="ce28" office:value-type="float" office:value="466" calcext:value-type="float">
            <text:p>466</text:p>
          </table:table-cell>
          <table:table-cell table:style-name="ce28" office:value-type="float" office:value="13151" calcext:value-type="float">
            <text:p>13151</text:p>
          </table:table-cell>
          <table:table-cell table:style-name="ce32" table:formula="of:=[$'Profile Pic'.$F28]/[$'Profile Pic'.$G28]" office:value-type="percentage" office:value="0.03543456771" calcext:value-type="percentage">
            <text:p>3.54%</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28" table:formula="of:=FALSE()" office:value-type="float" office:value="0" calcext:value-type="float">
            <text:p>0</text:p>
          </table:table-cell>
          <table:table-cell table:style-name="ce28" office:value-type="float" office:value="1" calcext:value-type="float">
            <text:p>1</text:p>
          </table:table-cell>
          <table:table-cell table:style-name="ce28" office:value-type="float" office:value="13151" calcext:value-type="float">
            <text:p>13151</text:p>
          </table:table-cell>
          <table:table-cell table:style-name="ce32" table:formula="of:=[$'Profile Pic'.$F29]/[$'Profile Pic'.$G29]" office:value-type="percentage" office:value="0.00007603984488" calcext:value-type="percentage">
            <text:p>0.0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28" table:formula="of:=TRUE()" office:value-type="float" office:value="1" calcext:value-type="float">
            <text:p>1</text:p>
          </table:table-cell>
          <table:table-cell table:style-name="ce28" office:value-type="float" office:value="1930" calcext:value-type="float">
            <text:p>1930</text:p>
          </table:table-cell>
          <table:table-cell table:style-name="ce28" office:value-type="float" office:value="13151" calcext:value-type="float">
            <text:p>13151</text:p>
          </table:table-cell>
          <table:table-cell table:style-name="ce32" table:formula="of:=[$'Profile Pic'.$F30]/[$'Profile Pic'.$G30]" office:value-type="percentage" office:value="0.1467569006" calcext:value-type="percentage">
            <text:p>14.68%</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table:formula="of:=FALSE()" office:value-type="float" office:value="0" calcext:value-type="float">
            <text:p>0</text:p>
          </table:table-cell>
          <table:table-cell table:style-name="ce28" office:value-type="float" office:value="1" calcext:value-type="float">
            <text:p>1</text:p>
          </table:table-cell>
          <table:table-cell table:style-name="ce28" office:value-type="float" office:value="13151" calcext:value-type="float">
            <text:p>13151</text:p>
          </table:table-cell>
          <table:table-cell table:style-name="ce32" table:formula="of:=[$'Profile Pic'.$F31]/[$'Profile Pic'.$G31]" office:value-type="percentage" office:value="0.00007603984488" calcext:value-type="percentage">
            <text:p>0.0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28" table:formula="of:=TRUE()" office:value-type="float" office:value="1" calcext:value-type="float">
            <text:p>1</text:p>
          </table:table-cell>
          <table:table-cell table:style-name="ce28" office:value-type="float" office:value="969" calcext:value-type="float">
            <text:p>969</text:p>
          </table:table-cell>
          <table:table-cell table:style-name="ce28" office:value-type="float" office:value="13151" calcext:value-type="float">
            <text:p>13151</text:p>
          </table:table-cell>
          <table:table-cell table:style-name="ce32" table:formula="of:=[$'Profile Pic'.$F32]/[$'Profile Pic'.$G32]" office:value-type="percentage" office:value="0.07368260969" calcext:value-type="percentage">
            <text:p>7.37%</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table:formula="of:=TRUE()" office:value-type="float" office:value="1" calcext:value-type="float">
            <text:p>1</text:p>
          </table:table-cell>
          <table:table-cell table:style-name="ce28" office:value-type="float" office:value="402" calcext:value-type="float">
            <text:p>402</text:p>
          </table:table-cell>
          <table:table-cell table:style-name="ce28" office:value-type="float" office:value="13151" calcext:value-type="float">
            <text:p>13151</text:p>
          </table:table-cell>
          <table:table-cell table:style-name="ce32" table:formula="of:=[$'Profile Pic'.$F33]/[$'Profile Pic'.$G33]" office:value-type="percentage" office:value="0.03056801764" calcext:value-type="percentage">
            <text:p>3.06%</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table:formula="of:=FALSE()" office:value-type="float" office:value="0" calcext:value-type="float">
            <text:p>0</text:p>
          </table:table-cell>
          <table:table-cell table:style-name="ce28" office:value-type="float" office:value="2" calcext:value-type="float">
            <text:p>2</text:p>
          </table:table-cell>
          <table:table-cell table:style-name="ce28" office:value-type="float" office:value="13151" calcext:value-type="float">
            <text:p>13151</text:p>
          </table:table-cell>
          <table:table-cell table:style-name="ce32" table:formula="of:=[$'Profile Pic'.$F34]/[$'Profile Pic'.$G34]" office:value-type="percentage" office:value="0.0001520796898" calcext:value-type="percentage">
            <text:p>0.0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28" table:formula="of:=TRUE()" office:value-type="float" office:value="1" calcext:value-type="float">
            <text:p>1</text:p>
          </table:table-cell>
          <table:table-cell table:style-name="ce28" office:value-type="float" office:value="2524" calcext:value-type="float">
            <text:p>2524</text:p>
          </table:table-cell>
          <table:table-cell table:style-name="ce28" office:value-type="float" office:value="13151" calcext:value-type="float">
            <text:p>13151</text:p>
          </table:table-cell>
          <table:table-cell table:style-name="ce32" table:formula="of:=[$'Profile Pic'.$F35]/[$'Profile Pic'.$G35]" office:value-type="percentage" office:value="0.1919245685" calcext:value-type="percentage">
            <text:p>19.19%</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28" table:formula="of:=TRUE()" office:value-type="float" office:value="1" calcext:value-type="float">
            <text:p>1</text:p>
          </table:table-cell>
          <table:table-cell table:style-name="ce28" office:value-type="float" office:value="894" calcext:value-type="float">
            <text:p>894</text:p>
          </table:table-cell>
          <table:table-cell table:style-name="ce28" office:value-type="float" office:value="13151" calcext:value-type="float">
            <text:p>13151</text:p>
          </table:table-cell>
          <table:table-cell table:style-name="ce32" table:formula="of:=[$'Profile Pic'.$F36]/[$'Profile Pic'.$G36]" office:value-type="percentage" office:value="0.06797962132" calcext:value-type="percentage">
            <text:p>6.80%</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table:formula="of:=TRUE()" office:value-type="float" office:value="1" calcext:value-type="float">
            <text:p>1</text:p>
          </table:table-cell>
          <table:table-cell table:style-name="ce28" office:value-type="float" office:value="2633" calcext:value-type="float">
            <text:p>2633</text:p>
          </table:table-cell>
          <table:table-cell table:style-name="ce28" office:value-type="float" office:value="13151" calcext:value-type="float">
            <text:p>13151</text:p>
          </table:table-cell>
          <table:table-cell table:style-name="ce32" table:formula="of:=[$'Profile Pic'.$F37]/[$'Profile Pic'.$G37]" office:value-type="percentage" office:value="0.2002129116" calcext:value-type="percentage">
            <text:p>20.0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28" table:formula="of:=FALSE()" office:value-type="float" office:value="0" calcext:value-type="float">
            <text:p>0</text:p>
          </table:table-cell>
          <table:table-cell table:style-name="ce28" office:value-type="float" office:value="11" calcext:value-type="float">
            <text:p>11</text:p>
          </table:table-cell>
          <table:table-cell table:style-name="ce28" office:value-type="float" office:value="13151" calcext:value-type="float">
            <text:p>13151</text:p>
          </table:table-cell>
          <table:table-cell table:style-name="ce32" table:formula="of:=[$'Profile Pic'.$F38]/[$'Profile Pic'.$G38]" office:value-type="percentage" office:value="0.0008364382937" calcext:value-type="percentage">
            <text:p>0.08%</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table:formula="of:=TRUE()" office:value-type="float" office:value="1" calcext:value-type="float">
            <text:p>1</text:p>
          </table:table-cell>
          <table:table-cell table:style-name="ce28" office:value-type="float" office:value="497" calcext:value-type="float">
            <text:p>497</text:p>
          </table:table-cell>
          <table:table-cell table:style-name="ce28" office:value-type="float" office:value="13151" calcext:value-type="float">
            <text:p>13151</text:p>
          </table:table-cell>
          <table:table-cell table:style-name="ce32" table:formula="of:=[$'Profile Pic'.$F39]/[$'Profile Pic'.$G39]" office:value-type="percentage" office:value="0.0377918029" calcext:value-type="percentage">
            <text:p>3.78%</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28" table:formula="of:=FALSE()" office:value-type="float" office:value="0" calcext:value-type="float">
            <text:p>0</text:p>
          </table:table-cell>
          <table:table-cell table:style-name="ce28" office:value-type="float" office:value="2" calcext:value-type="float">
            <text:p>2</text:p>
          </table:table-cell>
          <table:table-cell table:style-name="ce28" office:value-type="float" office:value="13151" calcext:value-type="float">
            <text:p>13151</text:p>
          </table:table-cell>
          <table:table-cell table:style-name="ce32" table:formula="of:=[$'Profile Pic'.$F40]/[$'Profile Pic'.$G40]" office:value-type="percentage" office:value="0.0001520796898" calcext:value-type="percentage">
            <text:p>0.02%</text:p>
          </table:table-cell>
          <table:table-cell table:number-columns-repeated="1016"/>
        </table:table-row>
        <table:table-row table:style-name="ro5" table:number-rows-repeated="960">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Identity Verified" table:style-name="ta12">
        <table:table-column table:style-name="co2" table:default-cell-style-name="Default"/>
        <table:table-column table:style-name="co8" table:default-cell-style-name="Default"/>
        <table:table-column table:style-name="co34" table:default-cell-style-name="Default"/>
        <table:table-column table:style-name="co9" table:default-cell-style-name="Default"/>
        <table:table-column table:style-name="co10" table:default-cell-style-name="Default"/>
        <table:table-column table:style-name="co12" table:default-cell-style-name="Default"/>
        <table:table-column table:style-name="co2" table:number-columns-repeated="3" table:default-cell-style-name="Default"/>
        <table:table-column table:style-name="co6" table:default-cell-style-name="Default"/>
        <table:table-column table:style-name="co35" table:default-cell-style-name="Default"/>
        <table:table-column table:style-name="co2" table:number-columns-repeated="15" table:default-cell-style-name="Default"/>
        <table:table-column table:style-name="co1" table:number-columns-repeated="998" table:default-cell-style-name="Default"/>
        <table:table-row table:style-name="ro5">
          <table:table-cell/>
          <table:table-cell table:style-name="ce40" office:value-type="string" calcext:value-type="string" table:number-columns-spanned="5" table:number-rows-spanned="2">
            <text:p>Identity Verified</text:p>
          </table:table-cell>
          <table:covered-table-cell table:number-columns-repeated="4"/>
          <table:table-cell table:number-columns-repeated="1018"/>
        </table:table-row>
        <table:table-row table:style-name="ro5">
          <table:table-cell/>
          <table:covered-table-cell table:number-columns-repeated="5"/>
          <table:table-cell table:number-columns-repeated="1018"/>
        </table:table-row>
        <table:table-row table:style-name="ro5">
          <table:table-cell/>
          <table:table-cell table:style-name="ce28" office:value-type="string" calcext:value-type="string">
            <text:p>host_Superhost</text:p>
          </table:table-cell>
          <table:table-cell table:style-name="ce28" office:value-type="string" calcext:value-type="string">
            <text:p>host_identity_verified</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TotalHost</text:p>
          </table:table-cell>
          <table:table-cell table:style-name="ce28" office:value-type="string" calcext:value-type="string">
            <text:p>Total_count</text:p>
          </table:table-cell>
          <table:table-cell table:style-name="ce28" office:value-type="string" calcext:value-type="string">
            <text:p>identity_verified</text:p>
          </table:table-cell>
          <table:table-cell/>
          <table:table-cell table:style-name="ce28" office:value-type="string" calcext:value-type="string">
            <text:p>Row Labels</text:p>
          </table:table-cell>
          <table:table-cell table:style-name="ce28" office:value-type="string" calcext:value-type="string">
            <text:p>Sum of identity_verified</text:p>
          </table:table-cell>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072" calcext:value-type="float">
            <text:p>1072</text:p>
          </table:table-cell>
          <table:table-cell table:style-name="ce41" office:value-type="float" office:value="29816" calcext:value-type="float">
            <text:p>29816</text:p>
          </table:table-cell>
          <table:table-cell table:style-name="ce32" table:formula="of:=[$'Identity Verified'.$F4]/[$'Identity Verified'.$G4]" office:value-type="percentage" office:value="0.03595385028" calcext:value-type="percentage">
            <text:p>3.60%</text:p>
          </table:table-cell>
          <table:table-cell/>
          <table:table-cell table:style-name="ce34" office:value-type="string" calcext:value-type="string">
            <text:p>Host</text:p>
          </table:table-cell>
          <table:table-cell table:style-name="ce28"/>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4246" calcext:value-type="float">
            <text:p>4246</text:p>
          </table:table-cell>
          <table:table-cell table:style-name="ce41" office:value-type="float" office:value="29816" calcext:value-type="float">
            <text:p>29816</text:p>
          </table:table-cell>
          <table:table-cell table:style-name="ce32" table:formula="of:=[$'Identity Verified'.$F5]/[$'Identity Verified'.$G5]" office:value-type="percentage" office:value="0.1424067615" calcext:value-type="percentage">
            <text:p>14.24%</text:p>
          </table:table-cell>
          <table:table-cell/>
          <table:table-cell table:style-name="ce34" office:value-type="string" calcext:value-type="string">
            <text:p>NO</text:p>
          </table:table-cell>
          <table:table-cell table:style-name="ce31" office:value-type="percentage" office:value="0.183056077273947" calcext:value-type="percentage">
            <text:p>18%</text:p>
          </table:table-cell>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1186" calcext:value-type="float">
            <text:p>1186</text:p>
          </table:table-cell>
          <table:table-cell table:style-name="ce41" office:value-type="float" office:value="29816" calcext:value-type="float">
            <text:p>29816</text:p>
          </table:table-cell>
          <table:table-cell table:style-name="ce32" table:formula="of:=[$'Identity Verified'.$F6]/[$'Identity Verified'.$G6]" office:value-type="percentage" office:value="0.03977730078" calcext:value-type="percentage">
            <text:p>3.98%</text:p>
          </table:table-cell>
          <table:table-cell/>
          <table:table-cell table:style-name="ce34" office:value-type="string" calcext:value-type="string">
            <text:p>YES</text:p>
          </table:table-cell>
          <table:table-cell table:style-name="ce31" office:value-type="percentage" office:value="0.816943922726053" calcext:value-type="percentage">
            <text:p>82%</text:p>
          </table:table-cell>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179" calcext:value-type="float">
            <text:p>179</text:p>
          </table:table-cell>
          <table:table-cell table:style-name="ce41" office:value-type="float" office:value="29816" calcext:value-type="float">
            <text:p>29816</text:p>
          </table:table-cell>
          <table:table-cell table:style-name="ce32" table:formula="of:=[$'Identity Verified'.$F7]/[$'Identity Verified'.$G7]" office:value-type="percentage" office:value="0.00600348806" calcext:value-type="percentage">
            <text:p>0.60%</text:p>
          </table:table-cell>
          <table:table-cell/>
          <table:table-cell table:style-name="ce34" office:value-type="string" calcext:value-type="string">
            <text:p>SuperHost</text:p>
          </table:table-cell>
          <table:table-cell table:style-name="ce31"/>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1" calcext:value-type="float">
            <text:p>1</text:p>
          </table:table-cell>
          <table:table-cell table:style-name="ce41" office:value-type="float" office:value="29816" calcext:value-type="float">
            <text:p>29816</text:p>
          </table:table-cell>
          <table:table-cell table:style-name="ce32" table:formula="of:=[$'Identity Verified'.$F8]/[$'Identity Verified'.$G8]" office:value-type="percentage" office:value="0.00003353903944" calcext:value-type="percentage">
            <text:p>0.00%</text:p>
          </table:table-cell>
          <table:table-cell/>
          <table:table-cell table:style-name="ce34" office:value-type="string" calcext:value-type="string">
            <text:p>NO</text:p>
          </table:table-cell>
          <table:table-cell table:style-name="ce31" office:value-type="percentage" office:value="0.0898790966466428" calcext:value-type="percentage">
            <text:p>9%</text:p>
          </table:table-cell>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1594" calcext:value-type="float">
            <text:p>1594</text:p>
          </table:table-cell>
          <table:table-cell table:style-name="ce41" office:value-type="float" office:value="29816" calcext:value-type="float">
            <text:p>29816</text:p>
          </table:table-cell>
          <table:table-cell table:style-name="ce32" table:formula="of:=[$'Identity Verified'.$F9]/[$'Identity Verified'.$G9]" office:value-type="percentage" office:value="0.05346122887" calcext:value-type="percentage">
            <text:p>5.35%</text:p>
          </table:table-cell>
          <table:table-cell/>
          <table:table-cell table:style-name="ce34" office:value-type="string" calcext:value-type="string">
            <text:p>YES</text:p>
          </table:table-cell>
          <table:table-cell table:style-name="ce31" office:value-type="percentage" office:value="0.910120903353357" calcext:value-type="percentage">
            <text:p>91%</text:p>
          </table:table-cell>
          <table:table-cell table:number-columns-repeated="1013"/>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5788" calcext:value-type="float">
            <text:p>5788</text:p>
          </table:table-cell>
          <table:table-cell table:style-name="ce41" office:value-type="float" office:value="29816" calcext:value-type="float">
            <text:p>29816</text:p>
          </table:table-cell>
          <table:table-cell table:style-name="ce32" table:formula="of:=[$'Identity Verified'.$F10]/[$'Identity Verified'.$G10]" office:value-type="percentage" office:value="0.1941239603" calcext:value-type="percentage">
            <text:p>19.41%</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7" calcext:value-type="float">
            <text:p>7</text:p>
          </table:table-cell>
          <table:table-cell table:style-name="ce41" office:value-type="float" office:value="29816" calcext:value-type="float">
            <text:p>29816</text:p>
          </table:table-cell>
          <table:table-cell table:style-name="ce32" table:formula="of:=[$'Identity Verified'.$F11]/[$'Identity Verified'.$G11]" office:value-type="percentage" office:value="0.0002347732761" calcext:value-type="percentage">
            <text:p>0.02%</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795" calcext:value-type="float">
            <text:p>795</text:p>
          </table:table-cell>
          <table:table-cell table:style-name="ce41" office:value-type="float" office:value="29816" calcext:value-type="float">
            <text:p>29816</text:p>
          </table:table-cell>
          <table:table-cell table:style-name="ce32" table:formula="of:=[$'Identity Verified'.$F12]/[$'Identity Verified'.$G12]" office:value-type="percentage" office:value="0.02666353636" calcext:value-type="percentage">
            <text:p>2.67%</text:p>
          </table:table-cell>
          <table:table-cell/>
          <table:table-cell>
            <draw:frame table:end-cell-address="'Identity Verified'.Q31" table:end-x="34.87pt" table:end-y="8.96pt" draw:z-index="0" draw:name="Chart 20" draw:style-name="gr2" draw:text-style-name="P3" svg:width="449.97pt" svg:height="278.22pt" svg:x="0.74pt" svg:y="1.5pt">
              <draw:object draw:notify-on-update-of-ranges="DASHBOARD.O22:DASHBOARD.O25 DASHBOARD.N21:DASHBOARD.N21 DASHBOARD.N22:DASHBOARD.N25 DASHBOARD.P21:DASHBOARD.P21 DASHBOARD.P22:DASHBOARD.P25" xlink:href="./Object 20" xlink:type="simple" xlink:show="embed" xlink:actuate="onLoad">
                <loext:p/>
              </draw:object>
              <draw:image xlink:href="./ObjectReplacements/Object 20" xlink:type="simple" xlink:show="embed" xlink:actuate="onLoad"/>
            </draw:frame>
          </table:table-cell>
          <table:table-cell table:number-columns-repeated="1014"/>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630" calcext:value-type="float">
            <text:p>630</text:p>
          </table:table-cell>
          <table:table-cell table:style-name="ce41" office:value-type="float" office:value="29816" calcext:value-type="float">
            <text:p>29816</text:p>
          </table:table-cell>
          <table:table-cell table:style-name="ce32" table:formula="of:=[$'Identity Verified'.$F13]/[$'Identity Verified'.$G13]" office:value-type="percentage" office:value="0.02112959485" calcext:value-type="percentage">
            <text:p>2.11%</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257" calcext:value-type="float">
            <text:p>257</text:p>
          </table:table-cell>
          <table:table-cell table:style-name="ce41" office:value-type="float" office:value="29816" calcext:value-type="float">
            <text:p>29816</text:p>
          </table:table-cell>
          <table:table-cell table:style-name="ce32" table:formula="of:=[$'Identity Verified'.$F14]/[$'Identity Verified'.$G14]" office:value-type="percentage" office:value="0.008619533137" calcext:value-type="percentage">
            <text:p>0.86%</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211" calcext:value-type="float">
            <text:p>211</text:p>
          </table:table-cell>
          <table:table-cell table:style-name="ce41" office:value-type="float" office:value="29816" calcext:value-type="float">
            <text:p>29816</text:p>
          </table:table-cell>
          <table:table-cell table:style-name="ce32" table:formula="of:=[$'Identity Verified'.$F15]/[$'Identity Verified'.$G15]" office:value-type="percentage" office:value="0.007076737322" calcext:value-type="percentage">
            <text:p>0.71%</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1630" calcext:value-type="float">
            <text:p>1630</text:p>
          </table:table-cell>
          <table:table-cell table:style-name="ce41" office:value-type="float" office:value="29816" calcext:value-type="float">
            <text:p>29816</text:p>
          </table:table-cell>
          <table:table-cell table:style-name="ce32" table:formula="of:=[$'Identity Verified'.$F16]/[$'Identity Verified'.$G16]" office:value-type="percentage" office:value="0.05466863429" calcext:value-type="percentage">
            <text:p>5.47%</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4660" calcext:value-type="float">
            <text:p>4660</text:p>
          </table:table-cell>
          <table:table-cell table:style-name="ce41" office:value-type="float" office:value="29816" calcext:value-type="float">
            <text:p>29816</text:p>
          </table:table-cell>
          <table:table-cell table:style-name="ce32" table:formula="of:=[$'Identity Verified'.$F17]/[$'Identity Verified'.$G17]" office:value-type="percentage" office:value="0.1562919238" calcext:value-type="percentage">
            <text:p>15.63%</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227" calcext:value-type="float">
            <text:p>227</text:p>
          </table:table-cell>
          <table:table-cell table:style-name="ce41" office:value-type="float" office:value="29816" calcext:value-type="float">
            <text:p>29816</text:p>
          </table:table-cell>
          <table:table-cell table:style-name="ce32" table:formula="of:=[$'Identity Verified'.$F18]/[$'Identity Verified'.$G18]" office:value-type="percentage" office:value="0.007613361953" calcext:value-type="percentage">
            <text:p>0.76%</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753" calcext:value-type="float">
            <text:p>753</text:p>
          </table:table-cell>
          <table:table-cell table:style-name="ce41" office:value-type="float" office:value="29816" calcext:value-type="float">
            <text:p>29816</text:p>
          </table:table-cell>
          <table:table-cell table:style-name="ce32" table:formula="of:=[$'Identity Verified'.$F19]/[$'Identity Verified'.$G19]" office:value-type="percentage" office:value="0.0252548967" calcext:value-type="percentage">
            <text:p>2.53%</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4451" calcext:value-type="float">
            <text:p>4451</text:p>
          </table:table-cell>
          <table:table-cell table:style-name="ce41" office:value-type="float" office:value="29816" calcext:value-type="float">
            <text:p>29816</text:p>
          </table:table-cell>
          <table:table-cell table:style-name="ce32" table:formula="of:=[$'Identity Verified'.$F20]/[$'Identity Verified'.$G20]" office:value-type="percentage" office:value="0.1492822646" calcext:value-type="percentage">
            <text:p>14.93%</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1370" calcext:value-type="float">
            <text:p>1370</text:p>
          </table:table-cell>
          <table:table-cell table:style-name="ce41" office:value-type="float" office:value="29816" calcext:value-type="float">
            <text:p>29816</text:p>
          </table:table-cell>
          <table:table-cell table:style-name="ce32" table:formula="of:=[$'Identity Verified'.$F21]/[$'Identity Verified'.$G21]" office:value-type="percentage" office:value="0.04594848404" calcext:value-type="percentage">
            <text:p>4.59%</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NO</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131" calcext:value-type="float">
            <text:p>131</text:p>
          </table:table-cell>
          <table:table-cell table:style-name="ce41" office:value-type="float" office:value="29816" calcext:value-type="float">
            <text:p>29816</text:p>
          </table:table-cell>
          <table:table-cell table:style-name="ce32" table:formula="of:=[$'Identity Verified'.$F22]/[$'Identity Verified'.$G22]" office:value-type="percentage" office:value="0.004393614167" calcext:value-type="percentage">
            <text:p>0.44%</text:p>
          </table:table-cell>
          <table:table-cell table:number-columns-repeated="1016"/>
        </table:table-row>
        <table:table-row table:style-name="ro5">
          <table:table-cell/>
          <table:table-cell table:style-name="ce28" office:value-type="string" calcext:value-type="string">
            <text:p>Host</text:p>
          </table:table-cell>
          <table:table-cell table:style-name="ce28" office:value-type="string" calcext:value-type="string">
            <text:p>YES</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628" calcext:value-type="float">
            <text:p>628</text:p>
          </table:table-cell>
          <table:table-cell table:style-name="ce41" office:value-type="float" office:value="29816" calcext:value-type="float">
            <text:p>29816</text:p>
          </table:table-cell>
          <table:table-cell table:style-name="ce32" table:formula="of:=[$'Identity Verified'.$F23]/[$'Identity Verified'.$G23]" office:value-type="percentage" office:value="0.02106251677" calcext:value-type="percentage">
            <text:p>2.1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NO</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81" calcext:value-type="float">
            <text:p>81</text:p>
          </table:table-cell>
          <table:table-cell table:style-name="ce42" office:value-type="float" office:value="13151" calcext:value-type="float">
            <text:p>13151</text:p>
          </table:table-cell>
          <table:table-cell table:style-name="ce32" table:formula="of:=[$'Identity Verified'.$F24]/[$'Identity Verified'.$G24]" office:value-type="percentage" office:value="0.006159227435" calcext:value-type="percentage">
            <text:p>0.6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canada</text:p>
          </table:table-cell>
          <table:table-cell table:style-name="ce28" office:value-type="string" calcext:value-type="string">
            <text:p>toronto</text:p>
          </table:table-cell>
          <table:table-cell table:style-name="ce28" office:value-type="float" office:value="1756" calcext:value-type="float">
            <text:p>1756</text:p>
          </table:table-cell>
          <table:table-cell table:style-name="ce42" office:value-type="float" office:value="13151" calcext:value-type="float">
            <text:p>13151</text:p>
          </table:table-cell>
          <table:table-cell table:style-name="ce32" table:formula="of:=[$'Identity Verified'.$F25]/[$'Identity Verified'.$G25]" office:value-type="percentage" office:value="0.1335259676" calcext:value-type="percentage">
            <text:p>13.35%</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952" calcext:value-type="float">
            <text:p>952</text:p>
          </table:table-cell>
          <table:table-cell table:style-name="ce42" office:value-type="float" office:value="13151" calcext:value-type="float">
            <text:p>13151</text:p>
          </table:table-cell>
          <table:table-cell table:style-name="ce32" table:formula="of:=[$'Identity Verified'.$F26]/[$'Identity Verified'.$G26]" office:value-type="percentage" office:value="0.07238993232" calcext:value-type="percentage">
            <text:p>7.24%</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NO</text:p>
          </table:table-cell>
          <table:table-cell table:style-name="ce28" office:value-type="string" calcext:value-type="string">
            <text:p>canada</text:p>
          </table:table-cell>
          <table:table-cell table:style-name="ce28" office:value-type="string" calcext:value-type="string">
            <text:p>vancour</text:p>
          </table:table-cell>
          <table:table-cell table:style-name="ce28" office:value-type="float" office:value="30" calcext:value-type="float">
            <text:p>30</text:p>
          </table:table-cell>
          <table:table-cell table:style-name="ce42" office:value-type="float" office:value="13151" calcext:value-type="float">
            <text:p>13151</text:p>
          </table:table-cell>
          <table:table-cell table:style-name="ce32" table:formula="of:=[$'Identity Verified'.$F27]/[$'Identity Verified'.$G27]" office:value-type="percentage" office:value="0.002281195346" calcext:value-type="percentage">
            <text:p>0.23%</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China</text:p>
          </table:table-cell>
          <table:table-cell table:style-name="ce28" office:value-type="string" calcext:value-type="string">
            <text:p>Beijing</text:p>
          </table:table-cell>
          <table:table-cell table:style-name="ce28" office:value-type="float" office:value="467" calcext:value-type="float">
            <text:p>467</text:p>
          </table:table-cell>
          <table:table-cell table:style-name="ce42" office:value-type="float" office:value="13151" calcext:value-type="float">
            <text:p>13151</text:p>
          </table:table-cell>
          <table:table-cell table:style-name="ce32" table:formula="of:=[$'Identity Verified'.$F28]/[$'Identity Verified'.$G28]" office:value-type="percentage" office:value="0.03551060756" calcext:value-type="percentage">
            <text:p>3.55%</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NO</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3" calcext:value-type="float">
            <text:p>3</text:p>
          </table:table-cell>
          <table:table-cell table:style-name="ce42" office:value-type="float" office:value="13151" calcext:value-type="float">
            <text:p>13151</text:p>
          </table:table-cell>
          <table:table-cell table:style-name="ce32" table:formula="of:=[$'Identity Verified'.$F29]/[$'Identity Verified'.$G29]" office:value-type="percentage" office:value="0.0002281195346" calcext:value-type="percentage">
            <text:p>0.0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China</text:p>
          </table:table-cell>
          <table:table-cell table:style-name="ce28" office:value-type="string" calcext:value-type="string">
            <text:p>Shanghai</text:p>
          </table:table-cell>
          <table:table-cell table:style-name="ce28" office:value-type="float" office:value="1927" calcext:value-type="float">
            <text:p>1927</text:p>
          </table:table-cell>
          <table:table-cell table:style-name="ce42" office:value-type="float" office:value="13151" calcext:value-type="float">
            <text:p>13151</text:p>
          </table:table-cell>
          <table:table-cell table:style-name="ce32" table:formula="of:=[$'Identity Verified'.$F30]/[$'Identity Verified'.$G30]" office:value-type="percentage" office:value="0.1465287811" calcext:value-type="percentage">
            <text:p>14.65%</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NO</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217" calcext:value-type="float">
            <text:p>217</text:p>
          </table:table-cell>
          <table:table-cell table:style-name="ce42" office:value-type="float" office:value="13151" calcext:value-type="float">
            <text:p>13151</text:p>
          </table:table-cell>
          <table:table-cell table:style-name="ce32" table:formula="of:=[$'Identity Verified'.$F31]/[$'Identity Verified'.$G31]" office:value-type="percentage" office:value="0.01650064634" calcext:value-type="percentage">
            <text:p>1.65%</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Greece</text:p>
          </table:table-cell>
          <table:table-cell table:style-name="ce28" office:value-type="string" calcext:value-type="string">
            <text:p>Athens</text:p>
          </table:table-cell>
          <table:table-cell table:style-name="ce28" office:value-type="float" office:value="753" calcext:value-type="float">
            <text:p>753</text:p>
          </table:table-cell>
          <table:table-cell table:style-name="ce42" office:value-type="float" office:value="13151" calcext:value-type="float">
            <text:p>13151</text:p>
          </table:table-cell>
          <table:table-cell table:style-name="ce32" table:formula="of:=[$'Identity Verified'.$F32]/[$'Identity Verified'.$G32]" office:value-type="percentage" office:value="0.05725800319" calcext:value-type="percentage">
            <text:p>5.73%</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291" calcext:value-type="float">
            <text:p>291</text:p>
          </table:table-cell>
          <table:table-cell table:style-name="ce42" office:value-type="float" office:value="13151" calcext:value-type="float">
            <text:p>13151</text:p>
          </table:table-cell>
          <table:table-cell table:style-name="ce32" table:formula="of:=[$'Identity Verified'.$F33]/[$'Identity Verified'.$G33]" office:value-type="percentage" office:value="0.02212759486" calcext:value-type="percentage">
            <text:p>2.2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NO</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28" office:value-type="float" office:value="111" calcext:value-type="float">
            <text:p>111</text:p>
          </table:table-cell>
          <table:table-cell table:style-name="ce42" office:value-type="float" office:value="13151" calcext:value-type="float">
            <text:p>13151</text:p>
          </table:table-cell>
          <table:table-cell table:style-name="ce32" table:formula="of:=[$'Identity Verified'.$F34]/[$'Identity Verified'.$G34]" office:value-type="percentage" office:value="0.008440422782" calcext:value-type="percentage">
            <text:p>0.84%</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2289" calcext:value-type="float">
            <text:p>2289</text:p>
          </table:table-cell>
          <table:table-cell table:style-name="ce42" office:value-type="float" office:value="13151" calcext:value-type="float">
            <text:p>13151</text:p>
          </table:table-cell>
          <table:table-cell table:style-name="ce32" table:formula="of:=[$'Identity Verified'.$F35]/[$'Identity Verified'.$G35]" office:value-type="percentage" office:value="0.1740552049" calcext:value-type="percentage">
            <text:p>17.4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NO</text:p>
          </table:table-cell>
          <table:table-cell table:style-name="ce28" office:value-type="string" calcext:value-type="string">
            <text:p>Italy</text:p>
          </table:table-cell>
          <table:table-cell table:style-name="ce28" office:value-type="string" calcext:value-type="string">
            <text:p>Rome</text:p>
          </table:table-cell>
          <table:table-cell table:style-name="ce28" office:value-type="float" office:value="237" calcext:value-type="float">
            <text:p>237</text:p>
          </table:table-cell>
          <table:table-cell table:style-name="ce42" office:value-type="float" office:value="13151" calcext:value-type="float">
            <text:p>13151</text:p>
          </table:table-cell>
          <table:table-cell table:style-name="ce32" table:formula="of:=[$'Identity Verified'.$F36]/[$'Identity Verified'.$G36]" office:value-type="percentage" office:value="0.01802144324" calcext:value-type="percentage">
            <text:p>1.80%</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838" calcext:value-type="float">
            <text:p>838</text:p>
          </table:table-cell>
          <table:table-cell table:style-name="ce42" office:value-type="float" office:value="13151" calcext:value-type="float">
            <text:p>13151</text:p>
          </table:table-cell>
          <table:table-cell table:style-name="ce32" table:formula="of:=[$'Identity Verified'.$F37]/[$'Identity Verified'.$G37]" office:value-type="percentage" office:value="0.06372139001" calcext:value-type="percentage">
            <text:p>6.37%</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NO</text:p>
          </table:table-cell>
          <table:table-cell table:style-name="ce28" office:value-type="string" calcext:value-type="string">
            <text:p>Italy</text:p>
          </table:table-cell>
          <table:table-cell table:style-name="ce28" office:value-type="string" calcext:value-type="string">
            <text:p>Venice</text:p>
          </table:table-cell>
          <table:table-cell table:style-name="ce28" office:value-type="float" office:value="56" calcext:value-type="float">
            <text:p>56</text:p>
          </table:table-cell>
          <table:table-cell table:style-name="ce42" office:value-type="float" office:value="13151" calcext:value-type="float">
            <text:p>13151</text:p>
          </table:table-cell>
          <table:table-cell table:style-name="ce32" table:formula="of:=[$'Identity Verified'.$F38]/[$'Identity Verified'.$G38]" office:value-type="percentage" office:value="0.004258231313" calcext:value-type="percentage">
            <text:p>0.43%</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NO</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380" calcext:value-type="float">
            <text:p>380</text:p>
          </table:table-cell>
          <table:table-cell table:style-name="ce42" office:value-type="float" office:value="13151" calcext:value-type="float">
            <text:p>13151</text:p>
          </table:table-cell>
          <table:table-cell table:style-name="ce32" table:formula="of:=[$'Identity Verified'.$F39]/[$'Identity Verified'.$G39]" office:value-type="percentage" office:value="0.02889514105" calcext:value-type="percentage">
            <text:p>2.89%</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Texas</text:p>
          </table:table-cell>
          <table:table-cell table:style-name="ce28" office:value-type="string" calcext:value-type="string">
            <text:p>Austin</text:p>
          </table:table-cell>
          <table:table-cell table:style-name="ce28" office:value-type="float" office:value="2264" calcext:value-type="float">
            <text:p>2264</text:p>
          </table:table-cell>
          <table:table-cell table:style-name="ce42" office:value-type="float" office:value="13151" calcext:value-type="float">
            <text:p>13151</text:p>
          </table:table-cell>
          <table:table-cell table:style-name="ce32" table:formula="of:=[$'Identity Verified'.$F40]/[$'Identity Verified'.$G40]" office:value-type="percentage" office:value="0.1721542088" calcext:value-type="percentage">
            <text:p>17.22%</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NO</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67" calcext:value-type="float">
            <text:p>67</text:p>
          </table:table-cell>
          <table:table-cell table:style-name="ce42" office:value-type="float" office:value="13151" calcext:value-type="float">
            <text:p>13151</text:p>
          </table:table-cell>
          <table:table-cell table:style-name="ce32" table:formula="of:=[$'Identity Verified'.$F41]/[$'Identity Verified'.$G41]" office:value-type="percentage" office:value="0.005094669607" calcext:value-type="percentage">
            <text:p>0.51%</text:p>
          </table:table-cell>
          <table:table-cell table:number-columns-repeated="1016"/>
        </table:table-row>
        <table:table-row table:style-name="ro5">
          <table:table-cell/>
          <table:table-cell table:style-name="ce28" office:value-type="string" calcext:value-type="string">
            <text:p>SuperHost</text:p>
          </table:table-cell>
          <table:table-cell table:style-name="ce28" office:value-type="string" calcext:value-type="string">
            <text:p>YES</text:p>
          </table:table-cell>
          <table:table-cell table:style-name="ce28" office:value-type="string" calcext:value-type="string">
            <text:p>Texas</text:p>
          </table:table-cell>
          <table:table-cell table:style-name="ce28" office:value-type="string" calcext:value-type="string">
            <text:p>Dallas</text:p>
          </table:table-cell>
          <table:table-cell table:style-name="ce28" office:value-type="float" office:value="432" calcext:value-type="float">
            <text:p>432</text:p>
          </table:table-cell>
          <table:table-cell table:style-name="ce42" office:value-type="float" office:value="13151" calcext:value-type="float">
            <text:p>13151</text:p>
          </table:table-cell>
          <table:table-cell table:style-name="ce32" table:formula="of:=[$'Identity Verified'.$F42]/[$'Identity Verified'.$G42]" office:value-type="percentage" office:value="0.03284921299" calcext:value-type="percentage">
            <text:p>3.28%</text:p>
          </table:table-cell>
          <table:table-cell table:number-columns-repeated="1016"/>
        </table:table-row>
        <table:table-row table:style-name="ro5" table:number-rows-repeated="958">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table table:name="Average Review Score" table:style-name="ta13">
        <table:table-column table:style-name="co2" table:default-cell-style-name="Default"/>
        <table:table-column table:style-name="co8" table:number-columns-repeated="2" table:default-cell-style-name="Default"/>
        <table:table-column table:style-name="co9" table:default-cell-style-name="Default"/>
        <table:table-column table:style-name="co33" table:default-cell-style-name="Default"/>
        <table:table-column table:style-name="co30" table:default-cell-style-name="Default"/>
        <table:table-column table:style-name="co2" table:default-cell-style-name="Default"/>
        <table:table-column table:style-name="co6" table:default-cell-style-name="Default"/>
        <table:table-column table:style-name="co36" table:default-cell-style-name="Default"/>
        <table:table-column table:style-name="co2" table:number-columns-repeated="18" table:default-cell-style-name="Default"/>
        <table:table-column table:style-name="co1" table:number-columns-repeated="997" table:default-cell-style-name="Default"/>
        <table:table-row table:style-name="ro5">
          <table:table-cell/>
          <table:table-cell table:style-name="ce44"/>
          <table:table-cell table:style-name="ce40" office:value-type="string" calcext:value-type="string" table:number-columns-spanned="2" table:number-rows-spanned="2">
            <text:p>Average Review Scores</text:p>
          </table:table-cell>
          <table:covered-table-cell/>
          <table:table-cell table:number-columns-repeated="1020"/>
        </table:table-row>
        <table:table-row table:style-name="ro5">
          <table:table-cell/>
          <table:table-cell table:style-name="ce44"/>
          <table:covered-table-cell table:number-columns-repeated="2"/>
          <table:table-cell table:number-columns-repeated="1020"/>
        </table:table-row>
        <table:table-row table:style-name="ro5">
          <table:table-cell/>
          <table:table-cell table:style-name="ce30" office:value-type="string" calcext:value-type="string">
            <text:p>host_superhost</text:p>
          </table:table-cell>
          <table:table-cell table:style-name="ce28" office:value-type="string" calcext:value-type="string">
            <text:p>host_country</text:p>
          </table:table-cell>
          <table:table-cell table:style-name="ce28" office:value-type="string" calcext:value-type="string">
            <text:p>host_city</text:p>
          </table:table-cell>
          <table:table-cell table:style-name="ce28" office:value-type="string" calcext:value-type="string">
            <text:p>review_scores_rating</text:p>
          </table:table-cell>
          <table:table-cell table:number-columns-repeated="2"/>
          <table:table-cell table:style-name="ce28" office:value-type="string" calcext:value-type="string">
            <text:p>Row Labels</text:p>
          </table:table-cell>
          <table:table-cell table:style-name="ce28" office:value-type="string" calcext:value-type="string">
            <text:p>Average of review_scores_rating</text:p>
          </table:table-cell>
          <table:table-cell table:number-columns-repeated="1015"/>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Shanghai</text:p>
          </table:table-cell>
          <table:table-cell table:style-name="ce33" office:value-type="float" office:value="4.51692725707551" calcext:value-type="float">
            <text:p>4.5</text:p>
          </table:table-cell>
          <table:table-cell table:number-columns-repeated="2"/>
          <table:table-cell table:style-name="ce34" office:value-type="string" calcext:value-type="string">
            <text:p>SuperHost</text:p>
          </table:table-cell>
          <table:table-cell table:style-name="ce33" office:value-type="float" office:value="4.85888325557053" calcext:value-type="float">
            <text:p>4.9</text:p>
          </table:table-cell>
          <table:table-cell table:number-columns-repeated="1015"/>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Athens</text:p>
          </table:table-cell>
          <table:table-cell table:style-name="ce33" office:value-type="float" office:value="4.63389369196277" calcext:value-type="float">
            <text:p>4.6</text:p>
          </table:table-cell>
          <table:table-cell table:number-columns-repeated="2"/>
          <table:table-cell table:style-name="ce34" office:value-type="string" calcext:value-type="string">
            <text:p>Host</text:p>
          </table:table-cell>
          <table:table-cell table:style-name="ce33" office:value-type="float" office:value="4.63026659735752" calcext:value-type="float">
            <text:p>4.6</text:p>
          </table:table-cell>
          <table:table-cell table:number-columns-repeated="1015"/>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toronto</text:p>
          </table:table-cell>
          <table:table-cell table:style-name="ce33" office:value-type="float" office:value="4.60799476243938" calcext:value-type="float">
            <text:p>4.6</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Austin</text:p>
          </table:table-cell>
          <table:table-cell table:style-name="ce33" office:value-type="float" office:value="4.72776293064224" calcext:value-type="float">
            <text:p>4.7</text:p>
          </table:table-cell>
          <table:table-cell/>
          <table:table-cell>
            <draw:frame table:end-cell-address="'Average Review Score'.O22" table:end-x="8.59pt" table:end-y="13.49pt" draw:z-index="0" draw:name="Chart 21" draw:style-name="gr2" draw:text-style-name="P3" svg:width="467.23pt" svg:height="213.73pt" svg:x="42.01pt" svg:y="13.49pt">
              <draw:object draw:notify-on-update-of-ranges="'Average Review Score'.H4:'Average Review Score'.H5 'Average Review Score'.I4:'Average Review Score'.I5" xlink:href="./Object 21" xlink:type="simple" xlink:show="embed" xlink:actuate="onLoad">
                <loext:p/>
              </draw:object>
              <draw:image xlink:href="./ObjectReplacements/Object 21" xlink:type="simple" xlink:show="embed" xlink:actuate="onLoad"/>
            </draw:frame>
          </table:table-cell>
          <table:table-cell table:number-columns-repeated="1017"/>
        </table:table-row>
        <table:table-row table:style-name="ro5">
          <table:table-cell/>
          <table:table-cell table:style-name="ce28" office:value-type="string" calcext:value-type="string">
            <text:p>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33" office:value-type="float" office:value="4.6311342351717" calcext:value-type="float">
            <text:p>4.6</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hina</text:p>
          </table:table-cell>
          <table:table-cell table:style-name="ce28" office:value-type="string" calcext:value-type="string">
            <text:p>Beijing</text:p>
          </table:table-cell>
          <table:table-cell table:style-name="ce33" office:value-type="float" office:value="4.62498861047847" calcext:value-type="float">
            <text:p>4.6</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canada</text:p>
          </table:table-cell>
          <table:table-cell table:style-name="ce28" office:value-type="string" calcext:value-type="string">
            <text:p>vancour</text:p>
          </table:table-cell>
          <table:table-cell table:style-name="ce33" office:value-type="float" office:value="4.68297788697784" calcext:value-type="float">
            <text:p>4.7</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Rome</text:p>
          </table:table-cell>
          <table:table-cell table:style-name="ce33" office:value-type="float" office:value="4.59529932930352" calcext:value-type="float">
            <text:p>4.6</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Italy</text:p>
          </table:table-cell>
          <table:table-cell table:style-name="ce28" office:value-type="string" calcext:value-type="string">
            <text:p>Venice</text:p>
          </table:table-cell>
          <table:table-cell table:style-name="ce33" office:value-type="float" office:value="4.59640190972225" calcext:value-type="float">
            <text:p>4.6</text:p>
          </table:table-cell>
          <table:table-cell table:number-columns-repeated="1019"/>
        </table:table-row>
        <table:table-row table:style-name="ro5">
          <table:table-cell/>
          <table:table-cell table:style-name="ce28" office:value-type="string" calcext:value-type="string">
            <text:p>Host</text:p>
          </table:table-cell>
          <table:table-cell table:style-name="ce28" office:value-type="string" calcext:value-type="string">
            <text:p>Texas</text:p>
          </table:table-cell>
          <table:table-cell table:style-name="ce28" office:value-type="string" calcext:value-type="string">
            <text:p>Dallas</text:p>
          </table:table-cell>
          <table:table-cell table:style-name="ce33" office:value-type="float" office:value="4.68528535980153" calcext:value-type="float">
            <text:p>4.7</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toronto</text:p>
          </table:table-cell>
          <table:table-cell table:style-name="ce33" office:value-type="float" office:value="4.85600811485641" calcext:value-type="float">
            <text:p>4.9</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Beijing</text:p>
          </table:table-cell>
          <table:table-cell table:style-name="ce33" office:value-type="float" office:value="4.83248377581115" calcext:value-type="float">
            <text:p>4.8</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anada</text:p>
          </table:table-cell>
          <table:table-cell table:style-name="ce28" office:value-type="string" calcext:value-type="string">
            <text:p>vancour</text:p>
          </table:table-cell>
          <table:table-cell table:style-name="ce33" office:value-type="float" office:value="4.87010330578511" calcext:value-type="float">
            <text:p>4.9</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Thessaloniki</text:p>
          </table:table-cell>
          <table:table-cell table:style-name="ce33" office:value-type="float" office:value="4.88376296296296" calcext:value-type="float">
            <text:p>4.9</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Venice</text:p>
          </table:table-cell>
          <table:table-cell table:style-name="ce33" office:value-type="float" office:value="4.83686507936509" calcext:value-type="float">
            <text:p>4.8</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Greece</text:p>
          </table:table-cell>
          <table:table-cell table:style-name="ce28" office:value-type="string" calcext:value-type="string">
            <text:p>Athens</text:p>
          </table:table-cell>
          <table:table-cell table:style-name="ce33" office:value-type="float" office:value="4.86871122761028" calcext:value-type="float">
            <text:p>4.9</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Italy</text:p>
          </table:table-cell>
          <table:table-cell table:style-name="ce28" office:value-type="string" calcext:value-type="string">
            <text:p>Rome</text:p>
          </table:table-cell>
          <table:table-cell table:style-name="ce33" office:value-type="float" office:value="4.82997208931415" calcext:value-type="float">
            <text:p>4.8</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China</text:p>
          </table:table-cell>
          <table:table-cell table:style-name="ce28" office:value-type="string" calcext:value-type="string">
            <text:p>Shanghai</text:p>
          </table:table-cell>
          <table:table-cell table:style-name="ce33" office:value-type="float" office:value="4.82406980043474" calcext:value-type="float">
            <text:p>4.8</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Dallas</text:p>
          </table:table-cell>
          <table:table-cell table:style-name="ce33" office:value-type="float" office:value="4.88550921435501" calcext:value-type="float">
            <text:p>4.9</text:p>
          </table:table-cell>
          <table:table-cell table:number-columns-repeated="1019"/>
        </table:table-row>
        <table:table-row table:style-name="ro5">
          <table:table-cell/>
          <table:table-cell table:style-name="ce28" office:value-type="string" calcext:value-type="string">
            <text:p>SuperHost</text:p>
          </table:table-cell>
          <table:table-cell table:style-name="ce28" office:value-type="string" calcext:value-type="string">
            <text:p>Texas</text:p>
          </table:table-cell>
          <table:table-cell table:style-name="ce28" office:value-type="string" calcext:value-type="string">
            <text:p>Austin</text:p>
          </table:table-cell>
          <table:table-cell table:style-name="ce33" office:value-type="float" office:value="4.90134698521037" calcext:value-type="float">
            <text:p>4.9</text:p>
          </table:table-cell>
          <table:table-cell table:number-columns-repeated="1019"/>
        </table:table-row>
        <table:table-row table:style-name="ro5" table:number-rows-repeated="977">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table:named-expressions>
        <table:named-expression table:name="SlicerCache_Table_1_Col_1" table:base-cell-address="$DASHBOARD.$A$1" table:expression="#N/A"/>
        <table:named-expression table:name="SlicerCache_Table_1_Col_2" table:base-cell-address="$DASHBOARD.$A$1" table:expression="#N/A"/>
      </table:named-expressions>
      <table:database-ranges>
        <table:database-range table:name="Table_1" table:target-range-address="'All Tables'.B3:'All Tables'.S23" table:display-filter-buttons="true"/>
        <table:database-range table:name="Table_10" table:target-range-address="'Acceptance Rate'.B3:'Acceptance Rate'.E23"/>
        <table:database-range table:name="Table_11" table:target-range-address="'Acceptance Rate'.B27:'Acceptance Rate'.G47"/>
        <table:database-range table:name="Table_12" table:target-range-address="'Instant Booking'.B3:'Instant Booking'.G23"/>
        <table:database-range table:name="Table_13" table:target-range-address="Comments.B3:Comments.G23"/>
        <table:database-range table:name="Table_14" table:target-range-address="'Profile Pic'.B3:'Profile Pic'.H40"/>
        <table:database-range table:name="Table_15" table:target-range-address="'Identity Verified'.B3:'Identity Verified'.H42"/>
        <table:database-range table:name="Table_16" table:target-range-address="'Average Review Score'.B3:'Average Review Score'.E23"/>
        <table:database-range table:name="Table_2" table:target-range-address="'All Tables'.B32:'All Tables'.J69" table:contains-header="false"/>
        <table:database-range table:name="Table_3" table:target-range-address="'Total Host-Superhost'.A1:'Total Host-Superhost'.A21"/>
        <table:database-range table:name="Table_4" table:target-range-address="'Total Host-Superhost'.B1:'Total Host-Superhost'.D21"/>
        <table:database-range table:name="Table_5" table:target-range-address="'Response Time'.B3:'Response Time'.H82"/>
        <table:database-range table:name="Table_6" table:target-range-address="'Response Rate'.B3:'Response Rate'.E23"/>
        <table:database-range table:name="Table_7" table:target-range-address="'Response Rate'.B28:'Response Rate'.G48"/>
        <table:database-range table:name="Table_8" table:target-range-address="'Listing Count'.B3:'Listing Count'.E23"/>
        <table:database-range table:name="Table_9" table:target-range-address="'Listing Count'.B26:'Listing Count'.G46"/>
      </table:database-ranges>
      <table:data-pilot-tables>
        <table:data-pilot-table table:name="DASHBOARD" table:application-data="" table:target-range-address="DASHBOARD.B7:DASHBOARD.C9" table:buttons="DASHBOARD.B7" table:grand-total="column" table:show-filter-button="false">
          <table:source-cell-range table:cell-range-address="'All Tables'.B3:'All Tables'.S23"/>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hina" table:display="true" table:show-details="true"/>
                <table:data-pilot-member table:name="Greece" table:display="true" table:show-details="true"/>
                <table:data-pilot-member table:name="canada" table:display="true" table:show-details="true"/>
                <table:data-pilot-member table:name="Texas" table:display="true" table:show-details="true"/>
                <table:data-pilot-member table:name="Italy"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Shanghai" table:display="true" table:show-details="true"/>
                <table:data-pilot-member table:name="Athens" table:display="true" table:show-details="true"/>
                <table:data-pilot-member table:name="toronto" table:display="true" table:show-details="true"/>
                <table:data-pilot-member table:name="Austin" table:display="true" table:show-details="true"/>
                <table:data-pilot-member table:name="Thessaloniki" table:display="true" table:show-details="true"/>
                <table:data-pilot-member table:name="Beijing" table:display="true" table:show-details="true"/>
                <table:data-pilot-member table:name="vancour" table:display="true" table:show-details="true"/>
                <table:data-pilot-member table:name="Rome" table:display="true" table:show-details="true"/>
                <table:data-pilot-member table:name="Venice"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Response Rate" table:orientation="hidden" table:used-hierarchy="-1" table:function="auto">
            <table:data-pilot-level table:show-empty="false" calcext:repeat-item-labels="false">
              <table:data-pilot-subtotals>
                <table:data-pilot-subtotal table:function="auto"/>
              </table:data-pilot-subtotals>
              <table:data-pilot-members>
                <table:data-pilot-member table:name="2290" table:display="true" table:show-details="true"/>
                <table:data-pilot-member table:name="674" table:display="true" table:show-details="true"/>
                <table:data-pilot-member table:name="1644" table:display="true" table:show-details="true"/>
                <table:data-pilot-member table:name="5340" table:display="true" table:show-details="true"/>
                <table:data-pilot-member table:name="407" table:display="true" table:show-details="true"/>
                <table:data-pilot-member table:name="1475" table:display="true" table:show-details="true"/>
                <table:data-pilot-member table:name="683" table:display="true" table:show-details="true"/>
                <table:data-pilot-member table:name="2806" table:display="true" table:show-details="true"/>
                <table:data-pilot-member table:name="844" table:display="true" table:show-details="true"/>
                <table:data-pilot-member table:name="642" table:display="true" table:show-details="true"/>
                <table:data-pilot-member table:name="1749" table:display="true" table:show-details="true"/>
                <table:data-pilot-member table:name="446" table:display="true" table:show-details="true"/>
                <table:data-pilot-member table:name="944" table:display="true" table:show-details="true"/>
                <table:data-pilot-member table:name="387" table:display="true" table:show-details="true"/>
                <table:data-pilot-member table:name="861" table:display="true" table:show-details="true"/>
                <table:data-pilot-member table:name="816" table:display="true" table:show-details="true"/>
                <table:data-pilot-member table:name="1857" table:display="true" table:show-details="true"/>
                <table:data-pilot-member table:name="1809" table:display="true" table:show-details="true"/>
                <table:data-pilot-member table:name="464" table:display="true" table:show-details="true"/>
                <table:data-pilot-member table:name="252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8%" table:display="true" table:show-details="true"/>
                <table:data-pilot-member table:name="2%" table:display="true" table:show-details="true"/>
                <table:data-pilot-member table:name="6%" table:display="true" table:show-details="true"/>
                <table:data-pilot-member table:name="18%" table:display="true" table:show-details="true"/>
                <table:data-pilot-member table:name="1%" table:display="true" table:show-details="true"/>
                <table:data-pilot-member table:name="5%" table:display="true" table:show-details="true"/>
                <table:data-pilot-member table:name="9%" table:display="true" table:show-details="true"/>
                <table:data-pilot-member table:name="3%" table:display="true" table:show-details="true"/>
                <table:data-pilot-member table:name="13%" table:display="true" table:show-details="true"/>
                <table:data-pilot-member table:name="7%" table:display="true" table:show-details="true"/>
                <table:data-pilot-member table:name="14%" table:display="true" table:show-details="true"/>
                <table:data-pilot-member table:name="4%" table:display="true" table:show-details="true"/>
                <table:data-pilot-member table:name="1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vgResponseRate" table:orientation="hidden" table:used-hierarchy="-1" table:function="auto">
            <table:data-pilot-level table:show-empty="false" calcext:repeat-item-labels="false">
              <table:data-pilot-subtotals>
                <table:data-pilot-subtotal table:function="auto"/>
              </table:data-pilot-subtotals>
              <table:data-pilot-members>
                <table:data-pilot-member table:name="85.14%" table:display="true" table:show-details="true"/>
                <table:data-pilot-member table:name="91.49%" table:display="true" table:show-details="true"/>
                <table:data-pilot-member table:name="95.08%" table:display="true" table:show-details="true"/>
                <table:data-pilot-member table:name="84.99%" table:display="true" table:show-details="true"/>
                <table:data-pilot-member table:name="87.16%" table:display="true" table:show-details="true"/>
                <table:data-pilot-member table:name="93.80%" table:display="true" table:show-details="true"/>
                <table:data-pilot-member table:name="86.83%" table:display="true" table:show-details="true"/>
                <table:data-pilot-member table:name="91.85%" table:display="true" table:show-details="true"/>
                <table:data-pilot-member table:name="96.55%" table:display="true" table:show-details="true"/>
                <table:data-pilot-member table:name="94.62%" table:display="true" table:show-details="true"/>
                <table:data-pilot-member table:name="98.08%" table:display="true" table:show-details="true"/>
                <table:data-pilot-member table:name="98.89%" table:display="true" table:show-details="true"/>
                <table:data-pilot-member table:name="98.98%" table:display="true" table:show-details="true"/>
                <table:data-pilot-member table:name="98.04%" table:display="true" table:show-details="true"/>
                <table:data-pilot-member table:name="98.13%" table:display="true" table:show-details="true"/>
                <table:data-pilot-member table:name="98.40%" table:display="true" table:show-details="true"/>
                <table:data-pilot-member table:name="96.58%" table:display="true" table:show-details="true"/>
                <table:data-pilot-member table:name="98.27%" table:display="true" table:show-details="true"/>
                <table:data-pilot-member table:name="99.00%" table:display="true" table:show-details="true"/>
                <table:data-pilot-member table:name="98.74%"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listings" table:orientation="hidden" table:used-hierarchy="-1" table:function="auto">
            <table:data-pilot-level table:show-empty="false" calcext:repeat-item-labels="false">
              <table:data-pilot-subtotals>
                <table:data-pilot-subtotal table:function="auto"/>
              </table:data-pilot-subtotals>
              <table:data-pilot-members>
                <table:data-pilot-member table:name="1213" table:display="true" table:show-details="true"/>
                <table:data-pilot-member table:name="193" table:display="true" table:show-details="true"/>
                <table:data-pilot-member table:name="315" table:display="true" table:show-details="true"/>
                <table:data-pilot-member table:name="433" table:display="true" table:show-details="true"/>
                <table:data-pilot-member table:name="50" table:display="true" table:show-details="true"/>
                <table:data-pilot-member table:name="232" table:display="true" table:show-details="true"/>
                <table:data-pilot-member table:name="80" table:display="true" table:show-details="true"/>
                <table:data-pilot-member table:name="909" table:display="true" table:show-details="true"/>
                <table:data-pilot-member table:name="180" table:display="true" table:show-details="true"/>
                <table:data-pilot-member table:name="87" table:display="true" table:show-details="true"/>
                <table:data-pilot-member table:name="209" table:display="true" table:show-details="true"/>
                <table:data-pilot-member table:name="170" table:display="true" table:show-details="true"/>
                <table:data-pilot-member table:name="69" table:display="true" table:show-details="true"/>
                <table:data-pilot-member table:name="53" table:display="true" table:show-details="true"/>
                <table:data-pilot-member table:name="135" table:display="true" table:show-details="true"/>
                <table:data-pilot-member table:name="174" table:display="true" table:show-details="true"/>
                <table:data-pilot-member table:name="385" table:display="true" table:show-details="true"/>
                <table:data-pilot-member table:name="759" table:display="true" table:show-details="true"/>
                <table:data-pilot-member table:name="74" table:display="true" table:show-details="true"/>
                <table:data-pilot-member table:name="2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isting Count &gt; Avg" table:orientation="hidden" table:used-hierarchy="-1" table:function="auto">
            <table:data-pilot-level table:show-empty="false" calcext:repeat-item-labels="false">
              <table:data-pilot-subtotals>
                <table:data-pilot-subtotal table:function="auto"/>
              </table:data-pilot-subtotals>
              <table:data-pilot-members>
                <table:data-pilot-member table:name="4.07%" table:display="true" table:show-details="true"/>
                <table:data-pilot-member table:name="0.65%" table:display="true" table:show-details="true"/>
                <table:data-pilot-member table:name="1.06%" table:display="true" table:show-details="true"/>
                <table:data-pilot-member table:name="1.45%" table:display="true" table:show-details="true"/>
                <table:data-pilot-member table:name="0.17%" table:display="true" table:show-details="true"/>
                <table:data-pilot-member table:name="0.78%" table:display="true" table:show-details="true"/>
                <table:data-pilot-member table:name="0.27%" table:display="true" table:show-details="true"/>
                <table:data-pilot-member table:name="3.05%" table:display="true" table:show-details="true"/>
                <table:data-pilot-member table:name="0.60%" table:display="true" table:show-details="true"/>
                <table:data-pilot-member table:name="0.29%" table:display="true" table:show-details="true"/>
                <table:data-pilot-member table:name="1.59%" table:display="true" table:show-details="true"/>
                <table:data-pilot-member table:name="1.29%" table:display="true" table:show-details="true"/>
                <table:data-pilot-member table:name="0.52%" table:display="true" table:show-details="true"/>
                <table:data-pilot-member table:name="0.40%" table:display="true" table:show-details="true"/>
                <table:data-pilot-member table:name="1.03%" table:display="true" table:show-details="true"/>
                <table:data-pilot-member table:name="1.32%" table:display="true" table:show-details="true"/>
                <table:data-pilot-member table:name="2.93%" table:display="true" table:show-details="true"/>
                <table:data-pilot-member table:name="5.77%" table:display="true" table:show-details="true"/>
                <table:data-pilot-member table:name="0.56%" table:display="true" table:show-details="true"/>
                <table:data-pilot-member table:name="2.1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more acceptance rate" table:orientation="hidden" table:used-hierarchy="-1" table:function="auto">
            <table:data-pilot-level table:show-empty="false" calcext:repeat-item-labels="false">
              <table:data-pilot-subtotals>
                <table:data-pilot-subtotal table:function="auto"/>
              </table:data-pilot-subtotals>
              <table:data-pilot-members>
                <table:data-pilot-member table:name="2697" table:display="true" table:show-details="true"/>
                <table:data-pilot-member table:name="1128" table:display="true" table:show-details="true"/>
                <table:data-pilot-member table:name="1316" table:display="true" table:show-details="true"/>
                <table:data-pilot-member table:name="4664" table:display="true" table:show-details="true"/>
                <table:data-pilot-member table:name="359" table:display="true" table:show-details="true"/>
                <table:data-pilot-member table:name="1450" table:display="true" table:show-details="true"/>
                <table:data-pilot-member table:name="612" table:display="true" table:show-details="true"/>
                <table:data-pilot-member table:name="2345" table:display="true" table:show-details="true"/>
                <table:data-pilot-member table:name="805" table:display="true" table:show-details="true"/>
                <table:data-pilot-member table:name="575" table:display="true" table:show-details="true"/>
                <table:data-pilot-member table:name="1415" table:display="true" table:show-details="true"/>
                <table:data-pilot-member table:name="454" table:display="true" table:show-details="true"/>
                <table:data-pilot-member table:name="830" table:display="true" table:show-details="true"/>
                <table:data-pilot-member table:name="369" table:display="true" table:show-details="true"/>
                <table:data-pilot-member table:name="829" table:display="true" table:show-details="true"/>
                <table:data-pilot-member table:name="896" table:display="true" table:show-details="true"/>
                <table:data-pilot-member table:name="1723" table:display="true" table:show-details="true"/>
                <table:data-pilot-member table:name="1780" table:display="true" table:show-details="true"/>
                <table:data-pilot-member table:name="450" table:display="true" table:show-details="true"/>
                <table:data-pilot-member table:name="232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cceptanc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9%" table:display="true" table:show-details="true"/>
                <table:data-pilot-member table:name="4%" table:display="true" table:show-details="true"/>
                <table:data-pilot-member table:name="16%" table:display="true" table:show-details="true"/>
                <table:data-pilot-member table:name="1%" table:display="true" table:show-details="true"/>
                <table:data-pilot-member table:name="5%" table:display="true" table:show-details="true"/>
                <table:data-pilot-member table:name="2%" table:display="true" table:show-details="true"/>
                <table:data-pilot-member table:name="8%" table:display="true" table:show-details="true"/>
                <table:data-pilot-member table:name="3%" table:display="true" table:show-details="true"/>
                <table:data-pilot-member table:name="11%" table:display="true" table:show-details="true"/>
                <table:data-pilot-member table:name="6%" table:display="true" table:show-details="true"/>
                <table:data-pilot-member table:name="7%" table:display="true" table:show-details="true"/>
                <table:data-pilot-member table:name="13%" table:display="true" table:show-details="true"/>
                <table:data-pilot-member table:name="14%" table:display="true" table:show-details="true"/>
                <table:data-pilot-member table:name="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Instant bookin " table:orientation="hidden" table:used-hierarchy="-1" table:function="auto">
            <table:data-pilot-level table:show-empty="false" calcext:repeat-item-labels="false">
              <table:data-pilot-subtotals>
                <table:data-pilot-subtotal table:function="auto"/>
              </table:data-pilot-subtotals>
              <table:data-pilot-members>
                <table:data-pilot-member table:name="1323" table:display="true" table:show-details="true"/>
                <table:data-pilot-member table:name="431" table:display="true" table:show-details="true"/>
                <table:data-pilot-member table:name="1025" table:display="true" table:show-details="true"/>
                <table:data-pilot-member table:name="2525" table:display="true" table:show-details="true"/>
                <table:data-pilot-member table:name="746" table:display="true" table:show-details="true"/>
                <table:data-pilot-member table:name="272" table:display="true" table:show-details="true"/>
                <table:data-pilot-member table:name="2806" table:display="true" table:show-details="true"/>
                <table:data-pilot-member table:name="547" table:display="true" table:show-details="true"/>
                <table:data-pilot-member table:name="1696" table:display="true" table:show-details="true"/>
                <table:data-pilot-member table:name="296" table:display="true" table:show-details="true"/>
                <table:data-pilot-member table:name="462" table:display="true" table:show-details="true"/>
                <table:data-pilot-member table:name="277" table:display="true" table:show-details="true"/>
                <table:data-pilot-member table:name="388" table:display="true" table:show-details="true"/>
                <table:data-pilot-member table:name="1381" table:display="true" table:show-details="true"/>
                <table:data-pilot-member table:name="673" table:display="true" table:show-details="true"/>
                <table:data-pilot-member table:name="290" table:display="true" table:show-details="true"/>
                <table:data-pilot-member table:name="1653" table:display="true" table:show-details="true"/>
                <table:data-pilot-member table:name="645" table:display="true" table:show-details="true"/>
                <table:data-pilot-member table:name="1118" table:display="true" table:show-details="true"/>
                <table:data-pilot-member table:name="21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Instant Booking" table:orientation="hidden" table:used-hierarchy="-1" table:function="auto">
            <table:data-pilot-level table:show-empty="false" calcext:repeat-item-labels="false">
              <table:data-pilot-subtotals>
                <table:data-pilot-subtotal table:function="auto"/>
              </table:data-pilot-subtotals>
              <table:data-pilot-members>
                <table:data-pilot-member table:name="4.44%" table:display="true" table:show-details="true"/>
                <table:data-pilot-member table:name="1.45%" table:display="true" table:show-details="true"/>
                <table:data-pilot-member table:name="3.44%" table:display="true" table:show-details="true"/>
                <table:data-pilot-member table:name="8.47%" table:display="true" table:show-details="true"/>
                <table:data-pilot-member table:name="2.50%" table:display="true" table:show-details="true"/>
                <table:data-pilot-member table:name="0.91%" table:display="true" table:show-details="true"/>
                <table:data-pilot-member table:name="9.41%" table:display="true" table:show-details="true"/>
                <table:data-pilot-member table:name="1.83%" table:display="true" table:show-details="true"/>
                <table:data-pilot-member table:name="5.69%" table:display="true" table:show-details="true"/>
                <table:data-pilot-member table:name="0.99%" table:display="true" table:show-details="true"/>
                <table:data-pilot-member table:name="3.51%" table:display="true" table:show-details="true"/>
                <table:data-pilot-member table:name="2.11%" table:display="true" table:show-details="true"/>
                <table:data-pilot-member table:name="2.95%" table:display="true" table:show-details="true"/>
                <table:data-pilot-member table:name="10.50%" table:display="true" table:show-details="true"/>
                <table:data-pilot-member table:name="5.12%" table:display="true" table:show-details="true"/>
                <table:data-pilot-member table:name="2.21%" table:display="true" table:show-details="true"/>
                <table:data-pilot-member table:name="12.57%" table:display="true" table:show-details="true"/>
                <table:data-pilot-member table:name="4.90%" table:display="true" table:show-details="true"/>
                <table:data-pilot-member table:name="8.50%" table:display="true" table:show-details="true"/>
                <table:data-pilot-member table:name="1.6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Positive_comment" table:orientation="hidden" table:used-hierarchy="-1" table:function="auto">
            <table:data-pilot-level table:show-empty="false" calcext:repeat-item-labels="false">
              <table:data-pilot-subtotals>
                <table:data-pilot-subtotal table:function="auto"/>
              </table:data-pilot-subtotals>
              <table:data-pilot-members>
                <table:data-pilot-member table:name="12993" table:display="true" table:show-details="true"/>
                <table:data-pilot-member table:name="428" table:display="true" table:show-details="true"/>
                <table:data-pilot-member table:name="130809" table:display="true" table:show-details="true"/>
                <table:data-pilot-member table:name="147920" table:display="true" table:show-details="true"/>
                <table:data-pilot-member table:name="10634" table:display="true" table:show-details="true"/>
                <table:data-pilot-member table:name="880" table:display="true" table:show-details="true"/>
                <table:data-pilot-member table:name="42840" table:display="true" table:show-details="true"/>
                <table:data-pilot-member table:name="578" table:display="true" table:show-details="true"/>
                <table:data-pilot-member table:name="85422" table:display="true" table:show-details="true"/>
                <table:data-pilot-member table:name="46559" table:display="true" table:show-details="true"/>
                <table:data-pilot-member table:name="149272" table:display="true" table:show-details="true"/>
                <table:data-pilot-member table:name="1206" table:display="true" table:show-details="true"/>
                <table:data-pilot-member table:name="79507" table:display="true" table:show-details="true"/>
                <table:data-pilot-member table:name="21973" table:display="true" table:show-details="true"/>
                <table:data-pilot-member table:name="140937" table:display="true" table:show-details="true"/>
                <table:data-pilot-member table:name="122" table:display="true" table:show-details="true"/>
                <table:data-pilot-member table:name="594" table:display="true" table:show-details="true"/>
                <table:data-pilot-member table:name="21913" table:display="true" table:show-details="true"/>
                <table:data-pilot-member table:name="54305" table:display="true" table:show-details="true"/>
                <table:data-pilot-member table:name="26150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Positive Comments" table:orientation="hidden" table:used-hierarchy="-1" table:function="auto">
            <table:data-pilot-level table:show-empty="false" calcext:repeat-item-labels="false">
              <table:data-pilot-subtotals>
                <table:data-pilot-subtotal table:function="auto"/>
              </table:data-pilot-subtotals>
              <table:data-pilot-members>
                <table:data-pilot-member table:name="1.81%" table:display="true" table:show-details="true"/>
                <table:data-pilot-member table:name="0.06%" table:display="true" table:show-details="true"/>
                <table:data-pilot-member table:name="18.18%" table:display="true" table:show-details="true"/>
                <table:data-pilot-member table:name="20.55%" table:display="true" table:show-details="true"/>
                <table:data-pilot-member table:name="1.48%" table:display="true" table:show-details="true"/>
                <table:data-pilot-member table:name="0.12%" table:display="true" table:show-details="true"/>
                <table:data-pilot-member table:name="5.95%" table:display="true" table:show-details="true"/>
                <table:data-pilot-member table:name="0.08%" table:display="true" table:show-details="true"/>
                <table:data-pilot-member table:name="11.87%" table:display="true" table:show-details="true"/>
                <table:data-pilot-member table:name="6.47%" table:display="true" table:show-details="true"/>
                <table:data-pilot-member table:name="13.47%" table:display="true" table:show-details="true"/>
                <table:data-pilot-member table:name="0.11%" table:display="true" table:show-details="true"/>
                <table:data-pilot-member table:name="7.17%" table:display="true" table:show-details="true"/>
                <table:data-pilot-member table:name="1.98%" table:display="true" table:show-details="true"/>
                <table:data-pilot-member table:name="12.71%" table:display="true" table:show-details="true"/>
                <table:data-pilot-member table:name="0.01%" table:display="true" table:show-details="true"/>
                <table:data-pilot-member table:name="0.05%" table:display="true" table:show-details="true"/>
                <table:data-pilot-member table:name="4.90%" table:display="true" table:show-details="true"/>
                <table:data-pilot-member table:name="23.5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view_scores_rating" table:orientation="hidden" table:used-hierarchy="-1" table:function="auto">
            <table:data-pilot-level table:show-empty="false" calcext:repeat-item-labels="false">
              <table:data-pilot-subtotals>
                <table:data-pilot-subtotal table:function="auto"/>
              </table:data-pilot-subtotals>
              <table:data-pilot-members>
                <table:data-pilot-member table:name="4.5" table:display="true" table:show-details="true"/>
                <table:data-pilot-member table:name="4.6" table:display="true" table:show-details="true"/>
                <table:data-pilot-member table:name="4.7" table:display="true" table:show-details="true"/>
                <table:data-pilot-member table:name="4.9" table:display="true" table:show-details="true"/>
                <table:data-pilot-member table:name="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subtotals>
                <table:data-pilot-subtotal table:function="auto"/>
              </table:data-pilot-subtotals>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otal_count2" table:orientation="hidden" table:used-hierarchy="-1" table:function="auto">
            <table:data-pilot-level calcext:repeat-item-labels="false">
              <table:data-pilot-members>
                <table:data-pilot-member table:name="719701" table:display="true" table:show-details="true"/>
                <table:data-pilot-member table:name="1108457" table:display="true" table:show-details="true"/>
              </table:data-pilot-members>
            </table:data-pilot-level>
          </table:data-pilot-field>
          <table:data-pilot-field table:source-field-name="No_of_host" table:orientation="data" table:used-hierarchy="-1" table:function="sum">
            <table:data-pilot-level table:show-empty="false" calcext:repeat-item-labels="false">
              <table:data-pilot-subtotals>
                <table:data-pilot-subtotal table:function="auto"/>
              </table:data-pilot-subtotals>
              <table:data-pilot-members>
                <table:data-pilot-member table:name="5318" table:display="true" table:show-details="true"/>
                <table:data-pilot-member table:name="1365" table:display="true" table:show-details="true"/>
                <table:data-pilot-member table:name="1595" table:display="true" table:show-details="true"/>
                <table:data-pilot-member table:name="5795" table:display="true" table:show-details="true"/>
                <table:data-pilot-member table:name="1425" table:display="true" table:show-details="true"/>
                <table:data-pilot-member table:name="468" table:display="true" table:show-details="true"/>
                <table:data-pilot-member table:name="6290" table:display="true" table:show-details="true"/>
                <table:data-pilot-member table:name="980" table:display="true" table:show-details="true"/>
                <table:data-pilot-member table:name="5821" table:display="true" table:show-details="true"/>
                <table:data-pilot-member table:name="759" table:display="true" table:show-details="true"/>
                <table:data-pilot-member table:name="1837" table:display="true" table:show-details="true"/>
                <table:data-pilot-member table:name="982" table:display="true" table:show-details="true"/>
                <table:data-pilot-member table:name="467" table:display="true" table:show-details="true"/>
                <table:data-pilot-member table:name="1930" table:display="true" table:show-details="true"/>
                <table:data-pilot-member table:name="970" table:display="true" table:show-details="true"/>
                <table:data-pilot-member table:name="402" table:display="true" table:show-details="true"/>
                <table:data-pilot-member table:name="2526" table:display="true" table:show-details="true"/>
                <table:data-pilot-member table:name="894" table:display="true" table:show-details="true"/>
                <table:data-pilot-member table:name="2644" table:display="true" table:show-details="true"/>
                <table:data-pilot-member table:name="499"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ASHBOARD 10" table:application-data="" table:target-range-address="DASHBOARD.H29:DASHBOARD.I31" table:buttons="DASHBOARD.H29" table:grand-total="column" table:show-filter-button="false">
          <table:source-cell-range table:cell-range-address="'All Tables'.B3:'All Tables'.S23"/>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hina" table:display="true" table:show-details="true"/>
                <table:data-pilot-member table:name="Greece" table:display="true" table:show-details="true"/>
                <table:data-pilot-member table:name="canada" table:display="true" table:show-details="true"/>
                <table:data-pilot-member table:name="Texas" table:display="true" table:show-details="true"/>
                <table:data-pilot-member table:name="Italy"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Shanghai" table:display="true" table:show-details="true"/>
                <table:data-pilot-member table:name="Athens" table:display="true" table:show-details="true"/>
                <table:data-pilot-member table:name="toronto" table:display="true" table:show-details="true"/>
                <table:data-pilot-member table:name="Austin" table:display="true" table:show-details="true"/>
                <table:data-pilot-member table:name="Thessaloniki" table:display="true" table:show-details="true"/>
                <table:data-pilot-member table:name="Beijing" table:display="true" table:show-details="true"/>
                <table:data-pilot-member table:name="vancour" table:display="true" table:show-details="true"/>
                <table:data-pilot-member table:name="Rome" table:display="true" table:show-details="true"/>
                <table:data-pilot-member table:name="Venice"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host" table:orientation="hidden" table:used-hierarchy="-1" table:function="auto">
            <table:data-pilot-level table:show-empty="false" calcext:repeat-item-labels="false">
              <table:data-pilot-subtotals>
                <table:data-pilot-subtotal table:function="auto"/>
              </table:data-pilot-subtotals>
              <table:data-pilot-members>
                <table:data-pilot-member table:name="5318" table:display="true" table:show-details="true"/>
                <table:data-pilot-member table:name="1365" table:display="true" table:show-details="true"/>
                <table:data-pilot-member table:name="1595" table:display="true" table:show-details="true"/>
                <table:data-pilot-member table:name="5795" table:display="true" table:show-details="true"/>
                <table:data-pilot-member table:name="1425" table:display="true" table:show-details="true"/>
                <table:data-pilot-member table:name="468" table:display="true" table:show-details="true"/>
                <table:data-pilot-member table:name="6290" table:display="true" table:show-details="true"/>
                <table:data-pilot-member table:name="980" table:display="true" table:show-details="true"/>
                <table:data-pilot-member table:name="5821" table:display="true" table:show-details="true"/>
                <table:data-pilot-member table:name="759" table:display="true" table:show-details="true"/>
                <table:data-pilot-member table:name="1837" table:display="true" table:show-details="true"/>
                <table:data-pilot-member table:name="982" table:display="true" table:show-details="true"/>
                <table:data-pilot-member table:name="467" table:display="true" table:show-details="true"/>
                <table:data-pilot-member table:name="1930" table:display="true" table:show-details="true"/>
                <table:data-pilot-member table:name="970" table:display="true" table:show-details="true"/>
                <table:data-pilot-member table:name="402" table:display="true" table:show-details="true"/>
                <table:data-pilot-member table:name="2526" table:display="true" table:show-details="true"/>
                <table:data-pilot-member table:name="894" table:display="true" table:show-details="true"/>
                <table:data-pilot-member table:name="2644" table:display="true" table:show-details="true"/>
                <table:data-pilot-member table:name="49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Response Rate" table:orientation="hidden" table:used-hierarchy="-1" table:function="auto">
            <table:data-pilot-level table:show-empty="false" calcext:repeat-item-labels="false">
              <table:data-pilot-subtotals>
                <table:data-pilot-subtotal table:function="auto"/>
              </table:data-pilot-subtotals>
              <table:data-pilot-members>
                <table:data-pilot-member table:name="2290" table:display="true" table:show-details="true"/>
                <table:data-pilot-member table:name="674" table:display="true" table:show-details="true"/>
                <table:data-pilot-member table:name="1644" table:display="true" table:show-details="true"/>
                <table:data-pilot-member table:name="5340" table:display="true" table:show-details="true"/>
                <table:data-pilot-member table:name="407" table:display="true" table:show-details="true"/>
                <table:data-pilot-member table:name="1475" table:display="true" table:show-details="true"/>
                <table:data-pilot-member table:name="683" table:display="true" table:show-details="true"/>
                <table:data-pilot-member table:name="2806" table:display="true" table:show-details="true"/>
                <table:data-pilot-member table:name="844" table:display="true" table:show-details="true"/>
                <table:data-pilot-member table:name="642" table:display="true" table:show-details="true"/>
                <table:data-pilot-member table:name="1749" table:display="true" table:show-details="true"/>
                <table:data-pilot-member table:name="446" table:display="true" table:show-details="true"/>
                <table:data-pilot-member table:name="944" table:display="true" table:show-details="true"/>
                <table:data-pilot-member table:name="387" table:display="true" table:show-details="true"/>
                <table:data-pilot-member table:name="861" table:display="true" table:show-details="true"/>
                <table:data-pilot-member table:name="816" table:display="true" table:show-details="true"/>
                <table:data-pilot-member table:name="1857" table:display="true" table:show-details="true"/>
                <table:data-pilot-member table:name="1809" table:display="true" table:show-details="true"/>
                <table:data-pilot-member table:name="464" table:display="true" table:show-details="true"/>
                <table:data-pilot-member table:name="252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8%" table:display="true" table:show-details="true"/>
                <table:data-pilot-member table:name="2%" table:display="true" table:show-details="true"/>
                <table:data-pilot-member table:name="6%" table:display="true" table:show-details="true"/>
                <table:data-pilot-member table:name="18%" table:display="true" table:show-details="true"/>
                <table:data-pilot-member table:name="1%" table:display="true" table:show-details="true"/>
                <table:data-pilot-member table:name="5%" table:display="true" table:show-details="true"/>
                <table:data-pilot-member table:name="9%" table:display="true" table:show-details="true"/>
                <table:data-pilot-member table:name="3%" table:display="true" table:show-details="true"/>
                <table:data-pilot-member table:name="13%" table:display="true" table:show-details="true"/>
                <table:data-pilot-member table:name="7%" table:display="true" table:show-details="true"/>
                <table:data-pilot-member table:name="14%" table:display="true" table:show-details="true"/>
                <table:data-pilot-member table:name="4%" table:display="true" table:show-details="true"/>
                <table:data-pilot-member table:name="1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vgResponseRate" table:orientation="hidden" table:used-hierarchy="-1" table:function="auto">
            <table:data-pilot-level table:show-empty="false" calcext:repeat-item-labels="false">
              <table:data-pilot-subtotals>
                <table:data-pilot-subtotal table:function="auto"/>
              </table:data-pilot-subtotals>
              <table:data-pilot-members>
                <table:data-pilot-member table:name="85.14%" table:display="true" table:show-details="true"/>
                <table:data-pilot-member table:name="91.49%" table:display="true" table:show-details="true"/>
                <table:data-pilot-member table:name="95.08%" table:display="true" table:show-details="true"/>
                <table:data-pilot-member table:name="84.99%" table:display="true" table:show-details="true"/>
                <table:data-pilot-member table:name="87.16%" table:display="true" table:show-details="true"/>
                <table:data-pilot-member table:name="93.80%" table:display="true" table:show-details="true"/>
                <table:data-pilot-member table:name="86.83%" table:display="true" table:show-details="true"/>
                <table:data-pilot-member table:name="91.85%" table:display="true" table:show-details="true"/>
                <table:data-pilot-member table:name="96.55%" table:display="true" table:show-details="true"/>
                <table:data-pilot-member table:name="94.62%" table:display="true" table:show-details="true"/>
                <table:data-pilot-member table:name="98.08%" table:display="true" table:show-details="true"/>
                <table:data-pilot-member table:name="98.89%" table:display="true" table:show-details="true"/>
                <table:data-pilot-member table:name="98.98%" table:display="true" table:show-details="true"/>
                <table:data-pilot-member table:name="98.04%" table:display="true" table:show-details="true"/>
                <table:data-pilot-member table:name="98.13%" table:display="true" table:show-details="true"/>
                <table:data-pilot-member table:name="98.40%" table:display="true" table:show-details="true"/>
                <table:data-pilot-member table:name="96.58%" table:display="true" table:show-details="true"/>
                <table:data-pilot-member table:name="98.27%" table:display="true" table:show-details="true"/>
                <table:data-pilot-member table:name="99.00%" table:display="true" table:show-details="true"/>
                <table:data-pilot-member table:name="98.74%"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listings" table:orientation="hidden" table:used-hierarchy="-1" table:function="auto">
            <table:data-pilot-level table:show-empty="false" calcext:repeat-item-labels="false">
              <table:data-pilot-subtotals>
                <table:data-pilot-subtotal table:function="auto"/>
              </table:data-pilot-subtotals>
              <table:data-pilot-members>
                <table:data-pilot-member table:name="1213" table:display="true" table:show-details="true"/>
                <table:data-pilot-member table:name="193" table:display="true" table:show-details="true"/>
                <table:data-pilot-member table:name="315" table:display="true" table:show-details="true"/>
                <table:data-pilot-member table:name="433" table:display="true" table:show-details="true"/>
                <table:data-pilot-member table:name="50" table:display="true" table:show-details="true"/>
                <table:data-pilot-member table:name="232" table:display="true" table:show-details="true"/>
                <table:data-pilot-member table:name="80" table:display="true" table:show-details="true"/>
                <table:data-pilot-member table:name="909" table:display="true" table:show-details="true"/>
                <table:data-pilot-member table:name="180" table:display="true" table:show-details="true"/>
                <table:data-pilot-member table:name="87" table:display="true" table:show-details="true"/>
                <table:data-pilot-member table:name="209" table:display="true" table:show-details="true"/>
                <table:data-pilot-member table:name="170" table:display="true" table:show-details="true"/>
                <table:data-pilot-member table:name="69" table:display="true" table:show-details="true"/>
                <table:data-pilot-member table:name="53" table:display="true" table:show-details="true"/>
                <table:data-pilot-member table:name="135" table:display="true" table:show-details="true"/>
                <table:data-pilot-member table:name="174" table:display="true" table:show-details="true"/>
                <table:data-pilot-member table:name="385" table:display="true" table:show-details="true"/>
                <table:data-pilot-member table:name="759" table:display="true" table:show-details="true"/>
                <table:data-pilot-member table:name="74" table:display="true" table:show-details="true"/>
                <table:data-pilot-member table:name="2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isting Count &gt; Avg" table:orientation="hidden" table:used-hierarchy="-1" table:function="auto">
            <table:data-pilot-level table:show-empty="false" calcext:repeat-item-labels="false">
              <table:data-pilot-subtotals>
                <table:data-pilot-subtotal table:function="auto"/>
              </table:data-pilot-subtotals>
              <table:data-pilot-members>
                <table:data-pilot-member table:name="4.07%" table:display="true" table:show-details="true"/>
                <table:data-pilot-member table:name="0.65%" table:display="true" table:show-details="true"/>
                <table:data-pilot-member table:name="1.06%" table:display="true" table:show-details="true"/>
                <table:data-pilot-member table:name="1.45%" table:display="true" table:show-details="true"/>
                <table:data-pilot-member table:name="0.17%" table:display="true" table:show-details="true"/>
                <table:data-pilot-member table:name="0.78%" table:display="true" table:show-details="true"/>
                <table:data-pilot-member table:name="0.27%" table:display="true" table:show-details="true"/>
                <table:data-pilot-member table:name="3.05%" table:display="true" table:show-details="true"/>
                <table:data-pilot-member table:name="0.60%" table:display="true" table:show-details="true"/>
                <table:data-pilot-member table:name="0.29%" table:display="true" table:show-details="true"/>
                <table:data-pilot-member table:name="1.59%" table:display="true" table:show-details="true"/>
                <table:data-pilot-member table:name="1.29%" table:display="true" table:show-details="true"/>
                <table:data-pilot-member table:name="0.52%" table:display="true" table:show-details="true"/>
                <table:data-pilot-member table:name="0.40%" table:display="true" table:show-details="true"/>
                <table:data-pilot-member table:name="1.03%" table:display="true" table:show-details="true"/>
                <table:data-pilot-member table:name="1.32%" table:display="true" table:show-details="true"/>
                <table:data-pilot-member table:name="2.93%" table:display="true" table:show-details="true"/>
                <table:data-pilot-member table:name="5.77%" table:display="true" table:show-details="true"/>
                <table:data-pilot-member table:name="0.56%" table:display="true" table:show-details="true"/>
                <table:data-pilot-member table:name="2.1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more acceptance rate" table:orientation="hidden" table:used-hierarchy="-1" table:function="auto">
            <table:data-pilot-level table:show-empty="false" calcext:repeat-item-labels="false">
              <table:data-pilot-subtotals>
                <table:data-pilot-subtotal table:function="auto"/>
              </table:data-pilot-subtotals>
              <table:data-pilot-members>
                <table:data-pilot-member table:name="2697" table:display="true" table:show-details="true"/>
                <table:data-pilot-member table:name="1128" table:display="true" table:show-details="true"/>
                <table:data-pilot-member table:name="1316" table:display="true" table:show-details="true"/>
                <table:data-pilot-member table:name="4664" table:display="true" table:show-details="true"/>
                <table:data-pilot-member table:name="359" table:display="true" table:show-details="true"/>
                <table:data-pilot-member table:name="1450" table:display="true" table:show-details="true"/>
                <table:data-pilot-member table:name="612" table:display="true" table:show-details="true"/>
                <table:data-pilot-member table:name="2345" table:display="true" table:show-details="true"/>
                <table:data-pilot-member table:name="805" table:display="true" table:show-details="true"/>
                <table:data-pilot-member table:name="575" table:display="true" table:show-details="true"/>
                <table:data-pilot-member table:name="1415" table:display="true" table:show-details="true"/>
                <table:data-pilot-member table:name="454" table:display="true" table:show-details="true"/>
                <table:data-pilot-member table:name="830" table:display="true" table:show-details="true"/>
                <table:data-pilot-member table:name="369" table:display="true" table:show-details="true"/>
                <table:data-pilot-member table:name="829" table:display="true" table:show-details="true"/>
                <table:data-pilot-member table:name="896" table:display="true" table:show-details="true"/>
                <table:data-pilot-member table:name="1723" table:display="true" table:show-details="true"/>
                <table:data-pilot-member table:name="1780" table:display="true" table:show-details="true"/>
                <table:data-pilot-member table:name="450" table:display="true" table:show-details="true"/>
                <table:data-pilot-member table:name="232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cceptanc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9%" table:display="true" table:show-details="true"/>
                <table:data-pilot-member table:name="4%" table:display="true" table:show-details="true"/>
                <table:data-pilot-member table:name="16%" table:display="true" table:show-details="true"/>
                <table:data-pilot-member table:name="1%" table:display="true" table:show-details="true"/>
                <table:data-pilot-member table:name="5%" table:display="true" table:show-details="true"/>
                <table:data-pilot-member table:name="2%" table:display="true" table:show-details="true"/>
                <table:data-pilot-member table:name="8%" table:display="true" table:show-details="true"/>
                <table:data-pilot-member table:name="3%" table:display="true" table:show-details="true"/>
                <table:data-pilot-member table:name="11%" table:display="true" table:show-details="true"/>
                <table:data-pilot-member table:name="6%" table:display="true" table:show-details="true"/>
                <table:data-pilot-member table:name="7%" table:display="true" table:show-details="true"/>
                <table:data-pilot-member table:name="13%" table:display="true" table:show-details="true"/>
                <table:data-pilot-member table:name="14%" table:display="true" table:show-details="true"/>
                <table:data-pilot-member table:name="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Instant bookin " table:orientation="hidden" table:used-hierarchy="-1" table:function="auto">
            <table:data-pilot-level table:show-empty="false" calcext:repeat-item-labels="false">
              <table:data-pilot-subtotals>
                <table:data-pilot-subtotal table:function="auto"/>
              </table:data-pilot-subtotals>
              <table:data-pilot-members>
                <table:data-pilot-member table:name="1323" table:display="true" table:show-details="true"/>
                <table:data-pilot-member table:name="431" table:display="true" table:show-details="true"/>
                <table:data-pilot-member table:name="1025" table:display="true" table:show-details="true"/>
                <table:data-pilot-member table:name="2525" table:display="true" table:show-details="true"/>
                <table:data-pilot-member table:name="746" table:display="true" table:show-details="true"/>
                <table:data-pilot-member table:name="272" table:display="true" table:show-details="true"/>
                <table:data-pilot-member table:name="2806" table:display="true" table:show-details="true"/>
                <table:data-pilot-member table:name="547" table:display="true" table:show-details="true"/>
                <table:data-pilot-member table:name="1696" table:display="true" table:show-details="true"/>
                <table:data-pilot-member table:name="296" table:display="true" table:show-details="true"/>
                <table:data-pilot-member table:name="462" table:display="true" table:show-details="true"/>
                <table:data-pilot-member table:name="277" table:display="true" table:show-details="true"/>
                <table:data-pilot-member table:name="388" table:display="true" table:show-details="true"/>
                <table:data-pilot-member table:name="1381" table:display="true" table:show-details="true"/>
                <table:data-pilot-member table:name="673" table:display="true" table:show-details="true"/>
                <table:data-pilot-member table:name="290" table:display="true" table:show-details="true"/>
                <table:data-pilot-member table:name="1653" table:display="true" table:show-details="true"/>
                <table:data-pilot-member table:name="645" table:display="true" table:show-details="true"/>
                <table:data-pilot-member table:name="1118" table:display="true" table:show-details="true"/>
                <table:data-pilot-member table:name="21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Positive_comment" table:orientation="hidden" table:used-hierarchy="-1" table:function="auto">
            <table:data-pilot-level table:show-empty="false" calcext:repeat-item-labels="false">
              <table:data-pilot-subtotals>
                <table:data-pilot-subtotal table:function="auto"/>
              </table:data-pilot-subtotals>
              <table:data-pilot-members>
                <table:data-pilot-member table:name="12993" table:display="true" table:show-details="true"/>
                <table:data-pilot-member table:name="428" table:display="true" table:show-details="true"/>
                <table:data-pilot-member table:name="130809" table:display="true" table:show-details="true"/>
                <table:data-pilot-member table:name="147920" table:display="true" table:show-details="true"/>
                <table:data-pilot-member table:name="10634" table:display="true" table:show-details="true"/>
                <table:data-pilot-member table:name="880" table:display="true" table:show-details="true"/>
                <table:data-pilot-member table:name="42840" table:display="true" table:show-details="true"/>
                <table:data-pilot-member table:name="578" table:display="true" table:show-details="true"/>
                <table:data-pilot-member table:name="85422" table:display="true" table:show-details="true"/>
                <table:data-pilot-member table:name="46559" table:display="true" table:show-details="true"/>
                <table:data-pilot-member table:name="149272" table:display="true" table:show-details="true"/>
                <table:data-pilot-member table:name="1206" table:display="true" table:show-details="true"/>
                <table:data-pilot-member table:name="79507" table:display="true" table:show-details="true"/>
                <table:data-pilot-member table:name="21973" table:display="true" table:show-details="true"/>
                <table:data-pilot-member table:name="140937" table:display="true" table:show-details="true"/>
                <table:data-pilot-member table:name="122" table:display="true" table:show-details="true"/>
                <table:data-pilot-member table:name="594" table:display="true" table:show-details="true"/>
                <table:data-pilot-member table:name="21913" table:display="true" table:show-details="true"/>
                <table:data-pilot-member table:name="54305" table:display="true" table:show-details="true"/>
                <table:data-pilot-member table:name="26150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Positive Comments" table:orientation="hidden" table:used-hierarchy="-1" table:function="auto">
            <table:data-pilot-level table:show-empty="false" calcext:repeat-item-labels="false">
              <table:data-pilot-subtotals>
                <table:data-pilot-subtotal table:function="auto"/>
              </table:data-pilot-subtotals>
              <table:data-pilot-members>
                <table:data-pilot-member table:name="1.81%" table:display="true" table:show-details="true"/>
                <table:data-pilot-member table:name="0.06%" table:display="true" table:show-details="true"/>
                <table:data-pilot-member table:name="18.18%" table:display="true" table:show-details="true"/>
                <table:data-pilot-member table:name="20.55%" table:display="true" table:show-details="true"/>
                <table:data-pilot-member table:name="1.48%" table:display="true" table:show-details="true"/>
                <table:data-pilot-member table:name="0.12%" table:display="true" table:show-details="true"/>
                <table:data-pilot-member table:name="5.95%" table:display="true" table:show-details="true"/>
                <table:data-pilot-member table:name="0.08%" table:display="true" table:show-details="true"/>
                <table:data-pilot-member table:name="11.87%" table:display="true" table:show-details="true"/>
                <table:data-pilot-member table:name="6.47%" table:display="true" table:show-details="true"/>
                <table:data-pilot-member table:name="13.47%" table:display="true" table:show-details="true"/>
                <table:data-pilot-member table:name="0.11%" table:display="true" table:show-details="true"/>
                <table:data-pilot-member table:name="7.17%" table:display="true" table:show-details="true"/>
                <table:data-pilot-member table:name="1.98%" table:display="true" table:show-details="true"/>
                <table:data-pilot-member table:name="12.71%" table:display="true" table:show-details="true"/>
                <table:data-pilot-member table:name="0.01%" table:display="true" table:show-details="true"/>
                <table:data-pilot-member table:name="0.05%" table:display="true" table:show-details="true"/>
                <table:data-pilot-member table:name="4.90%" table:display="true" table:show-details="true"/>
                <table:data-pilot-member table:name="23.5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view_scores_rating" table:orientation="hidden" table:used-hierarchy="-1" table:function="auto">
            <table:data-pilot-level table:show-empty="false" calcext:repeat-item-labels="false">
              <table:data-pilot-subtotals>
                <table:data-pilot-subtotal table:function="auto"/>
              </table:data-pilot-subtotals>
              <table:data-pilot-members>
                <table:data-pilot-member table:name="4.5" table:display="true" table:show-details="true"/>
                <table:data-pilot-member table:name="4.6" table:display="true" table:show-details="true"/>
                <table:data-pilot-member table:name="4.7" table:display="true" table:show-details="true"/>
                <table:data-pilot-member table:name="4.9" table:display="true" table:show-details="true"/>
                <table:data-pilot-member table:name="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subtotals>
                <table:data-pilot-subtotal table:function="auto"/>
              </table:data-pilot-subtotals>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otal_count2" table:orientation="hidden" table:used-hierarchy="-1" table:function="auto">
            <table:data-pilot-level calcext:repeat-item-labels="false">
              <table:data-pilot-members>
                <table:data-pilot-member table:name="719701" table:display="true" table:show-details="true"/>
                <table:data-pilot-member table:name="1108457" table:display="true" table:show-details="true"/>
              </table:data-pilot-members>
            </table:data-pilot-level>
          </table:data-pilot-field>
          <table:data-pilot-field table:source-field-name="Instant Booking" table:orientation="data" table:used-hierarchy="-1" table:function="sum">
            <table:data-pilot-level table:show-empty="false" calcext:repeat-item-labels="false">
              <table:data-pilot-subtotals>
                <table:data-pilot-subtotal table:function="auto"/>
              </table:data-pilot-subtotals>
              <table:data-pilot-members>
                <table:data-pilot-member table:name="4.44%" table:display="true" table:show-details="true"/>
                <table:data-pilot-member table:name="1.45%" table:display="true" table:show-details="true"/>
                <table:data-pilot-member table:name="3.44%" table:display="true" table:show-details="true"/>
                <table:data-pilot-member table:name="8.47%" table:display="true" table:show-details="true"/>
                <table:data-pilot-member table:name="2.50%" table:display="true" table:show-details="true"/>
                <table:data-pilot-member table:name="0.91%" table:display="true" table:show-details="true"/>
                <table:data-pilot-member table:name="9.41%" table:display="true" table:show-details="true"/>
                <table:data-pilot-member table:name="1.83%" table:display="true" table:show-details="true"/>
                <table:data-pilot-member table:name="5.69%" table:display="true" table:show-details="true"/>
                <table:data-pilot-member table:name="0.99%" table:display="true" table:show-details="true"/>
                <table:data-pilot-member table:name="3.51%" table:display="true" table:show-details="true"/>
                <table:data-pilot-member table:name="2.11%" table:display="true" table:show-details="true"/>
                <table:data-pilot-member table:name="2.95%" table:display="true" table:show-details="true"/>
                <table:data-pilot-member table:name="10.50%" table:display="true" table:show-details="true"/>
                <table:data-pilot-member table:name="5.12%" table:display="true" table:show-details="true"/>
                <table:data-pilot-member table:name="2.21%" table:display="true" table:show-details="true"/>
                <table:data-pilot-member table:name="12.57%" table:display="true" table:show-details="true"/>
                <table:data-pilot-member table:name="4.90%" table:display="true" table:show-details="true"/>
                <table:data-pilot-member table:name="8.50%" table:display="true" table:show-details="true"/>
                <table:data-pilot-member table:name="1.60%"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ASHBOARD 2" table:application-data="" table:target-range-address="DASHBOARD.F8:DASHBOARD.G10" table:buttons="DASHBOARD.F8" table:grand-total="column" table:show-filter-button="false">
          <table:source-cell-range table:cell-range-address="'All Tables'.B3:'All Tables'.S23"/>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hina" table:display="true" table:show-details="true"/>
                <table:data-pilot-member table:name="Greece" table:display="true" table:show-details="true"/>
                <table:data-pilot-member table:name="canada" table:display="true" table:show-details="true"/>
                <table:data-pilot-member table:name="Texas" table:display="true" table:show-details="true"/>
                <table:data-pilot-member table:name="Italy"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Shanghai" table:display="true" table:show-details="true"/>
                <table:data-pilot-member table:name="Athens" table:display="true" table:show-details="true"/>
                <table:data-pilot-member table:name="toronto" table:display="true" table:show-details="true"/>
                <table:data-pilot-member table:name="Austin" table:display="true" table:show-details="true"/>
                <table:data-pilot-member table:name="Thessaloniki" table:display="true" table:show-details="true"/>
                <table:data-pilot-member table:name="Beijing" table:display="true" table:show-details="true"/>
                <table:data-pilot-member table:name="vancour" table:display="true" table:show-details="true"/>
                <table:data-pilot-member table:name="Rome" table:display="true" table:show-details="true"/>
                <table:data-pilot-member table:name="Venice"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host" table:orientation="hidden" table:used-hierarchy="-1" table:function="auto">
            <table:data-pilot-level table:show-empty="false" calcext:repeat-item-labels="false">
              <table:data-pilot-subtotals>
                <table:data-pilot-subtotal table:function="auto"/>
              </table:data-pilot-subtotals>
              <table:data-pilot-members>
                <table:data-pilot-member table:name="5318" table:display="true" table:show-details="true"/>
                <table:data-pilot-member table:name="1365" table:display="true" table:show-details="true"/>
                <table:data-pilot-member table:name="1595" table:display="true" table:show-details="true"/>
                <table:data-pilot-member table:name="5795" table:display="true" table:show-details="true"/>
                <table:data-pilot-member table:name="1425" table:display="true" table:show-details="true"/>
                <table:data-pilot-member table:name="468" table:display="true" table:show-details="true"/>
                <table:data-pilot-member table:name="6290" table:display="true" table:show-details="true"/>
                <table:data-pilot-member table:name="980" table:display="true" table:show-details="true"/>
                <table:data-pilot-member table:name="5821" table:display="true" table:show-details="true"/>
                <table:data-pilot-member table:name="759" table:display="true" table:show-details="true"/>
                <table:data-pilot-member table:name="1837" table:display="true" table:show-details="true"/>
                <table:data-pilot-member table:name="982" table:display="true" table:show-details="true"/>
                <table:data-pilot-member table:name="467" table:display="true" table:show-details="true"/>
                <table:data-pilot-member table:name="1930" table:display="true" table:show-details="true"/>
                <table:data-pilot-member table:name="970" table:display="true" table:show-details="true"/>
                <table:data-pilot-member table:name="402" table:display="true" table:show-details="true"/>
                <table:data-pilot-member table:name="2526" table:display="true" table:show-details="true"/>
                <table:data-pilot-member table:name="894" table:display="true" table:show-details="true"/>
                <table:data-pilot-member table:name="2644" table:display="true" table:show-details="true"/>
                <table:data-pilot-member table:name="49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Response Rate" table:orientation="hidden" table:used-hierarchy="-1" table:function="auto">
            <table:data-pilot-level table:show-empty="false" calcext:repeat-item-labels="false">
              <table:data-pilot-subtotals>
                <table:data-pilot-subtotal table:function="auto"/>
              </table:data-pilot-subtotals>
              <table:data-pilot-members>
                <table:data-pilot-member table:name="2290" table:display="true" table:show-details="true"/>
                <table:data-pilot-member table:name="674" table:display="true" table:show-details="true"/>
                <table:data-pilot-member table:name="1644" table:display="true" table:show-details="true"/>
                <table:data-pilot-member table:name="5340" table:display="true" table:show-details="true"/>
                <table:data-pilot-member table:name="407" table:display="true" table:show-details="true"/>
                <table:data-pilot-member table:name="1475" table:display="true" table:show-details="true"/>
                <table:data-pilot-member table:name="683" table:display="true" table:show-details="true"/>
                <table:data-pilot-member table:name="2806" table:display="true" table:show-details="true"/>
                <table:data-pilot-member table:name="844" table:display="true" table:show-details="true"/>
                <table:data-pilot-member table:name="642" table:display="true" table:show-details="true"/>
                <table:data-pilot-member table:name="1749" table:display="true" table:show-details="true"/>
                <table:data-pilot-member table:name="446" table:display="true" table:show-details="true"/>
                <table:data-pilot-member table:name="944" table:display="true" table:show-details="true"/>
                <table:data-pilot-member table:name="387" table:display="true" table:show-details="true"/>
                <table:data-pilot-member table:name="861" table:display="true" table:show-details="true"/>
                <table:data-pilot-member table:name="816" table:display="true" table:show-details="true"/>
                <table:data-pilot-member table:name="1857" table:display="true" table:show-details="true"/>
                <table:data-pilot-member table:name="1809" table:display="true" table:show-details="true"/>
                <table:data-pilot-member table:name="464" table:display="true" table:show-details="true"/>
                <table:data-pilot-member table:name="252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8%" table:display="true" table:show-details="true"/>
                <table:data-pilot-member table:name="2%" table:display="true" table:show-details="true"/>
                <table:data-pilot-member table:name="6%" table:display="true" table:show-details="true"/>
                <table:data-pilot-member table:name="18%" table:display="true" table:show-details="true"/>
                <table:data-pilot-member table:name="1%" table:display="true" table:show-details="true"/>
                <table:data-pilot-member table:name="5%" table:display="true" table:show-details="true"/>
                <table:data-pilot-member table:name="9%" table:display="true" table:show-details="true"/>
                <table:data-pilot-member table:name="3%" table:display="true" table:show-details="true"/>
                <table:data-pilot-member table:name="13%" table:display="true" table:show-details="true"/>
                <table:data-pilot-member table:name="7%" table:display="true" table:show-details="true"/>
                <table:data-pilot-member table:name="14%" table:display="true" table:show-details="true"/>
                <table:data-pilot-member table:name="4%" table:display="true" table:show-details="true"/>
                <table:data-pilot-member table:name="1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listings" table:orientation="hidden" table:used-hierarchy="-1" table:function="auto">
            <table:data-pilot-level table:show-empty="false" calcext:repeat-item-labels="false">
              <table:data-pilot-subtotals>
                <table:data-pilot-subtotal table:function="auto"/>
              </table:data-pilot-subtotals>
              <table:data-pilot-members>
                <table:data-pilot-member table:name="1213" table:display="true" table:show-details="true"/>
                <table:data-pilot-member table:name="193" table:display="true" table:show-details="true"/>
                <table:data-pilot-member table:name="315" table:display="true" table:show-details="true"/>
                <table:data-pilot-member table:name="433" table:display="true" table:show-details="true"/>
                <table:data-pilot-member table:name="50" table:display="true" table:show-details="true"/>
                <table:data-pilot-member table:name="232" table:display="true" table:show-details="true"/>
                <table:data-pilot-member table:name="80" table:display="true" table:show-details="true"/>
                <table:data-pilot-member table:name="909" table:display="true" table:show-details="true"/>
                <table:data-pilot-member table:name="180" table:display="true" table:show-details="true"/>
                <table:data-pilot-member table:name="87" table:display="true" table:show-details="true"/>
                <table:data-pilot-member table:name="209" table:display="true" table:show-details="true"/>
                <table:data-pilot-member table:name="170" table:display="true" table:show-details="true"/>
                <table:data-pilot-member table:name="69" table:display="true" table:show-details="true"/>
                <table:data-pilot-member table:name="53" table:display="true" table:show-details="true"/>
                <table:data-pilot-member table:name="135" table:display="true" table:show-details="true"/>
                <table:data-pilot-member table:name="174" table:display="true" table:show-details="true"/>
                <table:data-pilot-member table:name="385" table:display="true" table:show-details="true"/>
                <table:data-pilot-member table:name="759" table:display="true" table:show-details="true"/>
                <table:data-pilot-member table:name="74" table:display="true" table:show-details="true"/>
                <table:data-pilot-member table:name="2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isting Count &gt; Avg" table:orientation="hidden" table:used-hierarchy="-1" table:function="auto">
            <table:data-pilot-level table:show-empty="false" calcext:repeat-item-labels="false">
              <table:data-pilot-subtotals>
                <table:data-pilot-subtotal table:function="auto"/>
              </table:data-pilot-subtotals>
              <table:data-pilot-members>
                <table:data-pilot-member table:name="4.07%" table:display="true" table:show-details="true"/>
                <table:data-pilot-member table:name="0.65%" table:display="true" table:show-details="true"/>
                <table:data-pilot-member table:name="1.06%" table:display="true" table:show-details="true"/>
                <table:data-pilot-member table:name="1.45%" table:display="true" table:show-details="true"/>
                <table:data-pilot-member table:name="0.17%" table:display="true" table:show-details="true"/>
                <table:data-pilot-member table:name="0.78%" table:display="true" table:show-details="true"/>
                <table:data-pilot-member table:name="0.27%" table:display="true" table:show-details="true"/>
                <table:data-pilot-member table:name="3.05%" table:display="true" table:show-details="true"/>
                <table:data-pilot-member table:name="0.60%" table:display="true" table:show-details="true"/>
                <table:data-pilot-member table:name="0.29%" table:display="true" table:show-details="true"/>
                <table:data-pilot-member table:name="1.59%" table:display="true" table:show-details="true"/>
                <table:data-pilot-member table:name="1.29%" table:display="true" table:show-details="true"/>
                <table:data-pilot-member table:name="0.52%" table:display="true" table:show-details="true"/>
                <table:data-pilot-member table:name="0.40%" table:display="true" table:show-details="true"/>
                <table:data-pilot-member table:name="1.03%" table:display="true" table:show-details="true"/>
                <table:data-pilot-member table:name="1.32%" table:display="true" table:show-details="true"/>
                <table:data-pilot-member table:name="2.93%" table:display="true" table:show-details="true"/>
                <table:data-pilot-member table:name="5.77%" table:display="true" table:show-details="true"/>
                <table:data-pilot-member table:name="0.56%" table:display="true" table:show-details="true"/>
                <table:data-pilot-member table:name="2.1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more acceptance rate" table:orientation="hidden" table:used-hierarchy="-1" table:function="auto">
            <table:data-pilot-level table:show-empty="false" calcext:repeat-item-labels="false">
              <table:data-pilot-subtotals>
                <table:data-pilot-subtotal table:function="auto"/>
              </table:data-pilot-subtotals>
              <table:data-pilot-members>
                <table:data-pilot-member table:name="2697" table:display="true" table:show-details="true"/>
                <table:data-pilot-member table:name="1128" table:display="true" table:show-details="true"/>
                <table:data-pilot-member table:name="1316" table:display="true" table:show-details="true"/>
                <table:data-pilot-member table:name="4664" table:display="true" table:show-details="true"/>
                <table:data-pilot-member table:name="359" table:display="true" table:show-details="true"/>
                <table:data-pilot-member table:name="1450" table:display="true" table:show-details="true"/>
                <table:data-pilot-member table:name="612" table:display="true" table:show-details="true"/>
                <table:data-pilot-member table:name="2345" table:display="true" table:show-details="true"/>
                <table:data-pilot-member table:name="805" table:display="true" table:show-details="true"/>
                <table:data-pilot-member table:name="575" table:display="true" table:show-details="true"/>
                <table:data-pilot-member table:name="1415" table:display="true" table:show-details="true"/>
                <table:data-pilot-member table:name="454" table:display="true" table:show-details="true"/>
                <table:data-pilot-member table:name="830" table:display="true" table:show-details="true"/>
                <table:data-pilot-member table:name="369" table:display="true" table:show-details="true"/>
                <table:data-pilot-member table:name="829" table:display="true" table:show-details="true"/>
                <table:data-pilot-member table:name="896" table:display="true" table:show-details="true"/>
                <table:data-pilot-member table:name="1723" table:display="true" table:show-details="true"/>
                <table:data-pilot-member table:name="1780" table:display="true" table:show-details="true"/>
                <table:data-pilot-member table:name="450" table:display="true" table:show-details="true"/>
                <table:data-pilot-member table:name="232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cceptanc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9%" table:display="true" table:show-details="true"/>
                <table:data-pilot-member table:name="4%" table:display="true" table:show-details="true"/>
                <table:data-pilot-member table:name="16%" table:display="true" table:show-details="true"/>
                <table:data-pilot-member table:name="1%" table:display="true" table:show-details="true"/>
                <table:data-pilot-member table:name="5%" table:display="true" table:show-details="true"/>
                <table:data-pilot-member table:name="2%" table:display="true" table:show-details="true"/>
                <table:data-pilot-member table:name="8%" table:display="true" table:show-details="true"/>
                <table:data-pilot-member table:name="3%" table:display="true" table:show-details="true"/>
                <table:data-pilot-member table:name="11%" table:display="true" table:show-details="true"/>
                <table:data-pilot-member table:name="6%" table:display="true" table:show-details="true"/>
                <table:data-pilot-member table:name="7%" table:display="true" table:show-details="true"/>
                <table:data-pilot-member table:name="13%" table:display="true" table:show-details="true"/>
                <table:data-pilot-member table:name="14%" table:display="true" table:show-details="true"/>
                <table:data-pilot-member table:name="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Instant bookin " table:orientation="hidden" table:used-hierarchy="-1" table:function="auto">
            <table:data-pilot-level table:show-empty="false" calcext:repeat-item-labels="false">
              <table:data-pilot-subtotals>
                <table:data-pilot-subtotal table:function="auto"/>
              </table:data-pilot-subtotals>
              <table:data-pilot-members>
                <table:data-pilot-member table:name="1323" table:display="true" table:show-details="true"/>
                <table:data-pilot-member table:name="431" table:display="true" table:show-details="true"/>
                <table:data-pilot-member table:name="1025" table:display="true" table:show-details="true"/>
                <table:data-pilot-member table:name="2525" table:display="true" table:show-details="true"/>
                <table:data-pilot-member table:name="746" table:display="true" table:show-details="true"/>
                <table:data-pilot-member table:name="272" table:display="true" table:show-details="true"/>
                <table:data-pilot-member table:name="2806" table:display="true" table:show-details="true"/>
                <table:data-pilot-member table:name="547" table:display="true" table:show-details="true"/>
                <table:data-pilot-member table:name="1696" table:display="true" table:show-details="true"/>
                <table:data-pilot-member table:name="296" table:display="true" table:show-details="true"/>
                <table:data-pilot-member table:name="462" table:display="true" table:show-details="true"/>
                <table:data-pilot-member table:name="277" table:display="true" table:show-details="true"/>
                <table:data-pilot-member table:name="388" table:display="true" table:show-details="true"/>
                <table:data-pilot-member table:name="1381" table:display="true" table:show-details="true"/>
                <table:data-pilot-member table:name="673" table:display="true" table:show-details="true"/>
                <table:data-pilot-member table:name="290" table:display="true" table:show-details="true"/>
                <table:data-pilot-member table:name="1653" table:display="true" table:show-details="true"/>
                <table:data-pilot-member table:name="645" table:display="true" table:show-details="true"/>
                <table:data-pilot-member table:name="1118" table:display="true" table:show-details="true"/>
                <table:data-pilot-member table:name="21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Instant Booking" table:orientation="hidden" table:used-hierarchy="-1" table:function="auto">
            <table:data-pilot-level table:show-empty="false" calcext:repeat-item-labels="false">
              <table:data-pilot-subtotals>
                <table:data-pilot-subtotal table:function="auto"/>
              </table:data-pilot-subtotals>
              <table:data-pilot-members>
                <table:data-pilot-member table:name="4.44%" table:display="true" table:show-details="true"/>
                <table:data-pilot-member table:name="1.45%" table:display="true" table:show-details="true"/>
                <table:data-pilot-member table:name="3.44%" table:display="true" table:show-details="true"/>
                <table:data-pilot-member table:name="8.47%" table:display="true" table:show-details="true"/>
                <table:data-pilot-member table:name="2.50%" table:display="true" table:show-details="true"/>
                <table:data-pilot-member table:name="0.91%" table:display="true" table:show-details="true"/>
                <table:data-pilot-member table:name="9.41%" table:display="true" table:show-details="true"/>
                <table:data-pilot-member table:name="1.83%" table:display="true" table:show-details="true"/>
                <table:data-pilot-member table:name="5.69%" table:display="true" table:show-details="true"/>
                <table:data-pilot-member table:name="0.99%" table:display="true" table:show-details="true"/>
                <table:data-pilot-member table:name="3.51%" table:display="true" table:show-details="true"/>
                <table:data-pilot-member table:name="2.11%" table:display="true" table:show-details="true"/>
                <table:data-pilot-member table:name="2.95%" table:display="true" table:show-details="true"/>
                <table:data-pilot-member table:name="10.50%" table:display="true" table:show-details="true"/>
                <table:data-pilot-member table:name="5.12%" table:display="true" table:show-details="true"/>
                <table:data-pilot-member table:name="2.21%" table:display="true" table:show-details="true"/>
                <table:data-pilot-member table:name="12.57%" table:display="true" table:show-details="true"/>
                <table:data-pilot-member table:name="4.90%" table:display="true" table:show-details="true"/>
                <table:data-pilot-member table:name="8.50%" table:display="true" table:show-details="true"/>
                <table:data-pilot-member table:name="1.6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Positive_comment" table:orientation="hidden" table:used-hierarchy="-1" table:function="auto">
            <table:data-pilot-level table:show-empty="false" calcext:repeat-item-labels="false">
              <table:data-pilot-subtotals>
                <table:data-pilot-subtotal table:function="auto"/>
              </table:data-pilot-subtotals>
              <table:data-pilot-members>
                <table:data-pilot-member table:name="12993" table:display="true" table:show-details="true"/>
                <table:data-pilot-member table:name="428" table:display="true" table:show-details="true"/>
                <table:data-pilot-member table:name="130809" table:display="true" table:show-details="true"/>
                <table:data-pilot-member table:name="147920" table:display="true" table:show-details="true"/>
                <table:data-pilot-member table:name="10634" table:display="true" table:show-details="true"/>
                <table:data-pilot-member table:name="880" table:display="true" table:show-details="true"/>
                <table:data-pilot-member table:name="42840" table:display="true" table:show-details="true"/>
                <table:data-pilot-member table:name="578" table:display="true" table:show-details="true"/>
                <table:data-pilot-member table:name="85422" table:display="true" table:show-details="true"/>
                <table:data-pilot-member table:name="46559" table:display="true" table:show-details="true"/>
                <table:data-pilot-member table:name="149272" table:display="true" table:show-details="true"/>
                <table:data-pilot-member table:name="1206" table:display="true" table:show-details="true"/>
                <table:data-pilot-member table:name="79507" table:display="true" table:show-details="true"/>
                <table:data-pilot-member table:name="21973" table:display="true" table:show-details="true"/>
                <table:data-pilot-member table:name="140937" table:display="true" table:show-details="true"/>
                <table:data-pilot-member table:name="122" table:display="true" table:show-details="true"/>
                <table:data-pilot-member table:name="594" table:display="true" table:show-details="true"/>
                <table:data-pilot-member table:name="21913" table:display="true" table:show-details="true"/>
                <table:data-pilot-member table:name="54305" table:display="true" table:show-details="true"/>
                <table:data-pilot-member table:name="26150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Positive Comments" table:orientation="hidden" table:used-hierarchy="-1" table:function="auto">
            <table:data-pilot-level table:show-empty="false" calcext:repeat-item-labels="false">
              <table:data-pilot-subtotals>
                <table:data-pilot-subtotal table:function="auto"/>
              </table:data-pilot-subtotals>
              <table:data-pilot-members>
                <table:data-pilot-member table:name="1.81%" table:display="true" table:show-details="true"/>
                <table:data-pilot-member table:name="0.06%" table:display="true" table:show-details="true"/>
                <table:data-pilot-member table:name="18.18%" table:display="true" table:show-details="true"/>
                <table:data-pilot-member table:name="20.55%" table:display="true" table:show-details="true"/>
                <table:data-pilot-member table:name="1.48%" table:display="true" table:show-details="true"/>
                <table:data-pilot-member table:name="0.12%" table:display="true" table:show-details="true"/>
                <table:data-pilot-member table:name="5.95%" table:display="true" table:show-details="true"/>
                <table:data-pilot-member table:name="0.08%" table:display="true" table:show-details="true"/>
                <table:data-pilot-member table:name="11.87%" table:display="true" table:show-details="true"/>
                <table:data-pilot-member table:name="6.47%" table:display="true" table:show-details="true"/>
                <table:data-pilot-member table:name="13.47%" table:display="true" table:show-details="true"/>
                <table:data-pilot-member table:name="0.11%" table:display="true" table:show-details="true"/>
                <table:data-pilot-member table:name="7.17%" table:display="true" table:show-details="true"/>
                <table:data-pilot-member table:name="1.98%" table:display="true" table:show-details="true"/>
                <table:data-pilot-member table:name="12.71%" table:display="true" table:show-details="true"/>
                <table:data-pilot-member table:name="0.01%" table:display="true" table:show-details="true"/>
                <table:data-pilot-member table:name="0.05%" table:display="true" table:show-details="true"/>
                <table:data-pilot-member table:name="4.90%" table:display="true" table:show-details="true"/>
                <table:data-pilot-member table:name="23.5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view_scores_rating" table:orientation="hidden" table:used-hierarchy="-1" table:function="auto">
            <table:data-pilot-level table:show-empty="false" calcext:repeat-item-labels="false">
              <table:data-pilot-subtotals>
                <table:data-pilot-subtotal table:function="auto"/>
              </table:data-pilot-subtotals>
              <table:data-pilot-members>
                <table:data-pilot-member table:name="4.5" table:display="true" table:show-details="true"/>
                <table:data-pilot-member table:name="4.6" table:display="true" table:show-details="true"/>
                <table:data-pilot-member table:name="4.7" table:display="true" table:show-details="true"/>
                <table:data-pilot-member table:name="4.9" table:display="true" table:show-details="true"/>
                <table:data-pilot-member table:name="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subtotals>
                <table:data-pilot-subtotal table:function="auto"/>
              </table:data-pilot-subtotals>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otal_count2" table:orientation="hidden" table:used-hierarchy="-1" table:function="auto">
            <table:data-pilot-level calcext:repeat-item-labels="false">
              <table:data-pilot-members>
                <table:data-pilot-member table:name="719701" table:display="true" table:show-details="true"/>
                <table:data-pilot-member table:name="1108457" table:display="true" table:show-details="true"/>
              </table:data-pilot-members>
            </table:data-pilot-level>
          </table:data-pilot-field>
          <table:data-pilot-field table:source-field-name="AvgResponseRate" table:orientation="data" table:used-hierarchy="-1" table:function="average">
            <table:data-pilot-level table:show-empty="false" calcext:repeat-item-labels="false">
              <table:data-pilot-subtotals>
                <table:data-pilot-subtotal table:function="auto"/>
              </table:data-pilot-subtotals>
              <table:data-pilot-members>
                <table:data-pilot-member table:name="85.14%" table:display="true" table:show-details="true"/>
                <table:data-pilot-member table:name="91.49%" table:display="true" table:show-details="true"/>
                <table:data-pilot-member table:name="95.08%" table:display="true" table:show-details="true"/>
                <table:data-pilot-member table:name="84.99%" table:display="true" table:show-details="true"/>
                <table:data-pilot-member table:name="87.16%" table:display="true" table:show-details="true"/>
                <table:data-pilot-member table:name="93.80%" table:display="true" table:show-details="true"/>
                <table:data-pilot-member table:name="86.83%" table:display="true" table:show-details="true"/>
                <table:data-pilot-member table:name="91.85%" table:display="true" table:show-details="true"/>
                <table:data-pilot-member table:name="96.55%" table:display="true" table:show-details="true"/>
                <table:data-pilot-member table:name="94.62%" table:display="true" table:show-details="true"/>
                <table:data-pilot-member table:name="98.08%" table:display="true" table:show-details="true"/>
                <table:data-pilot-member table:name="98.89%" table:display="true" table:show-details="true"/>
                <table:data-pilot-member table:name="98.98%" table:display="true" table:show-details="true"/>
                <table:data-pilot-member table:name="98.04%" table:display="true" table:show-details="true"/>
                <table:data-pilot-member table:name="98.13%" table:display="true" table:show-details="true"/>
                <table:data-pilot-member table:name="98.40%" table:display="true" table:show-details="true"/>
                <table:data-pilot-member table:name="96.58%" table:display="true" table:show-details="true"/>
                <table:data-pilot-member table:name="98.27%" table:display="true" table:show-details="true"/>
                <table:data-pilot-member table:name="99.00%" table:display="true" table:show-details="true"/>
                <table:data-pilot-member table:name="98.74%"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ASHBOARD 3" table:application-data="" table:target-range-address="DASHBOARD.N11:DASHBOARD.P15" table:buttons="DASHBOARD.N11 DASHBOARD.O11" table:grand-total="column" table:show-filter-button="false">
          <table:source-cell-range table:cell-range-address="'Profile Pic'.B3:'Profile Pic'.H40"/>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anada" table:display="true" table:show-details="true"/>
                <table:data-pilot-member table:name="China" table:display="true" table:show-details="true"/>
                <table:data-pilot-member table:name="Greece" table:display="true" table:show-details="true"/>
                <table:data-pilot-member table:name="Italy" table:display="true" table:show-details="true"/>
                <table:data-pilot-member table:name="Tex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toronto" table:display="true" table:show-details="true"/>
                <table:data-pilot-member table:name="vancour" table:display="true" table:show-details="true"/>
                <table:data-pilot-member table:name="Beijing" table:display="true" table:show-details="true"/>
                <table:data-pilot-member table:name="Shanghai" table:display="true" table:show-details="true"/>
                <table:data-pilot-member table:name="Athens" table:display="true" table:show-details="true"/>
                <table:data-pilot-member table:name="Thessaloniki" table:display="true" table:show-details="true"/>
                <table:data-pilot-member table:name="Rome" table:display="true" table:show-details="true"/>
                <table:data-pilot-member table:name="Venice" table:display="true" table:show-details="true"/>
                <table:data-pilot-member table:name="Austin"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Host" table:orientation="hidden" table:used-hierarchy="-1" table:function="auto">
            <table:data-pilot-level table:show-empty="false" calcext:repeat-item-labels="false">
              <table:data-pilot-subtotals>
                <table:data-pilot-subtotal table:function="auto"/>
              </table:data-pilot-subtotals>
              <table:data-pilot-members>
                <table:data-pilot-member table:name="24" table:display="true" table:show-details="true"/>
                <table:data-pilot-member table:name="5294" table:display="true" table:show-details="true"/>
                <table:data-pilot-member table:name="1358" table:display="true" table:show-details="true"/>
                <table:data-pilot-member table:name="7" table:display="true" table:show-details="true"/>
                <table:data-pilot-member table:name="6" table:display="true" table:show-details="true"/>
                <table:data-pilot-member table:name="1589" table:display="true" table:show-details="true"/>
                <table:data-pilot-member table:name="32" table:display="true" table:show-details="true"/>
                <table:data-pilot-member table:name="5763" table:display="true" table:show-details="true"/>
                <table:data-pilot-member table:name="1423" table:display="true" table:show-details="true"/>
                <table:data-pilot-member table:name="2" table:display="true" table:show-details="true"/>
                <table:data-pilot-member table:name="465" table:display="true" table:show-details="true"/>
                <table:data-pilot-member table:name="3" table:display="true" table:show-details="true"/>
                <table:data-pilot-member table:name="25" table:display="true" table:show-details="true"/>
                <table:data-pilot-member table:name="6265" table:display="true" table:show-details="true"/>
                <table:data-pilot-member table:name="976" table:display="true" table:show-details="true"/>
                <table:data-pilot-member table:name="4" table:display="true" table:show-details="true"/>
                <table:data-pilot-member table:name="5713" table:display="true" table:show-details="true"/>
                <table:data-pilot-member table:name="108" table:display="true" table:show-details="true"/>
                <table:data-pilot-member table:name="745" table:display="true" table:show-details="true"/>
                <table:data-pilot-member table:name="14" table:display="true" table:show-details="true"/>
                <table:data-pilot-member table:name="1" table:display="true" table:show-details="true"/>
                <table:data-pilot-member table:name="1836" table:display="true" table:show-details="true"/>
                <table:data-pilot-member table:name="981" table:display="true" table:show-details="true"/>
                <table:data-pilot-member table:name="466" table:display="true" table:show-details="true"/>
                <table:data-pilot-member table:name="1930" table:display="true" table:show-details="true"/>
                <table:data-pilot-member table:name="969" table:display="true" table:show-details="true"/>
                <table:data-pilot-member table:name="402" table:display="true" table:show-details="true"/>
                <table:data-pilot-member table:name="2524" table:display="true" table:show-details="true"/>
                <table:data-pilot-member table:name="894" table:display="true" table:show-details="true"/>
                <table:data-pilot-member table:name="2633" table:display="true" table:show-details="true"/>
                <table:data-pilot-member table:name="11" table:display="true" table:show-details="true"/>
                <table:data-pilot-member table:name="49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host_has_profile_pic" table:orientation="row" table:used-hierarchy="-1" table:function="auto">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has_profile_pic" table:orientation="data" table:used-hierarchy="-1" table:function="sum">
            <table:data-pilot-level table:show-empty="false" calcext:repeat-item-labels="false">
              <table:data-pilot-subtotals>
                <table:data-pilot-subtotal table:function="auto"/>
              </table:data-pilot-subtotals>
              <table:data-pilot-members>
                <table:data-pilot-member table:name="0.08%" table:display="true" table:show-details="true"/>
                <table:data-pilot-member table:name="17.76%" table:display="true" table:show-details="true"/>
                <table:data-pilot-member table:name="4.55%" table:display="true" table:show-details="true"/>
                <table:data-pilot-member table:name="0.02%" table:display="true" table:show-details="true"/>
                <table:data-pilot-member table:name="5.33%" table:display="true" table:show-details="true"/>
                <table:data-pilot-member table:name="0.11%" table:display="true" table:show-details="true"/>
                <table:data-pilot-member table:name="19.33%" table:display="true" table:show-details="true"/>
                <table:data-pilot-member table:name="4.77%" table:display="true" table:show-details="true"/>
                <table:data-pilot-member table:name="0.01%" table:display="true" table:show-details="true"/>
                <table:data-pilot-member table:name="1.56%" table:display="true" table:show-details="true"/>
                <table:data-pilot-member table:name="21.01%" table:display="true" table:show-details="true"/>
                <table:data-pilot-member table:name="3.27%" table:display="true" table:show-details="true"/>
                <table:data-pilot-member table:name="19.16%" table:display="true" table:show-details="true"/>
                <table:data-pilot-member table:name="0.36%" table:display="true" table:show-details="true"/>
                <table:data-pilot-member table:name="2.50%" table:display="true" table:show-details="true"/>
                <table:data-pilot-member table:name="0.05%" table:display="true" table:show-details="true"/>
                <table:data-pilot-member table:name="13.96%" table:display="true" table:show-details="true"/>
                <table:data-pilot-member table:name="7.46%" table:display="true" table:show-details="true"/>
                <table:data-pilot-member table:name="3.54%" table:display="true" table:show-details="true"/>
                <table:data-pilot-member table:name="14.68%" table:display="true" table:show-details="true"/>
                <table:data-pilot-member table:name="7.37%" table:display="true" table:show-details="true"/>
                <table:data-pilot-member table:name="3.06%" table:display="true" table:show-details="true"/>
                <table:data-pilot-member table:name="19.19%" table:display="true" table:show-details="true"/>
                <table:data-pilot-member table:name="6.80%" table:display="true" table:show-details="true"/>
                <table:data-pilot-member table:name="20.02%" table:display="true" table:show-details="true"/>
                <table:data-pilot-member table:name="3.78%"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ASHBOARD 4" table:application-data="" table:target-range-address="DASHBOARD.B12:DASHBOARD.C14" table:buttons="DASHBOARD.B12" table:grand-total="column" table:show-filter-button="false">
          <table:source-cell-range table:cell-range-address="'All Tables'.B3:'All Tables'.S23"/>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hina" table:display="true" table:show-details="true"/>
                <table:data-pilot-member table:name="Greece" table:display="true" table:show-details="true"/>
                <table:data-pilot-member table:name="canada" table:display="true" table:show-details="true"/>
                <table:data-pilot-member table:name="Texas" table:display="true" table:show-details="true"/>
                <table:data-pilot-member table:name="Italy"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Shanghai" table:display="true" table:show-details="true"/>
                <table:data-pilot-member table:name="Athens" table:display="true" table:show-details="true"/>
                <table:data-pilot-member table:name="toronto" table:display="true" table:show-details="true"/>
                <table:data-pilot-member table:name="Austin" table:display="true" table:show-details="true"/>
                <table:data-pilot-member table:name="Thessaloniki" table:display="true" table:show-details="true"/>
                <table:data-pilot-member table:name="Beijing" table:display="true" table:show-details="true"/>
                <table:data-pilot-member table:name="vancour" table:display="true" table:show-details="true"/>
                <table:data-pilot-member table:name="Rome" table:display="true" table:show-details="true"/>
                <table:data-pilot-member table:name="Venice"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host" table:orientation="hidden" table:used-hierarchy="-1" table:function="auto">
            <table:data-pilot-level table:show-empty="false" calcext:repeat-item-labels="false">
              <table:data-pilot-subtotals>
                <table:data-pilot-subtotal table:function="auto"/>
              </table:data-pilot-subtotals>
              <table:data-pilot-members>
                <table:data-pilot-member table:name="5318" table:display="true" table:show-details="true"/>
                <table:data-pilot-member table:name="1365" table:display="true" table:show-details="true"/>
                <table:data-pilot-member table:name="1595" table:display="true" table:show-details="true"/>
                <table:data-pilot-member table:name="5795" table:display="true" table:show-details="true"/>
                <table:data-pilot-member table:name="1425" table:display="true" table:show-details="true"/>
                <table:data-pilot-member table:name="468" table:display="true" table:show-details="true"/>
                <table:data-pilot-member table:name="6290" table:display="true" table:show-details="true"/>
                <table:data-pilot-member table:name="980" table:display="true" table:show-details="true"/>
                <table:data-pilot-member table:name="5821" table:display="true" table:show-details="true"/>
                <table:data-pilot-member table:name="759" table:display="true" table:show-details="true"/>
                <table:data-pilot-member table:name="1837" table:display="true" table:show-details="true"/>
                <table:data-pilot-member table:name="982" table:display="true" table:show-details="true"/>
                <table:data-pilot-member table:name="467" table:display="true" table:show-details="true"/>
                <table:data-pilot-member table:name="1930" table:display="true" table:show-details="true"/>
                <table:data-pilot-member table:name="970" table:display="true" table:show-details="true"/>
                <table:data-pilot-member table:name="402" table:display="true" table:show-details="true"/>
                <table:data-pilot-member table:name="2526" table:display="true" table:show-details="true"/>
                <table:data-pilot-member table:name="894" table:display="true" table:show-details="true"/>
                <table:data-pilot-member table:name="2644" table:display="true" table:show-details="true"/>
                <table:data-pilot-member table:name="49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Response Rate" table:orientation="hidden" table:used-hierarchy="-1" table:function="auto">
            <table:data-pilot-level table:show-empty="false" calcext:repeat-item-labels="false">
              <table:data-pilot-subtotals>
                <table:data-pilot-subtotal table:function="auto"/>
              </table:data-pilot-subtotals>
              <table:data-pilot-members>
                <table:data-pilot-member table:name="2290" table:display="true" table:show-details="true"/>
                <table:data-pilot-member table:name="674" table:display="true" table:show-details="true"/>
                <table:data-pilot-member table:name="1644" table:display="true" table:show-details="true"/>
                <table:data-pilot-member table:name="5340" table:display="true" table:show-details="true"/>
                <table:data-pilot-member table:name="407" table:display="true" table:show-details="true"/>
                <table:data-pilot-member table:name="1475" table:display="true" table:show-details="true"/>
                <table:data-pilot-member table:name="683" table:display="true" table:show-details="true"/>
                <table:data-pilot-member table:name="2806" table:display="true" table:show-details="true"/>
                <table:data-pilot-member table:name="844" table:display="true" table:show-details="true"/>
                <table:data-pilot-member table:name="642" table:display="true" table:show-details="true"/>
                <table:data-pilot-member table:name="1749" table:display="true" table:show-details="true"/>
                <table:data-pilot-member table:name="446" table:display="true" table:show-details="true"/>
                <table:data-pilot-member table:name="944" table:display="true" table:show-details="true"/>
                <table:data-pilot-member table:name="387" table:display="true" table:show-details="true"/>
                <table:data-pilot-member table:name="861" table:display="true" table:show-details="true"/>
                <table:data-pilot-member table:name="816" table:display="true" table:show-details="true"/>
                <table:data-pilot-member table:name="1857" table:display="true" table:show-details="true"/>
                <table:data-pilot-member table:name="1809" table:display="true" table:show-details="true"/>
                <table:data-pilot-member table:name="464" table:display="true" table:show-details="true"/>
                <table:data-pilot-member table:name="252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8%" table:display="true" table:show-details="true"/>
                <table:data-pilot-member table:name="2%" table:display="true" table:show-details="true"/>
                <table:data-pilot-member table:name="6%" table:display="true" table:show-details="true"/>
                <table:data-pilot-member table:name="18%" table:display="true" table:show-details="true"/>
                <table:data-pilot-member table:name="1%" table:display="true" table:show-details="true"/>
                <table:data-pilot-member table:name="5%" table:display="true" table:show-details="true"/>
                <table:data-pilot-member table:name="9%" table:display="true" table:show-details="true"/>
                <table:data-pilot-member table:name="3%" table:display="true" table:show-details="true"/>
                <table:data-pilot-member table:name="13%" table:display="true" table:show-details="true"/>
                <table:data-pilot-member table:name="7%" table:display="true" table:show-details="true"/>
                <table:data-pilot-member table:name="14%" table:display="true" table:show-details="true"/>
                <table:data-pilot-member table:name="4%" table:display="true" table:show-details="true"/>
                <table:data-pilot-member table:name="1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vgResponseRate" table:orientation="hidden" table:used-hierarchy="-1" table:function="auto">
            <table:data-pilot-level table:show-empty="false" calcext:repeat-item-labels="false">
              <table:data-pilot-subtotals>
                <table:data-pilot-subtotal table:function="auto"/>
              </table:data-pilot-subtotals>
              <table:data-pilot-members>
                <table:data-pilot-member table:name="85.14%" table:display="true" table:show-details="true"/>
                <table:data-pilot-member table:name="91.49%" table:display="true" table:show-details="true"/>
                <table:data-pilot-member table:name="95.08%" table:display="true" table:show-details="true"/>
                <table:data-pilot-member table:name="84.99%" table:display="true" table:show-details="true"/>
                <table:data-pilot-member table:name="87.16%" table:display="true" table:show-details="true"/>
                <table:data-pilot-member table:name="93.80%" table:display="true" table:show-details="true"/>
                <table:data-pilot-member table:name="86.83%" table:display="true" table:show-details="true"/>
                <table:data-pilot-member table:name="91.85%" table:display="true" table:show-details="true"/>
                <table:data-pilot-member table:name="96.55%" table:display="true" table:show-details="true"/>
                <table:data-pilot-member table:name="94.62%" table:display="true" table:show-details="true"/>
                <table:data-pilot-member table:name="98.08%" table:display="true" table:show-details="true"/>
                <table:data-pilot-member table:name="98.89%" table:display="true" table:show-details="true"/>
                <table:data-pilot-member table:name="98.98%" table:display="true" table:show-details="true"/>
                <table:data-pilot-member table:name="98.04%" table:display="true" table:show-details="true"/>
                <table:data-pilot-member table:name="98.13%" table:display="true" table:show-details="true"/>
                <table:data-pilot-member table:name="98.40%" table:display="true" table:show-details="true"/>
                <table:data-pilot-member table:name="96.58%" table:display="true" table:show-details="true"/>
                <table:data-pilot-member table:name="98.27%" table:display="true" table:show-details="true"/>
                <table:data-pilot-member table:name="99.00%" table:display="true" table:show-details="true"/>
                <table:data-pilot-member table:name="98.74%"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listings" table:orientation="hidden" table:used-hierarchy="-1" table:function="auto">
            <table:data-pilot-level table:show-empty="false" calcext:repeat-item-labels="false">
              <table:data-pilot-subtotals>
                <table:data-pilot-subtotal table:function="auto"/>
              </table:data-pilot-subtotals>
              <table:data-pilot-members>
                <table:data-pilot-member table:name="1213" table:display="true" table:show-details="true"/>
                <table:data-pilot-member table:name="193" table:display="true" table:show-details="true"/>
                <table:data-pilot-member table:name="315" table:display="true" table:show-details="true"/>
                <table:data-pilot-member table:name="433" table:display="true" table:show-details="true"/>
                <table:data-pilot-member table:name="50" table:display="true" table:show-details="true"/>
                <table:data-pilot-member table:name="232" table:display="true" table:show-details="true"/>
                <table:data-pilot-member table:name="80" table:display="true" table:show-details="true"/>
                <table:data-pilot-member table:name="909" table:display="true" table:show-details="true"/>
                <table:data-pilot-member table:name="180" table:display="true" table:show-details="true"/>
                <table:data-pilot-member table:name="87" table:display="true" table:show-details="true"/>
                <table:data-pilot-member table:name="209" table:display="true" table:show-details="true"/>
                <table:data-pilot-member table:name="170" table:display="true" table:show-details="true"/>
                <table:data-pilot-member table:name="69" table:display="true" table:show-details="true"/>
                <table:data-pilot-member table:name="53" table:display="true" table:show-details="true"/>
                <table:data-pilot-member table:name="135" table:display="true" table:show-details="true"/>
                <table:data-pilot-member table:name="174" table:display="true" table:show-details="true"/>
                <table:data-pilot-member table:name="385" table:display="true" table:show-details="true"/>
                <table:data-pilot-member table:name="759" table:display="true" table:show-details="true"/>
                <table:data-pilot-member table:name="74" table:display="true" table:show-details="true"/>
                <table:data-pilot-member table:name="2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more acceptance rate" table:orientation="hidden" table:used-hierarchy="-1" table:function="auto">
            <table:data-pilot-level table:show-empty="false" calcext:repeat-item-labels="false">
              <table:data-pilot-subtotals>
                <table:data-pilot-subtotal table:function="auto"/>
              </table:data-pilot-subtotals>
              <table:data-pilot-members>
                <table:data-pilot-member table:name="2697" table:display="true" table:show-details="true"/>
                <table:data-pilot-member table:name="1128" table:display="true" table:show-details="true"/>
                <table:data-pilot-member table:name="1316" table:display="true" table:show-details="true"/>
                <table:data-pilot-member table:name="4664" table:display="true" table:show-details="true"/>
                <table:data-pilot-member table:name="359" table:display="true" table:show-details="true"/>
                <table:data-pilot-member table:name="1450" table:display="true" table:show-details="true"/>
                <table:data-pilot-member table:name="612" table:display="true" table:show-details="true"/>
                <table:data-pilot-member table:name="2345" table:display="true" table:show-details="true"/>
                <table:data-pilot-member table:name="805" table:display="true" table:show-details="true"/>
                <table:data-pilot-member table:name="575" table:display="true" table:show-details="true"/>
                <table:data-pilot-member table:name="1415" table:display="true" table:show-details="true"/>
                <table:data-pilot-member table:name="454" table:display="true" table:show-details="true"/>
                <table:data-pilot-member table:name="830" table:display="true" table:show-details="true"/>
                <table:data-pilot-member table:name="369" table:display="true" table:show-details="true"/>
                <table:data-pilot-member table:name="829" table:display="true" table:show-details="true"/>
                <table:data-pilot-member table:name="896" table:display="true" table:show-details="true"/>
                <table:data-pilot-member table:name="1723" table:display="true" table:show-details="true"/>
                <table:data-pilot-member table:name="1780" table:display="true" table:show-details="true"/>
                <table:data-pilot-member table:name="450" table:display="true" table:show-details="true"/>
                <table:data-pilot-member table:name="232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cceptanc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9%" table:display="true" table:show-details="true"/>
                <table:data-pilot-member table:name="4%" table:display="true" table:show-details="true"/>
                <table:data-pilot-member table:name="16%" table:display="true" table:show-details="true"/>
                <table:data-pilot-member table:name="1%" table:display="true" table:show-details="true"/>
                <table:data-pilot-member table:name="5%" table:display="true" table:show-details="true"/>
                <table:data-pilot-member table:name="2%" table:display="true" table:show-details="true"/>
                <table:data-pilot-member table:name="8%" table:display="true" table:show-details="true"/>
                <table:data-pilot-member table:name="3%" table:display="true" table:show-details="true"/>
                <table:data-pilot-member table:name="11%" table:display="true" table:show-details="true"/>
                <table:data-pilot-member table:name="6%" table:display="true" table:show-details="true"/>
                <table:data-pilot-member table:name="7%" table:display="true" table:show-details="true"/>
                <table:data-pilot-member table:name="13%" table:display="true" table:show-details="true"/>
                <table:data-pilot-member table:name="14%" table:display="true" table:show-details="true"/>
                <table:data-pilot-member table:name="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Instant bookin " table:orientation="hidden" table:used-hierarchy="-1" table:function="auto">
            <table:data-pilot-level table:show-empty="false" calcext:repeat-item-labels="false">
              <table:data-pilot-subtotals>
                <table:data-pilot-subtotal table:function="auto"/>
              </table:data-pilot-subtotals>
              <table:data-pilot-members>
                <table:data-pilot-member table:name="1323" table:display="true" table:show-details="true"/>
                <table:data-pilot-member table:name="431" table:display="true" table:show-details="true"/>
                <table:data-pilot-member table:name="1025" table:display="true" table:show-details="true"/>
                <table:data-pilot-member table:name="2525" table:display="true" table:show-details="true"/>
                <table:data-pilot-member table:name="746" table:display="true" table:show-details="true"/>
                <table:data-pilot-member table:name="272" table:display="true" table:show-details="true"/>
                <table:data-pilot-member table:name="2806" table:display="true" table:show-details="true"/>
                <table:data-pilot-member table:name="547" table:display="true" table:show-details="true"/>
                <table:data-pilot-member table:name="1696" table:display="true" table:show-details="true"/>
                <table:data-pilot-member table:name="296" table:display="true" table:show-details="true"/>
                <table:data-pilot-member table:name="462" table:display="true" table:show-details="true"/>
                <table:data-pilot-member table:name="277" table:display="true" table:show-details="true"/>
                <table:data-pilot-member table:name="388" table:display="true" table:show-details="true"/>
                <table:data-pilot-member table:name="1381" table:display="true" table:show-details="true"/>
                <table:data-pilot-member table:name="673" table:display="true" table:show-details="true"/>
                <table:data-pilot-member table:name="290" table:display="true" table:show-details="true"/>
                <table:data-pilot-member table:name="1653" table:display="true" table:show-details="true"/>
                <table:data-pilot-member table:name="645" table:display="true" table:show-details="true"/>
                <table:data-pilot-member table:name="1118" table:display="true" table:show-details="true"/>
                <table:data-pilot-member table:name="21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Instant Booking" table:orientation="hidden" table:used-hierarchy="-1" table:function="auto">
            <table:data-pilot-level table:show-empty="false" calcext:repeat-item-labels="false">
              <table:data-pilot-subtotals>
                <table:data-pilot-subtotal table:function="auto"/>
              </table:data-pilot-subtotals>
              <table:data-pilot-members>
                <table:data-pilot-member table:name="4.44%" table:display="true" table:show-details="true"/>
                <table:data-pilot-member table:name="1.45%" table:display="true" table:show-details="true"/>
                <table:data-pilot-member table:name="3.44%" table:display="true" table:show-details="true"/>
                <table:data-pilot-member table:name="8.47%" table:display="true" table:show-details="true"/>
                <table:data-pilot-member table:name="2.50%" table:display="true" table:show-details="true"/>
                <table:data-pilot-member table:name="0.91%" table:display="true" table:show-details="true"/>
                <table:data-pilot-member table:name="9.41%" table:display="true" table:show-details="true"/>
                <table:data-pilot-member table:name="1.83%" table:display="true" table:show-details="true"/>
                <table:data-pilot-member table:name="5.69%" table:display="true" table:show-details="true"/>
                <table:data-pilot-member table:name="0.99%" table:display="true" table:show-details="true"/>
                <table:data-pilot-member table:name="3.51%" table:display="true" table:show-details="true"/>
                <table:data-pilot-member table:name="2.11%" table:display="true" table:show-details="true"/>
                <table:data-pilot-member table:name="2.95%" table:display="true" table:show-details="true"/>
                <table:data-pilot-member table:name="10.50%" table:display="true" table:show-details="true"/>
                <table:data-pilot-member table:name="5.12%" table:display="true" table:show-details="true"/>
                <table:data-pilot-member table:name="2.21%" table:display="true" table:show-details="true"/>
                <table:data-pilot-member table:name="12.57%" table:display="true" table:show-details="true"/>
                <table:data-pilot-member table:name="4.90%" table:display="true" table:show-details="true"/>
                <table:data-pilot-member table:name="8.50%" table:display="true" table:show-details="true"/>
                <table:data-pilot-member table:name="1.6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Positive_comment" table:orientation="hidden" table:used-hierarchy="-1" table:function="auto">
            <table:data-pilot-level table:show-empty="false" calcext:repeat-item-labels="false">
              <table:data-pilot-subtotals>
                <table:data-pilot-subtotal table:function="auto"/>
              </table:data-pilot-subtotals>
              <table:data-pilot-members>
                <table:data-pilot-member table:name="12993" table:display="true" table:show-details="true"/>
                <table:data-pilot-member table:name="428" table:display="true" table:show-details="true"/>
                <table:data-pilot-member table:name="130809" table:display="true" table:show-details="true"/>
                <table:data-pilot-member table:name="147920" table:display="true" table:show-details="true"/>
                <table:data-pilot-member table:name="10634" table:display="true" table:show-details="true"/>
                <table:data-pilot-member table:name="880" table:display="true" table:show-details="true"/>
                <table:data-pilot-member table:name="42840" table:display="true" table:show-details="true"/>
                <table:data-pilot-member table:name="578" table:display="true" table:show-details="true"/>
                <table:data-pilot-member table:name="85422" table:display="true" table:show-details="true"/>
                <table:data-pilot-member table:name="46559" table:display="true" table:show-details="true"/>
                <table:data-pilot-member table:name="149272" table:display="true" table:show-details="true"/>
                <table:data-pilot-member table:name="1206" table:display="true" table:show-details="true"/>
                <table:data-pilot-member table:name="79507" table:display="true" table:show-details="true"/>
                <table:data-pilot-member table:name="21973" table:display="true" table:show-details="true"/>
                <table:data-pilot-member table:name="140937" table:display="true" table:show-details="true"/>
                <table:data-pilot-member table:name="122" table:display="true" table:show-details="true"/>
                <table:data-pilot-member table:name="594" table:display="true" table:show-details="true"/>
                <table:data-pilot-member table:name="21913" table:display="true" table:show-details="true"/>
                <table:data-pilot-member table:name="54305" table:display="true" table:show-details="true"/>
                <table:data-pilot-member table:name="26150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Positive Comments" table:orientation="hidden" table:used-hierarchy="-1" table:function="auto">
            <table:data-pilot-level table:show-empty="false" calcext:repeat-item-labels="false">
              <table:data-pilot-subtotals>
                <table:data-pilot-subtotal table:function="auto"/>
              </table:data-pilot-subtotals>
              <table:data-pilot-members>
                <table:data-pilot-member table:name="1.81%" table:display="true" table:show-details="true"/>
                <table:data-pilot-member table:name="0.06%" table:display="true" table:show-details="true"/>
                <table:data-pilot-member table:name="18.18%" table:display="true" table:show-details="true"/>
                <table:data-pilot-member table:name="20.55%" table:display="true" table:show-details="true"/>
                <table:data-pilot-member table:name="1.48%" table:display="true" table:show-details="true"/>
                <table:data-pilot-member table:name="0.12%" table:display="true" table:show-details="true"/>
                <table:data-pilot-member table:name="5.95%" table:display="true" table:show-details="true"/>
                <table:data-pilot-member table:name="0.08%" table:display="true" table:show-details="true"/>
                <table:data-pilot-member table:name="11.87%" table:display="true" table:show-details="true"/>
                <table:data-pilot-member table:name="6.47%" table:display="true" table:show-details="true"/>
                <table:data-pilot-member table:name="13.47%" table:display="true" table:show-details="true"/>
                <table:data-pilot-member table:name="0.11%" table:display="true" table:show-details="true"/>
                <table:data-pilot-member table:name="7.17%" table:display="true" table:show-details="true"/>
                <table:data-pilot-member table:name="1.98%" table:display="true" table:show-details="true"/>
                <table:data-pilot-member table:name="12.71%" table:display="true" table:show-details="true"/>
                <table:data-pilot-member table:name="0.01%" table:display="true" table:show-details="true"/>
                <table:data-pilot-member table:name="0.05%" table:display="true" table:show-details="true"/>
                <table:data-pilot-member table:name="4.90%" table:display="true" table:show-details="true"/>
                <table:data-pilot-member table:name="23.5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view_scores_rating" table:orientation="hidden" table:used-hierarchy="-1" table:function="auto">
            <table:data-pilot-level table:show-empty="false" calcext:repeat-item-labels="false">
              <table:data-pilot-subtotals>
                <table:data-pilot-subtotal table:function="auto"/>
              </table:data-pilot-subtotals>
              <table:data-pilot-members>
                <table:data-pilot-member table:name="4.5" table:display="true" table:show-details="true"/>
                <table:data-pilot-member table:name="4.6" table:display="true" table:show-details="true"/>
                <table:data-pilot-member table:name="4.7" table:display="true" table:show-details="true"/>
                <table:data-pilot-member table:name="4.9" table:display="true" table:show-details="true"/>
                <table:data-pilot-member table:name="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subtotals>
                <table:data-pilot-subtotal table:function="auto"/>
              </table:data-pilot-subtotals>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otal_count2" table:orientation="hidden" table:used-hierarchy="-1" table:function="auto">
            <table:data-pilot-level calcext:repeat-item-labels="false">
              <table:data-pilot-members>
                <table:data-pilot-member table:name="719701" table:display="true" table:show-details="true"/>
                <table:data-pilot-member table:name="1108457" table:display="true" table:show-details="true"/>
              </table:data-pilot-members>
            </table:data-pilot-level>
          </table:data-pilot-field>
          <table:data-pilot-field table:source-field-name="Listing Count &gt; Avg" table:orientation="data" table:used-hierarchy="-1" table:function="sum">
            <table:data-pilot-level table:show-empty="false" calcext:repeat-item-labels="false">
              <table:data-pilot-subtotals>
                <table:data-pilot-subtotal table:function="auto"/>
              </table:data-pilot-subtotals>
              <table:data-pilot-members>
                <table:data-pilot-member table:name="4.07%" table:display="true" table:show-details="true"/>
                <table:data-pilot-member table:name="0.65%" table:display="true" table:show-details="true"/>
                <table:data-pilot-member table:name="1.06%" table:display="true" table:show-details="true"/>
                <table:data-pilot-member table:name="1.45%" table:display="true" table:show-details="true"/>
                <table:data-pilot-member table:name="0.17%" table:display="true" table:show-details="true"/>
                <table:data-pilot-member table:name="0.78%" table:display="true" table:show-details="true"/>
                <table:data-pilot-member table:name="0.27%" table:display="true" table:show-details="true"/>
                <table:data-pilot-member table:name="3.05%" table:display="true" table:show-details="true"/>
                <table:data-pilot-member table:name="0.60%" table:display="true" table:show-details="true"/>
                <table:data-pilot-member table:name="0.29%" table:display="true" table:show-details="true"/>
                <table:data-pilot-member table:name="1.59%" table:display="true" table:show-details="true"/>
                <table:data-pilot-member table:name="1.29%" table:display="true" table:show-details="true"/>
                <table:data-pilot-member table:name="0.52%" table:display="true" table:show-details="true"/>
                <table:data-pilot-member table:name="0.40%" table:display="true" table:show-details="true"/>
                <table:data-pilot-member table:name="1.03%" table:display="true" table:show-details="true"/>
                <table:data-pilot-member table:name="1.32%" table:display="true" table:show-details="true"/>
                <table:data-pilot-member table:name="2.93%" table:display="true" table:show-details="true"/>
                <table:data-pilot-member table:name="5.77%" table:display="true" table:show-details="true"/>
                <table:data-pilot-member table:name="0.56%" table:display="true" table:show-details="true"/>
                <table:data-pilot-member table:name="2.13%"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ASHBOARD 5" table:application-data="" table:target-range-address="DASHBOARD.G15:DASHBOARD.I25" table:buttons="DASHBOARD.G15 DASHBOARD.H15" table:grand-total="column" table:show-filter-button="false">
          <table:source-cell-range table:cell-range-address="'All Tables'.B3:'All Tables'.S23"/>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Shanghai" table:display="true" table:show-details="true"/>
                <table:data-pilot-member table:name="Athens" table:display="true" table:show-details="true"/>
                <table:data-pilot-member table:name="toronto" table:display="true" table:show-details="true"/>
                <table:data-pilot-member table:name="Austin" table:display="true" table:show-details="true"/>
                <table:data-pilot-member table:name="Thessaloniki" table:display="true" table:show-details="true"/>
                <table:data-pilot-member table:name="Beijing" table:display="true" table:show-details="true"/>
                <table:data-pilot-member table:name="vancour" table:display="true" table:show-details="true"/>
                <table:data-pilot-member table:name="Rome" table:display="true" table:show-details="true"/>
                <table:data-pilot-member table:name="Venice"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Response Rate" table:orientation="hidden" table:used-hierarchy="-1" table:function="auto">
            <table:data-pilot-level table:show-empty="false" calcext:repeat-item-labels="false">
              <table:data-pilot-subtotals>
                <table:data-pilot-subtotal table:function="auto"/>
              </table:data-pilot-subtotals>
              <table:data-pilot-members>
                <table:data-pilot-member table:name="2290" table:display="true" table:show-details="true"/>
                <table:data-pilot-member table:name="674" table:display="true" table:show-details="true"/>
                <table:data-pilot-member table:name="1644" table:display="true" table:show-details="true"/>
                <table:data-pilot-member table:name="5340" table:display="true" table:show-details="true"/>
                <table:data-pilot-member table:name="407" table:display="true" table:show-details="true"/>
                <table:data-pilot-member table:name="1475" table:display="true" table:show-details="true"/>
                <table:data-pilot-member table:name="683" table:display="true" table:show-details="true"/>
                <table:data-pilot-member table:name="2806" table:display="true" table:show-details="true"/>
                <table:data-pilot-member table:name="844" table:display="true" table:show-details="true"/>
                <table:data-pilot-member table:name="642" table:display="true" table:show-details="true"/>
                <table:data-pilot-member table:name="1749" table:display="true" table:show-details="true"/>
                <table:data-pilot-member table:name="446" table:display="true" table:show-details="true"/>
                <table:data-pilot-member table:name="944" table:display="true" table:show-details="true"/>
                <table:data-pilot-member table:name="387" table:display="true" table:show-details="true"/>
                <table:data-pilot-member table:name="861" table:display="true" table:show-details="true"/>
                <table:data-pilot-member table:name="816" table:display="true" table:show-details="true"/>
                <table:data-pilot-member table:name="1857" table:display="true" table:show-details="true"/>
                <table:data-pilot-member table:name="1809" table:display="true" table:show-details="true"/>
                <table:data-pilot-member table:name="464" table:display="true" table:show-details="true"/>
                <table:data-pilot-member table:name="252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8%" table:display="true" table:show-details="true"/>
                <table:data-pilot-member table:name="2%" table:display="true" table:show-details="true"/>
                <table:data-pilot-member table:name="6%" table:display="true" table:show-details="true"/>
                <table:data-pilot-member table:name="18%" table:display="true" table:show-details="true"/>
                <table:data-pilot-member table:name="1%" table:display="true" table:show-details="true"/>
                <table:data-pilot-member table:name="5%" table:display="true" table:show-details="true"/>
                <table:data-pilot-member table:name="9%" table:display="true" table:show-details="true"/>
                <table:data-pilot-member table:name="3%" table:display="true" table:show-details="true"/>
                <table:data-pilot-member table:name="13%" table:display="true" table:show-details="true"/>
                <table:data-pilot-member table:name="7%" table:display="true" table:show-details="true"/>
                <table:data-pilot-member table:name="14%" table:display="true" table:show-details="true"/>
                <table:data-pilot-member table:name="4%" table:display="true" table:show-details="true"/>
                <table:data-pilot-member table:name="1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vgResponseRate" table:orientation="hidden" table:used-hierarchy="-1" table:function="auto">
            <table:data-pilot-level table:show-empty="false" calcext:repeat-item-labels="false">
              <table:data-pilot-subtotals>
                <table:data-pilot-subtotal table:function="auto"/>
              </table:data-pilot-subtotals>
              <table:data-pilot-members>
                <table:data-pilot-member table:name="85.14%" table:display="true" table:show-details="true"/>
                <table:data-pilot-member table:name="91.49%" table:display="true" table:show-details="true"/>
                <table:data-pilot-member table:name="95.08%" table:display="true" table:show-details="true"/>
                <table:data-pilot-member table:name="84.99%" table:display="true" table:show-details="true"/>
                <table:data-pilot-member table:name="87.16%" table:display="true" table:show-details="true"/>
                <table:data-pilot-member table:name="93.80%" table:display="true" table:show-details="true"/>
                <table:data-pilot-member table:name="86.83%" table:display="true" table:show-details="true"/>
                <table:data-pilot-member table:name="91.85%" table:display="true" table:show-details="true"/>
                <table:data-pilot-member table:name="96.55%" table:display="true" table:show-details="true"/>
                <table:data-pilot-member table:name="94.62%" table:display="true" table:show-details="true"/>
                <table:data-pilot-member table:name="98.08%" table:display="true" table:show-details="true"/>
                <table:data-pilot-member table:name="98.89%" table:display="true" table:show-details="true"/>
                <table:data-pilot-member table:name="98.98%" table:display="true" table:show-details="true"/>
                <table:data-pilot-member table:name="98.04%" table:display="true" table:show-details="true"/>
                <table:data-pilot-member table:name="98.13%" table:display="true" table:show-details="true"/>
                <table:data-pilot-member table:name="98.40%" table:display="true" table:show-details="true"/>
                <table:data-pilot-member table:name="96.58%" table:display="true" table:show-details="true"/>
                <table:data-pilot-member table:name="98.27%" table:display="true" table:show-details="true"/>
                <table:data-pilot-member table:name="99.00%" table:display="true" table:show-details="true"/>
                <table:data-pilot-member table:name="98.74%"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listings" table:orientation="hidden" table:used-hierarchy="-1" table:function="auto">
            <table:data-pilot-level table:show-empty="false" calcext:repeat-item-labels="false">
              <table:data-pilot-subtotals>
                <table:data-pilot-subtotal table:function="auto"/>
              </table:data-pilot-subtotals>
              <table:data-pilot-members>
                <table:data-pilot-member table:name="1213" table:display="true" table:show-details="true"/>
                <table:data-pilot-member table:name="193" table:display="true" table:show-details="true"/>
                <table:data-pilot-member table:name="315" table:display="true" table:show-details="true"/>
                <table:data-pilot-member table:name="433" table:display="true" table:show-details="true"/>
                <table:data-pilot-member table:name="50" table:display="true" table:show-details="true"/>
                <table:data-pilot-member table:name="232" table:display="true" table:show-details="true"/>
                <table:data-pilot-member table:name="80" table:display="true" table:show-details="true"/>
                <table:data-pilot-member table:name="909" table:display="true" table:show-details="true"/>
                <table:data-pilot-member table:name="180" table:display="true" table:show-details="true"/>
                <table:data-pilot-member table:name="87" table:display="true" table:show-details="true"/>
                <table:data-pilot-member table:name="209" table:display="true" table:show-details="true"/>
                <table:data-pilot-member table:name="170" table:display="true" table:show-details="true"/>
                <table:data-pilot-member table:name="69" table:display="true" table:show-details="true"/>
                <table:data-pilot-member table:name="53" table:display="true" table:show-details="true"/>
                <table:data-pilot-member table:name="135" table:display="true" table:show-details="true"/>
                <table:data-pilot-member table:name="174" table:display="true" table:show-details="true"/>
                <table:data-pilot-member table:name="385" table:display="true" table:show-details="true"/>
                <table:data-pilot-member table:name="759" table:display="true" table:show-details="true"/>
                <table:data-pilot-member table:name="74" table:display="true" table:show-details="true"/>
                <table:data-pilot-member table:name="2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isting Count &gt; Avg" table:orientation="hidden" table:used-hierarchy="-1" table:function="auto">
            <table:data-pilot-level table:show-empty="false" calcext:repeat-item-labels="false">
              <table:data-pilot-subtotals>
                <table:data-pilot-subtotal table:function="auto"/>
              </table:data-pilot-subtotals>
              <table:data-pilot-members>
                <table:data-pilot-member table:name="4.07%" table:display="true" table:show-details="true"/>
                <table:data-pilot-member table:name="0.65%" table:display="true" table:show-details="true"/>
                <table:data-pilot-member table:name="1.06%" table:display="true" table:show-details="true"/>
                <table:data-pilot-member table:name="1.45%" table:display="true" table:show-details="true"/>
                <table:data-pilot-member table:name="0.17%" table:display="true" table:show-details="true"/>
                <table:data-pilot-member table:name="0.78%" table:display="true" table:show-details="true"/>
                <table:data-pilot-member table:name="0.27%" table:display="true" table:show-details="true"/>
                <table:data-pilot-member table:name="3.05%" table:display="true" table:show-details="true"/>
                <table:data-pilot-member table:name="0.60%" table:display="true" table:show-details="true"/>
                <table:data-pilot-member table:name="0.29%" table:display="true" table:show-details="true"/>
                <table:data-pilot-member table:name="1.59%" table:display="true" table:show-details="true"/>
                <table:data-pilot-member table:name="1.29%" table:display="true" table:show-details="true"/>
                <table:data-pilot-member table:name="0.52%" table:display="true" table:show-details="true"/>
                <table:data-pilot-member table:name="0.40%" table:display="true" table:show-details="true"/>
                <table:data-pilot-member table:name="1.03%" table:display="true" table:show-details="true"/>
                <table:data-pilot-member table:name="1.32%" table:display="true" table:show-details="true"/>
                <table:data-pilot-member table:name="2.93%" table:display="true" table:show-details="true"/>
                <table:data-pilot-member table:name="5.77%" table:display="true" table:show-details="true"/>
                <table:data-pilot-member table:name="0.56%" table:display="true" table:show-details="true"/>
                <table:data-pilot-member table:name="2.1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more acceptance rate" table:orientation="hidden" table:used-hierarchy="-1" table:function="auto">
            <table:data-pilot-level table:show-empty="false" calcext:repeat-item-labels="false">
              <table:data-pilot-subtotals>
                <table:data-pilot-subtotal table:function="auto"/>
              </table:data-pilot-subtotals>
              <table:data-pilot-members>
                <table:data-pilot-member table:name="2697" table:display="true" table:show-details="true"/>
                <table:data-pilot-member table:name="1128" table:display="true" table:show-details="true"/>
                <table:data-pilot-member table:name="1316" table:display="true" table:show-details="true"/>
                <table:data-pilot-member table:name="4664" table:display="true" table:show-details="true"/>
                <table:data-pilot-member table:name="359" table:display="true" table:show-details="true"/>
                <table:data-pilot-member table:name="1450" table:display="true" table:show-details="true"/>
                <table:data-pilot-member table:name="612" table:display="true" table:show-details="true"/>
                <table:data-pilot-member table:name="2345" table:display="true" table:show-details="true"/>
                <table:data-pilot-member table:name="805" table:display="true" table:show-details="true"/>
                <table:data-pilot-member table:name="575" table:display="true" table:show-details="true"/>
                <table:data-pilot-member table:name="1415" table:display="true" table:show-details="true"/>
                <table:data-pilot-member table:name="454" table:display="true" table:show-details="true"/>
                <table:data-pilot-member table:name="830" table:display="true" table:show-details="true"/>
                <table:data-pilot-member table:name="369" table:display="true" table:show-details="true"/>
                <table:data-pilot-member table:name="829" table:display="true" table:show-details="true"/>
                <table:data-pilot-member table:name="896" table:display="true" table:show-details="true"/>
                <table:data-pilot-member table:name="1723" table:display="true" table:show-details="true"/>
                <table:data-pilot-member table:name="1780" table:display="true" table:show-details="true"/>
                <table:data-pilot-member table:name="450" table:display="true" table:show-details="true"/>
                <table:data-pilot-member table:name="232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cceptanc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9%" table:display="true" table:show-details="true"/>
                <table:data-pilot-member table:name="4%" table:display="true" table:show-details="true"/>
                <table:data-pilot-member table:name="16%" table:display="true" table:show-details="true"/>
                <table:data-pilot-member table:name="1%" table:display="true" table:show-details="true"/>
                <table:data-pilot-member table:name="5%" table:display="true" table:show-details="true"/>
                <table:data-pilot-member table:name="2%" table:display="true" table:show-details="true"/>
                <table:data-pilot-member table:name="8%" table:display="true" table:show-details="true"/>
                <table:data-pilot-member table:name="3%" table:display="true" table:show-details="true"/>
                <table:data-pilot-member table:name="11%" table:display="true" table:show-details="true"/>
                <table:data-pilot-member table:name="6%" table:display="true" table:show-details="true"/>
                <table:data-pilot-member table:name="7%" table:display="true" table:show-details="true"/>
                <table:data-pilot-member table:name="13%" table:display="true" table:show-details="true"/>
                <table:data-pilot-member table:name="14%" table:display="true" table:show-details="true"/>
                <table:data-pilot-member table:name="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Instant bookin " table:orientation="hidden" table:used-hierarchy="-1" table:function="auto">
            <table:data-pilot-level table:show-empty="false" calcext:repeat-item-labels="false">
              <table:data-pilot-subtotals>
                <table:data-pilot-subtotal table:function="auto"/>
              </table:data-pilot-subtotals>
              <table:data-pilot-members>
                <table:data-pilot-member table:name="1323" table:display="true" table:show-details="true"/>
                <table:data-pilot-member table:name="431" table:display="true" table:show-details="true"/>
                <table:data-pilot-member table:name="1025" table:display="true" table:show-details="true"/>
                <table:data-pilot-member table:name="2525" table:display="true" table:show-details="true"/>
                <table:data-pilot-member table:name="746" table:display="true" table:show-details="true"/>
                <table:data-pilot-member table:name="272" table:display="true" table:show-details="true"/>
                <table:data-pilot-member table:name="2806" table:display="true" table:show-details="true"/>
                <table:data-pilot-member table:name="547" table:display="true" table:show-details="true"/>
                <table:data-pilot-member table:name="1696" table:display="true" table:show-details="true"/>
                <table:data-pilot-member table:name="296" table:display="true" table:show-details="true"/>
                <table:data-pilot-member table:name="462" table:display="true" table:show-details="true"/>
                <table:data-pilot-member table:name="277" table:display="true" table:show-details="true"/>
                <table:data-pilot-member table:name="388" table:display="true" table:show-details="true"/>
                <table:data-pilot-member table:name="1381" table:display="true" table:show-details="true"/>
                <table:data-pilot-member table:name="673" table:display="true" table:show-details="true"/>
                <table:data-pilot-member table:name="290" table:display="true" table:show-details="true"/>
                <table:data-pilot-member table:name="1653" table:display="true" table:show-details="true"/>
                <table:data-pilot-member table:name="645" table:display="true" table:show-details="true"/>
                <table:data-pilot-member table:name="1118" table:display="true" table:show-details="true"/>
                <table:data-pilot-member table:name="21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Instant Booking" table:orientation="hidden" table:used-hierarchy="-1" table:function="auto">
            <table:data-pilot-level table:show-empty="false" calcext:repeat-item-labels="false">
              <table:data-pilot-subtotals>
                <table:data-pilot-subtotal table:function="auto"/>
              </table:data-pilot-subtotals>
              <table:data-pilot-members>
                <table:data-pilot-member table:name="4.44%" table:display="true" table:show-details="true"/>
                <table:data-pilot-member table:name="1.45%" table:display="true" table:show-details="true"/>
                <table:data-pilot-member table:name="3.44%" table:display="true" table:show-details="true"/>
                <table:data-pilot-member table:name="8.47%" table:display="true" table:show-details="true"/>
                <table:data-pilot-member table:name="2.50%" table:display="true" table:show-details="true"/>
                <table:data-pilot-member table:name="0.91%" table:display="true" table:show-details="true"/>
                <table:data-pilot-member table:name="9.41%" table:display="true" table:show-details="true"/>
                <table:data-pilot-member table:name="1.83%" table:display="true" table:show-details="true"/>
                <table:data-pilot-member table:name="5.69%" table:display="true" table:show-details="true"/>
                <table:data-pilot-member table:name="0.99%" table:display="true" table:show-details="true"/>
                <table:data-pilot-member table:name="3.51%" table:display="true" table:show-details="true"/>
                <table:data-pilot-member table:name="2.11%" table:display="true" table:show-details="true"/>
                <table:data-pilot-member table:name="2.95%" table:display="true" table:show-details="true"/>
                <table:data-pilot-member table:name="10.50%" table:display="true" table:show-details="true"/>
                <table:data-pilot-member table:name="5.12%" table:display="true" table:show-details="true"/>
                <table:data-pilot-member table:name="2.21%" table:display="true" table:show-details="true"/>
                <table:data-pilot-member table:name="12.57%" table:display="true" table:show-details="true"/>
                <table:data-pilot-member table:name="4.90%" table:display="true" table:show-details="true"/>
                <table:data-pilot-member table:name="8.50%" table:display="true" table:show-details="true"/>
                <table:data-pilot-member table:name="1.6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Positive_comment" table:orientation="hidden" table:used-hierarchy="-1" table:function="auto">
            <table:data-pilot-level table:show-empty="false" calcext:repeat-item-labels="false">
              <table:data-pilot-subtotals>
                <table:data-pilot-subtotal table:function="auto"/>
              </table:data-pilot-subtotals>
              <table:data-pilot-members>
                <table:data-pilot-member table:name="12993" table:display="true" table:show-details="true"/>
                <table:data-pilot-member table:name="428" table:display="true" table:show-details="true"/>
                <table:data-pilot-member table:name="130809" table:display="true" table:show-details="true"/>
                <table:data-pilot-member table:name="147920" table:display="true" table:show-details="true"/>
                <table:data-pilot-member table:name="10634" table:display="true" table:show-details="true"/>
                <table:data-pilot-member table:name="880" table:display="true" table:show-details="true"/>
                <table:data-pilot-member table:name="42840" table:display="true" table:show-details="true"/>
                <table:data-pilot-member table:name="578" table:display="true" table:show-details="true"/>
                <table:data-pilot-member table:name="85422" table:display="true" table:show-details="true"/>
                <table:data-pilot-member table:name="46559" table:display="true" table:show-details="true"/>
                <table:data-pilot-member table:name="149272" table:display="true" table:show-details="true"/>
                <table:data-pilot-member table:name="1206" table:display="true" table:show-details="true"/>
                <table:data-pilot-member table:name="79507" table:display="true" table:show-details="true"/>
                <table:data-pilot-member table:name="21973" table:display="true" table:show-details="true"/>
                <table:data-pilot-member table:name="140937" table:display="true" table:show-details="true"/>
                <table:data-pilot-member table:name="122" table:display="true" table:show-details="true"/>
                <table:data-pilot-member table:name="594" table:display="true" table:show-details="true"/>
                <table:data-pilot-member table:name="21913" table:display="true" table:show-details="true"/>
                <table:data-pilot-member table:name="54305" table:display="true" table:show-details="true"/>
                <table:data-pilot-member table:name="26150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Positive Comments" table:orientation="hidden" table:used-hierarchy="-1" table:function="auto">
            <table:data-pilot-level table:show-empty="false" calcext:repeat-item-labels="false">
              <table:data-pilot-subtotals>
                <table:data-pilot-subtotal table:function="auto"/>
              </table:data-pilot-subtotals>
              <table:data-pilot-members>
                <table:data-pilot-member table:name="1.81%" table:display="true" table:show-details="true"/>
                <table:data-pilot-member table:name="0.06%" table:display="true" table:show-details="true"/>
                <table:data-pilot-member table:name="18.18%" table:display="true" table:show-details="true"/>
                <table:data-pilot-member table:name="20.55%" table:display="true" table:show-details="true"/>
                <table:data-pilot-member table:name="1.48%" table:display="true" table:show-details="true"/>
                <table:data-pilot-member table:name="0.12%" table:display="true" table:show-details="true"/>
                <table:data-pilot-member table:name="5.95%" table:display="true" table:show-details="true"/>
                <table:data-pilot-member table:name="0.08%" table:display="true" table:show-details="true"/>
                <table:data-pilot-member table:name="11.87%" table:display="true" table:show-details="true"/>
                <table:data-pilot-member table:name="6.47%" table:display="true" table:show-details="true"/>
                <table:data-pilot-member table:name="13.47%" table:display="true" table:show-details="true"/>
                <table:data-pilot-member table:name="0.11%" table:display="true" table:show-details="true"/>
                <table:data-pilot-member table:name="7.17%" table:display="true" table:show-details="true"/>
                <table:data-pilot-member table:name="1.98%" table:display="true" table:show-details="true"/>
                <table:data-pilot-member table:name="12.71%" table:display="true" table:show-details="true"/>
                <table:data-pilot-member table:name="0.01%" table:display="true" table:show-details="true"/>
                <table:data-pilot-member table:name="0.05%" table:display="true" table:show-details="true"/>
                <table:data-pilot-member table:name="4.90%" table:display="true" table:show-details="true"/>
                <table:data-pilot-member table:name="23.5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view_scores_rating" table:orientation="hidden" table:used-hierarchy="-1" table:function="auto">
            <table:data-pilot-level table:show-empty="false" calcext:repeat-item-labels="false">
              <table:data-pilot-subtotals>
                <table:data-pilot-subtotal table:function="auto"/>
              </table:data-pilot-subtotals>
              <table:data-pilot-members>
                <table:data-pilot-member table:name="4.5" table:display="true" table:show-details="true"/>
                <table:data-pilot-member table:name="4.6" table:display="true" table:show-details="true"/>
                <table:data-pilot-member table:name="4.7" table:display="true" table:show-details="true"/>
                <table:data-pilot-member table:name="4.9" table:display="true" table:show-details="true"/>
                <table:data-pilot-member table:name="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ountry" table:orientation="row" table:used-hierarchy="-1" table:function="auto">
            <table:data-pilot-level table:show-empty="false" calcext:repeat-item-labels="false">
              <table:data-pilot-members>
                <table:data-pilot-member table:name="canada" table:display="true" table:show-details="true"/>
                <table:data-pilot-member table:name="China" table:display="true" table:show-details="true"/>
                <table:data-pilot-member table:name="Greece" table:display="true" table:show-details="true"/>
                <table:data-pilot-member table:name="Italy" table:display="true" table:show-details="true"/>
                <table:data-pilot-member table:name="Texas"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subtotals>
                <table:data-pilot-subtotal table:function="auto"/>
              </table:data-pilot-subtotals>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otal_count2" table:orientation="hidden" table:used-hierarchy="-1" table:function="auto">
            <table:data-pilot-level calcext:repeat-item-labels="false">
              <table:data-pilot-members>
                <table:data-pilot-member table:name="719701" table:display="true" table:show-details="true"/>
                <table:data-pilot-member table:name="1108457" table:display="true" table:show-details="true"/>
              </table:data-pilot-members>
            </table:data-pilot-level>
          </table:data-pilot-field>
          <table:data-pilot-field table:source-field-name="No_of_host" table:orientation="data" table:used-hierarchy="-1" table:function="sum">
            <table:data-pilot-level table:show-empty="false" calcext:repeat-item-labels="false">
              <table:data-pilot-subtotals>
                <table:data-pilot-subtotal table:function="auto"/>
              </table:data-pilot-subtotals>
              <table:data-pilot-members>
                <table:data-pilot-member table:name="5318" table:display="true" table:show-details="true"/>
                <table:data-pilot-member table:name="1365" table:display="true" table:show-details="true"/>
                <table:data-pilot-member table:name="1595" table:display="true" table:show-details="true"/>
                <table:data-pilot-member table:name="5795" table:display="true" table:show-details="true"/>
                <table:data-pilot-member table:name="1425" table:display="true" table:show-details="true"/>
                <table:data-pilot-member table:name="468" table:display="true" table:show-details="true"/>
                <table:data-pilot-member table:name="6290" table:display="true" table:show-details="true"/>
                <table:data-pilot-member table:name="980" table:display="true" table:show-details="true"/>
                <table:data-pilot-member table:name="5821" table:display="true" table:show-details="true"/>
                <table:data-pilot-member table:name="759" table:display="true" table:show-details="true"/>
                <table:data-pilot-member table:name="1837" table:display="true" table:show-details="true"/>
                <table:data-pilot-member table:name="982" table:display="true" table:show-details="true"/>
                <table:data-pilot-member table:name="467" table:display="true" table:show-details="true"/>
                <table:data-pilot-member table:name="1930" table:display="true" table:show-details="true"/>
                <table:data-pilot-member table:name="970" table:display="true" table:show-details="true"/>
                <table:data-pilot-member table:name="402" table:display="true" table:show-details="true"/>
                <table:data-pilot-member table:name="2526" table:display="true" table:show-details="true"/>
                <table:data-pilot-member table:name="894" table:display="true" table:show-details="true"/>
                <table:data-pilot-member table:name="2644" table:display="true" table:show-details="true"/>
                <table:data-pilot-member table:name="499"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ASHBOARD 6" table:application-data="" table:target-range-address="DASHBOARD.C18:DASHBOARD.D20" table:buttons="DASHBOARD.C18" table:grand-total="column" table:show-filter-button="false">
          <table:source-cell-range table:cell-range-address="'All Tables'.B3:'All Tables'.S23"/>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hina" table:display="true" table:show-details="true"/>
                <table:data-pilot-member table:name="Greece" table:display="true" table:show-details="true"/>
                <table:data-pilot-member table:name="canada" table:display="true" table:show-details="true"/>
                <table:data-pilot-member table:name="Texas" table:display="true" table:show-details="true"/>
                <table:data-pilot-member table:name="Italy"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Shanghai" table:display="true" table:show-details="true"/>
                <table:data-pilot-member table:name="Athens" table:display="true" table:show-details="true"/>
                <table:data-pilot-member table:name="toronto" table:display="true" table:show-details="true"/>
                <table:data-pilot-member table:name="Austin" table:display="true" table:show-details="true"/>
                <table:data-pilot-member table:name="Thessaloniki" table:display="true" table:show-details="true"/>
                <table:data-pilot-member table:name="Beijing" table:display="true" table:show-details="true"/>
                <table:data-pilot-member table:name="vancour" table:display="true" table:show-details="true"/>
                <table:data-pilot-member table:name="Rome" table:display="true" table:show-details="true"/>
                <table:data-pilot-member table:name="Venice"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host" table:orientation="hidden" table:used-hierarchy="-1" table:function="auto">
            <table:data-pilot-level table:show-empty="false" calcext:repeat-item-labels="false">
              <table:data-pilot-subtotals>
                <table:data-pilot-subtotal table:function="auto"/>
              </table:data-pilot-subtotals>
              <table:data-pilot-members>
                <table:data-pilot-member table:name="5318" table:display="true" table:show-details="true"/>
                <table:data-pilot-member table:name="1365" table:display="true" table:show-details="true"/>
                <table:data-pilot-member table:name="1595" table:display="true" table:show-details="true"/>
                <table:data-pilot-member table:name="5795" table:display="true" table:show-details="true"/>
                <table:data-pilot-member table:name="1425" table:display="true" table:show-details="true"/>
                <table:data-pilot-member table:name="468" table:display="true" table:show-details="true"/>
                <table:data-pilot-member table:name="6290" table:display="true" table:show-details="true"/>
                <table:data-pilot-member table:name="980" table:display="true" table:show-details="true"/>
                <table:data-pilot-member table:name="5821" table:display="true" table:show-details="true"/>
                <table:data-pilot-member table:name="759" table:display="true" table:show-details="true"/>
                <table:data-pilot-member table:name="1837" table:display="true" table:show-details="true"/>
                <table:data-pilot-member table:name="982" table:display="true" table:show-details="true"/>
                <table:data-pilot-member table:name="467" table:display="true" table:show-details="true"/>
                <table:data-pilot-member table:name="1930" table:display="true" table:show-details="true"/>
                <table:data-pilot-member table:name="970" table:display="true" table:show-details="true"/>
                <table:data-pilot-member table:name="402" table:display="true" table:show-details="true"/>
                <table:data-pilot-member table:name="2526" table:display="true" table:show-details="true"/>
                <table:data-pilot-member table:name="894" table:display="true" table:show-details="true"/>
                <table:data-pilot-member table:name="2644" table:display="true" table:show-details="true"/>
                <table:data-pilot-member table:name="49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Response Rate" table:orientation="hidden" table:used-hierarchy="-1" table:function="auto">
            <table:data-pilot-level table:show-empty="false" calcext:repeat-item-labels="false">
              <table:data-pilot-subtotals>
                <table:data-pilot-subtotal table:function="auto"/>
              </table:data-pilot-subtotals>
              <table:data-pilot-members>
                <table:data-pilot-member table:name="2290" table:display="true" table:show-details="true"/>
                <table:data-pilot-member table:name="674" table:display="true" table:show-details="true"/>
                <table:data-pilot-member table:name="1644" table:display="true" table:show-details="true"/>
                <table:data-pilot-member table:name="5340" table:display="true" table:show-details="true"/>
                <table:data-pilot-member table:name="407" table:display="true" table:show-details="true"/>
                <table:data-pilot-member table:name="1475" table:display="true" table:show-details="true"/>
                <table:data-pilot-member table:name="683" table:display="true" table:show-details="true"/>
                <table:data-pilot-member table:name="2806" table:display="true" table:show-details="true"/>
                <table:data-pilot-member table:name="844" table:display="true" table:show-details="true"/>
                <table:data-pilot-member table:name="642" table:display="true" table:show-details="true"/>
                <table:data-pilot-member table:name="1749" table:display="true" table:show-details="true"/>
                <table:data-pilot-member table:name="446" table:display="true" table:show-details="true"/>
                <table:data-pilot-member table:name="944" table:display="true" table:show-details="true"/>
                <table:data-pilot-member table:name="387" table:display="true" table:show-details="true"/>
                <table:data-pilot-member table:name="861" table:display="true" table:show-details="true"/>
                <table:data-pilot-member table:name="816" table:display="true" table:show-details="true"/>
                <table:data-pilot-member table:name="1857" table:display="true" table:show-details="true"/>
                <table:data-pilot-member table:name="1809" table:display="true" table:show-details="true"/>
                <table:data-pilot-member table:name="464" table:display="true" table:show-details="true"/>
                <table:data-pilot-member table:name="252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8%" table:display="true" table:show-details="true"/>
                <table:data-pilot-member table:name="2%" table:display="true" table:show-details="true"/>
                <table:data-pilot-member table:name="6%" table:display="true" table:show-details="true"/>
                <table:data-pilot-member table:name="18%" table:display="true" table:show-details="true"/>
                <table:data-pilot-member table:name="1%" table:display="true" table:show-details="true"/>
                <table:data-pilot-member table:name="5%" table:display="true" table:show-details="true"/>
                <table:data-pilot-member table:name="9%" table:display="true" table:show-details="true"/>
                <table:data-pilot-member table:name="3%" table:display="true" table:show-details="true"/>
                <table:data-pilot-member table:name="13%" table:display="true" table:show-details="true"/>
                <table:data-pilot-member table:name="7%" table:display="true" table:show-details="true"/>
                <table:data-pilot-member table:name="14%" table:display="true" table:show-details="true"/>
                <table:data-pilot-member table:name="4%" table:display="true" table:show-details="true"/>
                <table:data-pilot-member table:name="1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vgResponseRate" table:orientation="hidden" table:used-hierarchy="-1" table:function="auto">
            <table:data-pilot-level table:show-empty="false" calcext:repeat-item-labels="false">
              <table:data-pilot-subtotals>
                <table:data-pilot-subtotal table:function="auto"/>
              </table:data-pilot-subtotals>
              <table:data-pilot-members>
                <table:data-pilot-member table:name="85.14%" table:display="true" table:show-details="true"/>
                <table:data-pilot-member table:name="91.49%" table:display="true" table:show-details="true"/>
                <table:data-pilot-member table:name="95.08%" table:display="true" table:show-details="true"/>
                <table:data-pilot-member table:name="84.99%" table:display="true" table:show-details="true"/>
                <table:data-pilot-member table:name="87.16%" table:display="true" table:show-details="true"/>
                <table:data-pilot-member table:name="93.80%" table:display="true" table:show-details="true"/>
                <table:data-pilot-member table:name="86.83%" table:display="true" table:show-details="true"/>
                <table:data-pilot-member table:name="91.85%" table:display="true" table:show-details="true"/>
                <table:data-pilot-member table:name="96.55%" table:display="true" table:show-details="true"/>
                <table:data-pilot-member table:name="94.62%" table:display="true" table:show-details="true"/>
                <table:data-pilot-member table:name="98.08%" table:display="true" table:show-details="true"/>
                <table:data-pilot-member table:name="98.89%" table:display="true" table:show-details="true"/>
                <table:data-pilot-member table:name="98.98%" table:display="true" table:show-details="true"/>
                <table:data-pilot-member table:name="98.04%" table:display="true" table:show-details="true"/>
                <table:data-pilot-member table:name="98.13%" table:display="true" table:show-details="true"/>
                <table:data-pilot-member table:name="98.40%" table:display="true" table:show-details="true"/>
                <table:data-pilot-member table:name="96.58%" table:display="true" table:show-details="true"/>
                <table:data-pilot-member table:name="98.27%" table:display="true" table:show-details="true"/>
                <table:data-pilot-member table:name="99.00%" table:display="true" table:show-details="true"/>
                <table:data-pilot-member table:name="98.74%"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listings" table:orientation="hidden" table:used-hierarchy="-1" table:function="auto">
            <table:data-pilot-level table:show-empty="false" calcext:repeat-item-labels="false">
              <table:data-pilot-subtotals>
                <table:data-pilot-subtotal table:function="auto"/>
              </table:data-pilot-subtotals>
              <table:data-pilot-members>
                <table:data-pilot-member table:name="1213" table:display="true" table:show-details="true"/>
                <table:data-pilot-member table:name="193" table:display="true" table:show-details="true"/>
                <table:data-pilot-member table:name="315" table:display="true" table:show-details="true"/>
                <table:data-pilot-member table:name="433" table:display="true" table:show-details="true"/>
                <table:data-pilot-member table:name="50" table:display="true" table:show-details="true"/>
                <table:data-pilot-member table:name="232" table:display="true" table:show-details="true"/>
                <table:data-pilot-member table:name="80" table:display="true" table:show-details="true"/>
                <table:data-pilot-member table:name="909" table:display="true" table:show-details="true"/>
                <table:data-pilot-member table:name="180" table:display="true" table:show-details="true"/>
                <table:data-pilot-member table:name="87" table:display="true" table:show-details="true"/>
                <table:data-pilot-member table:name="209" table:display="true" table:show-details="true"/>
                <table:data-pilot-member table:name="170" table:display="true" table:show-details="true"/>
                <table:data-pilot-member table:name="69" table:display="true" table:show-details="true"/>
                <table:data-pilot-member table:name="53" table:display="true" table:show-details="true"/>
                <table:data-pilot-member table:name="135" table:display="true" table:show-details="true"/>
                <table:data-pilot-member table:name="174" table:display="true" table:show-details="true"/>
                <table:data-pilot-member table:name="385" table:display="true" table:show-details="true"/>
                <table:data-pilot-member table:name="759" table:display="true" table:show-details="true"/>
                <table:data-pilot-member table:name="74" table:display="true" table:show-details="true"/>
                <table:data-pilot-member table:name="2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isting Count &gt; Avg" table:orientation="hidden" table:used-hierarchy="-1" table:function="auto">
            <table:data-pilot-level table:show-empty="false" calcext:repeat-item-labels="false">
              <table:data-pilot-subtotals>
                <table:data-pilot-subtotal table:function="auto"/>
              </table:data-pilot-subtotals>
              <table:data-pilot-members>
                <table:data-pilot-member table:name="4.07%" table:display="true" table:show-details="true"/>
                <table:data-pilot-member table:name="0.65%" table:display="true" table:show-details="true"/>
                <table:data-pilot-member table:name="1.06%" table:display="true" table:show-details="true"/>
                <table:data-pilot-member table:name="1.45%" table:display="true" table:show-details="true"/>
                <table:data-pilot-member table:name="0.17%" table:display="true" table:show-details="true"/>
                <table:data-pilot-member table:name="0.78%" table:display="true" table:show-details="true"/>
                <table:data-pilot-member table:name="0.27%" table:display="true" table:show-details="true"/>
                <table:data-pilot-member table:name="3.05%" table:display="true" table:show-details="true"/>
                <table:data-pilot-member table:name="0.60%" table:display="true" table:show-details="true"/>
                <table:data-pilot-member table:name="0.29%" table:display="true" table:show-details="true"/>
                <table:data-pilot-member table:name="1.59%" table:display="true" table:show-details="true"/>
                <table:data-pilot-member table:name="1.29%" table:display="true" table:show-details="true"/>
                <table:data-pilot-member table:name="0.52%" table:display="true" table:show-details="true"/>
                <table:data-pilot-member table:name="0.40%" table:display="true" table:show-details="true"/>
                <table:data-pilot-member table:name="1.03%" table:display="true" table:show-details="true"/>
                <table:data-pilot-member table:name="1.32%" table:display="true" table:show-details="true"/>
                <table:data-pilot-member table:name="2.93%" table:display="true" table:show-details="true"/>
                <table:data-pilot-member table:name="5.77%" table:display="true" table:show-details="true"/>
                <table:data-pilot-member table:name="0.56%" table:display="true" table:show-details="true"/>
                <table:data-pilot-member table:name="2.1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more acceptance rate" table:orientation="hidden" table:used-hierarchy="-1" table:function="auto">
            <table:data-pilot-level table:show-empty="false" calcext:repeat-item-labels="false">
              <table:data-pilot-subtotals>
                <table:data-pilot-subtotal table:function="auto"/>
              </table:data-pilot-subtotals>
              <table:data-pilot-members>
                <table:data-pilot-member table:name="2697" table:display="true" table:show-details="true"/>
                <table:data-pilot-member table:name="1128" table:display="true" table:show-details="true"/>
                <table:data-pilot-member table:name="1316" table:display="true" table:show-details="true"/>
                <table:data-pilot-member table:name="4664" table:display="true" table:show-details="true"/>
                <table:data-pilot-member table:name="359" table:display="true" table:show-details="true"/>
                <table:data-pilot-member table:name="1450" table:display="true" table:show-details="true"/>
                <table:data-pilot-member table:name="612" table:display="true" table:show-details="true"/>
                <table:data-pilot-member table:name="2345" table:display="true" table:show-details="true"/>
                <table:data-pilot-member table:name="805" table:display="true" table:show-details="true"/>
                <table:data-pilot-member table:name="575" table:display="true" table:show-details="true"/>
                <table:data-pilot-member table:name="1415" table:display="true" table:show-details="true"/>
                <table:data-pilot-member table:name="454" table:display="true" table:show-details="true"/>
                <table:data-pilot-member table:name="830" table:display="true" table:show-details="true"/>
                <table:data-pilot-member table:name="369" table:display="true" table:show-details="true"/>
                <table:data-pilot-member table:name="829" table:display="true" table:show-details="true"/>
                <table:data-pilot-member table:name="896" table:display="true" table:show-details="true"/>
                <table:data-pilot-member table:name="1723" table:display="true" table:show-details="true"/>
                <table:data-pilot-member table:name="1780" table:display="true" table:show-details="true"/>
                <table:data-pilot-member table:name="450" table:display="true" table:show-details="true"/>
                <table:data-pilot-member table:name="232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cceptanc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9%" table:display="true" table:show-details="true"/>
                <table:data-pilot-member table:name="4%" table:display="true" table:show-details="true"/>
                <table:data-pilot-member table:name="16%" table:display="true" table:show-details="true"/>
                <table:data-pilot-member table:name="1%" table:display="true" table:show-details="true"/>
                <table:data-pilot-member table:name="5%" table:display="true" table:show-details="true"/>
                <table:data-pilot-member table:name="2%" table:display="true" table:show-details="true"/>
                <table:data-pilot-member table:name="8%" table:display="true" table:show-details="true"/>
                <table:data-pilot-member table:name="3%" table:display="true" table:show-details="true"/>
                <table:data-pilot-member table:name="11%" table:display="true" table:show-details="true"/>
                <table:data-pilot-member table:name="6%" table:display="true" table:show-details="true"/>
                <table:data-pilot-member table:name="7%" table:display="true" table:show-details="true"/>
                <table:data-pilot-member table:name="13%" table:display="true" table:show-details="true"/>
                <table:data-pilot-member table:name="14%" table:display="true" table:show-details="true"/>
                <table:data-pilot-member table:name="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Instant bookin " table:orientation="hidden" table:used-hierarchy="-1" table:function="auto">
            <table:data-pilot-level table:show-empty="false" calcext:repeat-item-labels="false">
              <table:data-pilot-subtotals>
                <table:data-pilot-subtotal table:function="auto"/>
              </table:data-pilot-subtotals>
              <table:data-pilot-members>
                <table:data-pilot-member table:name="1323" table:display="true" table:show-details="true"/>
                <table:data-pilot-member table:name="431" table:display="true" table:show-details="true"/>
                <table:data-pilot-member table:name="1025" table:display="true" table:show-details="true"/>
                <table:data-pilot-member table:name="2525" table:display="true" table:show-details="true"/>
                <table:data-pilot-member table:name="746" table:display="true" table:show-details="true"/>
                <table:data-pilot-member table:name="272" table:display="true" table:show-details="true"/>
                <table:data-pilot-member table:name="2806" table:display="true" table:show-details="true"/>
                <table:data-pilot-member table:name="547" table:display="true" table:show-details="true"/>
                <table:data-pilot-member table:name="1696" table:display="true" table:show-details="true"/>
                <table:data-pilot-member table:name="296" table:display="true" table:show-details="true"/>
                <table:data-pilot-member table:name="462" table:display="true" table:show-details="true"/>
                <table:data-pilot-member table:name="277" table:display="true" table:show-details="true"/>
                <table:data-pilot-member table:name="388" table:display="true" table:show-details="true"/>
                <table:data-pilot-member table:name="1381" table:display="true" table:show-details="true"/>
                <table:data-pilot-member table:name="673" table:display="true" table:show-details="true"/>
                <table:data-pilot-member table:name="290" table:display="true" table:show-details="true"/>
                <table:data-pilot-member table:name="1653" table:display="true" table:show-details="true"/>
                <table:data-pilot-member table:name="645" table:display="true" table:show-details="true"/>
                <table:data-pilot-member table:name="1118" table:display="true" table:show-details="true"/>
                <table:data-pilot-member table:name="21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Instant Booking" table:orientation="hidden" table:used-hierarchy="-1" table:function="auto">
            <table:data-pilot-level table:show-empty="false" calcext:repeat-item-labels="false">
              <table:data-pilot-subtotals>
                <table:data-pilot-subtotal table:function="auto"/>
              </table:data-pilot-subtotals>
              <table:data-pilot-members>
                <table:data-pilot-member table:name="4.44%" table:display="true" table:show-details="true"/>
                <table:data-pilot-member table:name="1.45%" table:display="true" table:show-details="true"/>
                <table:data-pilot-member table:name="3.44%" table:display="true" table:show-details="true"/>
                <table:data-pilot-member table:name="8.47%" table:display="true" table:show-details="true"/>
                <table:data-pilot-member table:name="2.50%" table:display="true" table:show-details="true"/>
                <table:data-pilot-member table:name="0.91%" table:display="true" table:show-details="true"/>
                <table:data-pilot-member table:name="9.41%" table:display="true" table:show-details="true"/>
                <table:data-pilot-member table:name="1.83%" table:display="true" table:show-details="true"/>
                <table:data-pilot-member table:name="5.69%" table:display="true" table:show-details="true"/>
                <table:data-pilot-member table:name="0.99%" table:display="true" table:show-details="true"/>
                <table:data-pilot-member table:name="3.51%" table:display="true" table:show-details="true"/>
                <table:data-pilot-member table:name="2.11%" table:display="true" table:show-details="true"/>
                <table:data-pilot-member table:name="2.95%" table:display="true" table:show-details="true"/>
                <table:data-pilot-member table:name="10.50%" table:display="true" table:show-details="true"/>
                <table:data-pilot-member table:name="5.12%" table:display="true" table:show-details="true"/>
                <table:data-pilot-member table:name="2.21%" table:display="true" table:show-details="true"/>
                <table:data-pilot-member table:name="12.57%" table:display="true" table:show-details="true"/>
                <table:data-pilot-member table:name="4.90%" table:display="true" table:show-details="true"/>
                <table:data-pilot-member table:name="8.50%" table:display="true" table:show-details="true"/>
                <table:data-pilot-member table:name="1.6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Positive_comment" table:orientation="hidden" table:used-hierarchy="-1" table:function="auto">
            <table:data-pilot-level table:show-empty="false" calcext:repeat-item-labels="false">
              <table:data-pilot-subtotals>
                <table:data-pilot-subtotal table:function="auto"/>
              </table:data-pilot-subtotals>
              <table:data-pilot-members>
                <table:data-pilot-member table:name="12993" table:display="true" table:show-details="true"/>
                <table:data-pilot-member table:name="428" table:display="true" table:show-details="true"/>
                <table:data-pilot-member table:name="130809" table:display="true" table:show-details="true"/>
                <table:data-pilot-member table:name="147920" table:display="true" table:show-details="true"/>
                <table:data-pilot-member table:name="10634" table:display="true" table:show-details="true"/>
                <table:data-pilot-member table:name="880" table:display="true" table:show-details="true"/>
                <table:data-pilot-member table:name="42840" table:display="true" table:show-details="true"/>
                <table:data-pilot-member table:name="578" table:display="true" table:show-details="true"/>
                <table:data-pilot-member table:name="85422" table:display="true" table:show-details="true"/>
                <table:data-pilot-member table:name="46559" table:display="true" table:show-details="true"/>
                <table:data-pilot-member table:name="149272" table:display="true" table:show-details="true"/>
                <table:data-pilot-member table:name="1206" table:display="true" table:show-details="true"/>
                <table:data-pilot-member table:name="79507" table:display="true" table:show-details="true"/>
                <table:data-pilot-member table:name="21973" table:display="true" table:show-details="true"/>
                <table:data-pilot-member table:name="140937" table:display="true" table:show-details="true"/>
                <table:data-pilot-member table:name="122" table:display="true" table:show-details="true"/>
                <table:data-pilot-member table:name="594" table:display="true" table:show-details="true"/>
                <table:data-pilot-member table:name="21913" table:display="true" table:show-details="true"/>
                <table:data-pilot-member table:name="54305" table:display="true" table:show-details="true"/>
                <table:data-pilot-member table:name="26150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review_scores_rating" table:orientation="hidden" table:used-hierarchy="-1" table:function="auto">
            <table:data-pilot-level table:show-empty="false" calcext:repeat-item-labels="false">
              <table:data-pilot-subtotals>
                <table:data-pilot-subtotal table:function="auto"/>
              </table:data-pilot-subtotals>
              <table:data-pilot-members>
                <table:data-pilot-member table:name="4.5" table:display="true" table:show-details="true"/>
                <table:data-pilot-member table:name="4.6" table:display="true" table:show-details="true"/>
                <table:data-pilot-member table:name="4.7" table:display="true" table:show-details="true"/>
                <table:data-pilot-member table:name="4.9" table:display="true" table:show-details="true"/>
                <table:data-pilot-member table:name="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subtotals>
                <table:data-pilot-subtotal table:function="auto"/>
              </table:data-pilot-subtotals>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otal_count2" table:orientation="hidden" table:used-hierarchy="-1" table:function="auto">
            <table:data-pilot-level calcext:repeat-item-labels="false">
              <table:data-pilot-members>
                <table:data-pilot-member table:name="719701" table:display="true" table:show-details="true"/>
                <table:data-pilot-member table:name="1108457" table:display="true" table:show-details="true"/>
              </table:data-pilot-members>
            </table:data-pilot-level>
          </table:data-pilot-field>
          <table:data-pilot-field table:source-field-name="Positive Comments" table:orientation="data" table:used-hierarchy="-1" table:function="sum">
            <table:data-pilot-level table:show-empty="false" calcext:repeat-item-labels="false">
              <table:data-pilot-subtotals>
                <table:data-pilot-subtotal table:function="auto"/>
              </table:data-pilot-subtotals>
              <table:data-pilot-members>
                <table:data-pilot-member table:name="1.81%" table:display="true" table:show-details="true"/>
                <table:data-pilot-member table:name="0.06%" table:display="true" table:show-details="true"/>
                <table:data-pilot-member table:name="18.18%" table:display="true" table:show-details="true"/>
                <table:data-pilot-member table:name="20.55%" table:display="true" table:show-details="true"/>
                <table:data-pilot-member table:name="1.48%" table:display="true" table:show-details="true"/>
                <table:data-pilot-member table:name="0.12%" table:display="true" table:show-details="true"/>
                <table:data-pilot-member table:name="5.95%" table:display="true" table:show-details="true"/>
                <table:data-pilot-member table:name="0.08%" table:display="true" table:show-details="true"/>
                <table:data-pilot-member table:name="11.87%" table:display="true" table:show-details="true"/>
                <table:data-pilot-member table:name="6.47%" table:display="true" table:show-details="true"/>
                <table:data-pilot-member table:name="13.47%" table:display="true" table:show-details="true"/>
                <table:data-pilot-member table:name="0.11%" table:display="true" table:show-details="true"/>
                <table:data-pilot-member table:name="7.17%" table:display="true" table:show-details="true"/>
                <table:data-pilot-member table:name="1.98%" table:display="true" table:show-details="true"/>
                <table:data-pilot-member table:name="12.71%" table:display="true" table:show-details="true"/>
                <table:data-pilot-member table:name="0.01%" table:display="true" table:show-details="true"/>
                <table:data-pilot-member table:name="0.05%" table:display="true" table:show-details="true"/>
                <table:data-pilot-member table:name="4.90%" table:display="true" table:show-details="true"/>
                <table:data-pilot-member table:name="23.59%"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ASHBOARD 7" table:application-data="" table:target-range-address="DASHBOARD.N21:DASHBOARD.P25" table:buttons="DASHBOARD.N21 DASHBOARD.O21" table:grand-total="column" table:show-filter-button="false">
          <table:source-cell-range table:cell-range-address="'Identity Verified'.B3:'Identity Verified'.H42"/>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anada" table:display="true" table:show-details="true"/>
                <table:data-pilot-member table:name="China" table:display="true" table:show-details="true"/>
                <table:data-pilot-member table:name="Greece" table:display="true" table:show-details="true"/>
                <table:data-pilot-member table:name="Italy" table:display="true" table:show-details="true"/>
                <table:data-pilot-member table:name="Tex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toronto" table:display="true" table:show-details="true"/>
                <table:data-pilot-member table:name="vancour" table:display="true" table:show-details="true"/>
                <table:data-pilot-member table:name="Beijing" table:display="true" table:show-details="true"/>
                <table:data-pilot-member table:name="Shanghai" table:display="true" table:show-details="true"/>
                <table:data-pilot-member table:name="Athens" table:display="true" table:show-details="true"/>
                <table:data-pilot-member table:name="Thessaloniki" table:display="true" table:show-details="true"/>
                <table:data-pilot-member table:name="Rome" table:display="true" table:show-details="true"/>
                <table:data-pilot-member table:name="Venice" table:display="true" table:show-details="true"/>
                <table:data-pilot-member table:name="Austin"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Host" table:orientation="hidden" table:used-hierarchy="-1" table:function="auto">
            <table:data-pilot-level table:show-empty="false" calcext:repeat-item-labels="false">
              <table:data-pilot-subtotals>
                <table:data-pilot-subtotal table:function="auto"/>
              </table:data-pilot-subtotals>
              <table:data-pilot-members>
                <table:data-pilot-member table:name="1072" table:display="true" table:show-details="true"/>
                <table:data-pilot-member table:name="4246" table:display="true" table:show-details="true"/>
                <table:data-pilot-member table:name="1186" table:display="true" table:show-details="true"/>
                <table:data-pilot-member table:name="179" table:display="true" table:show-details="true"/>
                <table:data-pilot-member table:name="1" table:display="true" table:show-details="true"/>
                <table:data-pilot-member table:name="1594" table:display="true" table:show-details="true"/>
                <table:data-pilot-member table:name="5788" table:display="true" table:show-details="true"/>
                <table:data-pilot-member table:name="7" table:display="true" table:show-details="true"/>
                <table:data-pilot-member table:name="795" table:display="true" table:show-details="true"/>
                <table:data-pilot-member table:name="630" table:display="true" table:show-details="true"/>
                <table:data-pilot-member table:name="257" table:display="true" table:show-details="true"/>
                <table:data-pilot-member table:name="211" table:display="true" table:show-details="true"/>
                <table:data-pilot-member table:name="1630" table:display="true" table:show-details="true"/>
                <table:data-pilot-member table:name="4660" table:display="true" table:show-details="true"/>
                <table:data-pilot-member table:name="227" table:display="true" table:show-details="true"/>
                <table:data-pilot-member table:name="753" table:display="true" table:show-details="true"/>
                <table:data-pilot-member table:name="4451" table:display="true" table:show-details="true"/>
                <table:data-pilot-member table:name="1370" table:display="true" table:show-details="true"/>
                <table:data-pilot-member table:name="131" table:display="true" table:show-details="true"/>
                <table:data-pilot-member table:name="628" table:display="true" table:show-details="true"/>
                <table:data-pilot-member table:name="81" table:display="true" table:show-details="true"/>
                <table:data-pilot-member table:name="1756" table:display="true" table:show-details="true"/>
                <table:data-pilot-member table:name="952" table:display="true" table:show-details="true"/>
                <table:data-pilot-member table:name="30" table:display="true" table:show-details="true"/>
                <table:data-pilot-member table:name="467" table:display="true" table:show-details="true"/>
                <table:data-pilot-member table:name="3" table:display="true" table:show-details="true"/>
                <table:data-pilot-member table:name="1927" table:display="true" table:show-details="true"/>
                <table:data-pilot-member table:name="217" table:display="true" table:show-details="true"/>
                <table:data-pilot-member table:name="291" table:display="true" table:show-details="true"/>
                <table:data-pilot-member table:name="111" table:display="true" table:show-details="true"/>
                <table:data-pilot-member table:name="2289" table:display="true" table:show-details="true"/>
                <table:data-pilot-member table:name="237" table:display="true" table:show-details="true"/>
                <table:data-pilot-member table:name="838" table:display="true" table:show-details="true"/>
                <table:data-pilot-member table:name="56" table:display="true" table:show-details="true"/>
                <table:data-pilot-member table:name="380" table:display="true" table:show-details="true"/>
                <table:data-pilot-member table:name="2264" table:display="true" table:show-details="true"/>
                <table:data-pilot-member table:name="67" table:display="true" table:show-details="true"/>
                <table:data-pilot-member table:name="432"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host_identity_verified" table:orientation="row" table:used-hierarchy="-1" table:function="auto">
            <table:data-pilot-level table:show-empty="false" calcext:repeat-item-labels="false">
              <table:data-pilot-subtotals>
                <table:data-pilot-subtotal table:function="auto"/>
              </table:data-pilot-subtotals>
              <table:data-pilot-members>
                <table:data-pilot-member table:name="NO" table:display="true" table:show-details="true"/>
                <table:data-pilot-member table:name="YES"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identity_verified" table:orientation="data" table:used-hierarchy="-1" table:function="sum">
            <table:data-pilot-level table:show-empty="false" calcext:repeat-item-labels="false">
              <table:data-pilot-subtotals>
                <table:data-pilot-subtotal table:function="auto"/>
              </table:data-pilot-subtotals>
              <table:data-pilot-members>
                <table:data-pilot-member table:name="3.60%" table:display="true" table:show-details="true"/>
                <table:data-pilot-member table:name="14.24%" table:display="true" table:show-details="true"/>
                <table:data-pilot-member table:name="3.98%" table:display="true" table:show-details="true"/>
                <table:data-pilot-member table:name="0.60%" table:display="true" table:show-details="true"/>
                <table:data-pilot-member table:name="0.00%" table:display="true" table:show-details="true"/>
                <table:data-pilot-member table:name="5.35%" table:display="true" table:show-details="true"/>
                <table:data-pilot-member table:name="19.41%" table:display="true" table:show-details="true"/>
                <table:data-pilot-member table:name="0.02%" table:display="true" table:show-details="true"/>
                <table:data-pilot-member table:name="2.67%" table:display="true" table:show-details="true"/>
                <table:data-pilot-member table:name="2.11%" table:display="true" table:show-details="true"/>
                <table:data-pilot-member table:name="0.86%" table:display="true" table:show-details="true"/>
                <table:data-pilot-member table:name="0.71%" table:display="true" table:show-details="true"/>
                <table:data-pilot-member table:name="5.47%" table:display="true" table:show-details="true"/>
                <table:data-pilot-member table:name="15.63%" table:display="true" table:show-details="true"/>
                <table:data-pilot-member table:name="0.76%" table:display="true" table:show-details="true"/>
                <table:data-pilot-member table:name="2.53%" table:display="true" table:show-details="true"/>
                <table:data-pilot-member table:name="14.93%" table:display="true" table:show-details="true"/>
                <table:data-pilot-member table:name="4.59%" table:display="true" table:show-details="true"/>
                <table:data-pilot-member table:name="0.44%" table:display="true" table:show-details="true"/>
                <table:data-pilot-member table:name="0.62%" table:display="true" table:show-details="true"/>
                <table:data-pilot-member table:name="13.35%" table:display="true" table:show-details="true"/>
                <table:data-pilot-member table:name="7.24%" table:display="true" table:show-details="true"/>
                <table:data-pilot-member table:name="0.23%" table:display="true" table:show-details="true"/>
                <table:data-pilot-member table:name="3.55%" table:display="true" table:show-details="true"/>
                <table:data-pilot-member table:name="14.65%" table:display="true" table:show-details="true"/>
                <table:data-pilot-member table:name="1.65%" table:display="true" table:show-details="true"/>
                <table:data-pilot-member table:name="5.73%" table:display="true" table:show-details="true"/>
                <table:data-pilot-member table:name="2.21%" table:display="true" table:show-details="true"/>
                <table:data-pilot-member table:name="0.84%" table:display="true" table:show-details="true"/>
                <table:data-pilot-member table:name="17.41%" table:display="true" table:show-details="true"/>
                <table:data-pilot-member table:name="1.80%" table:display="true" table:show-details="true"/>
                <table:data-pilot-member table:name="6.37%" table:display="true" table:show-details="true"/>
                <table:data-pilot-member table:name="0.43%" table:display="true" table:show-details="true"/>
                <table:data-pilot-member table:name="2.89%" table:display="true" table:show-details="true"/>
                <table:data-pilot-member table:name="17.22%" table:display="true" table:show-details="true"/>
                <table:data-pilot-member table:name="0.51%" table:display="true" table:show-details="true"/>
                <table:data-pilot-member table:name="3.28%"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ASHBOARD 8" table:application-data="" table:target-range-address="DASHBOARD.B26:DASHBOARD.C28" table:buttons="DASHBOARD.B26" table:grand-total="column" table:show-filter-button="false">
          <table:source-cell-range table:cell-range-address="'All Tables'.B3:'All Tables'.S23"/>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hina" table:display="true" table:show-details="true"/>
                <table:data-pilot-member table:name="Greece" table:display="true" table:show-details="true"/>
                <table:data-pilot-member table:name="canada" table:display="true" table:show-details="true"/>
                <table:data-pilot-member table:name="Texas" table:display="true" table:show-details="true"/>
                <table:data-pilot-member table:name="Italy"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Shanghai" table:display="true" table:show-details="true"/>
                <table:data-pilot-member table:name="Athens" table:display="true" table:show-details="true"/>
                <table:data-pilot-member table:name="toronto" table:display="true" table:show-details="true"/>
                <table:data-pilot-member table:name="Austin" table:display="true" table:show-details="true"/>
                <table:data-pilot-member table:name="Thessaloniki" table:display="true" table:show-details="true"/>
                <table:data-pilot-member table:name="Beijing" table:display="true" table:show-details="true"/>
                <table:data-pilot-member table:name="vancour" table:display="true" table:show-details="true"/>
                <table:data-pilot-member table:name="Rome" table:display="true" table:show-details="true"/>
                <table:data-pilot-member table:name="Venice"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host" table:orientation="hidden" table:used-hierarchy="-1" table:function="auto">
            <table:data-pilot-level table:show-empty="false" calcext:repeat-item-labels="false">
              <table:data-pilot-subtotals>
                <table:data-pilot-subtotal table:function="auto"/>
              </table:data-pilot-subtotals>
              <table:data-pilot-members>
                <table:data-pilot-member table:name="5318" table:display="true" table:show-details="true"/>
                <table:data-pilot-member table:name="1365" table:display="true" table:show-details="true"/>
                <table:data-pilot-member table:name="1595" table:display="true" table:show-details="true"/>
                <table:data-pilot-member table:name="5795" table:display="true" table:show-details="true"/>
                <table:data-pilot-member table:name="1425" table:display="true" table:show-details="true"/>
                <table:data-pilot-member table:name="468" table:display="true" table:show-details="true"/>
                <table:data-pilot-member table:name="6290" table:display="true" table:show-details="true"/>
                <table:data-pilot-member table:name="980" table:display="true" table:show-details="true"/>
                <table:data-pilot-member table:name="5821" table:display="true" table:show-details="true"/>
                <table:data-pilot-member table:name="759" table:display="true" table:show-details="true"/>
                <table:data-pilot-member table:name="1837" table:display="true" table:show-details="true"/>
                <table:data-pilot-member table:name="982" table:display="true" table:show-details="true"/>
                <table:data-pilot-member table:name="467" table:display="true" table:show-details="true"/>
                <table:data-pilot-member table:name="1930" table:display="true" table:show-details="true"/>
                <table:data-pilot-member table:name="970" table:display="true" table:show-details="true"/>
                <table:data-pilot-member table:name="402" table:display="true" table:show-details="true"/>
                <table:data-pilot-member table:name="2526" table:display="true" table:show-details="true"/>
                <table:data-pilot-member table:name="894" table:display="true" table:show-details="true"/>
                <table:data-pilot-member table:name="2644" table:display="true" table:show-details="true"/>
                <table:data-pilot-member table:name="49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Response Rate" table:orientation="hidden" table:used-hierarchy="-1" table:function="auto">
            <table:data-pilot-level table:show-empty="false" calcext:repeat-item-labels="false">
              <table:data-pilot-subtotals>
                <table:data-pilot-subtotal table:function="auto"/>
              </table:data-pilot-subtotals>
              <table:data-pilot-members>
                <table:data-pilot-member table:name="2290" table:display="true" table:show-details="true"/>
                <table:data-pilot-member table:name="674" table:display="true" table:show-details="true"/>
                <table:data-pilot-member table:name="1644" table:display="true" table:show-details="true"/>
                <table:data-pilot-member table:name="5340" table:display="true" table:show-details="true"/>
                <table:data-pilot-member table:name="407" table:display="true" table:show-details="true"/>
                <table:data-pilot-member table:name="1475" table:display="true" table:show-details="true"/>
                <table:data-pilot-member table:name="683" table:display="true" table:show-details="true"/>
                <table:data-pilot-member table:name="2806" table:display="true" table:show-details="true"/>
                <table:data-pilot-member table:name="844" table:display="true" table:show-details="true"/>
                <table:data-pilot-member table:name="642" table:display="true" table:show-details="true"/>
                <table:data-pilot-member table:name="1749" table:display="true" table:show-details="true"/>
                <table:data-pilot-member table:name="446" table:display="true" table:show-details="true"/>
                <table:data-pilot-member table:name="944" table:display="true" table:show-details="true"/>
                <table:data-pilot-member table:name="387" table:display="true" table:show-details="true"/>
                <table:data-pilot-member table:name="861" table:display="true" table:show-details="true"/>
                <table:data-pilot-member table:name="816" table:display="true" table:show-details="true"/>
                <table:data-pilot-member table:name="1857" table:display="true" table:show-details="true"/>
                <table:data-pilot-member table:name="1809" table:display="true" table:show-details="true"/>
                <table:data-pilot-member table:name="464" table:display="true" table:show-details="true"/>
                <table:data-pilot-member table:name="252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8%" table:display="true" table:show-details="true"/>
                <table:data-pilot-member table:name="2%" table:display="true" table:show-details="true"/>
                <table:data-pilot-member table:name="6%" table:display="true" table:show-details="true"/>
                <table:data-pilot-member table:name="18%" table:display="true" table:show-details="true"/>
                <table:data-pilot-member table:name="1%" table:display="true" table:show-details="true"/>
                <table:data-pilot-member table:name="5%" table:display="true" table:show-details="true"/>
                <table:data-pilot-member table:name="9%" table:display="true" table:show-details="true"/>
                <table:data-pilot-member table:name="3%" table:display="true" table:show-details="true"/>
                <table:data-pilot-member table:name="13%" table:display="true" table:show-details="true"/>
                <table:data-pilot-member table:name="7%" table:display="true" table:show-details="true"/>
                <table:data-pilot-member table:name="14%" table:display="true" table:show-details="true"/>
                <table:data-pilot-member table:name="4%" table:display="true" table:show-details="true"/>
                <table:data-pilot-member table:name="1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vgResponseRate" table:orientation="hidden" table:used-hierarchy="-1" table:function="auto">
            <table:data-pilot-level table:show-empty="false" calcext:repeat-item-labels="false">
              <table:data-pilot-subtotals>
                <table:data-pilot-subtotal table:function="auto"/>
              </table:data-pilot-subtotals>
              <table:data-pilot-members>
                <table:data-pilot-member table:name="85.14%" table:display="true" table:show-details="true"/>
                <table:data-pilot-member table:name="91.49%" table:display="true" table:show-details="true"/>
                <table:data-pilot-member table:name="95.08%" table:display="true" table:show-details="true"/>
                <table:data-pilot-member table:name="84.99%" table:display="true" table:show-details="true"/>
                <table:data-pilot-member table:name="87.16%" table:display="true" table:show-details="true"/>
                <table:data-pilot-member table:name="93.80%" table:display="true" table:show-details="true"/>
                <table:data-pilot-member table:name="86.83%" table:display="true" table:show-details="true"/>
                <table:data-pilot-member table:name="91.85%" table:display="true" table:show-details="true"/>
                <table:data-pilot-member table:name="96.55%" table:display="true" table:show-details="true"/>
                <table:data-pilot-member table:name="94.62%" table:display="true" table:show-details="true"/>
                <table:data-pilot-member table:name="98.08%" table:display="true" table:show-details="true"/>
                <table:data-pilot-member table:name="98.89%" table:display="true" table:show-details="true"/>
                <table:data-pilot-member table:name="98.98%" table:display="true" table:show-details="true"/>
                <table:data-pilot-member table:name="98.04%" table:display="true" table:show-details="true"/>
                <table:data-pilot-member table:name="98.13%" table:display="true" table:show-details="true"/>
                <table:data-pilot-member table:name="98.40%" table:display="true" table:show-details="true"/>
                <table:data-pilot-member table:name="96.58%" table:display="true" table:show-details="true"/>
                <table:data-pilot-member table:name="98.27%" table:display="true" table:show-details="true"/>
                <table:data-pilot-member table:name="99.00%" table:display="true" table:show-details="true"/>
                <table:data-pilot-member table:name="98.74%"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listings" table:orientation="hidden" table:used-hierarchy="-1" table:function="auto">
            <table:data-pilot-level table:show-empty="false" calcext:repeat-item-labels="false">
              <table:data-pilot-subtotals>
                <table:data-pilot-subtotal table:function="auto"/>
              </table:data-pilot-subtotals>
              <table:data-pilot-members>
                <table:data-pilot-member table:name="1213" table:display="true" table:show-details="true"/>
                <table:data-pilot-member table:name="193" table:display="true" table:show-details="true"/>
                <table:data-pilot-member table:name="315" table:display="true" table:show-details="true"/>
                <table:data-pilot-member table:name="433" table:display="true" table:show-details="true"/>
                <table:data-pilot-member table:name="50" table:display="true" table:show-details="true"/>
                <table:data-pilot-member table:name="232" table:display="true" table:show-details="true"/>
                <table:data-pilot-member table:name="80" table:display="true" table:show-details="true"/>
                <table:data-pilot-member table:name="909" table:display="true" table:show-details="true"/>
                <table:data-pilot-member table:name="180" table:display="true" table:show-details="true"/>
                <table:data-pilot-member table:name="87" table:display="true" table:show-details="true"/>
                <table:data-pilot-member table:name="209" table:display="true" table:show-details="true"/>
                <table:data-pilot-member table:name="170" table:display="true" table:show-details="true"/>
                <table:data-pilot-member table:name="69" table:display="true" table:show-details="true"/>
                <table:data-pilot-member table:name="53" table:display="true" table:show-details="true"/>
                <table:data-pilot-member table:name="135" table:display="true" table:show-details="true"/>
                <table:data-pilot-member table:name="174" table:display="true" table:show-details="true"/>
                <table:data-pilot-member table:name="385" table:display="true" table:show-details="true"/>
                <table:data-pilot-member table:name="759" table:display="true" table:show-details="true"/>
                <table:data-pilot-member table:name="74" table:display="true" table:show-details="true"/>
                <table:data-pilot-member table:name="2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isting Count &gt; Avg" table:orientation="hidden" table:used-hierarchy="-1" table:function="auto">
            <table:data-pilot-level table:show-empty="false" calcext:repeat-item-labels="false">
              <table:data-pilot-subtotals>
                <table:data-pilot-subtotal table:function="auto"/>
              </table:data-pilot-subtotals>
              <table:data-pilot-members>
                <table:data-pilot-member table:name="4.07%" table:display="true" table:show-details="true"/>
                <table:data-pilot-member table:name="0.65%" table:display="true" table:show-details="true"/>
                <table:data-pilot-member table:name="1.06%" table:display="true" table:show-details="true"/>
                <table:data-pilot-member table:name="1.45%" table:display="true" table:show-details="true"/>
                <table:data-pilot-member table:name="0.17%" table:display="true" table:show-details="true"/>
                <table:data-pilot-member table:name="0.78%" table:display="true" table:show-details="true"/>
                <table:data-pilot-member table:name="0.27%" table:display="true" table:show-details="true"/>
                <table:data-pilot-member table:name="3.05%" table:display="true" table:show-details="true"/>
                <table:data-pilot-member table:name="0.60%" table:display="true" table:show-details="true"/>
                <table:data-pilot-member table:name="0.29%" table:display="true" table:show-details="true"/>
                <table:data-pilot-member table:name="1.59%" table:display="true" table:show-details="true"/>
                <table:data-pilot-member table:name="1.29%" table:display="true" table:show-details="true"/>
                <table:data-pilot-member table:name="0.52%" table:display="true" table:show-details="true"/>
                <table:data-pilot-member table:name="0.40%" table:display="true" table:show-details="true"/>
                <table:data-pilot-member table:name="1.03%" table:display="true" table:show-details="true"/>
                <table:data-pilot-member table:name="1.32%" table:display="true" table:show-details="true"/>
                <table:data-pilot-member table:name="2.93%" table:display="true" table:show-details="true"/>
                <table:data-pilot-member table:name="5.77%" table:display="true" table:show-details="true"/>
                <table:data-pilot-member table:name="0.56%" table:display="true" table:show-details="true"/>
                <table:data-pilot-member table:name="2.1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more acceptance rate" table:orientation="hidden" table:used-hierarchy="-1" table:function="auto">
            <table:data-pilot-level table:show-empty="false" calcext:repeat-item-labels="false">
              <table:data-pilot-subtotals>
                <table:data-pilot-subtotal table:function="auto"/>
              </table:data-pilot-subtotals>
              <table:data-pilot-members>
                <table:data-pilot-member table:name="2697" table:display="true" table:show-details="true"/>
                <table:data-pilot-member table:name="1128" table:display="true" table:show-details="true"/>
                <table:data-pilot-member table:name="1316" table:display="true" table:show-details="true"/>
                <table:data-pilot-member table:name="4664" table:display="true" table:show-details="true"/>
                <table:data-pilot-member table:name="359" table:display="true" table:show-details="true"/>
                <table:data-pilot-member table:name="1450" table:display="true" table:show-details="true"/>
                <table:data-pilot-member table:name="612" table:display="true" table:show-details="true"/>
                <table:data-pilot-member table:name="2345" table:display="true" table:show-details="true"/>
                <table:data-pilot-member table:name="805" table:display="true" table:show-details="true"/>
                <table:data-pilot-member table:name="575" table:display="true" table:show-details="true"/>
                <table:data-pilot-member table:name="1415" table:display="true" table:show-details="true"/>
                <table:data-pilot-member table:name="454" table:display="true" table:show-details="true"/>
                <table:data-pilot-member table:name="830" table:display="true" table:show-details="true"/>
                <table:data-pilot-member table:name="369" table:display="true" table:show-details="true"/>
                <table:data-pilot-member table:name="829" table:display="true" table:show-details="true"/>
                <table:data-pilot-member table:name="896" table:display="true" table:show-details="true"/>
                <table:data-pilot-member table:name="1723" table:display="true" table:show-details="true"/>
                <table:data-pilot-member table:name="1780" table:display="true" table:show-details="true"/>
                <table:data-pilot-member table:name="450" table:display="true" table:show-details="true"/>
                <table:data-pilot-member table:name="232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Instant bookin " table:orientation="hidden" table:used-hierarchy="-1" table:function="auto">
            <table:data-pilot-level table:show-empty="false" calcext:repeat-item-labels="false">
              <table:data-pilot-subtotals>
                <table:data-pilot-subtotal table:function="auto"/>
              </table:data-pilot-subtotals>
              <table:data-pilot-members>
                <table:data-pilot-member table:name="1323" table:display="true" table:show-details="true"/>
                <table:data-pilot-member table:name="431" table:display="true" table:show-details="true"/>
                <table:data-pilot-member table:name="1025" table:display="true" table:show-details="true"/>
                <table:data-pilot-member table:name="2525" table:display="true" table:show-details="true"/>
                <table:data-pilot-member table:name="746" table:display="true" table:show-details="true"/>
                <table:data-pilot-member table:name="272" table:display="true" table:show-details="true"/>
                <table:data-pilot-member table:name="2806" table:display="true" table:show-details="true"/>
                <table:data-pilot-member table:name="547" table:display="true" table:show-details="true"/>
                <table:data-pilot-member table:name="1696" table:display="true" table:show-details="true"/>
                <table:data-pilot-member table:name="296" table:display="true" table:show-details="true"/>
                <table:data-pilot-member table:name="462" table:display="true" table:show-details="true"/>
                <table:data-pilot-member table:name="277" table:display="true" table:show-details="true"/>
                <table:data-pilot-member table:name="388" table:display="true" table:show-details="true"/>
                <table:data-pilot-member table:name="1381" table:display="true" table:show-details="true"/>
                <table:data-pilot-member table:name="673" table:display="true" table:show-details="true"/>
                <table:data-pilot-member table:name="290" table:display="true" table:show-details="true"/>
                <table:data-pilot-member table:name="1653" table:display="true" table:show-details="true"/>
                <table:data-pilot-member table:name="645" table:display="true" table:show-details="true"/>
                <table:data-pilot-member table:name="1118" table:display="true" table:show-details="true"/>
                <table:data-pilot-member table:name="21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Instant Booking" table:orientation="hidden" table:used-hierarchy="-1" table:function="auto">
            <table:data-pilot-level table:show-empty="false" calcext:repeat-item-labels="false">
              <table:data-pilot-subtotals>
                <table:data-pilot-subtotal table:function="auto"/>
              </table:data-pilot-subtotals>
              <table:data-pilot-members>
                <table:data-pilot-member table:name="4.44%" table:display="true" table:show-details="true"/>
                <table:data-pilot-member table:name="1.45%" table:display="true" table:show-details="true"/>
                <table:data-pilot-member table:name="3.44%" table:display="true" table:show-details="true"/>
                <table:data-pilot-member table:name="8.47%" table:display="true" table:show-details="true"/>
                <table:data-pilot-member table:name="2.50%" table:display="true" table:show-details="true"/>
                <table:data-pilot-member table:name="0.91%" table:display="true" table:show-details="true"/>
                <table:data-pilot-member table:name="9.41%" table:display="true" table:show-details="true"/>
                <table:data-pilot-member table:name="1.83%" table:display="true" table:show-details="true"/>
                <table:data-pilot-member table:name="5.69%" table:display="true" table:show-details="true"/>
                <table:data-pilot-member table:name="0.99%" table:display="true" table:show-details="true"/>
                <table:data-pilot-member table:name="3.51%" table:display="true" table:show-details="true"/>
                <table:data-pilot-member table:name="2.11%" table:display="true" table:show-details="true"/>
                <table:data-pilot-member table:name="2.95%" table:display="true" table:show-details="true"/>
                <table:data-pilot-member table:name="10.50%" table:display="true" table:show-details="true"/>
                <table:data-pilot-member table:name="5.12%" table:display="true" table:show-details="true"/>
                <table:data-pilot-member table:name="2.21%" table:display="true" table:show-details="true"/>
                <table:data-pilot-member table:name="12.57%" table:display="true" table:show-details="true"/>
                <table:data-pilot-member table:name="4.90%" table:display="true" table:show-details="true"/>
                <table:data-pilot-member table:name="8.50%" table:display="true" table:show-details="true"/>
                <table:data-pilot-member table:name="1.6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Positive_comment" table:orientation="hidden" table:used-hierarchy="-1" table:function="auto">
            <table:data-pilot-level table:show-empty="false" calcext:repeat-item-labels="false">
              <table:data-pilot-subtotals>
                <table:data-pilot-subtotal table:function="auto"/>
              </table:data-pilot-subtotals>
              <table:data-pilot-members>
                <table:data-pilot-member table:name="12993" table:display="true" table:show-details="true"/>
                <table:data-pilot-member table:name="428" table:display="true" table:show-details="true"/>
                <table:data-pilot-member table:name="130809" table:display="true" table:show-details="true"/>
                <table:data-pilot-member table:name="147920" table:display="true" table:show-details="true"/>
                <table:data-pilot-member table:name="10634" table:display="true" table:show-details="true"/>
                <table:data-pilot-member table:name="880" table:display="true" table:show-details="true"/>
                <table:data-pilot-member table:name="42840" table:display="true" table:show-details="true"/>
                <table:data-pilot-member table:name="578" table:display="true" table:show-details="true"/>
                <table:data-pilot-member table:name="85422" table:display="true" table:show-details="true"/>
                <table:data-pilot-member table:name="46559" table:display="true" table:show-details="true"/>
                <table:data-pilot-member table:name="149272" table:display="true" table:show-details="true"/>
                <table:data-pilot-member table:name="1206" table:display="true" table:show-details="true"/>
                <table:data-pilot-member table:name="79507" table:display="true" table:show-details="true"/>
                <table:data-pilot-member table:name="21973" table:display="true" table:show-details="true"/>
                <table:data-pilot-member table:name="140937" table:display="true" table:show-details="true"/>
                <table:data-pilot-member table:name="122" table:display="true" table:show-details="true"/>
                <table:data-pilot-member table:name="594" table:display="true" table:show-details="true"/>
                <table:data-pilot-member table:name="21913" table:display="true" table:show-details="true"/>
                <table:data-pilot-member table:name="54305" table:display="true" table:show-details="true"/>
                <table:data-pilot-member table:name="26150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Positive Comments" table:orientation="hidden" table:used-hierarchy="-1" table:function="auto">
            <table:data-pilot-level table:show-empty="false" calcext:repeat-item-labels="false">
              <table:data-pilot-subtotals>
                <table:data-pilot-subtotal table:function="auto"/>
              </table:data-pilot-subtotals>
              <table:data-pilot-members>
                <table:data-pilot-member table:name="1.81%" table:display="true" table:show-details="true"/>
                <table:data-pilot-member table:name="0.06%" table:display="true" table:show-details="true"/>
                <table:data-pilot-member table:name="18.18%" table:display="true" table:show-details="true"/>
                <table:data-pilot-member table:name="20.55%" table:display="true" table:show-details="true"/>
                <table:data-pilot-member table:name="1.48%" table:display="true" table:show-details="true"/>
                <table:data-pilot-member table:name="0.12%" table:display="true" table:show-details="true"/>
                <table:data-pilot-member table:name="5.95%" table:display="true" table:show-details="true"/>
                <table:data-pilot-member table:name="0.08%" table:display="true" table:show-details="true"/>
                <table:data-pilot-member table:name="11.87%" table:display="true" table:show-details="true"/>
                <table:data-pilot-member table:name="6.47%" table:display="true" table:show-details="true"/>
                <table:data-pilot-member table:name="13.47%" table:display="true" table:show-details="true"/>
                <table:data-pilot-member table:name="0.11%" table:display="true" table:show-details="true"/>
                <table:data-pilot-member table:name="7.17%" table:display="true" table:show-details="true"/>
                <table:data-pilot-member table:name="1.98%" table:display="true" table:show-details="true"/>
                <table:data-pilot-member table:name="12.71%" table:display="true" table:show-details="true"/>
                <table:data-pilot-member table:name="0.01%" table:display="true" table:show-details="true"/>
                <table:data-pilot-member table:name="0.05%" table:display="true" table:show-details="true"/>
                <table:data-pilot-member table:name="4.90%" table:display="true" table:show-details="true"/>
                <table:data-pilot-member table:name="23.5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view_scores_rating" table:orientation="hidden" table:used-hierarchy="-1" table:function="auto">
            <table:data-pilot-level table:show-empty="false" calcext:repeat-item-labels="false">
              <table:data-pilot-subtotals>
                <table:data-pilot-subtotal table:function="auto"/>
              </table:data-pilot-subtotals>
              <table:data-pilot-members>
                <table:data-pilot-member table:name="4.5" table:display="true" table:show-details="true"/>
                <table:data-pilot-member table:name="4.6" table:display="true" table:show-details="true"/>
                <table:data-pilot-member table:name="4.7" table:display="true" table:show-details="true"/>
                <table:data-pilot-member table:name="4.9" table:display="true" table:show-details="true"/>
                <table:data-pilot-member table:name="4.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subtotals>
                <table:data-pilot-subtotal table:function="auto"/>
              </table:data-pilot-subtotals>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otal_count2" table:orientation="hidden" table:used-hierarchy="-1" table:function="auto">
            <table:data-pilot-level calcext:repeat-item-labels="false">
              <table:data-pilot-members>
                <table:data-pilot-member table:name="719701" table:display="true" table:show-details="true"/>
                <table:data-pilot-member table:name="1108457" table:display="true" table:show-details="true"/>
              </table:data-pilot-members>
            </table:data-pilot-level>
          </table:data-pilot-field>
          <table:data-pilot-field table:source-field-name="acceptance rate &gt; avg" table:orientation="data" table:used-hierarchy="-1" table:function="sum">
            <table:data-pilot-level table:show-empty="false" calcext:repeat-item-labels="false">
              <table:data-pilot-subtotals>
                <table:data-pilot-subtotal table:function="auto"/>
              </table:data-pilot-subtotals>
              <table:data-pilot-members>
                <table:data-pilot-member table:name="9%" table:display="true" table:show-details="true"/>
                <table:data-pilot-member table:name="4%" table:display="true" table:show-details="true"/>
                <table:data-pilot-member table:name="16%" table:display="true" table:show-details="true"/>
                <table:data-pilot-member table:name="1%" table:display="true" table:show-details="true"/>
                <table:data-pilot-member table:name="5%" table:display="true" table:show-details="true"/>
                <table:data-pilot-member table:name="2%" table:display="true" table:show-details="true"/>
                <table:data-pilot-member table:name="8%" table:display="true" table:show-details="true"/>
                <table:data-pilot-member table:name="3%" table:display="true" table:show-details="true"/>
                <table:data-pilot-member table:name="11%" table:display="true" table:show-details="true"/>
                <table:data-pilot-member table:name="6%" table:display="true" table:show-details="true"/>
                <table:data-pilot-member table:name="7%" table:display="true" table:show-details="true"/>
                <table:data-pilot-member table:name="13%" table:display="true" table:show-details="true"/>
                <table:data-pilot-member table:name="14%" table:display="true" table:show-details="true"/>
                <table:data-pilot-member table:name="18%"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DASHBOARD 9" table:application-data="" table:target-range-address="DASHBOARD.N28:DASHBOARD.O30" table:buttons="DASHBOARD.N28" table:grand-total="column" table:show-filter-button="false">
          <table:source-cell-range table:cell-range-address="'All Tables'.B3:'All Tables'.S23"/>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hina" table:display="true" table:show-details="true"/>
                <table:data-pilot-member table:name="Greece" table:display="true" table:show-details="true"/>
                <table:data-pilot-member table:name="canada" table:display="true" table:show-details="true"/>
                <table:data-pilot-member table:name="Texas" table:display="true" table:show-details="true"/>
                <table:data-pilot-member table:name="Italy"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Shanghai" table:display="true" table:show-details="true"/>
                <table:data-pilot-member table:name="Athens" table:display="true" table:show-details="true"/>
                <table:data-pilot-member table:name="toronto" table:display="true" table:show-details="true"/>
                <table:data-pilot-member table:name="Austin" table:display="true" table:show-details="true"/>
                <table:data-pilot-member table:name="Thessaloniki" table:display="true" table:show-details="true"/>
                <table:data-pilot-member table:name="Beijing" table:display="true" table:show-details="true"/>
                <table:data-pilot-member table:name="vancour" table:display="true" table:show-details="true"/>
                <table:data-pilot-member table:name="Rome" table:display="true" table:show-details="true"/>
                <table:data-pilot-member table:name="Venice"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host" table:orientation="hidden" table:used-hierarchy="-1" table:function="auto">
            <table:data-pilot-level table:show-empty="false" calcext:repeat-item-labels="false">
              <table:data-pilot-subtotals>
                <table:data-pilot-subtotal table:function="auto"/>
              </table:data-pilot-subtotals>
              <table:data-pilot-members>
                <table:data-pilot-member table:name="5318" table:display="true" table:show-details="true"/>
                <table:data-pilot-member table:name="1365" table:display="true" table:show-details="true"/>
                <table:data-pilot-member table:name="1595" table:display="true" table:show-details="true"/>
                <table:data-pilot-member table:name="5795" table:display="true" table:show-details="true"/>
                <table:data-pilot-member table:name="1425" table:display="true" table:show-details="true"/>
                <table:data-pilot-member table:name="468" table:display="true" table:show-details="true"/>
                <table:data-pilot-member table:name="6290" table:display="true" table:show-details="true"/>
                <table:data-pilot-member table:name="980" table:display="true" table:show-details="true"/>
                <table:data-pilot-member table:name="5821" table:display="true" table:show-details="true"/>
                <table:data-pilot-member table:name="759" table:display="true" table:show-details="true"/>
                <table:data-pilot-member table:name="1837" table:display="true" table:show-details="true"/>
                <table:data-pilot-member table:name="982" table:display="true" table:show-details="true"/>
                <table:data-pilot-member table:name="467" table:display="true" table:show-details="true"/>
                <table:data-pilot-member table:name="1930" table:display="true" table:show-details="true"/>
                <table:data-pilot-member table:name="970" table:display="true" table:show-details="true"/>
                <table:data-pilot-member table:name="402" table:display="true" table:show-details="true"/>
                <table:data-pilot-member table:name="2526" table:display="true" table:show-details="true"/>
                <table:data-pilot-member table:name="894" table:display="true" table:show-details="true"/>
                <table:data-pilot-member table:name="2644" table:display="true" table:show-details="true"/>
                <table:data-pilot-member table:name="49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Response Rate" table:orientation="hidden" table:used-hierarchy="-1" table:function="auto">
            <table:data-pilot-level table:show-empty="false" calcext:repeat-item-labels="false">
              <table:data-pilot-subtotals>
                <table:data-pilot-subtotal table:function="auto"/>
              </table:data-pilot-subtotals>
              <table:data-pilot-members>
                <table:data-pilot-member table:name="2290" table:display="true" table:show-details="true"/>
                <table:data-pilot-member table:name="674" table:display="true" table:show-details="true"/>
                <table:data-pilot-member table:name="1644" table:display="true" table:show-details="true"/>
                <table:data-pilot-member table:name="5340" table:display="true" table:show-details="true"/>
                <table:data-pilot-member table:name="407" table:display="true" table:show-details="true"/>
                <table:data-pilot-member table:name="1475" table:display="true" table:show-details="true"/>
                <table:data-pilot-member table:name="683" table:display="true" table:show-details="true"/>
                <table:data-pilot-member table:name="2806" table:display="true" table:show-details="true"/>
                <table:data-pilot-member table:name="844" table:display="true" table:show-details="true"/>
                <table:data-pilot-member table:name="642" table:display="true" table:show-details="true"/>
                <table:data-pilot-member table:name="1749" table:display="true" table:show-details="true"/>
                <table:data-pilot-member table:name="446" table:display="true" table:show-details="true"/>
                <table:data-pilot-member table:name="944" table:display="true" table:show-details="true"/>
                <table:data-pilot-member table:name="387" table:display="true" table:show-details="true"/>
                <table:data-pilot-member table:name="861" table:display="true" table:show-details="true"/>
                <table:data-pilot-member table:name="816" table:display="true" table:show-details="true"/>
                <table:data-pilot-member table:name="1857" table:display="true" table:show-details="true"/>
                <table:data-pilot-member table:name="1809" table:display="true" table:show-details="true"/>
                <table:data-pilot-member table:name="464" table:display="true" table:show-details="true"/>
                <table:data-pilot-member table:name="252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Respons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8%" table:display="true" table:show-details="true"/>
                <table:data-pilot-member table:name="2%" table:display="true" table:show-details="true"/>
                <table:data-pilot-member table:name="6%" table:display="true" table:show-details="true"/>
                <table:data-pilot-member table:name="18%" table:display="true" table:show-details="true"/>
                <table:data-pilot-member table:name="1%" table:display="true" table:show-details="true"/>
                <table:data-pilot-member table:name="5%" table:display="true" table:show-details="true"/>
                <table:data-pilot-member table:name="9%" table:display="true" table:show-details="true"/>
                <table:data-pilot-member table:name="3%" table:display="true" table:show-details="true"/>
                <table:data-pilot-member table:name="13%" table:display="true" table:show-details="true"/>
                <table:data-pilot-member table:name="7%" table:display="true" table:show-details="true"/>
                <table:data-pilot-member table:name="14%" table:display="true" table:show-details="true"/>
                <table:data-pilot-member table:name="4%" table:display="true" table:show-details="true"/>
                <table:data-pilot-member table:name="1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vgResponseRate" table:orientation="hidden" table:used-hierarchy="-1" table:function="auto">
            <table:data-pilot-level table:show-empty="false" calcext:repeat-item-labels="false">
              <table:data-pilot-subtotals>
                <table:data-pilot-subtotal table:function="auto"/>
              </table:data-pilot-subtotals>
              <table:data-pilot-members>
                <table:data-pilot-member table:name="85.14%" table:display="true" table:show-details="true"/>
                <table:data-pilot-member table:name="91.49%" table:display="true" table:show-details="true"/>
                <table:data-pilot-member table:name="95.08%" table:display="true" table:show-details="true"/>
                <table:data-pilot-member table:name="84.99%" table:display="true" table:show-details="true"/>
                <table:data-pilot-member table:name="87.16%" table:display="true" table:show-details="true"/>
                <table:data-pilot-member table:name="93.80%" table:display="true" table:show-details="true"/>
                <table:data-pilot-member table:name="86.83%" table:display="true" table:show-details="true"/>
                <table:data-pilot-member table:name="91.85%" table:display="true" table:show-details="true"/>
                <table:data-pilot-member table:name="96.55%" table:display="true" table:show-details="true"/>
                <table:data-pilot-member table:name="94.62%" table:display="true" table:show-details="true"/>
                <table:data-pilot-member table:name="98.08%" table:display="true" table:show-details="true"/>
                <table:data-pilot-member table:name="98.89%" table:display="true" table:show-details="true"/>
                <table:data-pilot-member table:name="98.98%" table:display="true" table:show-details="true"/>
                <table:data-pilot-member table:name="98.04%" table:display="true" table:show-details="true"/>
                <table:data-pilot-member table:name="98.13%" table:display="true" table:show-details="true"/>
                <table:data-pilot-member table:name="98.40%" table:display="true" table:show-details="true"/>
                <table:data-pilot-member table:name="96.58%" table:display="true" table:show-details="true"/>
                <table:data-pilot-member table:name="98.27%" table:display="true" table:show-details="true"/>
                <table:data-pilot-member table:name="99.00%" table:display="true" table:show-details="true"/>
                <table:data-pilot-member table:name="98.74%"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greater listings" table:orientation="hidden" table:used-hierarchy="-1" table:function="auto">
            <table:data-pilot-level table:show-empty="false" calcext:repeat-item-labels="false">
              <table:data-pilot-subtotals>
                <table:data-pilot-subtotal table:function="auto"/>
              </table:data-pilot-subtotals>
              <table:data-pilot-members>
                <table:data-pilot-member table:name="1213" table:display="true" table:show-details="true"/>
                <table:data-pilot-member table:name="193" table:display="true" table:show-details="true"/>
                <table:data-pilot-member table:name="315" table:display="true" table:show-details="true"/>
                <table:data-pilot-member table:name="433" table:display="true" table:show-details="true"/>
                <table:data-pilot-member table:name="50" table:display="true" table:show-details="true"/>
                <table:data-pilot-member table:name="232" table:display="true" table:show-details="true"/>
                <table:data-pilot-member table:name="80" table:display="true" table:show-details="true"/>
                <table:data-pilot-member table:name="909" table:display="true" table:show-details="true"/>
                <table:data-pilot-member table:name="180" table:display="true" table:show-details="true"/>
                <table:data-pilot-member table:name="87" table:display="true" table:show-details="true"/>
                <table:data-pilot-member table:name="209" table:display="true" table:show-details="true"/>
                <table:data-pilot-member table:name="170" table:display="true" table:show-details="true"/>
                <table:data-pilot-member table:name="69" table:display="true" table:show-details="true"/>
                <table:data-pilot-member table:name="53" table:display="true" table:show-details="true"/>
                <table:data-pilot-member table:name="135" table:display="true" table:show-details="true"/>
                <table:data-pilot-member table:name="174" table:display="true" table:show-details="true"/>
                <table:data-pilot-member table:name="385" table:display="true" table:show-details="true"/>
                <table:data-pilot-member table:name="759" table:display="true" table:show-details="true"/>
                <table:data-pilot-member table:name="74" table:display="true" table:show-details="true"/>
                <table:data-pilot-member table:name="28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Listing Count &gt; Avg" table:orientation="hidden" table:used-hierarchy="-1" table:function="auto">
            <table:data-pilot-level table:show-empty="false" calcext:repeat-item-labels="false">
              <table:data-pilot-subtotals>
                <table:data-pilot-subtotal table:function="auto"/>
              </table:data-pilot-subtotals>
              <table:data-pilot-members>
                <table:data-pilot-member table:name="4.07%" table:display="true" table:show-details="true"/>
                <table:data-pilot-member table:name="0.65%" table:display="true" table:show-details="true"/>
                <table:data-pilot-member table:name="1.06%" table:display="true" table:show-details="true"/>
                <table:data-pilot-member table:name="1.45%" table:display="true" table:show-details="true"/>
                <table:data-pilot-member table:name="0.17%" table:display="true" table:show-details="true"/>
                <table:data-pilot-member table:name="0.78%" table:display="true" table:show-details="true"/>
                <table:data-pilot-member table:name="0.27%" table:display="true" table:show-details="true"/>
                <table:data-pilot-member table:name="3.05%" table:display="true" table:show-details="true"/>
                <table:data-pilot-member table:name="0.60%" table:display="true" table:show-details="true"/>
                <table:data-pilot-member table:name="0.29%" table:display="true" table:show-details="true"/>
                <table:data-pilot-member table:name="1.59%" table:display="true" table:show-details="true"/>
                <table:data-pilot-member table:name="1.29%" table:display="true" table:show-details="true"/>
                <table:data-pilot-member table:name="0.52%" table:display="true" table:show-details="true"/>
                <table:data-pilot-member table:name="0.40%" table:display="true" table:show-details="true"/>
                <table:data-pilot-member table:name="1.03%" table:display="true" table:show-details="true"/>
                <table:data-pilot-member table:name="1.32%" table:display="true" table:show-details="true"/>
                <table:data-pilot-member table:name="2.93%" table:display="true" table:show-details="true"/>
                <table:data-pilot-member table:name="5.77%" table:display="true" table:show-details="true"/>
                <table:data-pilot-member table:name="0.56%" table:display="true" table:show-details="true"/>
                <table:data-pilot-member table:name="2.13%"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more acceptance rate" table:orientation="hidden" table:used-hierarchy="-1" table:function="auto">
            <table:data-pilot-level table:show-empty="false" calcext:repeat-item-labels="false">
              <table:data-pilot-subtotals>
                <table:data-pilot-subtotal table:function="auto"/>
              </table:data-pilot-subtotals>
              <table:data-pilot-members>
                <table:data-pilot-member table:name="2697" table:display="true" table:show-details="true"/>
                <table:data-pilot-member table:name="1128" table:display="true" table:show-details="true"/>
                <table:data-pilot-member table:name="1316" table:display="true" table:show-details="true"/>
                <table:data-pilot-member table:name="4664" table:display="true" table:show-details="true"/>
                <table:data-pilot-member table:name="359" table:display="true" table:show-details="true"/>
                <table:data-pilot-member table:name="1450" table:display="true" table:show-details="true"/>
                <table:data-pilot-member table:name="612" table:display="true" table:show-details="true"/>
                <table:data-pilot-member table:name="2345" table:display="true" table:show-details="true"/>
                <table:data-pilot-member table:name="805" table:display="true" table:show-details="true"/>
                <table:data-pilot-member table:name="575" table:display="true" table:show-details="true"/>
                <table:data-pilot-member table:name="1415" table:display="true" table:show-details="true"/>
                <table:data-pilot-member table:name="454" table:display="true" table:show-details="true"/>
                <table:data-pilot-member table:name="830" table:display="true" table:show-details="true"/>
                <table:data-pilot-member table:name="369" table:display="true" table:show-details="true"/>
                <table:data-pilot-member table:name="829" table:display="true" table:show-details="true"/>
                <table:data-pilot-member table:name="896" table:display="true" table:show-details="true"/>
                <table:data-pilot-member table:name="1723" table:display="true" table:show-details="true"/>
                <table:data-pilot-member table:name="1780" table:display="true" table:show-details="true"/>
                <table:data-pilot-member table:name="450" table:display="true" table:show-details="true"/>
                <table:data-pilot-member table:name="232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acceptance rate &gt; avg" table:orientation="hidden" table:used-hierarchy="-1" table:function="auto">
            <table:data-pilot-level table:show-empty="false" calcext:repeat-item-labels="false">
              <table:data-pilot-subtotals>
                <table:data-pilot-subtotal table:function="auto"/>
              </table:data-pilot-subtotals>
              <table:data-pilot-members>
                <table:data-pilot-member table:name="9%" table:display="true" table:show-details="true"/>
                <table:data-pilot-member table:name="4%" table:display="true" table:show-details="true"/>
                <table:data-pilot-member table:name="16%" table:display="true" table:show-details="true"/>
                <table:data-pilot-member table:name="1%" table:display="true" table:show-details="true"/>
                <table:data-pilot-member table:name="5%" table:display="true" table:show-details="true"/>
                <table:data-pilot-member table:name="2%" table:display="true" table:show-details="true"/>
                <table:data-pilot-member table:name="8%" table:display="true" table:show-details="true"/>
                <table:data-pilot-member table:name="3%" table:display="true" table:show-details="true"/>
                <table:data-pilot-member table:name="11%" table:display="true" table:show-details="true"/>
                <table:data-pilot-member table:name="6%" table:display="true" table:show-details="true"/>
                <table:data-pilot-member table:name="7%" table:display="true" table:show-details="true"/>
                <table:data-pilot-member table:name="13%" table:display="true" table:show-details="true"/>
                <table:data-pilot-member table:name="14%" table:display="true" table:show-details="true"/>
                <table:data-pilot-member table:name="18%"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 having Instant bookin " table:orientation="hidden" table:used-hierarchy="-1" table:function="auto">
            <table:data-pilot-level table:show-empty="false" calcext:repeat-item-labels="false">
              <table:data-pilot-subtotals>
                <table:data-pilot-subtotal table:function="auto"/>
              </table:data-pilot-subtotals>
              <table:data-pilot-members>
                <table:data-pilot-member table:name="1323" table:display="true" table:show-details="true"/>
                <table:data-pilot-member table:name="431" table:display="true" table:show-details="true"/>
                <table:data-pilot-member table:name="1025" table:display="true" table:show-details="true"/>
                <table:data-pilot-member table:name="2525" table:display="true" table:show-details="true"/>
                <table:data-pilot-member table:name="746" table:display="true" table:show-details="true"/>
                <table:data-pilot-member table:name="272" table:display="true" table:show-details="true"/>
                <table:data-pilot-member table:name="2806" table:display="true" table:show-details="true"/>
                <table:data-pilot-member table:name="547" table:display="true" table:show-details="true"/>
                <table:data-pilot-member table:name="1696" table:display="true" table:show-details="true"/>
                <table:data-pilot-member table:name="296" table:display="true" table:show-details="true"/>
                <table:data-pilot-member table:name="462" table:display="true" table:show-details="true"/>
                <table:data-pilot-member table:name="277" table:display="true" table:show-details="true"/>
                <table:data-pilot-member table:name="388" table:display="true" table:show-details="true"/>
                <table:data-pilot-member table:name="1381" table:display="true" table:show-details="true"/>
                <table:data-pilot-member table:name="673" table:display="true" table:show-details="true"/>
                <table:data-pilot-member table:name="290" table:display="true" table:show-details="true"/>
                <table:data-pilot-member table:name="1653" table:display="true" table:show-details="true"/>
                <table:data-pilot-member table:name="645" table:display="true" table:show-details="true"/>
                <table:data-pilot-member table:name="1118" table:display="true" table:show-details="true"/>
                <table:data-pilot-member table:name="21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Instant Booking" table:orientation="hidden" table:used-hierarchy="-1" table:function="auto">
            <table:data-pilot-level table:show-empty="false" calcext:repeat-item-labels="false">
              <table:data-pilot-subtotals>
                <table:data-pilot-subtotal table:function="auto"/>
              </table:data-pilot-subtotals>
              <table:data-pilot-members>
                <table:data-pilot-member table:name="4.44%" table:display="true" table:show-details="true"/>
                <table:data-pilot-member table:name="1.45%" table:display="true" table:show-details="true"/>
                <table:data-pilot-member table:name="3.44%" table:display="true" table:show-details="true"/>
                <table:data-pilot-member table:name="8.47%" table:display="true" table:show-details="true"/>
                <table:data-pilot-member table:name="2.50%" table:display="true" table:show-details="true"/>
                <table:data-pilot-member table:name="0.91%" table:display="true" table:show-details="true"/>
                <table:data-pilot-member table:name="9.41%" table:display="true" table:show-details="true"/>
                <table:data-pilot-member table:name="1.83%" table:display="true" table:show-details="true"/>
                <table:data-pilot-member table:name="5.69%" table:display="true" table:show-details="true"/>
                <table:data-pilot-member table:name="0.99%" table:display="true" table:show-details="true"/>
                <table:data-pilot-member table:name="3.51%" table:display="true" table:show-details="true"/>
                <table:data-pilot-member table:name="2.11%" table:display="true" table:show-details="true"/>
                <table:data-pilot-member table:name="2.95%" table:display="true" table:show-details="true"/>
                <table:data-pilot-member table:name="10.50%" table:display="true" table:show-details="true"/>
                <table:data-pilot-member table:name="5.12%" table:display="true" table:show-details="true"/>
                <table:data-pilot-member table:name="2.21%" table:display="true" table:show-details="true"/>
                <table:data-pilot-member table:name="12.57%" table:display="true" table:show-details="true"/>
                <table:data-pilot-member table:name="4.90%" table:display="true" table:show-details="true"/>
                <table:data-pilot-member table:name="8.50%" table:display="true" table:show-details="true"/>
                <table:data-pilot-member table:name="1.60%"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No_of_Positive_comment" table:orientation="hidden" table:used-hierarchy="-1" table:function="auto">
            <table:data-pilot-level table:show-empty="false" calcext:repeat-item-labels="false">
              <table:data-pilot-subtotals>
                <table:data-pilot-subtotal table:function="auto"/>
              </table:data-pilot-subtotals>
              <table:data-pilot-members>
                <table:data-pilot-member table:name="12993" table:display="true" table:show-details="true"/>
                <table:data-pilot-member table:name="428" table:display="true" table:show-details="true"/>
                <table:data-pilot-member table:name="130809" table:display="true" table:show-details="true"/>
                <table:data-pilot-member table:name="147920" table:display="true" table:show-details="true"/>
                <table:data-pilot-member table:name="10634" table:display="true" table:show-details="true"/>
                <table:data-pilot-member table:name="880" table:display="true" table:show-details="true"/>
                <table:data-pilot-member table:name="42840" table:display="true" table:show-details="true"/>
                <table:data-pilot-member table:name="578" table:display="true" table:show-details="true"/>
                <table:data-pilot-member table:name="85422" table:display="true" table:show-details="true"/>
                <table:data-pilot-member table:name="46559" table:display="true" table:show-details="true"/>
                <table:data-pilot-member table:name="149272" table:display="true" table:show-details="true"/>
                <table:data-pilot-member table:name="1206" table:display="true" table:show-details="true"/>
                <table:data-pilot-member table:name="79507" table:display="true" table:show-details="true"/>
                <table:data-pilot-member table:name="21973" table:display="true" table:show-details="true"/>
                <table:data-pilot-member table:name="140937" table:display="true" table:show-details="true"/>
                <table:data-pilot-member table:name="122" table:display="true" table:show-details="true"/>
                <table:data-pilot-member table:name="594" table:display="true" table:show-details="true"/>
                <table:data-pilot-member table:name="21913" table:display="true" table:show-details="true"/>
                <table:data-pilot-member table:name="54305" table:display="true" table:show-details="true"/>
                <table:data-pilot-member table:name="261506"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2"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Positive Comments" table:orientation="hidden" table:used-hierarchy="-1" table:function="auto">
            <table:data-pilot-level table:show-empty="false" calcext:repeat-item-labels="false">
              <table:data-pilot-subtotals>
                <table:data-pilot-subtotal table:function="auto"/>
              </table:data-pilot-subtotals>
              <table:data-pilot-members>
                <table:data-pilot-member table:name="1.81%" table:display="true" table:show-details="true"/>
                <table:data-pilot-member table:name="0.06%" table:display="true" table:show-details="true"/>
                <table:data-pilot-member table:name="18.18%" table:display="true" table:show-details="true"/>
                <table:data-pilot-member table:name="20.55%" table:display="true" table:show-details="true"/>
                <table:data-pilot-member table:name="1.48%" table:display="true" table:show-details="true"/>
                <table:data-pilot-member table:name="0.12%" table:display="true" table:show-details="true"/>
                <table:data-pilot-member table:name="5.95%" table:display="true" table:show-details="true"/>
                <table:data-pilot-member table:name="0.08%" table:display="true" table:show-details="true"/>
                <table:data-pilot-member table:name="11.87%" table:display="true" table:show-details="true"/>
                <table:data-pilot-member table:name="6.47%" table:display="true" table:show-details="true"/>
                <table:data-pilot-member table:name="13.47%" table:display="true" table:show-details="true"/>
                <table:data-pilot-member table:name="0.11%" table:display="true" table:show-details="true"/>
                <table:data-pilot-member table:name="7.17%" table:display="true" table:show-details="true"/>
                <table:data-pilot-member table:name="1.98%" table:display="true" table:show-details="true"/>
                <table:data-pilot-member table:name="12.71%" table:display="true" table:show-details="true"/>
                <table:data-pilot-member table:name="0.01%" table:display="true" table:show-details="true"/>
                <table:data-pilot-member table:name="0.05%" table:display="true" table:show-details="true"/>
                <table:data-pilot-member table:name="4.90%" table:display="true" table:show-details="true"/>
                <table:data-pilot-member table:name="23.5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subtotals>
                <table:data-pilot-subtotal table:function="auto"/>
              </table:data-pilot-subtotals>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total_count2" table:orientation="hidden" table:used-hierarchy="-1" table:function="auto">
            <table:data-pilot-level calcext:repeat-item-labels="false">
              <table:data-pilot-members>
                <table:data-pilot-member table:name="719701" table:display="true" table:show-details="true"/>
                <table:data-pilot-member table:name="1108457" table:display="true" table:show-details="true"/>
              </table:data-pilot-members>
            </table:data-pilot-level>
          </table:data-pilot-field>
          <table:data-pilot-field table:source-field-name="review_scores_rating" table:orientation="data" table:used-hierarchy="-1" table:function="average">
            <table:data-pilot-level table:show-empty="false" calcext:repeat-item-labels="false">
              <table:data-pilot-subtotals>
                <table:data-pilot-subtotal table:function="auto"/>
              </table:data-pilot-subtotals>
              <table:data-pilot-members>
                <table:data-pilot-member table:name="4.5" table:display="true" table:show-details="true"/>
                <table:data-pilot-member table:name="4.6" table:display="true" table:show-details="true"/>
                <table:data-pilot-member table:name="4.7" table:display="true" table:show-details="true"/>
                <table:data-pilot-member table:name="4.9" table:display="true" table:show-details="true"/>
                <table:data-pilot-member table:name="4.8"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Response Time" table:application-data="" table:target-range-address="'Response Time'.J16:'Response Time'.L24" table:buttons="'Response Time'.J16 'Response Time'.K16" table:grand-total="column" table:show-filter-button="false">
          <table:source-cell-range table:cell-range-address="'Response Time'.B3:'Response Time'.H82"/>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anada" table:display="true" table:show-details="true"/>
                <table:data-pilot-member table:name="China" table:display="true" table:show-details="true"/>
                <table:data-pilot-member table:name="Greece" table:display="true" table:show-details="true"/>
                <table:data-pilot-member table:name="Italy" table:display="true" table:show-details="true"/>
                <table:data-pilot-member table:name="Tex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toronto" table:display="true" table:show-details="true"/>
                <table:data-pilot-member table:name="vancour" table:display="true" table:show-details="true"/>
                <table:data-pilot-member table:name="Beijing" table:display="true" table:show-details="true"/>
                <table:data-pilot-member table:name="Shanghai" table:display="true" table:show-details="true"/>
                <table:data-pilot-member table:name="Athens" table:display="true" table:show-details="true"/>
                <table:data-pilot-member table:name="Thessaloniki" table:display="true" table:show-details="true"/>
                <table:data-pilot-member table:name="Rome" table:display="true" table:show-details="true"/>
                <table:data-pilot-member table:name="Venice" table:display="true" table:show-details="true"/>
                <table:data-pilot-member table:name="Austin"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Host" table:orientation="hidden" table:used-hierarchy="-1" table:function="auto">
            <table:data-pilot-level table:show-empty="false" calcext:repeat-item-labels="false">
              <table:data-pilot-subtotals>
                <table:data-pilot-subtotal table:function="auto"/>
              </table:data-pilot-subtotals>
              <table:data-pilot-members>
                <table:data-pilot-member table:name="250" table:display="true" table:show-details="true"/>
                <table:data-pilot-member table:name="470" table:display="true" table:show-details="true"/>
                <table:data-pilot-member table:name="4198" table:display="true" table:show-details="true"/>
                <table:data-pilot-member table:name="400" table:display="true" table:show-details="true"/>
                <table:data-pilot-member table:name="172" table:display="true" table:show-details="true"/>
                <table:data-pilot-member table:name="137" table:display="true" table:show-details="true"/>
                <table:data-pilot-member table:name="46" table:display="true" table:show-details="true"/>
                <table:data-pilot-member table:name="1010" table:display="true" table:show-details="true"/>
                <table:data-pilot-member table:name="34" table:display="true" table:show-details="true"/>
                <table:data-pilot-member table:name="76" table:display="true" table:show-details="true"/>
                <table:data-pilot-member table:name="1430" table:display="true" table:show-details="true"/>
                <table:data-pilot-member table:name="55" table:display="true" table:show-details="true"/>
                <table:data-pilot-member table:name="262" table:display="true" table:show-details="true"/>
                <table:data-pilot-member table:name="368" table:display="true" table:show-details="true"/>
                <table:data-pilot-member table:name="282" table:display="true" table:show-details="true"/>
                <table:data-pilot-member table:name="4883" table:display="true" table:show-details="true"/>
                <table:data-pilot-member table:name="114" table:display="true" table:show-details="true"/>
                <table:data-pilot-member table:name="149" table:display="true" table:show-details="true"/>
                <table:data-pilot-member table:name="1038" table:display="true" table:show-details="true"/>
                <table:data-pilot-member table:name="124" table:display="true" table:show-details="true"/>
                <table:data-pilot-member table:name="12" table:display="true" table:show-details="true"/>
                <table:data-pilot-member table:name="27" table:display="true" table:show-details="true"/>
                <table:data-pilot-member table:name="50" table:display="true" table:show-details="true"/>
                <table:data-pilot-member table:name="379" table:display="true" table:show-details="true"/>
                <table:data-pilot-member table:name="438" table:display="true" table:show-details="true"/>
                <table:data-pilot-member table:name="742" table:display="true" table:show-details="true"/>
                <table:data-pilot-member table:name="4379" table:display="true" table:show-details="true"/>
                <table:data-pilot-member table:name="731" table:display="true" table:show-details="true"/>
                <table:data-pilot-member table:name="75" table:display="true" table:show-details="true"/>
                <table:data-pilot-member table:name="84" table:display="true" table:show-details="true"/>
                <table:data-pilot-member table:name="43" table:display="true" table:show-details="true"/>
                <table:data-pilot-member table:name="778" table:display="true" table:show-details="true"/>
                <table:data-pilot-member table:name="121" table:display="true" table:show-details="true"/>
                <table:data-pilot-member table:name="387" table:display="true" table:show-details="true"/>
                <table:data-pilot-member table:name="4882" table:display="true" table:show-details="true"/>
                <table:data-pilot-member table:name="431" table:display="true" table:show-details="true"/>
                <table:data-pilot-member table:name="605" table:display="true" table:show-details="true"/>
                <table:data-pilot-member table:name="60" table:display="true" table:show-details="true"/>
                <table:data-pilot-member table:name="22" table:display="true" table:show-details="true"/>
                <table:data-pilot-member table:name="72" table:display="true" table:show-details="true"/>
                <table:data-pilot-member table:name="1366" table:display="true" table:show-details="true"/>
                <table:data-pilot-member table:name="309" table:display="true" table:show-details="true"/>
                <table:data-pilot-member table:name="13" table:display="true" table:show-details="true"/>
                <table:data-pilot-member table:name="53" table:display="true" table:show-details="true"/>
                <table:data-pilot-member table:name="763" table:display="true" table:show-details="true"/>
                <table:data-pilot-member table:name="2" table:display="true" table:show-details="true"/>
                <table:data-pilot-member table:name="164" table:display="true" table:show-details="true"/>
                <table:data-pilot-member table:name="9" table:display="true" table:show-details="true"/>
                <table:data-pilot-member table:name="443" table:display="true" table:show-details="true"/>
                <table:data-pilot-member table:name="14" table:display="true" table:show-details="true"/>
                <table:data-pilot-member table:name="1" table:display="true" table:show-details="true"/>
                <table:data-pilot-member table:name="37" table:display="true" table:show-details="true"/>
                <table:data-pilot-member table:name="89" table:display="true" table:show-details="true"/>
                <table:data-pilot-member table:name="1789" table:display="true" table:show-details="true"/>
                <table:data-pilot-member table:name="15" table:display="true" table:show-details="true"/>
                <table:data-pilot-member table:name="32" table:display="true" table:show-details="true"/>
                <table:data-pilot-member table:name="861" table:display="true" table:show-details="true"/>
                <table:data-pilot-member table:name="362" table:display="true" table:show-details="true"/>
                <table:data-pilot-member table:name="3" table:display="true" table:show-details="true"/>
                <table:data-pilot-member table:name="25" table:display="true" table:show-details="true"/>
                <table:data-pilot-member table:name="220" table:display="true" table:show-details="true"/>
                <table:data-pilot-member table:name="2187" table:display="true" table:show-details="true"/>
                <table:data-pilot-member table:name="107" table:display="true" table:show-details="true"/>
                <table:data-pilot-member table:name="47" table:display="true" table:show-details="true"/>
                <table:data-pilot-member table:name="817" table:display="true" table:show-details="true"/>
                <table:data-pilot-member table:name="123" table:display="true" table:show-details="true"/>
                <table:data-pilot-member table:name="2265" table:display="true" table:show-details="true"/>
                <table:data-pilot-member table:name="252" table:display="true" table:show-details="true"/>
                <table:data-pilot-member table:name="4" table:display="true" table:show-details="true"/>
                <table:data-pilot-member table:name="432" table:display="true" table:show-details="true"/>
                <table:data-pilot-member table:name="18" table:display="true" table:show-details="true"/>
                <table:data-pilot-member table:name="49"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host_response_time" table:orientation="row" table:used-hierarchy="-1" table:function="auto">
            <table:data-pilot-level table:show-empty="false" calcext:repeat-item-labels="false">
              <table:data-pilot-subtotals>
                <table:data-pilot-subtotal table:function="auto"/>
              </table:data-pilot-subtotals>
              <table:data-pilot-members>
                <table:data-pilot-member table:name="a few days or more" table:display="true" table:show-details="true"/>
                <table:data-pilot-member table:name="within a day" table:display="true" table:show-details="true"/>
                <table:data-pilot-member table:name="within a few hours" table:display="true" table:show-details="true"/>
                <table:data-pilot-member table:name="within an hour"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Response Time" table:orientation="data" table:used-hierarchy="-1" table:function="sum">
            <table:data-pilot-level table:show-empty="false" calcext:repeat-item-labels="false">
              <table:data-pilot-subtotals>
                <table:data-pilot-subtotal table:function="auto"/>
              </table:data-pilot-subtotals>
              <table:data-pilot-members>
                <table:data-pilot-member table:name="0.84%" table:display="true" table:show-details="true"/>
                <table:data-pilot-member table:name="1.58%" table:display="true" table:show-details="true"/>
                <table:data-pilot-member table:name="14.08%" table:display="true" table:show-details="true"/>
                <table:data-pilot-member table:name="1.34%" table:display="true" table:show-details="true"/>
                <table:data-pilot-member table:name="0.58%" table:display="true" table:show-details="true"/>
                <table:data-pilot-member table:name="0.46%" table:display="true" table:show-details="true"/>
                <table:data-pilot-member table:name="0.15%" table:display="true" table:show-details="true"/>
                <table:data-pilot-member table:name="3.39%" table:display="true" table:show-details="true"/>
                <table:data-pilot-member table:name="0.11%" table:display="true" table:show-details="true"/>
                <table:data-pilot-member table:name="0.25%" table:display="true" table:show-details="true"/>
                <table:data-pilot-member table:name="4.80%" table:display="true" table:show-details="true"/>
                <table:data-pilot-member table:name="0.18%" table:display="true" table:show-details="true"/>
                <table:data-pilot-member table:name="0.88%" table:display="true" table:show-details="true"/>
                <table:data-pilot-member table:name="1.23%" table:display="true" table:show-details="true"/>
                <table:data-pilot-member table:name="0.95%" table:display="true" table:show-details="true"/>
                <table:data-pilot-member table:name="16.38%" table:display="true" table:show-details="true"/>
                <table:data-pilot-member table:name="0.38%" table:display="true" table:show-details="true"/>
                <table:data-pilot-member table:name="0.50%" table:display="true" table:show-details="true"/>
                <table:data-pilot-member table:name="3.48%" table:display="true" table:show-details="true"/>
                <table:data-pilot-member table:name="0.42%" table:display="true" table:show-details="true"/>
                <table:data-pilot-member table:name="0.04%" table:display="true" table:show-details="true"/>
                <table:data-pilot-member table:name="0.09%" table:display="true" table:show-details="true"/>
                <table:data-pilot-member table:name="0.17%" table:display="true" table:show-details="true"/>
                <table:data-pilot-member table:name="1.27%" table:display="true" table:show-details="true"/>
                <table:data-pilot-member table:name="1.47%" table:display="true" table:show-details="true"/>
                <table:data-pilot-member table:name="2.49%" table:display="true" table:show-details="true"/>
                <table:data-pilot-member table:name="14.69%" table:display="true" table:show-details="true"/>
                <table:data-pilot-member table:name="2.45%" table:display="true" table:show-details="true"/>
                <table:data-pilot-member table:name="0.28%" table:display="true" table:show-details="true"/>
                <table:data-pilot-member table:name="0.14%" table:display="true" table:show-details="true"/>
                <table:data-pilot-member table:name="2.61%" table:display="true" table:show-details="true"/>
                <table:data-pilot-member table:name="0.41%" table:display="true" table:show-details="true"/>
                <table:data-pilot-member table:name="1.30%" table:display="true" table:show-details="true"/>
                <table:data-pilot-member table:name="16.37%" table:display="true" table:show-details="true"/>
                <table:data-pilot-member table:name="1.45%" table:display="true" table:show-details="true"/>
                <table:data-pilot-member table:name="2.03%" table:display="true" table:show-details="true"/>
                <table:data-pilot-member table:name="0.20%" table:display="true" table:show-details="true"/>
                <table:data-pilot-member table:name="0.07%" table:display="true" table:show-details="true"/>
                <table:data-pilot-member table:name="0.24%" table:display="true" table:show-details="true"/>
                <table:data-pilot-member table:name="10.39%" table:display="true" table:show-details="true"/>
                <table:data-pilot-member table:name="1.13%" table:display="true" table:show-details="true"/>
                <table:data-pilot-member table:name="2.35%" table:display="true" table:show-details="true"/>
                <table:data-pilot-member table:name="0.10%" table:display="true" table:show-details="true"/>
                <table:data-pilot-member table:name="0.40%" table:display="true" table:show-details="true"/>
                <table:data-pilot-member table:name="5.80%" table:display="true" table:show-details="true"/>
                <table:data-pilot-member table:name="0.02%" table:display="true" table:show-details="true"/>
                <table:data-pilot-member table:name="1.25%" table:display="true" table:show-details="true"/>
                <table:data-pilot-member table:name="3.37%" table:display="true" table:show-details="true"/>
                <table:data-pilot-member table:name="0.01%" table:display="true" table:show-details="true"/>
                <table:data-pilot-member table:name="0.68%" table:display="true" table:show-details="true"/>
                <table:data-pilot-member table:name="13.60%" table:display="true" table:show-details="true"/>
                <table:data-pilot-member table:name="0.57%" table:display="true" table:show-details="true"/>
                <table:data-pilot-member table:name="6.55%" table:display="true" table:show-details="true"/>
                <table:data-pilot-member table:name="2.75%" table:display="true" table:show-details="true"/>
                <table:data-pilot-member table:name="0.19%" table:display="true" table:show-details="true"/>
                <table:data-pilot-member table:name="1.67%" table:display="true" table:show-details="true"/>
                <table:data-pilot-member table:name="16.63%" table:display="true" table:show-details="true"/>
                <table:data-pilot-member table:name="0.81%" table:display="true" table:show-details="true"/>
                <table:data-pilot-member table:name="0.36%" table:display="true" table:show-details="true"/>
                <table:data-pilot-member table:name="0.21%" table:display="true" table:show-details="true"/>
                <table:data-pilot-member table:name="6.21%" table:display="true" table:show-details="true"/>
                <table:data-pilot-member table:name="0.94%" table:display="true" table:show-details="true"/>
                <table:data-pilot-member table:name="17.22%" table:display="true" table:show-details="true"/>
                <table:data-pilot-member table:name="1.92%" table:display="true" table:show-details="true"/>
                <table:data-pilot-member table:name="0.03%" table:display="true" table:show-details="true"/>
                <table:data-pilot-member table:name="3.28%" table:display="true" table:show-details="true"/>
                <table:data-pilot-member table:name="0.37%"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 table:name="Profile Pic" table:application-data="" table:target-range-address="'Profile Pic'.J12:'Profile Pic'.L16" table:buttons="'Profile Pic'.J12 'Profile Pic'.K12" table:grand-total="column" table:show-filter-button="false">
          <table:source-cell-range table:cell-range-address="'Profile Pic'.B3:'Profile Pic'.H40"/>
          <table:data-pilot-field table:source-field-name="host_country" table:orientation="hidden" table:used-hierarchy="-1" table:function="auto">
            <table:data-pilot-level table:show-empty="false" calcext:repeat-item-labels="false">
              <table:data-pilot-subtotals>
                <table:data-pilot-subtotal table:function="auto"/>
              </table:data-pilot-subtotals>
              <table:data-pilot-members>
                <table:data-pilot-member table:name="canada" table:display="true" table:show-details="true"/>
                <table:data-pilot-member table:name="China" table:display="true" table:show-details="true"/>
                <table:data-pilot-member table:name="Greece" table:display="true" table:show-details="true"/>
                <table:data-pilot-member table:name="Italy" table:display="true" table:show-details="true"/>
                <table:data-pilot-member table:name="Tex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city" table:orientation="hidden" table:used-hierarchy="-1" table:function="auto">
            <table:data-pilot-level table:show-empty="false" calcext:repeat-item-labels="false">
              <table:data-pilot-subtotals>
                <table:data-pilot-subtotal table:function="auto"/>
              </table:data-pilot-subtotals>
              <table:data-pilot-members>
                <table:data-pilot-member table:name="toronto" table:display="true" table:show-details="true"/>
                <table:data-pilot-member table:name="vancour" table:display="true" table:show-details="true"/>
                <table:data-pilot-member table:name="Beijing" table:display="true" table:show-details="true"/>
                <table:data-pilot-member table:name="Shanghai" table:display="true" table:show-details="true"/>
                <table:data-pilot-member table:name="Athens" table:display="true" table:show-details="true"/>
                <table:data-pilot-member table:name="Thessaloniki" table:display="true" table:show-details="true"/>
                <table:data-pilot-member table:name="Rome" table:display="true" table:show-details="true"/>
                <table:data-pilot-member table:name="Venice" table:display="true" table:show-details="true"/>
                <table:data-pilot-member table:name="Austin" table:display="true" table:show-details="true"/>
                <table:data-pilot-member table:name="Dallas"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Host" table:orientation="hidden" table:used-hierarchy="-1" table:function="auto">
            <table:data-pilot-level table:show-empty="false" calcext:repeat-item-labels="false">
              <table:data-pilot-subtotals>
                <table:data-pilot-subtotal table:function="auto"/>
              </table:data-pilot-subtotals>
              <table:data-pilot-members>
                <table:data-pilot-member table:name="24" table:display="true" table:show-details="true"/>
                <table:data-pilot-member table:name="5294" table:display="true" table:show-details="true"/>
                <table:data-pilot-member table:name="1358" table:display="true" table:show-details="true"/>
                <table:data-pilot-member table:name="7" table:display="true" table:show-details="true"/>
                <table:data-pilot-member table:name="6" table:display="true" table:show-details="true"/>
                <table:data-pilot-member table:name="1589" table:display="true" table:show-details="true"/>
                <table:data-pilot-member table:name="32" table:display="true" table:show-details="true"/>
                <table:data-pilot-member table:name="5763" table:display="true" table:show-details="true"/>
                <table:data-pilot-member table:name="1423" table:display="true" table:show-details="true"/>
                <table:data-pilot-member table:name="2" table:display="true" table:show-details="true"/>
                <table:data-pilot-member table:name="465" table:display="true" table:show-details="true"/>
                <table:data-pilot-member table:name="3" table:display="true" table:show-details="true"/>
                <table:data-pilot-member table:name="25" table:display="true" table:show-details="true"/>
                <table:data-pilot-member table:name="6265" table:display="true" table:show-details="true"/>
                <table:data-pilot-member table:name="976" table:display="true" table:show-details="true"/>
                <table:data-pilot-member table:name="4" table:display="true" table:show-details="true"/>
                <table:data-pilot-member table:name="5713" table:display="true" table:show-details="true"/>
                <table:data-pilot-member table:name="108" table:display="true" table:show-details="true"/>
                <table:data-pilot-member table:name="745" table:display="true" table:show-details="true"/>
                <table:data-pilot-member table:name="14" table:display="true" table:show-details="true"/>
                <table:data-pilot-member table:name="1" table:display="true" table:show-details="true"/>
                <table:data-pilot-member table:name="1836" table:display="true" table:show-details="true"/>
                <table:data-pilot-member table:name="981" table:display="true" table:show-details="true"/>
                <table:data-pilot-member table:name="466" table:display="true" table:show-details="true"/>
                <table:data-pilot-member table:name="1930" table:display="true" table:show-details="true"/>
                <table:data-pilot-member table:name="969" table:display="true" table:show-details="true"/>
                <table:data-pilot-member table:name="402" table:display="true" table:show-details="true"/>
                <table:data-pilot-member table:name="2524" table:display="true" table:show-details="true"/>
                <table:data-pilot-member table:name="894" table:display="true" table:show-details="true"/>
                <table:data-pilot-member table:name="2633" table:display="true" table:show-details="true"/>
                <table:data-pilot-member table:name="11" table:display="true" table:show-details="true"/>
                <table:data-pilot-member table:name="497"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Total_count" table:orientation="hidden" table:used-hierarchy="-1" table:function="auto">
            <table:data-pilot-level table:show-empty="false" calcext:repeat-item-labels="false">
              <table:data-pilot-subtotals>
                <table:data-pilot-subtotal table:function="auto"/>
              </table:data-pilot-subtotals>
              <table:data-pilot-members>
                <table:data-pilot-member table:name="29816" table:display="true" table:show-details="true"/>
                <table:data-pilot-member table:name="13151" table:display="true" table:show-details="true"/>
              </table:data-pilot-members>
              <table:data-pilot-sort-info table:order="descending" table:sort-mode="manual"/>
              <table:data-pilot-layout-info table:add-empty-lines="false" table:layout-mode="tabular-layout"/>
            </table:data-pilot-level>
          </table:data-pilot-field>
          <table:data-pilot-field table:source-field-name="host_Superhost" table:orientation="row" table:used-hierarchy="-1" table:function="auto">
            <table:data-pilot-level table:show-empty="false" calcext:repeat-item-labels="false">
              <table:data-pilot-members>
                <table:data-pilot-member table:name="Host" table:display="true" table:show-details="true"/>
                <table:data-pilot-member table:name="SuperHost"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host_has_profile_pic" table:orientation="row" table:used-hierarchy="-1" table:function="auto">
            <table:data-pilot-level table:show-empty="false" calcext:repeat-item-labels="false">
              <table:data-pilot-subtotals>
                <table:data-pilot-subtotal table:function="auto"/>
              </table:data-pilot-subtotals>
              <table:data-pilot-members>
                <table:data-pilot-member table:name="0" table:display="true" table:show-details="true"/>
                <table:data-pilot-member table:name="1" table:display="true" table:show-details="true"/>
              </table:data-pilot-members>
              <table:data-pilot-sort-info table:order="ascending" table:sort-mode="name"/>
              <table:data-pilot-layout-info table:add-empty-lines="false" table:layout-mode="tabular-layout"/>
            </table:data-pilot-level>
          </table:data-pilot-field>
          <table:data-pilot-field table:source-field-name="has_profile_pic" table:orientation="data" table:used-hierarchy="-1" table:function="sum">
            <table:data-pilot-level table:show-empty="false" calcext:repeat-item-labels="false">
              <table:data-pilot-subtotals>
                <table:data-pilot-subtotal table:function="auto"/>
              </table:data-pilot-subtotals>
              <table:data-pilot-members>
                <table:data-pilot-member table:name="0.08%" table:display="true" table:show-details="true"/>
                <table:data-pilot-member table:name="17.76%" table:display="true" table:show-details="true"/>
                <table:data-pilot-member table:name="4.55%" table:display="true" table:show-details="true"/>
                <table:data-pilot-member table:name="0.02%" table:display="true" table:show-details="true"/>
                <table:data-pilot-member table:name="5.33%" table:display="true" table:show-details="true"/>
                <table:data-pilot-member table:name="0.11%" table:display="true" table:show-details="true"/>
                <table:data-pilot-member table:name="19.33%" table:display="true" table:show-details="true"/>
                <table:data-pilot-member table:name="4.77%" table:display="true" table:show-details="true"/>
                <table:data-pilot-member table:name="0.01%" table:display="true" table:show-details="true"/>
                <table:data-pilot-member table:name="1.56%" table:display="true" table:show-details="true"/>
                <table:data-pilot-member table:name="21.01%" table:display="true" table:show-details="true"/>
                <table:data-pilot-member table:name="3.27%" table:display="true" table:show-details="true"/>
                <table:data-pilot-member table:name="19.16%" table:display="true" table:show-details="true"/>
                <table:data-pilot-member table:name="0.36%" table:display="true" table:show-details="true"/>
                <table:data-pilot-member table:name="2.50%" table:display="true" table:show-details="true"/>
                <table:data-pilot-member table:name="0.05%" table:display="true" table:show-details="true"/>
                <table:data-pilot-member table:name="13.96%" table:display="true" table:show-details="true"/>
                <table:data-pilot-member table:name="7.46%" table:display="true" table:show-details="true"/>
                <table:data-pilot-member table:name="3.54%" table:display="true" table:show-details="true"/>
                <table:data-pilot-member table:name="14.68%" table:display="true" table:show-details="true"/>
                <table:data-pilot-member table:name="7.37%" table:display="true" table:show-details="true"/>
                <table:data-pilot-member table:name="3.06%" table:display="true" table:show-details="true"/>
                <table:data-pilot-member table:name="19.19%" table:display="true" table:show-details="true"/>
                <table:data-pilot-member table:name="6.80%" table:display="true" table:show-details="true"/>
                <table:data-pilot-member table:name="20.02%" table:display="true" table:show-details="true"/>
                <table:data-pilot-member table:name="3.78%" table:display="true" table:show-details="true"/>
              </table:data-pilot-members>
              <table:data-pilot-sort-info table:order="descending" table:sort-mode="manual"/>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Garamond" svg:font-family="Garamond"/>
    <style:font-face style:name="Georgia" svg:font-family="Georg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percentage-style style:name="N126">
      <number:number number:decimal-places="3" loext:min-decimal-places="3" number:min-integer-digits="1"/>
      <number:text>%</number:text>
    </number:percentag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Garamond" fo:font-family="Garamond" fo:font-size="11pt" style:font-name-asian="Linux Libertine G" style:font-family-asian="'Linux Libertine G'" style:font-family-generic-asian="system" style:font-pitch-asian="variable" style:font-size-asian="11pt" style:font-name-complex="Garamond" style:font-family-complex="Garamond"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INSIGHTS" style:display-name="PageStyle_INSIGHTS" style:page-layout-name="Mpm4">
      <style:header style:display="false"/>
      <style:header-left style:display="false"/>
      <style:footer style:display="false"/>
      <style:footer-left style:display="false"/>
    </style:master-page>
    <style:master-page style:name="PageStyle_5f_All_20_Tables" style:display-name="PageStyle_All Tables" style:page-layout-name="Mpm3">
      <style:header style:display="false"/>
      <style:header-left style:display="false"/>
      <style:footer style:display="false"/>
      <style:footer-left style:display="false"/>
    </style:master-page>
    <style:master-page style:name="PageStyle_5f_Total_20_Host-Superhost" style:display-name="PageStyle_Total Host-Superhost" style:page-layout-name="Mpm4">
      <style:header style:display="false"/>
      <style:header-left style:display="false"/>
      <style:footer style:display="false"/>
      <style:footer-left style:display="false"/>
    </style:master-page>
    <style:master-page style:name="PageStyle_5f_Response_20_Time" style:display-name="PageStyle_Response Time" style:page-layout-name="Mpm4">
      <style:header style:display="false"/>
      <style:header-left style:display="false"/>
      <style:footer style:display="false"/>
      <style:footer-left style:display="false"/>
    </style:master-page>
    <style:master-page style:name="PageStyle_5f_Response_20_Rate" style:display-name="PageStyle_Response Rate" style:page-layout-name="Mpm5">
      <style:header style:display="false"/>
      <style:header-left style:display="false"/>
      <style:footer style:display="false"/>
      <style:footer-left style:display="false"/>
    </style:master-page>
    <style:master-page style:name="PageStyle_5f_Listing_20_Count" style:display-name="PageStyle_Listing Count" style:page-layout-name="Mpm4">
      <style:header style:display="false"/>
      <style:header-left style:display="false"/>
      <style:footer style:display="false"/>
      <style:footer-left style:display="false"/>
    </style:master-page>
    <style:master-page style:name="PageStyle_5f_Acceptance_20_Rate" style:display-name="PageStyle_Acceptance Rate" style:page-layout-name="Mpm4">
      <style:header style:display="false"/>
      <style:header-left style:display="false"/>
      <style:footer style:display="false"/>
      <style:footer-left style:display="false"/>
    </style:master-page>
    <style:master-page style:name="PageStyle_5f_Instant_20_Booking" style:display-name="PageStyle_Instant Booking" style:page-layout-name="Mpm4">
      <style:header style:display="false"/>
      <style:header-left style:display="false"/>
      <style:footer style:display="false"/>
      <style:footer-left style:display="false"/>
    </style:master-page>
    <style:master-page style:name="PageStyle_5f_Comments" style:display-name="PageStyle_Comments" style:page-layout-name="Mpm4">
      <style:header style:display="false"/>
      <style:header-left style:display="false"/>
      <style:footer style:display="false"/>
      <style:footer-left style:display="false"/>
    </style:master-page>
    <style:master-page style:name="PageStyle_5f_Profile_20_Pic" style:display-name="PageStyle_Profile Pic" style:page-layout-name="Mpm4">
      <style:header style:display="false"/>
      <style:header-left style:display="false"/>
      <style:footer style:display="false"/>
      <style:footer-left style:display="false"/>
    </style:master-page>
    <style:master-page style:name="PageStyle_5f_Identity_20_Verified" style:display-name="PageStyle_Identity Verified" style:page-layout-name="Mpm4">
      <style:header style:display="false"/>
      <style:header-left style:display="false"/>
      <style:footer style:display="false"/>
      <style:footer-left style:display="false"/>
    </style:master-page>
    <style:master-page style:name="PageStyle_5f_Average_20_Review_20_Score" style:display-name="PageStyle_Average Review Scor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2745" meta:object-count="23"/>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use-zero" chart:data-label-number="value" chart:data-label-text="false" chart:data-label-symbol="false"/>
    </style:style>
    <style:style style:name="ch3"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4"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6"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9.551cm" svg:height="5.106cm" xlink:href=".." xlink:type="simple" chart:class="chart:bar" chart:style-name="ch1">
        <chart:plot-area chart:style-name="ch2" table:cell-range-address="DASHBOARD.F8:DASHBOARD.G10" chart:data-source-has-labels="both" svg:x="1.251cm" svg:y="0.102cm" svg:width="8.109cm" svg:height="3.872cm">
          <chartooo:coordinate-region svg:x="2.834cm" svg:y="0.102cm" svg:width="6.445cm" svg:height="3.375cm"/>
          <chart:axis chart:dimension="x" chart:name="primary-x" chart:style-name="ch3" chartooo:axis-type="text">
            <chart:title svg:x="0.451cm" svg:y="3.2cm" chart:style-name="ch4">
              <text:p>host_Superhost</text:p>
            </chart:title>
            <chart:categories table:cell-range-address="DASHBOARD.F9:DASHBOARD.F10"/>
          </chart:axis>
          <chart:axis chart:dimension="y" chart:name="primary-y" chart:style-name="ch5">
            <chart:title svg:x="2.979cm" svg:y="4.077cm" chart:style-name="ch6">
              <text:p>AVERAGE of AvgResponseRate</text:p>
            </chart:title>
          </chart:axis>
          <chart:series chart:style-name="ch7" chart:values-cell-range-address="DASHBOARD.G9:DASHBOARD.G10" chart:label-cell-address="DASHBOARD.G8:DASHBOARD.G8" chart:class="chart:bar">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 - AvgResponseRate</text:p>
                <draw:g>
                  <svg:desc>DASHBOARD.G8:DASHBOARD.G8</svg:desc>
                </draw:g>
              </table:table-cell>
            </table:table-row>
          </table:table-header-rows>
          <table:table-rows>
            <table:table-row>
              <table:table-cell office:value-type="string">
                <text:p>Host</text:p>
                <draw:g>
                  <svg:desc>DASHBOARD.F9:DASHBOARD.F10</svg:desc>
                </draw:g>
              </table:table-cell>
              <table:table-cell office:value-type="float" office:value="0.907528576586071">
                <text:p>0.907528576586071</text:p>
                <draw:g>
                  <svg:desc>DASHBOARD.G9:DASHBOARD.G10</svg:desc>
                </draw:g>
              </table:table-cell>
            </table:table-row>
            <table:table-row>
              <table:table-cell office:value-type="string">
                <text:p>SuperHost</text:p>
              </table:table-cell>
              <table:table-cell office:value-type="float" office:value="0.983121200886541">
                <text:p>0.98312120088654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6"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7" style:family="chart">
      <style:graphic-properties svg:stroke-width="0.018cm" svg:stroke-color="#b7b7b7"/>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data-style-name="N0">
      <style:chart-properties chart:link-data-style-to-source="true"/>
      <style:graphic-properties draw:stroke="none" draw:fill-color="#38761d"/>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5.796cm" svg:height="6.324cm" xlink:href=".." xlink:type="simple" chart:class="chart:bar" chart:style-name="ch1">
        <chart:legend chart:legend-position="end" svg:x="11.998cm" svg:y="2.614cm" style:legend-expansion="high" chart:style-name="ch2"/>
        <chart:plot-area chart:style-name="ch3" table:cell-range-address="'Response Time'.J17:'Response Time'.L24 'Response Time'.J16:'Response Time'.J16 'Response Time'.L16:'Response Time'.L16" chart:data-source-has-labels="both" svg:x="1.375cm" svg:y="0.126cm" svg:width="10.308cm" svg:height="6.072cm">
          <chartooo:coordinate-region svg:x="2.872cm" svg:y="0.126cm" svg:width="8.811cm" svg:height="3.565cm"/>
          <chart:axis chart:dimension="x" chart:name="primary-x" chart:style-name="ch4" chartooo:axis-type="text">
            <chart:categories table:cell-range-address="'Response Time'.K17:'Response Time'.K24"/>
          </chart:axis>
          <chart:axis chart:dimension="y" chart:name="primary-y" chart:style-name="ch5">
            <chart:title svg:x="0.451cm" svg:y="4.88cm" chart:style-name="ch6">
              <text:p>SUM of Response Time</text:p>
            </chart:title>
            <chart:grid chart:style-name="ch7" chart:class="major"/>
          </chart:axis>
          <chart:series chart:style-name="ch8" chart:values-cell-range-address="'Response Time'.J17:'Response Time'.J24" chart:label-cell-address="'Response Time'.J16:'Response Time'.J16" chart:class="chart:bar">
            <chart:data-point chart:repeated="8"/>
          </chart:series>
          <chart:series chart:style-name="ch9" chart:values-cell-range-address="'Response Time'.L17:'Response Time'.L24" chart:label-cell-address="'Response Time'.L16:'Response Time'.L16"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st_Superhost</text:p>
                <draw:g>
                  <svg:desc>'Response Time'.J16:'Response Time'.J16</svg:desc>
                </draw:g>
              </table:table-cell>
              <table:table-cell office:value-type="string">
                <text:p>Sum - Response Time</text:p>
                <draw:g>
                  <svg:desc>'Response Time'.L16:'Response Time'.L16</svg:desc>
                </draw:g>
              </table:table-cell>
            </table:table-row>
          </table:table-header-rows>
          <table:table-rows>
            <table:table-row>
              <table:table-cell office:value-type="string">
                <text:p>a few days or more</text:p>
                <draw:g>
                  <svg:desc>'Response Time'.K17:'Response Time'.K24</svg:desc>
                </draw:g>
              </table:table-cell>
              <table:table-cell office:value-type="float" office:value="NaN">
                <text:p>NaN</text:p>
                <draw:g>
                  <svg:desc>'Response Time'.J17:'Response Time'.J24</svg:desc>
                </draw:g>
              </table:table-cell>
              <table:table-cell office:value-type="float" office:value="0.04856452911">
                <text:p>0.04856452911</text:p>
                <draw:g>
                  <svg:desc>'Response Time'.L17:'Response Time'.L24</svg:desc>
                </draw:g>
              </table:table-cell>
            </table:table-row>
            <table:table-row>
              <table:table-cell office:value-type="string">
                <text:p>within a day</text:p>
              </table:table-cell>
              <table:table-cell office:value-type="float" office:value="NaN">
                <text:p>NaN</text:p>
              </table:table-cell>
              <table:table-cell office:value-type="float" office:value="0.0764019318469">
                <text:p>0.0764019318469</text:p>
              </table:table-cell>
            </table:table-row>
            <table:table-row>
              <table:table-cell office:value-type="string">
                <text:p>within a few hours</text:p>
              </table:table-cell>
              <table:table-cell office:value-type="float" office:value="NaN">
                <text:p>NaN</text:p>
              </table:table-cell>
              <table:table-cell office:value-type="float" office:value="0.084115910928">
                <text:p>0.084115910928</text:p>
              </table:table-cell>
            </table:table-row>
            <table:table-row>
              <table:table-cell office:value-type="string">
                <text:p>within an hour</text:p>
              </table:table-cell>
              <table:table-cell office:value-type="float" office:value="NaN">
                <text:p>NaN</text:p>
              </table:table-cell>
              <table:table-cell office:value-type="float" office:value="0.79091762818">
                <text:p>0.79091762818</text:p>
              </table:table-cell>
            </table:table-row>
            <table:table-row>
              <table:table-cell office:value-type="string">
                <text:p>a few days or more</text:p>
              </table:table-cell>
              <table:table-cell office:value-type="float" office:value="NaN">
                <text:p>NaN</text:p>
              </table:table-cell>
              <table:table-cell office:value-type="float" office:value="0.00418219146808">
                <text:p>0.00418219146808</text:p>
              </table:table-cell>
            </table:table-row>
            <table:table-row>
              <table:table-cell office:value-type="string">
                <text:p>within a day</text:p>
              </table:table-cell>
              <table:table-cell office:value-type="float" office:value="NaN">
                <text:p>NaN</text:p>
              </table:table-cell>
              <table:table-cell office:value-type="float" office:value="0.0431145920504">
                <text:p>0.0431145920504</text:p>
              </table:table-cell>
            </table:table-row>
            <table:table-row>
              <table:table-cell office:value-type="string">
                <text:p>within a few hours</text:p>
              </table:table-cell>
              <table:table-cell office:value-type="float" office:value="NaN">
                <text:p>NaN</text:p>
              </table:table-cell>
              <table:table-cell office:value-type="float" office:value="0.094593567028">
                <text:p>0.094593567028</text:p>
              </table:table-cell>
            </table:table-row>
            <table:table-row>
              <table:table-cell office:value-type="string">
                <text:p>within an hour</text:p>
              </table:table-cell>
              <table:table-cell office:value-type="float" office:value="NaN">
                <text:p>NaN</text:p>
              </table:table-cell>
              <table:table-cell office:value-type="float" office:value="0.85810964947">
                <text:p>0.8581096494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10" style:family="chart" style:data-style-name="N0">
      <style:chart-properties chart:link-data-style-to-source="true"/>
      <style:graphic-properties draw:stroke="none" draw:fill-color="#38761d"/>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0.266cm" svg:height="4.895cm" xlink:href=".." xlink:type="simple" chart:class="chart:bar" chart:style-name="ch1">
        <chart:legend chart:legend-position="end" svg:x="6.442cm" svg:y="1.899cm" style:legend-expansion="high" chart:style-name="ch2"/>
        <chart:plot-area chart:style-name="ch3" table:cell-range-address="'Profile Pic'.J12:'Profile Pic'.L16" chart:data-source-has-labels="both" svg:x="1.265cm" svg:y="0.097cm" svg:width="4.972cm" svg:height="3.671cm">
          <chartooo:coordinate-region svg:x="1.763cm" svg:y="0.297cm" svg:width="4.474cm" svg:height="2.974cm"/>
          <chart:axis chart:dimension="x" chart:name="primary-x" chart:style-name="ch4" chartooo:axis-type="text">
            <chart:title svg:x="2.205cm" svg:y="3.866cm" chart:style-name="ch5">
              <text:p>host_has_profile_pic</text:p>
            </chart:title>
            <chart:categories table:cell-range-address="'Profile Pic'.J13:'Profile Pic'.J16"/>
          </chart:axis>
          <chart:axis chart:dimension="y" chart:name="primary-y" chart:style-name="ch6">
            <chart:title svg:x="0.451cm" svg:y="3.663cm" chart:style-name="ch7">
              <text:p>SUM of has_profile_pic</text:p>
            </chart:title>
            <chart:grid chart:style-name="ch8" chart:class="major"/>
          </chart:axis>
          <chart:series chart:style-name="ch9" chart:values-cell-range-address="'Profile Pic'.K13:'Profile Pic'.K16" chart:label-cell-address="'Profile Pic'.K12:'Profile Pic'.K12" chart:class="chart:bar">
            <chart:data-point chart:repeated="4"/>
          </chart:series>
          <chart:series chart:style-name="ch10" chart:values-cell-range-address="'Profile Pic'.L13:'Profile Pic'.L16" chart:label-cell-address="'Profile Pic'.L12:'Profile Pic'.L12"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st_has_profile_pic</text:p>
                <draw:g>
                  <svg:desc>'Profile Pic'.K12:'Profile Pic'.K12</svg:desc>
                </draw:g>
              </table:table-cell>
              <table:table-cell office:value-type="string">
                <text:p>Sum - has_profile_pic</text:p>
                <draw:g>
                  <svg:desc>'Profile Pic'.L12:'Profile Pic'.L12</svg:desc>
                </draw:g>
              </table:table-cell>
            </table:table-row>
          </table:table-header-rows>
          <table:table-rows>
            <table:table-row>
              <table:table-cell office:value-type="string">
                <text:p>Host</text:p>
                <draw:g>
                  <svg:desc>'Profile Pic'.J13:'Profile Pic'.J16</svg:desc>
                </draw:g>
              </table:table-cell>
              <table:table-cell office:value-type="float" office:value="0">
                <text:p>0</text:p>
                <draw:g>
                  <svg:desc>'Profile Pic'.K13:'Profile Pic'.K16</svg:desc>
                </draw:g>
              </table:table-cell>
              <table:table-cell office:value-type="float" office:value="0.00754628387458">
                <text:p>0.00754628387458</text:p>
                <draw:g>
                  <svg:desc>'Profile Pic'.L13:'Profile Pic'.L16</svg:desc>
                </draw:g>
              </table:table-cell>
            </table:table-row>
            <table:table-row>
              <table:table-cell office:value-type="string">
                <text:p/>
              </table:table-cell>
              <table:table-cell office:value-type="float" office:value="1">
                <text:p>1</text:p>
              </table:table-cell>
              <table:table-cell office:value-type="float" office:value="0.99245371608">
                <text:p>0.99245371608</text:p>
              </table:table-cell>
            </table:table-row>
            <table:table-row>
              <table:table-cell office:value-type="string">
                <text:p>SuperHost</text:p>
              </table:table-cell>
              <table:table-cell office:value-type="float" office:value="0">
                <text:p>0</text:p>
              </table:table-cell>
              <table:table-cell office:value-type="float" office:value="0.00144475705282">
                <text:p>0.00144475705282</text:p>
              </table:table-cell>
            </table:table-row>
            <table:table-row>
              <table:table-cell office:value-type="string">
                <text:p/>
              </table:table-cell>
              <table:table-cell office:value-type="float" office:value="1">
                <text:p>1</text:p>
              </table:table-cell>
              <table:table-cell office:value-type="float" office:value="0.99855524299">
                <text:p>0.998555242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83992a"/>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solid-type="cuboid"/>
      <style:graphic-properties draw:fill-color="#83992a"/>
    </style:style>
    <style:style style:name="ch8" style:family="chart">
      <style:chart-properties chart:solid-type="cuboid"/>
      <style:graphic-properties draw:fill-color="#38761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9.499cm" svg:height="5.874cm" xlink:href=".." xlink:type="simple" chart:class="chart:circle" chart:style-name="ch1">
        <chart:legend chart:legend-position="end" svg:x="7.262cm" svg:y="2.389cm" style:legend-expansion="high" chart:style-name="ch2"/>
        <chart:plot-area chart:style-name="ch3" table:cell-range-address="DASHBOARD.B7:DASHBOARD.C9" chart:data-source-has-labels="both" svg:x="0.189cm" svg:y="0.117cm" svg:width="6.884cm" svg:height="5.64cm">
          <chartooo:coordinate-region svg:x="0.811cm" svg:y="0.118cm" svg:width="5.639cm" svg:height="5.639cm"/>
          <chart:axis chart:dimension="x" chart:name="primary-x" chart:style-name="ch4" chartooo:axis-type="text">
            <chart:categories table:cell-range-address="DASHBOARD.B8:DASHBOARD.B9"/>
          </chart:axis>
          <chart:axis chart:dimension="y" chart:name="primary-y" chart:style-name="ch5"/>
          <chart:series chart:style-name="ch6" chart:values-cell-range-address="DASHBOARD.C8:DASHBOARD.C9" chart:label-cell-address="DASHBOARD.C7:DASHBOARD.C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No_of_host</text:p>
                <draw:g>
                  <svg:desc>DASHBOARD.C7:DASHBOARD.C7</svg:desc>
                </draw:g>
              </table:table-cell>
            </table:table-row>
          </table:table-header-rows>
          <table:table-rows>
            <table:table-row>
              <table:table-cell office:value-type="string">
                <text:p>Host</text:p>
                <draw:g>
                  <svg:desc>DASHBOARD.B8:DASHBOARD.B9</svg:desc>
                </draw:g>
              </table:table-cell>
              <table:table-cell office:value-type="float" office:value="29816">
                <text:p>29816</text:p>
                <draw:g>
                  <svg:desc>DASHBOARD.C8:DASHBOARD.C9</svg:desc>
                </draw:g>
              </table:table-cell>
            </table:table-row>
            <table:table-row>
              <table:table-cell office:value-type="string">
                <text:p>SuperHost</text:p>
              </table:table-cell>
              <table:table-cell office:value-type="float" office:value="13151">
                <text:p>1315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6"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7" style:family="chart">
      <style:graphic-properties svg:stroke-width="0.018cm" svg:stroke-color="#b7b7b7"/>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data-style-name="N0">
      <style:chart-properties chart:link-data-style-to-source="true"/>
      <style:graphic-properties draw:stroke="none" draw:fill-color="#38761d"/>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1.351cm" svg:height="7.038cm" xlink:href=".." xlink:type="simple" chart:class="chart:bar" chart:style-name="ch1">
        <chart:legend chart:legend-position="end" svg:x="7.553cm" svg:y="2.971cm" style:legend-expansion="high" chart:style-name="ch2"/>
        <chart:plot-area chart:style-name="ch3" table:cell-range-address="'Response Time'.J17:'Response Time'.L24 'Response Time'.J16:'Response Time'.J16 'Response Time'.L16:'Response Time'.L16" chart:data-source-has-labels="both" svg:x="1.287cm" svg:y="0.14cm" svg:width="6.039cm" svg:height="6.758cm">
          <chartooo:coordinate-region svg:x="3.056cm" svg:y="0.14cm" svg:width="4.27cm" svg:height="4.251cm"/>
          <chart:axis chart:dimension="x" chart:name="primary-x" chart:style-name="ch4" chartooo:axis-type="text">
            <chart:categories table:cell-range-address="'Response Time'.K17:'Response Time'.K24"/>
          </chart:axis>
          <chart:axis chart:dimension="y" chart:name="primary-y" chart:style-name="ch5">
            <chart:title svg:x="0.451cm" svg:y="5.237cm" chart:style-name="ch6">
              <text:p>SUM of Response Time</text:p>
            </chart:title>
            <chart:grid chart:style-name="ch7" chart:class="major"/>
          </chart:axis>
          <chart:series chart:style-name="ch8" chart:values-cell-range-address="'Response Time'.J17:'Response Time'.J24" chart:label-cell-address="'Response Time'.J16:'Response Time'.J16" chart:class="chart:bar">
            <chart:data-point chart:repeated="8"/>
          </chart:series>
          <chart:series chart:style-name="ch9" chart:values-cell-range-address="'Response Time'.L17:'Response Time'.L24" chart:label-cell-address="'Response Time'.L16:'Response Time'.L16"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st_Superhost</text:p>
                <draw:g>
                  <svg:desc>'Response Time'.J16:'Response Time'.J16</svg:desc>
                </draw:g>
              </table:table-cell>
              <table:table-cell office:value-type="string">
                <text:p>Sum - Response Time</text:p>
                <draw:g>
                  <svg:desc>'Response Time'.L16:'Response Time'.L16</svg:desc>
                </draw:g>
              </table:table-cell>
            </table:table-row>
          </table:table-header-rows>
          <table:table-rows>
            <table:table-row>
              <table:table-cell office:value-type="string">
                <text:p>a few days or more</text:p>
                <draw:g>
                  <svg:desc>'Response Time'.K17:'Response Time'.K24</svg:desc>
                </draw:g>
              </table:table-cell>
              <table:table-cell office:value-type="float" office:value="NaN">
                <text:p>NaN</text:p>
                <draw:g>
                  <svg:desc>'Response Time'.J17:'Response Time'.J24</svg:desc>
                </draw:g>
              </table:table-cell>
              <table:table-cell office:value-type="float" office:value="0.04856452911">
                <text:p>0.04856452911</text:p>
                <draw:g>
                  <svg:desc>'Response Time'.L17:'Response Time'.L24</svg:desc>
                </draw:g>
              </table:table-cell>
            </table:table-row>
            <table:table-row>
              <table:table-cell office:value-type="string">
                <text:p>within a day</text:p>
              </table:table-cell>
              <table:table-cell office:value-type="float" office:value="NaN">
                <text:p>NaN</text:p>
              </table:table-cell>
              <table:table-cell office:value-type="float" office:value="0.0764019318469">
                <text:p>0.0764019318469</text:p>
              </table:table-cell>
            </table:table-row>
            <table:table-row>
              <table:table-cell office:value-type="string">
                <text:p>within a few hours</text:p>
              </table:table-cell>
              <table:table-cell office:value-type="float" office:value="NaN">
                <text:p>NaN</text:p>
              </table:table-cell>
              <table:table-cell office:value-type="float" office:value="0.084115910928">
                <text:p>0.084115910928</text:p>
              </table:table-cell>
            </table:table-row>
            <table:table-row>
              <table:table-cell office:value-type="string">
                <text:p>within an hour</text:p>
              </table:table-cell>
              <table:table-cell office:value-type="float" office:value="NaN">
                <text:p>NaN</text:p>
              </table:table-cell>
              <table:table-cell office:value-type="float" office:value="0.79091762818">
                <text:p>0.79091762818</text:p>
              </table:table-cell>
            </table:table-row>
            <table:table-row>
              <table:table-cell office:value-type="string">
                <text:p>a few days or more</text:p>
              </table:table-cell>
              <table:table-cell office:value-type="float" office:value="NaN">
                <text:p>NaN</text:p>
              </table:table-cell>
              <table:table-cell office:value-type="float" office:value="0.00418219146808">
                <text:p>0.00418219146808</text:p>
              </table:table-cell>
            </table:table-row>
            <table:table-row>
              <table:table-cell office:value-type="string">
                <text:p>within a day</text:p>
              </table:table-cell>
              <table:table-cell office:value-type="float" office:value="NaN">
                <text:p>NaN</text:p>
              </table:table-cell>
              <table:table-cell office:value-type="float" office:value="0.0431145920504">
                <text:p>0.0431145920504</text:p>
              </table:table-cell>
            </table:table-row>
            <table:table-row>
              <table:table-cell office:value-type="string">
                <text:p>within a few hours</text:p>
              </table:table-cell>
              <table:table-cell office:value-type="float" office:value="NaN">
                <text:p>NaN</text:p>
              </table:table-cell>
              <table:table-cell office:value-type="float" office:value="0.094593567028">
                <text:p>0.094593567028</text:p>
              </table:table-cell>
            </table:table-row>
            <table:table-row>
              <table:table-cell office:value-type="string">
                <text:p>within an hour</text:p>
              </table:table-cell>
              <table:table-cell office:value-type="float" office:value="NaN">
                <text:p>NaN</text:p>
              </table:table-cell>
              <table:table-cell office:value-type="float" office:value="0.85810964947">
                <text:p>0.8581096494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vertical="true" chart:include-hidden-cells="false" chart:auto-position="true" chart:auto-size="true" chart:treat-empty-cells="use-zero" chart:data-label-number="value" chart:data-label-text="false" chart:data-label-symbol="false"/>
    </style:style>
    <style:style style:name="ch3"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4"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6"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7" style:family="chart">
      <style:graphic-properties svg:stroke-width="0.018cm" svg:stroke-color="#b7b7b7"/>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0.478cm" svg:height="6.535cm" xlink:href=".." xlink:type="simple" chart:class="chart:bar" chart:style-name="ch1">
        <chart:plot-area chart:style-name="ch2" table:cell-range-address="DASHBOARD.F8:DASHBOARD.G10" chart:data-source-has-labels="both" svg:x="1.269cm" svg:y="0.13cm" svg:width="9cm" svg:height="5.245cm">
          <chartooo:coordinate-region svg:x="2.852cm" svg:y="0.13cm" svg:width="7.336cm" svg:height="4.748cm"/>
          <chart:axis chart:dimension="x" chart:name="primary-x" chart:style-name="ch3" chartooo:axis-type="text">
            <chart:title svg:x="0.451cm" svg:y="3.914cm" chart:style-name="ch4">
              <text:p>host_Superhost</text:p>
            </chart:title>
            <chart:categories table:cell-range-address="DASHBOARD.F9:DASHBOARD.F10"/>
          </chart:axis>
          <chart:axis chart:dimension="y" chart:name="primary-y" chart:style-name="ch5">
            <chart:title svg:x="3.443cm" svg:y="5.506cm" chart:style-name="ch6">
              <text:p>AVERAGE of AvgResponseRate</text:p>
            </chart:title>
            <chart:grid chart:style-name="ch7" chart:class="major"/>
          </chart:axis>
          <chart:series chart:style-name="ch8" chart:values-cell-range-address="DASHBOARD.G9:DASHBOARD.G10" chart:label-cell-address="DASHBOARD.G8:DASHBOARD.G8" chart:class="chart:bar">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 - AvgResponseRate</text:p>
                <draw:g>
                  <svg:desc>DASHBOARD.G8:DASHBOARD.G8</svg:desc>
                </draw:g>
              </table:table-cell>
            </table:table-row>
          </table:table-header-rows>
          <table:table-rows>
            <table:table-row>
              <table:table-cell office:value-type="string">
                <text:p>Host</text:p>
                <draw:g>
                  <svg:desc>DASHBOARD.F9:DASHBOARD.F10</svg:desc>
                </draw:g>
              </table:table-cell>
              <table:table-cell office:value-type="float" office:value="0.907528576586071">
                <text:p>0.907528576586071</text:p>
                <draw:g>
                  <svg:desc>DASHBOARD.G9:DASHBOARD.G10</svg:desc>
                </draw:g>
              </table:table-cell>
            </table:table-row>
            <table:table-row>
              <table:table-cell office:value-type="string">
                <text:p>SuperHost</text:p>
              </table:table-cell>
              <table:table-cell office:value-type="float" office:value="0.983121200886541">
                <text:p>0.983121200886541</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0.821cm" svg:height="6.641cm" xlink:href=".." xlink:type="simple" chart:class="chart:bar" chart:style-name="ch1">
        <chart:legend chart:legend-position="end" svg:x="8.584cm" svg:y="2.772cm" style:legend-expansion="high" chart:style-name="ch2"/>
        <chart:plot-area chart:style-name="ch3" table:cell-range-address="DASHBOARD.B12:DASHBOARD.C14" chart:data-source-has-labels="both" svg:x="1.276cm" svg:y="0.132cm" svg:width="7.092cm" svg:height="5.347cm">
          <chartooo:coordinate-region svg:x="1.933cm" svg:y="0.331cm" svg:width="6.435cm" svg:height="4.651cm"/>
          <chart:axis chart:dimension="x" chart:name="primary-x" chart:style-name="ch4" chartooo:axis-type="text">
            <chart:title svg:x="3.66cm" svg:y="5.612cm" chart:style-name="ch5">
              <text:p>host_Superhost</text:p>
            </chart:title>
            <chart:categories table:cell-range-address="DASHBOARD.B13:DASHBOARD.B14"/>
          </chart:axis>
          <chart:axis chart:dimension="y" chart:name="primary-y" chart:style-name="ch6">
            <chart:title svg:x="0.451cm" svg:y="4.88cm" chart:style-name="ch7">
              <text:p>SUM of Listing Count &gt; Avg</text:p>
            </chart:title>
            <chart:grid chart:style-name="ch8" chart:class="major"/>
          </chart:axis>
          <chart:series chart:style-name="ch9" chart:values-cell-range-address="DASHBOARD.C13:DASHBOARD.C14" chart:label-cell-address="DASHBOARD.C12:DASHBOARD.C12" chart:class="chart:bar">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Listing Count &gt; Avg</text:p>
                <draw:g>
                  <svg:desc>DASHBOARD.C12:DASHBOARD.C12</svg:desc>
                </draw:g>
              </table:table-cell>
            </table:table-row>
          </table:table-header-rows>
          <table:table-rows>
            <table:table-row>
              <table:table-cell office:value-type="string">
                <text:p>Host</text:p>
                <draw:g>
                  <svg:desc>DASHBOARD.B13:DASHBOARD.B14</svg:desc>
                </draw:g>
              </table:table-cell>
              <table:table-cell office:value-type="float" office:value="0.123826133619533">
                <text:p>0.123826133619533</text:p>
                <draw:g>
                  <svg:desc>DASHBOARD.C13:DASHBOARD.C14</svg:desc>
                </draw:g>
              </table:table-cell>
            </table:table-row>
            <table:table-row>
              <table:table-cell office:value-type="string">
                <text:p>SuperHost</text:p>
              </table:table-cell>
              <table:table-cell office:value-type="float" office:value="0.175499961980078">
                <text:p>0.17549996198007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1.43cm" svg:height="7.064cm" xlink:href=".." xlink:type="simple" chart:class="chart:bar" chart:style-name="ch1">
        <chart:legend chart:legend-position="end" svg:x="9.193cm" svg:y="2.984cm" style:legend-expansion="high" chart:style-name="ch2"/>
        <chart:plot-area chart:style-name="ch3" table:cell-range-address="DASHBOARD.B26:DASHBOARD.C28" chart:data-source-has-labels="both" svg:x="1.288cm" svg:y="0.141cm" svg:width="7.677cm" svg:height="5.752cm">
          <chartooo:coordinate-region svg:x="1.786cm" svg:y="0.34cm" svg:width="7.179cm" svg:height="5.056cm"/>
          <chart:axis chart:dimension="x" chart:name="primary-x" chart:style-name="ch4" chartooo:axis-type="text">
            <chart:title svg:x="3.964cm" svg:y="6.035cm" chart:style-name="ch5">
              <text:p>host_Superhost</text:p>
            </chart:title>
            <chart:categories table:cell-range-address="DASHBOARD.B27:DASHBOARD.B28"/>
          </chart:axis>
          <chart:axis chart:dimension="y" chart:name="primary-y" chart:style-name="ch6">
            <chart:title svg:x="0.451cm" svg:y="5.185cm" chart:style-name="ch7">
              <text:p>SUM of acceptance rate &gt; avg</text:p>
            </chart:title>
            <chart:grid chart:style-name="ch8" chart:class="major"/>
          </chart:axis>
          <chart:series chart:style-name="ch9" chart:values-cell-range-address="DASHBOARD.C27:DASHBOARD.C28" chart:label-cell-address="DASHBOARD.C26:DASHBOARD.C26" chart:class="chart:bar">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acceptance rate &gt; avg</text:p>
                <draw:g>
                  <svg:desc>DASHBOARD.C26:DASHBOARD.C26</svg:desc>
                </draw:g>
              </table:table-cell>
            </table:table-row>
          </table:table-header-rows>
          <table:table-rows>
            <table:table-row>
              <table:table-cell office:value-type="string">
                <text:p>Host</text:p>
                <draw:g>
                  <svg:desc>DASHBOARD.B27:DASHBOARD.B28</svg:desc>
                </draw:g>
              </table:table-cell>
              <table:table-cell office:value-type="float" office:value="0.534981218137913">
                <text:p>0.534981218137913</text:p>
                <draw:g>
                  <svg:desc>DASHBOARD.C27:DASHBOARD.C28</svg:desc>
                </draw:g>
              </table:table-cell>
            </table:table-row>
            <table:table-row>
              <table:table-cell office:value-type="string">
                <text:p>SuperHost</text:p>
              </table:table-cell>
              <table:table-cell office:value-type="float" office:value="0.841989202342027">
                <text:p>0.841989202342027</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0.821cm" svg:height="6.641cm" xlink:href=".." xlink:type="simple" chart:class="chart:bar" chart:style-name="ch1">
        <chart:legend chart:legend-position="end" svg:x="8.584cm" svg:y="2.772cm" style:legend-expansion="high" chart:style-name="ch2"/>
        <chart:plot-area chart:style-name="ch3" table:cell-range-address="DASHBOARD.H29:DASHBOARD.I31" chart:data-source-has-labels="both" svg:x="1.276cm" svg:y="0.132cm" svg:width="7.092cm" svg:height="5.347cm">
          <chartooo:coordinate-region svg:x="1.774cm" svg:y="0.332cm" svg:width="6.594cm" svg:height="4.65cm"/>
          <chart:axis chart:dimension="x" chart:name="primary-x" chart:style-name="ch4" chartooo:axis-type="text">
            <chart:title svg:x="3.66cm" svg:y="5.612cm" chart:style-name="ch5">
              <text:p>host_Superhost</text:p>
            </chart:title>
            <chart:categories table:cell-range-address="DASHBOARD.H30:DASHBOARD.H31"/>
          </chart:axis>
          <chart:axis chart:dimension="y" chart:name="primary-y" chart:style-name="ch6">
            <chart:title svg:x="0.451cm" svg:y="4.589cm" chart:style-name="ch7">
              <text:p>SUM of Instant Booking</text:p>
            </chart:title>
            <chart:grid chart:style-name="ch8" chart:class="major"/>
          </chart:axis>
          <chart:series chart:style-name="ch9" chart:values-cell-range-address="DASHBOARD.I30:DASHBOARD.I31" chart:label-cell-address="DASHBOARD.I29:DASHBOARD.I29" chart:class="chart:bar">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Instant Booking</text:p>
                <draw:g>
                  <svg:desc>DASHBOARD.I29:DASHBOARD.I29</svg:desc>
                </draw:g>
              </table:table-cell>
            </table:table-row>
          </table:table-header-rows>
          <table:table-rows>
            <table:table-row>
              <table:table-cell office:value-type="string">
                <text:p>Host</text:p>
                <draw:g>
                  <svg:desc>DASHBOARD.H30:DASHBOARD.H31</svg:desc>
                </draw:g>
              </table:table-cell>
              <table:table-cell office:value-type="float" office:value="0.391299973153">
                <text:p>0.391299973153</text:p>
                <draw:g>
                  <svg:desc>DASHBOARD.I30:DASHBOARD.I31</svg:desc>
                </draw:g>
              </table:table-cell>
            </table:table-row>
            <table:table-row>
              <table:table-cell office:value-type="string">
                <text:p>SuperHost</text:p>
              </table:table-cell>
              <table:table-cell office:value-type="float" office:value="0.53965477912">
                <text:p>0.5396547791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2.647cm" svg:height="7.805cm" xlink:href=".." xlink:type="simple" chart:class="chart:bar" chart:style-name="ch1">
        <chart:legend chart:legend-position="end" svg:x="10.41cm" svg:y="3.354cm" style:legend-expansion="high" chart:style-name="ch2"/>
        <chart:plot-area chart:style-name="ch3" table:cell-range-address="DASHBOARD.C18:DASHBOARD.D20" chart:data-source-has-labels="both" svg:x="1.312cm" svg:y="0.156cm" svg:width="8.846cm" svg:height="6.463cm">
          <chartooo:coordinate-region svg:x="2.127cm" svg:y="0.355cm" svg:width="8.031cm" svg:height="5.767cm"/>
          <chart:axis chart:dimension="x" chart:name="primary-x" chart:style-name="ch4" chartooo:axis-type="text">
            <chart:title svg:x="4.573cm" svg:y="6.776cm" chart:style-name="ch5">
              <text:p>host_Superhost</text:p>
            </chart:title>
            <chart:categories table:cell-range-address="DASHBOARD.C19:DASHBOARD.C20"/>
          </chart:axis>
          <chart:axis chart:dimension="y" chart:name="primary-y" chart:style-name="ch6">
            <chart:title svg:x="0.451cm" svg:y="5.383cm" chart:style-name="ch7">
              <text:p>SUM of Positive Comments</text:p>
            </chart:title>
            <chart:grid chart:style-name="ch8" chart:class="major"/>
          </chart:axis>
          <chart:series chart:style-name="ch9" chart:values-cell-range-address="DASHBOARD.D19:DASHBOARD.D20" chart:label-cell-address="DASHBOARD.D18:DASHBOARD.D18" chart:class="chart:bar">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Positive Comments</text:p>
                <draw:g>
                  <svg:desc>DASHBOARD.D18:DASHBOARD.D18</svg:desc>
                </draw:g>
              </table:table-cell>
            </table:table-row>
          </table:table-header-rows>
          <table:table-rows>
            <table:table-row>
              <table:table-cell office:value-type="string">
                <text:p>Host</text:p>
                <draw:g>
                  <svg:desc>DASHBOARD.C19:DASHBOARD.C20</svg:desc>
                </draw:g>
              </table:table-cell>
              <table:table-cell office:value-type="float" office:value="0.6656417039637">
                <text:p>0.6656417039637</text:p>
                <draw:g>
                  <svg:desc>DASHBOARD.D19:DASHBOARD.D20</svg:desc>
                </draw:g>
              </table:table-cell>
            </table:table-row>
            <table:table-row>
              <table:table-cell office:value-type="string">
                <text:p>SuperHost</text:p>
              </table:table-cell>
              <table:table-cell office:value-type="float" office:value="0.659777510567">
                <text:p>0.659777510567</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10" style:family="chart" style:data-style-name="N0">
      <style:chart-properties chart:link-data-style-to-source="true"/>
      <style:graphic-properties draw:stroke="none" draw:fill-color="#38761d"/>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0.583cm" svg:height="6.641cm" xlink:href=".." xlink:type="simple" chart:class="chart:bar" chart:style-name="ch1">
        <chart:legend chart:legend-position="end" svg:x="6.759cm" svg:y="2.772cm" style:legend-expansion="high" chart:style-name="ch2"/>
        <chart:plot-area chart:style-name="ch3" table:cell-range-address="'Profile Pic'.J12:'Profile Pic'.L16" chart:data-source-has-labels="both" svg:x="1.271cm" svg:y="0.132cm" svg:width="5.277cm" svg:height="5.347cm">
          <chartooo:coordinate-region svg:x="1.769cm" svg:y="0.332cm" svg:width="4.779cm" svg:height="4.65cm"/>
          <chart:axis chart:dimension="x" chart:name="primary-x" chart:style-name="ch4" chartooo:axis-type="text">
            <chart:title svg:x="2.363cm" svg:y="5.612cm" chart:style-name="ch5">
              <text:p>host_has_profile_pic</text:p>
            </chart:title>
            <chart:categories table:cell-range-address="'Profile Pic'.J13:'Profile Pic'.J16"/>
          </chart:axis>
          <chart:axis chart:dimension="y" chart:name="primary-y" chart:style-name="ch6">
            <chart:title svg:x="0.451cm" svg:y="4.536cm" chart:style-name="ch7">
              <text:p>SUM of has_profile_pic</text:p>
            </chart:title>
            <chart:grid chart:style-name="ch8" chart:class="major"/>
          </chart:axis>
          <chart:series chart:style-name="ch9" chart:values-cell-range-address="'Profile Pic'.K13:'Profile Pic'.K16" chart:label-cell-address="'Profile Pic'.K12:'Profile Pic'.K12" chart:class="chart:bar">
            <chart:data-point chart:repeated="4"/>
          </chart:series>
          <chart:series chart:style-name="ch10" chart:values-cell-range-address="'Profile Pic'.L13:'Profile Pic'.L16" chart:label-cell-address="'Profile Pic'.L12:'Profile Pic'.L12"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st_has_profile_pic</text:p>
                <draw:g>
                  <svg:desc>'Profile Pic'.K12:'Profile Pic'.K12</svg:desc>
                </draw:g>
              </table:table-cell>
              <table:table-cell office:value-type="string">
                <text:p>Sum - has_profile_pic</text:p>
                <draw:g>
                  <svg:desc>'Profile Pic'.L12:'Profile Pic'.L12</svg:desc>
                </draw:g>
              </table:table-cell>
            </table:table-row>
          </table:table-header-rows>
          <table:table-rows>
            <table:table-row>
              <table:table-cell office:value-type="string">
                <text:p>Host</text:p>
                <draw:g>
                  <svg:desc>'Profile Pic'.J13:'Profile Pic'.J16</svg:desc>
                </draw:g>
              </table:table-cell>
              <table:table-cell office:value-type="float" office:value="0">
                <text:p>0</text:p>
                <draw:g>
                  <svg:desc>'Profile Pic'.K13:'Profile Pic'.K16</svg:desc>
                </draw:g>
              </table:table-cell>
              <table:table-cell office:value-type="float" office:value="0.00754628387458">
                <text:p>0.00754628387458</text:p>
                <draw:g>
                  <svg:desc>'Profile Pic'.L13:'Profile Pic'.L16</svg:desc>
                </draw:g>
              </table:table-cell>
            </table:table-row>
            <table:table-row>
              <table:table-cell office:value-type="string">
                <text:p/>
              </table:table-cell>
              <table:table-cell office:value-type="float" office:value="1">
                <text:p>1</text:p>
              </table:table-cell>
              <table:table-cell office:value-type="float" office:value="0.99245371608">
                <text:p>0.99245371608</text:p>
              </table:table-cell>
            </table:table-row>
            <table:table-row>
              <table:table-cell office:value-type="string">
                <text:p>SuperHost</text:p>
              </table:table-cell>
              <table:table-cell office:value-type="float" office:value="0">
                <text:p>0</text:p>
              </table:table-cell>
              <table:table-cell office:value-type="float" office:value="0.00144475705282">
                <text:p>0.00144475705282</text:p>
              </table:table-cell>
            </table:table-row>
            <table:table-row>
              <table:table-cell office:value-type="string">
                <text:p/>
              </table:table-cell>
              <table:table-cell office:value-type="float" office:value="1">
                <text:p>1</text:p>
              </table:table-cell>
              <table:table-cell office:value-type="float" office:value="0.99855524299">
                <text:p>0.99855524299</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8.996cm" svg:height="4.154cm" xlink:href=".." xlink:type="simple" chart:class="chart:bar" chart:style-name="ch1">
        <chart:legend chart:legend-position="end" svg:x="6.759cm" svg:y="1.529cm" style:legend-expansion="high" chart:style-name="ch2"/>
        <chart:plot-area chart:style-name="ch3" table:cell-range-address="DASHBOARD.B12:DASHBOARD.C14" chart:data-source-has-labels="both" svg:x="1.239cm" svg:y="0.083cm" svg:width="5.341cm" svg:height="2.958cm">
          <chartooo:coordinate-region svg:x="1.896cm" svg:y="0.282cm" svg:width="4.684cm" svg:height="2.262cm"/>
          <chart:axis chart:dimension="x" chart:name="primary-x" chart:style-name="ch4" chartooo:axis-type="text">
            <chart:title svg:x="2.747cm" svg:y="3.125cm" chart:style-name="ch5">
              <text:p>host_Superhost</text:p>
            </chart:title>
            <chart:categories table:cell-range-address="DASHBOARD.B13:DASHBOARD.B14"/>
          </chart:axis>
          <chart:axis chart:dimension="y" chart:name="primary-y" chart:style-name="ch6">
            <chart:title svg:x="0.451cm" svg:y="4.151cm" chart:style-name="ch7">
              <text:p>SUM of Listing Count &gt; Avg</text:p>
            </chart:title>
          </chart:axis>
          <chart:series chart:style-name="ch8" chart:values-cell-range-address="DASHBOARD.C13:DASHBOARD.C14" chart:label-cell-address="DASHBOARD.C12:DASHBOARD.C12" chart:class="chart:bar">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Listing Count &gt; Avg</text:p>
                <draw:g>
                  <svg:desc>DASHBOARD.C12:DASHBOARD.C12</svg:desc>
                </draw:g>
              </table:table-cell>
            </table:table-row>
          </table:table-header-rows>
          <table:table-rows>
            <table:table-row>
              <table:table-cell office:value-type="string">
                <text:p>Host</text:p>
                <draw:g>
                  <svg:desc>DASHBOARD.B13:DASHBOARD.B14</svg:desc>
                </draw:g>
              </table:table-cell>
              <table:table-cell office:value-type="float" office:value="0.123826133619533">
                <text:p>0.123826133619533</text:p>
                <draw:g>
                  <svg:desc>DASHBOARD.C13:DASHBOARD.C14</svg:desc>
                </draw:g>
              </table:table-cell>
            </table:table-row>
            <table:table-row>
              <table:table-cell office:value-type="string">
                <text:p>SuperHost</text:p>
              </table:table-cell>
              <table:table-cell office:value-type="float" office:value="0.175499961980078">
                <text:p>0.1754999619800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10" style:family="chart" style:data-style-name="N0">
      <style:chart-properties chart:link-data-style-to-source="true"/>
      <style:graphic-properties draw:stroke="none" draw:fill-color="#38761d"/>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5.875cm" svg:height="9.816cm" xlink:href=".." xlink:type="simple" chart:class="chart:bar" chart:style-name="ch1">
        <chart:legend chart:legend-position="end" svg:x="11.866cm" svg:y="4.36cm" style:legend-expansion="high" chart:style-name="ch2"/>
        <chart:plot-area chart:style-name="ch3" table:cell-range-address="DASHBOARD.N22:DASHBOARD.P25 DASHBOARD.N21:DASHBOARD.N21 DASHBOARD.P21:DASHBOARD.P21" chart:data-source-has-labels="both" svg:x="1.377cm" svg:y="0.196cm" svg:width="10.172cm" svg:height="8.394cm">
          <chartooo:coordinate-region svg:x="1.875cm" svg:y="0.395cm" svg:width="9.674cm" svg:height="7.698cm"/>
          <chart:axis chart:dimension="x" chart:name="primary-x" chart:style-name="ch4" chartooo:axis-type="text">
            <chart:title svg:x="4.824cm" svg:y="8.787cm" chart:style-name="ch5">
              <text:p>host_identity_verified</text:p>
            </chart:title>
            <chart:categories table:cell-range-address="DASHBOARD.O22:DASHBOARD.O25"/>
          </chart:axis>
          <chart:axis chart:dimension="y" chart:name="primary-y" chart:style-name="ch6">
            <chart:title svg:x="0.451cm" svg:y="6.217cm" chart:style-name="ch7">
              <text:p>SUM of identity_verified</text:p>
            </chart:title>
            <chart:grid chart:style-name="ch8" chart:class="major"/>
          </chart:axis>
          <chart:series chart:style-name="ch9" chart:values-cell-range-address="DASHBOARD.N22:DASHBOARD.N25" chart:label-cell-address="DASHBOARD.N21:DASHBOARD.N21" chart:class="chart:bar">
            <chart:data-point chart:repeated="4"/>
          </chart:series>
          <chart:series chart:style-name="ch10" chart:values-cell-range-address="DASHBOARD.P22:DASHBOARD.P25" chart:label-cell-address="DASHBOARD.P21:DASHBOARD.P2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st_Superhost</text:p>
                <draw:g>
                  <svg:desc>DASHBOARD.N21:DASHBOARD.N21</svg:desc>
                </draw:g>
              </table:table-cell>
              <table:table-cell office:value-type="string">
                <text:p>Sum - identity_verified</text:p>
                <draw:g>
                  <svg:desc>DASHBOARD.P21:DASHBOARD.P21</svg:desc>
                </draw:g>
              </table:table-cell>
            </table:table-row>
          </table:table-header-rows>
          <table:table-rows>
            <table:table-row>
              <table:table-cell office:value-type="string">
                <text:p>NO</text:p>
                <draw:g>
                  <svg:desc>DASHBOARD.O22:DASHBOARD.O25</svg:desc>
                </draw:g>
              </table:table-cell>
              <table:table-cell office:value-type="float" office:value="NaN">
                <text:p>NaN</text:p>
                <draw:g>
                  <svg:desc>DASHBOARD.N22:DASHBOARD.N25</svg:desc>
                </draw:g>
              </table:table-cell>
              <table:table-cell office:value-type="float" office:value="0.18305607727754">
                <text:p>0.18305607727754</text:p>
                <draw:g>
                  <svg:desc>DASHBOARD.P22:DASHBOARD.P25</svg:desc>
                </draw:g>
              </table:table-cell>
            </table:table-row>
            <table:table-row>
              <table:table-cell office:value-type="string">
                <text:p>YES</text:p>
              </table:table-cell>
              <table:table-cell office:value-type="float" office:value="NaN">
                <text:p>NaN</text:p>
              </table:table-cell>
              <table:table-cell office:value-type="float" office:value="0.816943922817">
                <text:p>0.816943922817</text:p>
              </table:table-cell>
            </table:table-row>
            <table:table-row>
              <table:table-cell office:value-type="string">
                <text:p>NO</text:p>
              </table:table-cell>
              <table:table-cell office:value-type="float" office:value="NaN">
                <text:p>NaN</text:p>
              </table:table-cell>
              <table:table-cell office:value-type="float" office:value="0.0898790966476">
                <text:p>0.0898790966476</text:p>
              </table:table-cell>
            </table:table-row>
            <table:table-row>
              <table:table-cell office:value-type="string">
                <text:p>YES</text:p>
              </table:table-cell>
              <table:table-cell office:value-type="float" office:value="NaN">
                <text:p>NaN</text:p>
              </table:table-cell>
              <table:table-cell office:value-type="float" office:value="0.91012090333">
                <text:p>0.91012090333</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000000"/>
    </style:style>
    <style:style style:name="ch2" style:family="chart">
      <style:chart-properties chart:include-hidden-cells="false" chart:auto-position="true" chart:auto-size="true" chart:treat-empty-cells="use-zero" chart:data-label-number="value" chart:data-label-text="false" chart:data-label-symbol="fals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ffffff" style:text-position="0% 100%" fo:font-family="Garamond" fo:font-size="9pt" style:font-family-asian="Garamond" style:font-size-asian="9pt" style:font-family-complex="Garamond" style:font-size-complex="9pt"/>
    </style:style>
    <style:style style:name="ch4"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graphic-properties svg:stroke-width="0.018cm" svg:stroke-color="#b7b7b7"/>
    </style:style>
    <style:style style:name="ch6"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ffffff" style:text-position="0% 100%" fo:font-family="Garamond" fo:font-size="9pt" style:font-family-asian="Garamond" style:font-size-asian="9pt" style:font-family-complex="Garamond" style:font-size-complex="9pt"/>
    </style:style>
    <style:style style:name="ch7" style:family="chart">
      <style:graphic-properties draw:fill-color="#004586"/>
    </style:style>
    <style:style style:name="ch8" style:family="chart">
      <style:graphic-properties draw:fill-color="#ff420e"/>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6.484cm" svg:height="7.541cm" xlink:href=".." xlink:type="simple" chart:class="chart:bar" chart:style-name="ch1">
        <chart:plot-area chart:style-name="ch2" table:cell-range-address="'Average Review Score'.H4:'Average Review Score'.I5" chart:data-source-has-labels="both" svg:x="0.329cm" svg:y="0.15cm" svg:width="15.826cm" svg:height="7.241cm">
          <chartooo:coordinate-region svg:x="0.986cm" svg:y="0.349cm" svg:width="15.169cm" svg:height="6.572cm"/>
          <chart:axis chart:dimension="x" chart:name="primary-x" chart:style-name="ch3" chartooo:axis-type="text">
            <chart:categories table:cell-range-address="'Average Review Score'.H4:'Average Review Score'.H5"/>
          </chart:axis>
          <chart:axis chart:dimension="y" chart:name="primary-y" chart:style-name="ch4">
            <chart:grid chart:style-name="ch5" chart:class="major"/>
          </chart:axis>
          <chart:series chart:style-name="ch6" chart:values-cell-range-address="'Average Review Score'.I4:'Average Review Score'.I5" loext:label-string="&quot;Total&quot;" chart:class="chart:bar">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SuperHost</text:p>
                <draw:g>
                  <svg:desc>'Average Review Score'.H4:'Average Review Score'.H5</svg:desc>
                </draw:g>
              </table:table-cell>
              <table:table-cell office:value-type="float" office:value="4.85888325557053">
                <text:p>4.85888325557053</text:p>
                <draw:g>
                  <svg:desc>'Average Review Score'.I4:'Average Review Score'.I5</svg:desc>
                </draw:g>
              </table:table-cell>
            </table:table-row>
            <table:table-row>
              <table:table-cell office:value-type="string">
                <text:p>Host</text:p>
              </table:table-cell>
              <table:table-cell office:value-type="float" office:value="4.63026659735752">
                <text:p>4.63026659735752</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0.292cm" svg:height="4.763cm" xlink:href=".." xlink:type="simple" chart:class="chart:bar" chart:style-name="ch1">
        <chart:legend chart:legend-position="end" svg:x="8.055cm" svg:y="1.833cm" style:legend-expansion="high" chart:style-name="ch2"/>
        <chart:plot-area chart:style-name="ch3" table:cell-range-address="DASHBOARD.B26:DASHBOARD.C28" chart:data-source-has-labels="both" svg:x="1.265cm" svg:y="0.095cm" svg:width="6.585cm" svg:height="3.543cm">
          <chartooo:coordinate-region svg:x="1.763cm" svg:y="0.294cm" svg:width="6.087cm" svg:height="2.847cm"/>
          <chart:axis chart:dimension="x" chart:name="primary-x" chart:style-name="ch4" chartooo:axis-type="text">
            <chart:title svg:x="3.395cm" svg:y="3.734cm" chart:style-name="ch5">
              <text:p>host_Superhost</text:p>
            </chart:title>
            <chart:categories table:cell-range-address="DASHBOARD.B27:DASHBOARD.B28"/>
          </chart:axis>
          <chart:axis chart:dimension="y" chart:name="primary-y" chart:style-name="ch6">
            <chart:title svg:x="0.451cm" svg:y="4.336cm" chart:style-name="ch7">
              <text:p>SUM of acceptance rate &gt; avg</text:p>
            </chart:title>
          </chart:axis>
          <chart:series chart:style-name="ch8" chart:values-cell-range-address="DASHBOARD.C27:DASHBOARD.C28" chart:label-cell-address="DASHBOARD.C26:DASHBOARD.C26" chart:class="chart:bar">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acceptance rate &gt; avg</text:p>
                <draw:g>
                  <svg:desc>DASHBOARD.C26:DASHBOARD.C26</svg:desc>
                </draw:g>
              </table:table-cell>
            </table:table-row>
          </table:table-header-rows>
          <table:table-rows>
            <table:table-row>
              <table:table-cell office:value-type="string">
                <text:p>Host</text:p>
                <draw:g>
                  <svg:desc>DASHBOARD.B27:DASHBOARD.B28</svg:desc>
                </draw:g>
              </table:table-cell>
              <table:table-cell office:value-type="float" office:value="0.534981218137913">
                <text:p>0.534981218137913</text:p>
                <draw:g>
                  <svg:desc>DASHBOARD.C27:DASHBOARD.C28</svg:desc>
                </draw:g>
              </table:table-cell>
            </table:table-row>
            <table:table-row>
              <table:table-cell office:value-type="string">
                <text:p>SuperHost</text:p>
              </table:table-cell>
              <table:table-cell office:value-type="float" office:value="0.841989202342027">
                <text:p>0.84198920234202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vertical="true"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9.551cm" svg:height="4.313cm" xlink:href=".." xlink:type="simple" chart:class="chart:bar" chart:style-name="ch1">
        <chart:legend chart:legend-position="end" svg:x="7.314cm" svg:y="1.608cm" style:legend-expansion="high" chart:style-name="ch2"/>
        <chart:plot-area chart:style-name="ch3" table:cell-range-address="DASHBOARD.H29:DASHBOARD.I31" chart:data-source-has-labels="both" svg:x="1.251cm" svg:y="0.086cm" svg:width="5.872cm" svg:height="3.111cm">
          <chartooo:coordinate-region svg:x="2.834cm" svg:y="0.086cm" svg:width="4.089cm" svg:height="2.614cm"/>
          <chart:axis chart:dimension="x" chart:name="primary-x" chart:style-name="ch4" chartooo:axis-type="text">
            <chart:title svg:x="0.451cm" svg:y="2.803cm" chart:style-name="ch5">
              <text:p>host_Superhost</text:p>
            </chart:title>
            <chart:categories table:cell-range-address="DASHBOARD.H30:DASHBOARD.H31"/>
          </chart:axis>
          <chart:axis chart:dimension="y" chart:name="primary-y" chart:style-name="ch6">
            <chart:title svg:x="2.403cm" svg:y="3.284cm" chart:style-name="ch7">
              <text:p>SUM of Instant Booking</text:p>
            </chart:title>
          </chart:axis>
          <chart:series chart:style-name="ch8" chart:values-cell-range-address="DASHBOARD.I30:DASHBOARD.I31" chart:label-cell-address="DASHBOARD.I29:DASHBOARD.I29" chart:class="chart:bar">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Instant Booking</text:p>
                <draw:g>
                  <svg:desc>DASHBOARD.I29:DASHBOARD.I29</svg:desc>
                </draw:g>
              </table:table-cell>
            </table:table-row>
          </table:table-header-rows>
          <table:table-rows>
            <table:table-row>
              <table:table-cell office:value-type="string">
                <text:p>Host</text:p>
                <draw:g>
                  <svg:desc>DASHBOARD.H30:DASHBOARD.H31</svg:desc>
                </draw:g>
              </table:table-cell>
              <table:table-cell office:value-type="float" office:value="0.391299973153">
                <text:p>0.391299973153</text:p>
                <draw:g>
                  <svg:desc>DASHBOARD.I30:DASHBOARD.I31</svg:desc>
                </draw:g>
              </table:table-cell>
            </table:table-row>
            <table:table-row>
              <table:table-cell office:value-type="string">
                <text:p>SuperHost</text:p>
              </table:table-cell>
              <table:table-cell office:value-type="float" office:value="0.53965477912">
                <text:p>0.539654779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0.266cm" svg:height="4.154cm" xlink:href=".." xlink:type="simple" chart:class="chart:bar" chart:style-name="ch1">
        <chart:legend chart:legend-position="end" svg:x="8.029cm" svg:y="1.529cm" style:legend-expansion="high" chart:style-name="ch2"/>
        <chart:plot-area chart:style-name="ch3" table:cell-range-address="DASHBOARD.C18:DASHBOARD.D20" chart:data-source-has-labels="both" svg:x="1.265cm" svg:y="0.083cm" svg:width="6.559cm" svg:height="2.958cm">
          <chartooo:coordinate-region svg:x="2.08cm" svg:y="0.283cm" svg:width="5.744cm" svg:height="2.262cm"/>
          <chart:axis chart:dimension="x" chart:name="primary-x" chart:style-name="ch4" chartooo:axis-type="text">
            <chart:title svg:x="3.382cm" svg:y="3.125cm" chart:style-name="ch5">
              <text:p>host_Superhost</text:p>
            </chart:title>
            <chart:categories table:cell-range-address="DASHBOARD.C19:DASHBOARD.C20"/>
          </chart:axis>
          <chart:axis chart:dimension="y" chart:name="primary-y" chart:style-name="ch6">
            <chart:title svg:x="0.451cm" svg:y="3.992cm" chart:style-name="ch7">
              <text:p>SUM of Positive Comments</text:p>
            </chart:title>
          </chart:axis>
          <chart:series chart:style-name="ch8" chart:values-cell-range-address="DASHBOARD.D19:DASHBOARD.D20" chart:label-cell-address="DASHBOARD.D18:DASHBOARD.D18" chart:class="chart:bar">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Positive Comments</text:p>
                <draw:g>
                  <svg:desc>DASHBOARD.D18:DASHBOARD.D18</svg:desc>
                </draw:g>
              </table:table-cell>
            </table:table-row>
          </table:table-header-rows>
          <table:table-rows>
            <table:table-row>
              <table:table-cell office:value-type="string">
                <text:p>Host</text:p>
                <draw:g>
                  <svg:desc>DASHBOARD.C19:DASHBOARD.C20</svg:desc>
                </draw:g>
              </table:table-cell>
              <table:table-cell office:value-type="float" office:value="0.6656417039637">
                <text:p>0.6656417039637</text:p>
                <draw:g>
                  <svg:desc>DASHBOARD.D19:DASHBOARD.D20</svg:desc>
                </draw:g>
              </table:table-cell>
            </table:table-row>
            <table:table-row>
              <table:table-cell office:value-type="string">
                <text:p>SuperHost</text:p>
              </table:table-cell>
              <table:table-cell office:value-type="float" office:value="0.659777510567">
                <text:p>0.6597775105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vertical="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data-style-name="N0">
      <style:chart-properties chart:link-data-style-to-source="true"/>
      <style:graphic-properties draw:stroke="none" draw:fill-color="#38761d"/>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5.796cm" svg:height="8.334cm" xlink:href=".." xlink:type="simple" chart:class="chart:bar" chart:style-name="ch1">
        <chart:legend chart:legend-position="end" svg:x="12.527cm" svg:y="3.619cm" style:legend-expansion="high" chart:style-name="ch2"/>
        <chart:plot-area chart:style-name="ch3" table:cell-range-address="DASHBOARD.G16:DASHBOARD.I25 DASHBOARD.G15:DASHBOARD.G15 DASHBOARD.I15:DASHBOARD.I15" chart:data-source-has-labels="both" svg:x="1.375cm" svg:y="0.166cm" svg:width="10.837cm" svg:height="6.972cm">
          <chartooo:coordinate-region svg:x="2.958cm" svg:y="0.166cm" svg:width="8.935cm" svg:height="6.475cm"/>
          <chart:axis chart:dimension="x" chart:name="primary-x" chart:style-name="ch4" chartooo:axis-type="text">
            <chart:title svg:x="0.451cm" svg:y="4.814cm" chart:style-name="ch5">
              <text:p>host_Superhost</text:p>
            </chart:title>
            <chart:categories table:cell-range-address="DASHBOARD.H16:DASHBOARD.H25"/>
          </chart:axis>
          <chart:axis chart:dimension="y" chart:name="primary-y" chart:style-name="ch6">
            <chart:title svg:x="5.34cm" svg:y="7.305cm" chart:style-name="ch7">
              <text:p>SUM of No_of_host</text:p>
            </chart:title>
          </chart:axis>
          <chart:series chart:style-name="ch8" chart:values-cell-range-address="DASHBOARD.G16:DASHBOARD.G25" chart:label-cell-address="DASHBOARD.G15:DASHBOARD.G15" chart:class="chart:bar">
            <chart:data-point chart:repeated="10"/>
          </chart:series>
          <chart:series chart:style-name="ch9" chart:values-cell-range-address="DASHBOARD.I16:DASHBOARD.I25" chart:label-cell-address="DASHBOARD.I15:DASHBOARD.I15"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st_country</text:p>
                <draw:g>
                  <svg:desc>DASHBOARD.G15:DASHBOARD.G15</svg:desc>
                </draw:g>
              </table:table-cell>
              <table:table-cell office:value-type="string">
                <text:p>Sum - No_of_host</text:p>
                <draw:g>
                  <svg:desc>DASHBOARD.I15:DASHBOARD.I15</svg:desc>
                </draw:g>
              </table:table-cell>
            </table:table-row>
          </table:table-header-rows>
          <table:table-rows>
            <table:table-row>
              <table:table-cell office:value-type="string">
                <text:p>Host</text:p>
                <draw:g>
                  <svg:desc>DASHBOARD.H16:DASHBOARD.H25</svg:desc>
                </draw:g>
              </table:table-cell>
              <table:table-cell office:value-type="float" office:value="NaN">
                <text:p>NaN</text:p>
                <draw:g>
                  <svg:desc>DASHBOARD.G16:DASHBOARD.G25</svg:desc>
                </draw:g>
              </table:table-cell>
              <table:table-cell office:value-type="float" office:value="7885">
                <text:p>7885</text:p>
                <draw:g>
                  <svg:desc>DASHBOARD.I16:DASHBOARD.I25</svg:desc>
                </draw:g>
              </table:table-cell>
            </table:table-row>
            <table:table-row>
              <table:table-cell office:value-type="string">
                <text:p>SuperHost</text:p>
              </table:table-cell>
              <table:table-cell office:value-type="float" office:value="NaN">
                <text:p>NaN</text:p>
              </table:table-cell>
              <table:table-cell office:value-type="float" office:value="2304">
                <text:p>2304</text:p>
              </table:table-cell>
            </table:table-row>
            <table:table-row>
              <table:table-cell office:value-type="string">
                <text:p>Host</text:p>
              </table:table-cell>
              <table:table-cell office:value-type="float" office:value="NaN">
                <text:p>NaN</text:p>
              </table:table-cell>
              <table:table-cell office:value-type="float" office:value="5786">
                <text:p>5786</text:p>
              </table:table-cell>
            </table:table-row>
            <table:table-row>
              <table:table-cell office:value-type="string">
                <text:p>SuperHost</text:p>
              </table:table-cell>
              <table:table-cell office:value-type="float" office:value="NaN">
                <text:p>NaN</text:p>
              </table:table-cell>
              <table:table-cell office:value-type="float" office:value="1876">
                <text:p>1876</text:p>
              </table:table-cell>
            </table:table-row>
            <table:table-row>
              <table:table-cell office:value-type="string">
                <text:p>Host</text:p>
              </table:table-cell>
              <table:table-cell office:value-type="float" office:value="NaN">
                <text:p>NaN</text:p>
              </table:table-cell>
              <table:table-cell office:value-type="float" office:value="2790">
                <text:p>2790</text:p>
              </table:table-cell>
            </table:table-row>
            <table:table-row>
              <table:table-cell office:value-type="string">
                <text:p>SuperHost</text:p>
              </table:table-cell>
              <table:table-cell office:value-type="float" office:value="NaN">
                <text:p>NaN</text:p>
              </table:table-cell>
              <table:table-cell office:value-type="float" office:value="2332">
                <text:p>2332</text:p>
              </table:table-cell>
            </table:table-row>
            <table:table-row>
              <table:table-cell office:value-type="string">
                <text:p>Host</text:p>
              </table:table-cell>
              <table:table-cell office:value-type="float" office:value="NaN">
                <text:p>NaN</text:p>
              </table:table-cell>
              <table:table-cell office:value-type="float" office:value="6801">
                <text:p>6801</text:p>
              </table:table-cell>
            </table:table-row>
            <table:table-row>
              <table:table-cell office:value-type="string">
                <text:p>SuperHost</text:p>
              </table:table-cell>
              <table:table-cell office:value-type="float" office:value="NaN">
                <text:p>NaN</text:p>
              </table:table-cell>
              <table:table-cell office:value-type="float" office:value="3496">
                <text:p>3496</text:p>
              </table:table-cell>
            </table:table-row>
            <table:table-row>
              <table:table-cell office:value-type="string">
                <text:p>Host</text:p>
              </table:table-cell>
              <table:table-cell office:value-type="float" office:value="NaN">
                <text:p>NaN</text:p>
              </table:table-cell>
              <table:table-cell office:value-type="float" office:value="6554">
                <text:p>6554</text:p>
              </table:table-cell>
            </table:table-row>
            <table:table-row>
              <table:table-cell office:value-type="string">
                <text:p>SuperHost</text:p>
              </table:table-cell>
              <table:table-cell office:value-type="float" office:value="NaN">
                <text:p>NaN</text:p>
              </table:table-cell>
              <table:table-cell office:value-type="float" office:value="3143">
                <text:p>314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83992a"/>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solid-type="cuboid"/>
      <style:graphic-properties draw:fill-color="#83992a"/>
    </style:style>
    <style:style style:name="ch8" style:family="chart">
      <style:chart-properties chart:solid-type="cuboid"/>
      <style:graphic-properties draw:fill-color="#38761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9.551cm" svg:height="5.239cm" xlink:href=".." xlink:type="simple" chart:class="chart:circle" chart:style-name="ch1">
        <chart:legend chart:legend-position="end" svg:x="7.314cm" svg:y="2.071cm" style:legend-expansion="high" chart:style-name="ch2"/>
        <chart:plot-area chart:style-name="ch3" table:cell-range-address="DASHBOARD.B7:DASHBOARD.C9" chart:data-source-has-labels="both" svg:x="0.191cm" svg:y="0.104cm" svg:width="6.932cm" svg:height="5.031cm">
          <chartooo:coordinate-region svg:x="1.142cm" svg:y="0.105cm" svg:width="5.03cm" svg:height="5.03cm"/>
          <chart:axis chart:dimension="x" chart:name="primary-x" chart:style-name="ch4" chartooo:axis-type="text">
            <chart:categories table:cell-range-address="DASHBOARD.B8:DASHBOARD.B9"/>
          </chart:axis>
          <chart:axis chart:dimension="y" chart:name="primary-y" chart:style-name="ch5"/>
          <chart:series chart:style-name="ch6" chart:values-cell-range-address="DASHBOARD.C8:DASHBOARD.C9" chart:label-cell-address="DASHBOARD.C7:DASHBOARD.C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No_of_host</text:p>
                <draw:g>
                  <svg:desc>DASHBOARD.C7:DASHBOARD.C7</svg:desc>
                </draw:g>
              </table:table-cell>
            </table:table-row>
          </table:table-header-rows>
          <table:table-rows>
            <table:table-row>
              <table:table-cell office:value-type="string">
                <text:p>Host</text:p>
                <draw:g>
                  <svg:desc>DASHBOARD.B8:DASHBOARD.B9</svg:desc>
                </draw:g>
              </table:table-cell>
              <table:table-cell office:value-type="float" office:value="29816">
                <text:p>29816</text:p>
                <draw:g>
                  <svg:desc>DASHBOARD.C8:DASHBOARD.C9</svg:desc>
                </draw:g>
              </table:table-cell>
            </table:table-row>
            <table:table-row>
              <table:table-cell office:value-type="string">
                <text:p>SuperHost</text:p>
              </table:table-cell>
              <table:table-cell office:value-type="float" office:value="13151">
                <text:p>1315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data-style-name="N0">
      <style:chart-properties chart:link-data-style-to-source="true"/>
      <style:graphic-properties draw:stroke="none" draw:fill-color="#38761d"/>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8.996cm" svg:height="5.874cm" xlink:href=".." xlink:type="simple" chart:class="chart:bar" chart:style-name="ch1">
        <chart:legend chart:legend-position="end" svg:x="5.86cm" svg:y="2.19cm" style:legend-expansion="high" chart:style-name="ch2"/>
        <chart:plot-area chart:style-name="ch3" table:cell-range-address="DASHBOARD.N22:DASHBOARD.P25 DASHBOARD.N21:DASHBOARD.N21 DASHBOARD.P21:DASHBOARD.P21" chart:data-source-has-labels="both" svg:x="1.239cm" svg:y="0.117cm" svg:width="4.442cm" svg:height="4.61cm">
          <chartooo:coordinate-region svg:x="1.737cm" svg:y="0.316cm" svg:width="3.944cm" svg:height="3.914cm"/>
          <chart:axis chart:dimension="x" chart:name="primary-x" chart:style-name="ch4" chartooo:axis-type="text">
            <chart:title svg:x="1.821cm" svg:y="4.845cm" chart:style-name="ch5">
              <text:p>host_identity_verified</text:p>
            </chart:title>
            <chart:categories table:cell-range-address="DASHBOARD.O22:DASHBOARD.O25"/>
          </chart:axis>
          <chart:axis chart:dimension="y" chart:name="primary-y" chart:style-name="ch6">
            <chart:title svg:x="0.451cm" svg:y="4.246cm" chart:style-name="ch7">
              <text:p>SUM of identity_verified</text:p>
            </chart:title>
          </chart:axis>
          <chart:series chart:style-name="ch8" chart:values-cell-range-address="DASHBOARD.N22:DASHBOARD.N25" chart:label-cell-address="DASHBOARD.N21:DASHBOARD.N21" chart:class="chart:bar">
            <chart:data-point chart:repeated="4"/>
          </chart:series>
          <chart:series chart:style-name="ch9" chart:values-cell-range-address="DASHBOARD.P22:DASHBOARD.P25" chart:label-cell-address="DASHBOARD.P21:DASHBOARD.P2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host_Superhost</text:p>
                <draw:g>
                  <svg:desc>DASHBOARD.N21:DASHBOARD.N21</svg:desc>
                </draw:g>
              </table:table-cell>
              <table:table-cell office:value-type="string">
                <text:p>Sum - identity_verified</text:p>
                <draw:g>
                  <svg:desc>DASHBOARD.P21:DASHBOARD.P21</svg:desc>
                </draw:g>
              </table:table-cell>
            </table:table-row>
          </table:table-header-rows>
          <table:table-rows>
            <table:table-row>
              <table:table-cell office:value-type="string">
                <text:p>NO</text:p>
                <draw:g>
                  <svg:desc>DASHBOARD.O22:DASHBOARD.O25</svg:desc>
                </draw:g>
              </table:table-cell>
              <table:table-cell office:value-type="float" office:value="NaN">
                <text:p>NaN</text:p>
                <draw:g>
                  <svg:desc>DASHBOARD.N22:DASHBOARD.N25</svg:desc>
                </draw:g>
              </table:table-cell>
              <table:table-cell office:value-type="float" office:value="0.18305607727754">
                <text:p>0.18305607727754</text:p>
                <draw:g>
                  <svg:desc>DASHBOARD.P22:DASHBOARD.P25</svg:desc>
                </draw:g>
              </table:table-cell>
            </table:table-row>
            <table:table-row>
              <table:table-cell office:value-type="string">
                <text:p>YES</text:p>
              </table:table-cell>
              <table:table-cell office:value-type="float" office:value="NaN">
                <text:p>NaN</text:p>
              </table:table-cell>
              <table:table-cell office:value-type="float" office:value="0.816943922817">
                <text:p>0.816943922817</text:p>
              </table:table-cell>
            </table:table-row>
            <table:table-row>
              <table:table-cell office:value-type="string">
                <text:p>NO</text:p>
              </table:table-cell>
              <table:table-cell office:value-type="float" office:value="NaN">
                <text:p>NaN</text:p>
              </table:table-cell>
              <table:table-cell office:value-type="float" office:value="0.0898790966476">
                <text:p>0.0898790966476</text:p>
              </table:table-cell>
            </table:table-row>
            <table:table-row>
              <table:table-cell office:value-type="string">
                <text:p>YES</text:p>
              </table:table-cell>
              <table:table-cell office:value-type="float" office:value="NaN">
                <text:p>NaN</text:p>
              </table:table-cell>
              <table:table-cell office:value-type="float" office:value="0.91012090333">
                <text:p>0.9101209033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Garamond" fo:font-size="10pt" style:font-family-asian="Garamond" style:font-size-asian="10pt" style:font-family-complex="Garamond"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5" style:family="chart">
      <style:chart-properties chart:auto-position="true" style:rotation-angle="0"/>
      <style:text-properties fo:color="#000000" style:text-position="0% 100%" fo:font-family="Garamond" fo:font-size="10pt" style:font-family-asian="Garamond" style:font-size-asian="10pt" style:font-family-complex="Garamond" style:font-size-complex="10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Garamond" fo:font-size="10pt" style:font-family-asian="Garamond" style:font-size-asian="10pt" style:font-family-complex="Garamond" style:font-size-complex="10pt"/>
    </style:style>
    <style:style style:name="ch7" style:family="chart">
      <style:chart-properties chart:auto-position="true" style:rotation-angle="90"/>
      <style:text-properties fo:color="#000000" style:text-position="0% 100%" fo:font-family="Garamond" fo:font-size="10pt" style:font-family-asian="Garamond" style:font-size-asian="10pt" style:font-family-complex="Garamond"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fill-color="#83992a" fo:wrap-option="wrap"/>
      <style:text-properties fo:color="#000000" style:text-position="0% 100%" fo:font-family="Garamond" fo:font-size="10pt" style:font-family-asian="Garamond" style:font-size-asian="10pt" style:font-family-complex="Garamond"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8.996cm" svg:height="3.784cm" xlink:href=".." xlink:type="simple" chart:class="chart:bar" chart:style-name="ch1">
        <chart:legend chart:legend-position="end" svg:x="6.759cm" svg:y="1.344cm" style:legend-expansion="high" chart:style-name="ch2"/>
        <chart:plot-area chart:style-name="ch3" table:cell-range-address="DASHBOARD.N28:DASHBOARD.O30" chart:data-source-has-labels="both" svg:x="1.239cm" svg:y="0.075cm" svg:width="5.341cm" svg:height="2.604cm">
          <chartooo:coordinate-region svg:x="1.737cm" svg:y="0.075cm" svg:width="4.843cm" svg:height="1.908cm"/>
          <chart:axis chart:dimension="x" chart:name="primary-x" chart:style-name="ch4" chartooo:axis-type="text">
            <chart:title svg:x="2.747cm" svg:y="2.755cm" chart:style-name="ch5">
              <text:p>host_Superhost</text:p>
            </chart:title>
            <chart:categories table:cell-range-address="DASHBOARD.N29:DASHBOARD.N30"/>
          </chart:axis>
          <chart:axis chart:dimension="y" chart:name="primary-y" chart:style-name="ch6">
            <chart:title svg:x="0.451cm" svg:y="4.336cm" chart:style-name="ch7">
              <text:p>SUM of review_scores_rating</text:p>
            </chart:title>
          </chart:axis>
          <chart:series chart:style-name="ch8" chart:values-cell-range-address="DASHBOARD.O29:DASHBOARD.O30" chart:label-cell-address="DASHBOARD.O28:DASHBOARD.O28" chart:class="chart:bar">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 - review_scores_rating</text:p>
                <draw:g>
                  <svg:desc>DASHBOARD.O28:DASHBOARD.O28</svg:desc>
                </draw:g>
              </table:table-cell>
            </table:table-row>
          </table:table-header-rows>
          <table:table-rows>
            <table:table-row>
              <table:table-cell office:value-type="string">
                <text:p>Host</text:p>
                <draw:g>
                  <svg:desc>DASHBOARD.N29:DASHBOARD.N30</svg:desc>
                </draw:g>
              </table:table-cell>
              <table:table-cell office:value-type="float" office:value="4.63026659735752">
                <text:p>4.63026659735752</text:p>
                <draw:g>
                  <svg:desc>DASHBOARD.O29:DASHBOARD.O30</svg:desc>
                </draw:g>
              </table:table-cell>
            </table:table-row>
            <table:table-row>
              <table:table-cell office:value-type="string">
                <text:p>SuperHost</text:p>
              </table:table-cell>
              <table:table-cell office:value-type="float" office:value="4.85888325557053">
                <text:p>4.8588832555705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